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835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1.372in"/>
    </style:style>
    <style:style style:name="co5" style:family="table-column">
      <style:table-column-properties fo:break-before="auto" style:column-width="1.672in"/>
    </style:style>
    <style:style style:name="co6" style:family="table-column">
      <style:table-column-properties fo:break-before="auto" style:column-width="0.5681in"/>
    </style:style>
    <style:style style:name="co7" style:family="table-column">
      <style:table-column-properties fo:break-before="auto" style:column-width="0.3319in"/>
    </style:style>
    <style:style style:name="co8" style:family="table-column">
      <style:table-column-properties fo:break-before="auto" style:column-width="2.6799in"/>
    </style:style>
    <style:style style:name="co9" style:family="table-column">
      <style:table-column-properties fo:break-before="auto" style:column-width="0.6429in"/>
    </style:style>
    <style:style style:name="co10" style:family="table-column">
      <style:table-column-properties fo:break-before="auto" style:column-width="1.6937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0.5035in"/>
    </style:style>
    <style:style style:name="co13" style:family="table-column">
      <style:table-column-properties fo:break-before="auto" style:column-width="4.8457in"/>
    </style:style>
    <style:style style:name="co14" style:family="table-column">
      <style:table-column-properties fo:break-before="auto" style:column-width="0.8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value-type" style:repeat-content="false" fo:border-left="0.06pt solid #000000" fo:border-right="none" fo:border-top="none" style:vertical-align="automatic"/>
      <style:paragraph-properties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order-bottom="0.06pt solid #000000" style:text-align-source="value-type" style:repeat-content="false" fo:border-left="0.06pt solid #000000" fo:border-right="none" fo:border-top="none" style:vertical-align="automatic"/>
      <style:paragraph-properties fo:margin-left="0in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value-type" style:repeat-content="false" style:vertical-align="automatic"/>
      <style:paragraph-properties fo:margin-left="0in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cc3300" fo:font-weight="bold" style:font-weight-asian="bold" style:font-weight-complex="bold"/>
    </style:style>
    <style:style style:name="ce27" style:family="table-cell" style:parent-style-name="Default">
      <style:table-cell-properties fo:border-bottom="0.06pt solid #000000" fo:border-left="0.06pt solid #000000" fo:border-right="none" fo:border-top="none"/>
      <style:text-properties fo:color="#cc3300" fo:font-weight="bold" style:font-weight-asian="bold" style:font-weight-complex="bold"/>
    </style:style>
    <style:style style:name="ce28" style:family="table-cell" style:parent-style-name="Default">
      <style:table-cell-properties fo:border-bottom="none" fo:border-left="0.06pt solid #000000" fo:border-right="none" fo:border-top="0.06pt solid #000000"/>
      <style:text-properties style:use-window-font-color="true" fo:font-weight="normal" style:font-weight-asian="normal" style:font-weight-complex="normal"/>
    </style:style>
    <style:style style:name="ce29" style:family="table-cell" style:parent-style-name="Default">
      <style:table-cell-properties fo:border-bottom="none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30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 style:vertical-align="automatic"/>
      <style:paragraph-properties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value-type" style:repeat-content="false" fo:border-left="0.06pt solid #000000" fo:border-right="none" fo:border-top="0.06pt solid #000000" style:vertical-align="automatic"/>
      <style:paragraph-properties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value-type" style:repeat-content="false" fo:border="none" style:vertical-align="automatic"/>
      <style:paragraph-properties fo:margin-left="0in"/>
    </style:style>
    <style:style style:name="ce35" style:family="table-cell" style:parent-style-name="Default">
      <style:table-cell-properties fo:border-bottom="none" fo:border-left="none" fo:border-right="none" fo:border-top="0.06pt solid #000000"/>
      <style:text-properties fo:color="#cc3300"/>
    </style:style>
    <style:style style:name="ce36" style:family="table-cell" style:parent-style-name="Default">
      <style:table-cell-properties fo:border-bottom="0.06pt solid #000000" fo:border-left="none" fo:border-right="none" fo:border-top="none"/>
      <style:text-properties fo:color="#cc3300" fo:font-weight="bold" style:font-weight-asian="bold" style:font-weight-complex="bold"/>
    </style:style>
    <style:style style:name="ce37" style:family="table-cell" style:parent-style-name="Default">
      <style:table-cell-properties fo:border-bottom="none" fo:border-left="none" fo:border-right="none" fo:border-top="0.06pt solid #000000"/>
      <style:text-properties style:use-window-font-color="true" fo:font-weight="normal" style:font-weight-asian="normal" style:font-weight-complex="normal"/>
    </style:style>
    <style:style style:name="ce38" style:family="table-cell" style:parent-style-name="Default"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ext-properties fo:font-weight="normal" style:font-weight-asian="normal" style:font-weight-complex="normal"/>
    </style:style>
    <style:style style:name="ce40" style:family="table-cell" style:parent-style-name="Default">
      <style:table-cell-properties fo:border="none"/>
      <style:text-properties style:use-window-font-color="true" fo:font-weight="normal" style:font-weight-asian="normal" style:font-weight-complex="normal"/>
    </style:style>
    <style:style style:name="ce41" style:family="table-cell" style:parent-style-name="Default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none" style:text-align-source="value-type" style:repeat-content="false" fo:border-left="none" fo:border-right="none" fo:border-top="0.06pt solid #000000" style:vertical-align="automatic"/>
      <style:paragraph-properties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value-type" style:repeat-content="false" style:vertical-align="automatic"/>
      <style:paragraph-properties fo:margin-left="0in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value-type" style:repeat-content="false" fo:border="none" style:vertical-align="automatic"/>
      <style:paragraph-properties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0.06pt solid #000000" style:text-align-source="value-type" style:repeat-content="false" fo:border-left="none" fo:border-right="none" fo:border-top="none" style:vertical-align="automatic"/>
      <style:paragraph-properties fo:margin-left="0in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 style:vertical-align="automatic"/>
      <style:paragraph-properties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style:text-align-source="value-type" style:repeat-content="false" fo:border-left="none" fo:border-right="0.06pt solid #000000" fo:border-top="0.06pt solid #000000" style:vertical-align="automatic"/>
      <style:paragraph-properties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in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none" style:vertical-align="automatic"/>
      <style:paragraph-properties fo:margin-left="0in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-bottom="0.06pt solid #000000" fo:border-left="none" fo:border-right="none" fo:border-top="0.06pt solid #000000"/>
      <style:text-properties fo:color="#944794" fo:font-weight="bold" style:font-weight-asian="bold" style:font-weight-complex="bold"/>
    </style:style>
    <style:style style:name="ce51" style:family="table-cell" style:parent-style-name="Default">
      <style:table-cell-properties style:text-align-source="value-type" style:repeat-content="false" style:vertical-align="automatic"/>
      <style:paragraph-properties fo:margin-left="0in"/>
      <style:text-properties style:font-name="Liberation Sans" fo:font-weight="normal" style:font-name-asian="AR PL UMing HK" style:font-weight-asian="normal" style:font-name-complex="Lohit Devanagari" style:font-weight-complex="normal"/>
    </style:style>
    <style:style style:name="ce52" style:family="table-cell" style:parent-style-name="Default">
      <style:table-cell-properties fo:border-bottom="none" fo:border-left="none" fo:border-right="0.06pt solid #000000" fo:border-top="0.06pt solid #000000"/>
      <style:text-properties fo:color="#cc3300"/>
    </style:style>
    <style:style style:name="ce53" style:family="table-cell" style:parent-style-name="Default">
      <style:table-cell-properties fo:border-bottom="0.06pt solid #000000" fo:border-left="none" fo:border-right="0.06pt solid #000000" fo:border-top="none"/>
      <style:text-properties fo:color="#cc3300" fo:font-weight="bold" style:font-weight-asian="bold" style:font-weight-complex="bold"/>
    </style:style>
    <style:style style:name="ce5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9900" fo:font-weight="bold" style:font-weight-asian="bold" style:font-weight-complex="bold"/>
    </style:style>
    <style:style style:name="ce56" style:family="table-cell" style:parent-style-name="Default">
      <style:table-cell-properties fo:border-bottom="0.06pt solid #000000" fo:border-left="0.06pt solid #000000" fo:border-right="none" fo:border-top="none"/>
      <style:text-properties fo:color="#009900" fo:font-weight="bold" style:font-weight-asian="bold" style:font-weight-complex="bold"/>
    </style:style>
    <style:style style:name="ce57" style:family="table-cell" style:parent-style-name="Default">
      <style:table-cell-properties fo:border-bottom="none" fo:border-left="none" fo:border-right="none" fo:border-top="0.06pt solid #000000"/>
      <style:text-properties fo:color="#009900"/>
    </style:style>
    <style:style style:name="ce58" style:family="table-cell" style:parent-style-name="Default">
      <style:table-cell-properties fo:border-bottom="0.06pt solid #000000" fo:border-left="none" fo:border-right="none" fo:border-top="none"/>
      <style:text-properties fo:color="#009900" fo:font-weight="bold" style:font-weight-asian="bold" style:font-weight-complex="bold"/>
    </style:style>
    <style:style style:name="ce59" style:family="table-cell" style:parent-style-name="Default">
      <style:table-cell-properties fo:border-bottom="0.06pt solid #000000" fo:border-left="none" fo:border-right="0.06pt solid #000000" fo:border-top="0.06pt solid #000000"/>
      <style:text-properties fo:color="#944794" fo:font-weight="bold" style:font-weight-asian="bold" style:font-weight-complex="bold"/>
    </style:style>
    <style:style style:name="ce60" style:family="table-cell" style:parent-style-name="Default">
      <style:table-cell-properties fo:border-bottom="none" fo:border-left="none" fo:border-right="0.06pt solid #000000" fo:border-top="0.06pt solid #000000"/>
      <style:text-properties fo:color="#009900"/>
    </style:style>
    <style:style style:name="ce61" style:family="table-cell" style:parent-style-name="Default">
      <style:table-cell-properties fo:border-bottom="0.06pt solid #000000" fo:border-left="none" fo:border-right="0.06pt solid #000000" fo:border-top="none"/>
      <style:text-properties fo:color="#009900" fo:font-weight="bold" style:font-weight-asian="bold" style:font-weight-complex="bold"/>
    </style:style>
    <style:style style:name="ce62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 fo:font-weight="normal" style:font-weight-asian="normal" style:font-weight-complex="normal"/>
    </style:style>
    <style:style style:name="ce63" style:family="table-cell" style:parent-style-name="Default">
      <style:table-cell-properties fo:border-bottom="none" fo:border-left="none" fo:border-right="0.06pt solid #000000" fo:border-top="none"/>
      <style:text-properties style:use-window-font-color="true" style:font-name="Liberation Sans" fo:font-weight="normal" style:font-name-asian="AR PL UMing HK" style:font-weight-asian="normal" style:font-name-complex="Lohit Devanagari" style:font-weight-complex="normal"/>
    </style:style>
    <style:style style:name="ce64" style:family="table-cell" style:parent-style-name="Default">
      <style:table-cell-properties fo:border-bottom="none" fo:border-left="none" fo:border-right="0.06pt solid #000000" fo:border-top="none"/>
      <style:text-properties style:use-window-font-color="true" fo:font-weight="normal" style:font-weight-asian="normal" style:font-weight-complex="normal"/>
    </style:style>
    <style:style style:name="ce65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order-bottom="0.06pt solid #000000" fo:border-left="none" fo:border-right="0.06pt solid #000000" fo:border-top="none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cc"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order-left="0.06pt solid #000000" fo:border-right="none" fo:border-top="none"/>
      <style:text-properties fo:color="#0000cc" fo:font-weight="bold" style:font-weight-asian="bold" style:font-weight-complex="bold"/>
    </style:style>
    <style:style style:name="ce69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fo:font-weight="normal" style:font-name-asian="AR PL UMing HK" style:font-weight-asian="normal" style:font-name-complex="Lohit Devanagari" style:font-weight-complex="normal"/>
    </style:style>
    <style:style style:name="ce70" style:family="table-cell" style:parent-style-name="Default">
      <style:table-cell-properties fo:border-bottom="none" fo:border-left="0.06pt solid #000000" fo:border-right="none" fo:border-top="none"/>
      <style:text-properties style:font-name="Liberation Sans" fo:font-weight="normal" style:font-name-asian="AR PL UMing HK" style:font-weight-asian="normal" style:font-name-complex="Lohit Devanagari" style:font-weight-complex="normal"/>
    </style:style>
    <style:style style:name="ce71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fo:font-weight="normal" style:font-name-asian="AR PL UMing HK" style:font-weight-asian="normal" style:font-name-complex="Lohit Devanagari" style:font-weight-complex="normal"/>
    </style:style>
    <style:style style:name="ce72" style:family="table-cell" style:parent-style-name="Default">
      <style:table-cell-properties fo:border-bottom="none" fo:border-left="none" fo:border-right="none" fo:border-top="0.06pt solid #000000"/>
      <style:text-properties fo:color="#0000cc"/>
    </style:style>
    <style:style style:name="ce73" style:family="table-cell" style:parent-style-name="Default">
      <style:table-cell-properties fo:border-bottom="0.06pt solid #000000" fo:border-left="none" fo:border-right="none" fo:border-top="none"/>
      <style:text-properties fo:color="#0000cc" fo:font-weight="bold" style:font-weight-asian="bold" style:font-weight-complex="bold"/>
    </style:style>
    <style:style style:name="ce74" style:family="table-cell" style:parent-style-name="Default">
      <style:table-cell-properties fo:border-bottom="none" fo:border-left="none" fo:border-right="none" fo:border-top="0.06pt solid #000000"/>
      <style:text-properties style:font-name="Liberation Sans" fo:font-weight="normal" style:font-name-asian="AR PL UMing HK" style:font-weight-asian="normal" style:font-name-complex="Lohit Devanagari" style:font-weight-complex="normal"/>
    </style:style>
    <style:style style:name="ce75" style:family="table-cell" style:parent-style-name="Default">
      <style:table-cell-properties fo:border="none"/>
      <style:text-properties style:font-name="Liberation Sans" fo:font-weight="normal" style:font-name-asian="AR PL UMing HK" style:font-weight-asian="normal" style:font-name-complex="Lohit Devanagari" style:font-weight-complex="normal"/>
    </style:style>
    <style:style style:name="ce76" style:family="table-cell" style:parent-style-name="Default">
      <style:table-cell-properties fo:border-bottom="0.06pt solid #000000" fo:border-left="none" fo:border-right="none" fo:border-top="none"/>
      <style:text-properties style:font-name="Liberation Sans" fo:font-weight="normal" style:font-name-asian="AR PL UMing HK" style:font-weight-asian="normal" style:font-name-complex="Lohit Devanagari" style:font-weight-complex="normal"/>
    </style:style>
    <style:style style:name="ce77" style:family="table-cell" style:parent-style-name="Default">
      <style:table-cell-properties fo:border-bottom="none" fo:border-left="none" fo:border-right="0.06pt solid #000000" fo:border-top="0.06pt solid #000000"/>
      <style:text-properties fo:color="#0000cc"/>
    </style:style>
    <style:style style:name="ce78" style:family="table-cell" style:parent-style-name="Default">
      <style:table-cell-properties fo:border-bottom="0.06pt solid #000000" fo:border-left="none" fo:border-right="0.06pt solid #000000" fo:border-top="none"/>
      <style:text-properties fo:color="#0000cc" fo:font-weight="bold" style:font-weight-asian="bold" style:font-weight-complex="bold"/>
    </style:style>
    <style:style style:name="ce79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 fo:font-weight="normal" style:font-name-asian="AR PL UMing HK" style:font-weight-asian="normal" style:font-name-complex="Lohit Devanagari" style:font-weight-complex="normal"/>
    </style:style>
    <style:style style:name="ce80" style:family="table-cell" style:parent-style-name="Default">
      <style:table-cell-properties fo:border-bottom="none" fo:border-left="none" fo:border-right="0.06pt solid #000000" fo:border-top="none"/>
      <style:text-properties style:font-name="Liberation Sans" fo:font-weight="normal" style:font-name-asian="AR PL UMing HK" style:font-weight-asian="normal" style:font-name-complex="Lohit Devanagari" style:font-weight-complex="normal"/>
    </style:style>
    <style:style style:name="ce81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fo:font-weight="normal" style:font-name-asian="AR PL UMing HK" style:font-weight-asian="normal" style:font-name-complex="Lohit Devanagari" style:font-weight-complex="normal"/>
    </style:style>
    <style:style style:name="ce82" style:family="table-cell" style:parent-style-name="Default"/>
    <style:style style:name="ce83" style:family="table-cell" style:parent-style-name="Default"/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>
      <style:table-cell-properties fo:border="none"/>
    </style:style>
  </office:automatic-styles>
  <office:body>
    <office:spreadsheet>
      <table:table table:name="V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f0_CR1 = 13.5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0_CR2 = 12.64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0_CR2' = 7.6385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thickness</text:p>
          </table:table-cell>
          <table:table-cell table:style-name="ce1" office:value-type="string" calcext:value-type="string">
            <text:p>freq_x</text:p>
          </table:table-cell>
          <table:table-cell table:style-name="ce1" office:value-type="string" calcext:value-type="string">
            <text:p>er_x</text:p>
          </table:table-cell>
          <table:table-cell table:style-name="ce1" office:value-type="string" calcext:value-type="string">
            <text:p>loss_x</text:p>
          </table:table-cell>
          <table:table-cell table:style-name="ce1" office:value-type="string" calcext:value-type="string">
            <text:p>freq_y</text:p>
          </table:table-cell>
          <table:table-cell table:style-name="ce1" office:value-type="string" calcext:value-type="string">
            <text:p>er_y</text:p>
          </table:table-cell>
          <table:table-cell table:style-name="ce1" office:value-type="string" calcext:value-type="string">
            <text:p>loss_y</text:p>
          </table:table-cell>
          <table:table-cell table:style-name="ce1" office:value-type="string" calcext:value-type="string">
            <text:p>IPC 2.5.5.5</text:p>
          </table:table-cell>
          <table:table-cell table:number-columns-repeated="3"/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er_x</text:p>
          </table:table-cell>
          <table:table-cell table:style-name="ce1" office:value-type="string" calcext:value-type="string">
            <text:p>er_y</text:p>
          </table:table-cell>
          <table:table-cell table:style-name="ce1" office:value-type="string" calcext:value-type="string">
            <text:p>loss_x</text:p>
          </table:table-cell>
          <table:table-cell table:style-name="ce1" office:value-type="string" calcext:value-type="string">
            <text:p>loss_y</text:p>
          </table:table-cell>
        </table:table-row>
        <table:table-row table:style-name="ro1">
          <table:table-cell/>
          <table:table-cell office:value-type="string" calcext:value-type="string">
            <text:p>PTFE</text:p>
          </table:table-cell>
          <table:table-cell office:value-type="float" office:value="0.945" calcext:value-type="float">
            <text:p>0.945</text:p>
          </table:table-cell>
          <table:table-cell office:value-type="float" office:value="12.6945" calcext:value-type="float">
            <text:p>12.6945</text:p>
          </table:table-cell>
          <table:table-cell office:value-type="float" office:value="2.0451" calcext:value-type="float">
            <text:p>2.0451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12.3499" calcext:value-type="float">
            <text:p>12.3499</text:p>
          </table:table-cell>
          <table:table-cell office:value-type="float" office:value="2.047" calcext:value-type="float">
            <text:p>2.047</text:p>
          </table:table-cell>
          <table:table-cell office:value-type="float" office:value="0.00026" calcext:value-type="float">
            <text:p>0.00026</text:p>
          </table:table-cell>
          <table:table-cell table:number-columns-repeated="2"/>
          <table:table-cell table:formula="of:=([.E7]+[.H7])/2" office:value-type="float" office:value="2.04605" calcext:value-type="float">
            <text:p>2.04605</text:p>
          </table:table-cell>
          <table:table-cell table:formula="of:=([.F7]+[.I7])/2" office:value-type="float" office:value="0.000255" calcext:value-type="float">
            <text:p>0.00025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lyolefine</text:p>
          </table:table-cell>
          <table:table-cell office:value-type="float" office:value="0.7725" calcext:value-type="float">
            <text:p>0.7725</text:p>
          </table:table-cell>
          <table:table-cell office:value-type="float" office:value="12.5856" calcext:value-type="float">
            <text:p>12.5856</text:p>
          </table:table-cell>
          <table:table-cell office:value-type="float" office:value="2.306" calcext:value-type="float">
            <text:p>2.306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12.3756" calcext:value-type="float">
            <text:p>12.3756</text:p>
          </table:table-cell>
          <table:table-cell office:value-type="float" office:value="2.321" calcext:value-type="float">
            <text:p>2.321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  <table:table-cell table:formula="of:=([.E8]+[.H8])/2" office:value-type="float" office:value="2.3135" calcext:value-type="float">
            <text:p>2.3135</text:p>
          </table:table-cell>
          <table:table-cell table:formula="of:=([.F8]+[.I8])/2" office:value-type="float" office:value="0.004075" calcext:value-type="float">
            <text:p>0.00407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lycarbonate</text:p>
          </table:table-cell>
          <table:table-cell office:value-type="float" office:value="1" calcext:value-type="float">
            <text:p>1</text:p>
          </table:table-cell>
          <table:table-cell office:value-type="float" office:value="12.3222" calcext:value-type="float">
            <text:p>12.3222</text:p>
          </table:table-cell>
          <table:table-cell office:value-type="float" office:value="2.7712" calcext:value-type="float">
            <text:p>2.7712</text:p>
          </table:table-cell>
          <table:table-cell office:value-type="float" office:value="0.0053" calcext:value-type="float">
            <text:p>0.0053</text:p>
          </table:table-cell>
          <table:table-cell office:value-type="float" office:value="12.2325" calcext:value-type="float">
            <text:p>12.2325</text:p>
          </table:table-cell>
          <table:table-cell office:value-type="float" office:value="2.765" calcext:value-type="float">
            <text:p>2.765</text:p>
          </table:table-cell>
          <table:table-cell office:value-type="float" office:value="0.00551" calcext:value-type="float">
            <text:p>0.00551</text:p>
          </table:table-cell>
          <table:table-cell table:number-columns-repeated="2"/>
          <table:table-cell table:formula="of:=([.E9]+[.H9])/2" office:value-type="float" office:value="2.7681" calcext:value-type="float">
            <text:p>2.7681</text:p>
          </table:table-cell>
          <table:table-cell table:formula="of:=([.F9]+[.I9])/2" office:value-type="float" office:value="0.005405" calcext:value-type="float">
            <text:p>0.005405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Rogers RO4003</text:p>
          </table:table-cell>
          <table:table-cell office:value-type="float" office:value="0.51" calcext:value-type="float">
            <text:p>0.51</text:p>
          </table:table-cell>
          <table:table-cell office:value-type="float" office:value="12.505" calcext:value-type="float">
            <text:p>12.505</text:p>
          </table:table-cell>
          <table:table-cell office:value-type="float" office:value="3.67" calcext:value-type="float">
            <text:p>3.67</text:p>
          </table:table-cell>
          <table:table-cell office:value-type="float" office:value="0.0037" calcext:value-type="float">
            <text:p>0.0037</text:p>
          </table:table-cell>
          <table:table-cell office:value-type="float" office:value="12.4235" calcext:value-type="float">
            <text:p>12.4235</text:p>
          </table:table-cell>
          <table:table-cell office:value-type="float" office:value="3.38" calcext:value-type="float">
            <text:p>3.38</text:p>
          </table:table-cell>
          <table:table-cell office:value-type="float" office:value="0.0028" calcext:value-type="float">
            <text:p>0.0028</text:p>
          </table:table-cell>
          <table:table-cell office:value-type="float" office:value="3.38" calcext:value-type="float">
            <text:p>3.38</text:p>
          </table:table-cell>
          <table:table-cell table:number-columns-repeated="3"/>
          <table:table-cell table:formula="of:=[.B11]" office:value-type="string" office:string-value="Rogers RO4003" calcext:value-type="string">
            <text:p>Rogers RO4003</text:p>
          </table:table-cell>
          <table:table-cell table:formula="of:=[.E11]" office:value-type="float" office:value="3.67" calcext:value-type="float">
            <text:p>3.67</text:p>
          </table:table-cell>
          <table:table-cell table:formula="of:=[.H11]" office:value-type="float" office:value="3.38" calcext:value-type="float">
            <text:p>3.38</text:p>
          </table:table-cell>
          <table:table-cell table:formula="of:=[.F11]" office:value-type="float" office:value="0.0037" calcext:value-type="float">
            <text:p>0.0037</text:p>
          </table:table-cell>
          <table:table-cell table:formula="of:=[.I11]" office:value-type="float" office:value="0.0028" calcext:value-type="float">
            <text:p>0.0028</text:p>
          </table:table-cell>
        </table:table-row>
        <table:table-row table:style-name="ro1">
          <table:table-cell/>
          <table:table-cell office:value-type="string" calcext:value-type="string">
            <text:p>Arlon 25N</text:p>
          </table:table-cell>
          <table:table-cell office:value-type="float" office:value="0.52" calcext:value-type="float">
            <text:p>0.52</text:p>
          </table:table-cell>
          <table:table-cell office:value-type="float" office:value="12.5254" calcext:value-type="float">
            <text:p>12.5254</text:p>
          </table:table-cell>
          <table:table-cell office:value-type="float" office:value="3.57" calcext:value-type="float">
            <text:p>3.57</text:p>
          </table:table-cell>
          <table:table-cell office:value-type="float" office:value="0.0041" calcext:value-type="float">
            <text:p>0.0041</text:p>
          </table:table-cell>
          <table:table-cell office:value-type="float" office:value="12.4243" calcext:value-type="float">
            <text:p>12.4243</text:p>
          </table:table-cell>
          <table:table-cell office:value-type="float" office:value="3.37" calcext:value-type="float">
            <text:p>3.37</text:p>
          </table:table-cell>
          <table:table-cell office:value-type="float" office:value="0.0033" calcext:value-type="float">
            <text:p>0.0033</text:p>
          </table:table-cell>
          <table:table-cell office:value-type="float" office:value="3.38" calcext:value-type="float">
            <text:p>3.38</text:p>
          </table:table-cell>
          <table:table-cell table:number-columns-repeated="3"/>
          <table:table-cell table:formula="of:=[.B12]" office:value-type="string" office:string-value="Arlon 25N" calcext:value-type="string">
            <text:p>Arlon 25N</text:p>
          </table:table-cell>
          <table:table-cell table:formula="of:=[.E12]" office:value-type="float" office:value="3.57" calcext:value-type="float">
            <text:p>3.57</text:p>
          </table:table-cell>
          <table:table-cell table:formula="of:=[.H12]" office:value-type="float" office:value="3.37" calcext:value-type="float">
            <text:p>3.37</text:p>
          </table:table-cell>
          <table:table-cell table:formula="of:=[.F12]" office:value-type="float" office:value="0.0041" calcext:value-type="float">
            <text:p>0.0041</text:p>
          </table:table-cell>
          <table:table-cell table:formula="of:=[.I12]" office:value-type="float" office:value="0.0033" calcext:value-type="float">
            <text:p>0.0033</text:p>
          </table:table-cell>
        </table:table-row>
        <table:table-row table:style-name="ro1">
          <table:table-cell/>
          <table:table-cell office:value-type="string" calcext:value-type="string">
            <text:p>Isola 680</text:p>
          </table:table-cell>
          <table:table-cell office:value-type="float" office:value="0.525" calcext:value-type="float">
            <text:p>0.525</text:p>
          </table:table-cell>
          <table:table-cell office:value-type="float" office:value="12.482" calcext:value-type="float">
            <text:p>12.482</text:p>
          </table:table-cell>
          <table:table-cell office:value-type="float" office:value="3.71" calcext:value-type="float">
            <text:p>3.71</text:p>
          </table:table-cell>
          <table:table-cell office:value-type="float" office:value="0.0049" calcext:value-type="float">
            <text:p>0.0049</text:p>
          </table:table-cell>
          <table:table-cell office:value-type="float" office:value="12.4215" calcext:value-type="float">
            <text:p>12.4215</text:p>
          </table:table-cell>
          <table:table-cell office:value-type="float" office:value="3.32" calcext:value-type="float">
            <text:p>3.32</text:p>
          </table:table-cell>
          <table:table-cell office:value-type="float" office:value="0.0042" calcext:value-type="float">
            <text:p>0.0042</text:p>
          </table:table-cell>
          <table:table-cell office:value-type="float" office:value="3.38" calcext:value-type="float">
            <text:p>3.38</text:p>
          </table:table-cell>
          <table:table-cell table:number-columns-repeated="3"/>
          <table:table-cell table:formula="of:=[.B13]" office:value-type="string" office:string-value="Isola 680" calcext:value-type="string">
            <text:p>Isola 680</text:p>
          </table:table-cell>
          <table:table-cell table:formula="of:=[.E13]" office:value-type="float" office:value="3.71" calcext:value-type="float">
            <text:p>3.71</text:p>
          </table:table-cell>
          <table:table-cell table:formula="of:=[.H13]" office:value-type="float" office:value="3.32" calcext:value-type="float">
            <text:p>3.32</text:p>
          </table:table-cell>
          <table:table-cell table:formula="of:=[.F13]" office:value-type="float" office:value="0.0049" calcext:value-type="float">
            <text:p>0.0049</text:p>
          </table:table-cell>
          <table:table-cell table:formula="of:=[.I13]" office:value-type="float" office:value="0.0042" calcext:value-type="float">
            <text:p>0.0042</text:p>
          </table:table-cell>
        </table:table-row>
        <table:table-row table:style-name="ro1">
          <table:table-cell/>
          <table:table-cell office:value-type="string" calcext:value-type="string">
            <text:p>Taconic RF-35</text:p>
          </table:table-cell>
          <table:table-cell office:value-type="float" office:value="0.512" calcext:value-type="float">
            <text:p>0.512</text:p>
          </table:table-cell>
          <table:table-cell office:value-type="float" office:value="12.4552" calcext:value-type="float">
            <text:p>12.4552</text:p>
          </table:table-cell>
          <table:table-cell office:value-type="float" office:value="3.9" calcext:value-type="float">
            <text:p>3.9</text:p>
          </table:table-cell>
          <table:table-cell office:value-type="float" office:value="0.0049" calcext:value-type="float">
            <text:p>0.0049</text:p>
          </table:table-cell>
          <table:table-cell office:value-type="float" office:value="12.4254" calcext:value-type="float">
            <text:p>12.4254</text:p>
          </table:table-cell>
          <table:table-cell office:value-type="float" office:value="3.45" calcext:value-type="float">
            <text:p>3.45</text:p>
          </table:table-cell>
          <table:table-cell office:value-type="float" office:value="0.0038" calcext:value-type="float">
            <text:p>0.0038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B14]" office:value-type="string" office:string-value="Taconic RF-35" calcext:value-type="string">
            <text:p>Taconic RF-35</text:p>
          </table:table-cell>
          <table:table-cell table:formula="of:=[.E14]" office:value-type="float" office:value="3.9" calcext:value-type="float">
            <text:p>3.9</text:p>
          </table:table-cell>
          <table:table-cell table:formula="of:=[.H14]" office:value-type="float" office:value="3.45" calcext:value-type="float">
            <text:p>3.45</text:p>
          </table:table-cell>
          <table:table-cell table:formula="of:=[.F14]" office:value-type="float" office:value="0.0049" calcext:value-type="float">
            <text:p>0.0049</text:p>
          </table:table-cell>
          <table:table-cell table:formula="of:=[.I14]" office:value-type="float" office:value="0.0038" calcext:value-type="float">
            <text:p>0.0038</text:p>
          </table:table-cell>
        </table:table-row>
        <table:table-row table:style-name="ro1">
          <table:table-cell/>
          <table:table-cell office:value-type="string" calcext:value-type="string">
            <text:p>Neltec NH9338 </text:p>
          </table:table-cell>
          <table:table-cell office:value-type="float" office:value="0.52" calcext:value-type="float">
            <text:p>0.52</text:p>
          </table:table-cell>
          <table:table-cell office:value-type="float" office:value="12.4062" calcext:value-type="float">
            <text:p>12.4062</text:p>
          </table:table-cell>
          <table:table-cell office:value-type="float" office:value="4.02" calcext:value-type="float">
            <text:p>4.02</text:p>
          </table:table-cell>
          <table:table-cell office:value-type="float" office:value="0.0051" calcext:value-type="float">
            <text:p>0.0051</text:p>
          </table:table-cell>
          <table:table-cell office:value-type="float" office:value="12.4303" calcext:value-type="float">
            <text:p>12.4303</text:p>
          </table:table-cell>
          <table:table-cell office:value-type="float" office:value="3.14" calcext:value-type="float">
            <text:p>3.14</text:p>
          </table:table-cell>
          <table:table-cell office:value-type="float" office:value="0.0025" calcext:value-type="float">
            <text:p>0.0025</text:p>
          </table:table-cell>
          <table:table-cell office:value-type="float" office:value="3.38" calcext:value-type="float">
            <text:p>3.38</text:p>
          </table:table-cell>
          <table:table-cell table:number-columns-repeated="3"/>
          <table:table-cell table:formula="of:=[.B15]" office:value-type="string" office:string-value="Neltec NH9338 " calcext:value-type="string">
            <text:p>Neltec NH9338 </text:p>
          </table:table-cell>
          <table:table-cell table:formula="of:=[.E15]" office:value-type="float" office:value="4.02" calcext:value-type="float">
            <text:p>4.02</text:p>
          </table:table-cell>
          <table:table-cell table:formula="of:=[.H15]" office:value-type="float" office:value="3.14" calcext:value-type="float">
            <text:p>3.14</text:p>
          </table:table-cell>
          <table:table-cell table:formula="of:=[.F15]" office:value-type="float" office:value="0.0051" calcext:value-type="float">
            <text:p>0.0051</text:p>
          </table:table-cell>
          <table:table-cell table:formula="of:=[.I15]" office:value-type="float" office:value="0.0025" calcext:value-type="float">
            <text:p>0.0025</text:p>
          </table:table-cell>
        </table:table-row>
        <table:table-row table:style-name="ro1">
          <table:table-cell/>
          <table:table-cell office:value-type="string" calcext:value-type="string">
            <text:p>GE Getek R54</text:p>
          </table:table-cell>
          <table:table-cell office:value-type="float" office:value="0.515" calcext:value-type="float">
            <text:p>0.515</text:p>
          </table:table-cell>
          <table:table-cell office:value-type="float" office:value="12.4544" calcext:value-type="float">
            <text:p>12.4544</text:p>
          </table:table-cell>
          <table:table-cell office:value-type="float" office:value="3.91" calcext:value-type="float">
            <text:p>3.91</text:p>
          </table:table-cell>
          <table:table-cell office:value-type="float" office:value="0.005" calcext:value-type="float">
            <text:p>0.005</text:p>
          </table:table-cell>
          <table:table-cell office:value-type="float" office:value="12.4238" calcext:value-type="float">
            <text:p>12.4238</text:p>
          </table:table-cell>
          <table:table-cell office:value-type="float" office:value="3.5" calcext:value-type="float">
            <text:p>3.5</text:p>
          </table:table-cell>
          <table:table-cell office:value-type="float" office:value="0.0038" calcext:value-type="float">
            <text:p>0.0038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(split post cavity)</text:p>
          </table:table-cell>
          <table:table-cell table:number-columns-repeated="2"/>
          <table:table-cell table:formula="of:=[.B16]" office:value-type="string" office:string-value="GE Getek R54" calcext:value-type="string">
            <text:p>GE Getek R54</text:p>
          </table:table-cell>
          <table:table-cell table:formula="of:=[.E16]" office:value-type="float" office:value="3.91" calcext:value-type="float">
            <text:p>3.91</text:p>
          </table:table-cell>
          <table:table-cell table:formula="of:=[.H16]" office:value-type="float" office:value="3.5" calcext:value-type="float">
            <text:p>3.5</text:p>
          </table:table-cell>
          <table:table-cell table:formula="of:=[.F16]" office:value-type="float" office:value="0.005" calcext:value-type="float">
            <text:p>0.005</text:p>
          </table:table-cell>
          <table:table-cell table:formula="of:=[.I16]" office:value-type="float" office:value="0.0038" calcext:value-type="float">
            <text:p>0.0038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Rogers RO3003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2.97" calcext:value-type="float">
            <text:p>2.97</text:p>
          </table:table-cell>
          <table:table-cell office:value-type="float" office:value="0.0013" calcext:value-type="float">
            <text:p>0.0013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B18]" office:value-type="string" office:string-value="Rogers RO3003" calcext:value-type="string">
            <text:p>Rogers RO3003</text:p>
          </table:table-cell>
          <table:table-cell table:formula="of:=[.E18]" office:value-type="float" office:value="3" calcext:value-type="float">
            <text:p>3</text:p>
          </table:table-cell>
          <table:table-cell table:formula="of:=[.H18]" office:value-type="float" office:value="2.97" calcext:value-type="float">
            <text:p>2.97</text:p>
          </table:table-cell>
          <table:table-cell table:formula="of:=[.F18]" office:value-type="float" office:value="0.0012" calcext:value-type="float">
            <text:p>0.0012</text:p>
          </table:table-cell>
          <table:table-cell table:formula="of:=[.I18]" office:value-type="float" office:value="0.0013" calcext:value-type="float">
            <text:p>0.0013</text:p>
          </table:table-cell>
        </table:table-row>
        <table:table-row table:style-name="ro1">
          <table:table-cell/>
          <table:table-cell office:value-type="string" calcext:value-type="string">
            <text:p>Rogers RO3203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3.18" calcext:value-type="float">
            <text:p>3.18</text:p>
          </table:table-cell>
          <table:table-cell office:value-type="float" office:value="0.0027" calcext:value-type="float">
            <text:p>0.0027</text:p>
          </table:table-cell>
          <table:table-cell/>
          <table:table-cell office:value-type="float" office:value="2.96" calcext:value-type="float">
            <text:p>2.96</text:p>
          </table:table-cell>
          <table:table-cell office:value-type="float" office:value="0.0021" calcext:value-type="float">
            <text:p>0.0021</text:p>
          </table:table-cell>
          <table:table-cell office:value-type="float" office:value="3.02" calcext:value-type="float">
            <text:p>3.02</text:p>
          </table:table-cell>
          <table:table-cell table:number-columns-repeated="3"/>
          <table:table-cell table:formula="of:=[.B19]" office:value-type="string" office:string-value="Rogers RO3203" calcext:value-type="string">
            <text:p>Rogers RO3203</text:p>
          </table:table-cell>
          <table:table-cell table:formula="of:=[.E19]" office:value-type="float" office:value="3.18" calcext:value-type="float">
            <text:p>3.18</text:p>
          </table:table-cell>
          <table:table-cell table:formula="of:=[.H19]" office:value-type="float" office:value="2.96" calcext:value-type="float">
            <text:p>2.96</text:p>
          </table:table-cell>
          <table:table-cell table:formula="of:=[.F19]" office:value-type="float" office:value="0.0027" calcext:value-type="float">
            <text:p>0.0027</text:p>
          </table:table-cell>
          <table:table-cell table:formula="of:=[.I19]" office:value-type="float" office:value="0.0021" calcext:value-type="float">
            <text:p>0.0021</text:p>
          </table:table-cell>
        </table:table-row>
        <table:table-row table:style-name="ro1">
          <table:table-cell/>
          <table:table-cell office:value-type="string" calcext:value-type="string">
            <text:p>Neltec NH9300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3.42" calcext:value-type="float">
            <text:p>3.42</text:p>
          </table:table-cell>
          <table:table-cell office:value-type="float" office:value="0.0038" calcext:value-type="float">
            <text:p>0.0038</text:p>
          </table:table-cell>
          <table:table-cell/>
          <table:table-cell office:value-type="float" office:value="2.82" calcext:value-type="float">
            <text:p>2.82</text:p>
          </table:table-cell>
          <table:table-cell office:value-type="float" office:value="0.0023" calcext:value-type="float">
            <text:p>0.0023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B20]" office:value-type="string" office:string-value="Neltec NH9300" calcext:value-type="string">
            <text:p>Neltec NH9300</text:p>
          </table:table-cell>
          <table:table-cell table:formula="of:=[.E20]" office:value-type="float" office:value="3.42" calcext:value-type="float">
            <text:p>3.42</text:p>
          </table:table-cell>
          <table:table-cell table:formula="of:=[.H20]" office:value-type="float" office:value="2.82" calcext:value-type="float">
            <text:p>2.82</text:p>
          </table:table-cell>
          <table:table-cell table:formula="of:=[.F20]" office:value-type="float" office:value="0.0038" calcext:value-type="float">
            <text:p>0.0038</text:p>
          </table:table-cell>
          <table:table-cell table:formula="of:=[.I20]" office:value-type="float" office:value="0.0023" calcext:value-type="float">
            <text:p>0.0023</text:p>
          </table:table-cell>
        </table:table-row>
        <table:table-row table:style-name="ro1">
          <table:table-cell/>
          <table:table-cell office:value-type="string" calcext:value-type="string">
            <text:p>Arlon DiClad880</text:p>
          </table:table-cell>
          <table:table-cell office:value-type="float" office:value="0.254" calcext:value-type="float">
            <text:p>0.254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0.0016" calcext:value-type="float">
            <text:p>0.0016</text:p>
          </table:table-cell>
          <table:table-cell/>
          <table:table-cell office:value-type="float" office:value="2.15" calcext:value-type="float">
            <text:p>2.15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2.17" calcext:value-type="float">
            <text:p>2.17</text:p>
          </table:table-cell>
          <table:table-cell table:number-columns-repeated="3"/>
          <table:table-cell table:formula="of:=[.B21]" office:value-type="string" office:string-value="Arlon DiClad880" calcext:value-type="string">
            <text:p>Arlon DiClad880</text:p>
          </table:table-cell>
          <table:table-cell table:formula="of:=[.E21]" office:value-type="float" office:value="2.32" calcext:value-type="float">
            <text:p>2.32</text:p>
          </table:table-cell>
          <table:table-cell table:formula="of:=[.H21]" office:value-type="float" office:value="2.15" calcext:value-type="float">
            <text:p>2.15</text:p>
          </table:table-cell>
          <table:table-cell table:formula="of:=[.F21]" office:value-type="float" office:value="0.0016" calcext:value-type="float">
            <text:p>0.0016</text:p>
          </table:table-cell>
          <table:table-cell table:formula="of:=[.I21]" office:value-type="float" office:value="0.00093" calcext:value-type="float">
            <text:p>0.00093</text:p>
          </table:table-cell>
        </table:table-row>
        <table:table-row table:style-name="ro1">
          <table:table-cell/>
          <table:table-cell office:value-type="string" calcext:value-type="string">
            <text:p>Rogers RO4003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float" office:value="3.66" calcext:value-type="float">
            <text:p>3.66</text:p>
          </table:table-cell>
          <table:table-cell office:value-type="float" office:value="0.0037" calcext:value-type="float">
            <text:p>0.0037</text:p>
          </table:table-cell>
          <table:table-cell/>
          <table:table-cell office:value-type="float" office:value="3.37" calcext:value-type="float">
            <text:p>3.37</text:p>
          </table:table-cell>
          <table:table-cell office:value-type="float" office:value="0.0029" calcext:value-type="float">
            <text:p>0.0029</text:p>
          </table:table-cell>
          <table:table-cell office:value-type="float" office:value="3.38" calcext:value-type="float">
            <text:p>3.38</text:p>
          </table:table-cell>
          <table:table-cell table:number-columns-repeated="3"/>
          <table:table-cell table:formula="of:=[.B22]" office:value-type="string" office:string-value="Rogers RO4003" calcext:value-type="string">
            <text:p>Rogers RO4003</text:p>
          </table:table-cell>
          <table:table-cell table:formula="of:=[.E22]" office:value-type="float" office:value="3.66" calcext:value-type="float">
            <text:p>3.66</text:p>
          </table:table-cell>
          <table:table-cell table:formula="of:=[.H22]" office:value-type="float" office:value="3.37" calcext:value-type="float">
            <text:p>3.37</text:p>
          </table:table-cell>
          <table:table-cell table:formula="of:=[.F22]" office:value-type="float" office:value="0.0037" calcext:value-type="float">
            <text:p>0.0037</text:p>
          </table:table-cell>
          <table:table-cell table:formula="of:=[.I22]" office:value-type="float" office:value="0.0029" calcext:value-type="float">
            <text:p>0.0029</text:p>
          </table:table-cell>
        </table:table-row>
        <table:table-row table:style-name="ro1">
          <table:table-cell/>
          <table:table-cell office:value-type="string" calcext:value-type="string">
            <text:p>Neltec NH9338 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0.0051" calcext:value-type="float">
            <text:p>0.0051</text:p>
          </table:table-cell>
          <table:table-cell/>
          <table:table-cell office:value-type="float" office:value="3.14" calcext:value-type="float">
            <text:p>3.14</text:p>
          </table:table-cell>
          <table:table-cell office:value-type="float" office:value="0.0025" calcext:value-type="float">
            <text:p>0.0025</text:p>
          </table:table-cell>
          <table:table-cell office:value-type="float" office:value="3.38" calcext:value-type="float">
            <text:p>3.38</text:p>
          </table:table-cell>
          <table:table-cell table:number-columns-repeated="3"/>
          <table:table-cell table:formula="of:=[.B23]" office:value-type="string" office:string-value="Neltec NH9338 " calcext:value-type="string">
            <text:p>Neltec NH9338 </text:p>
          </table:table-cell>
          <table:table-cell table:formula="of:=[.E23]" office:value-type="float" office:value="4.02" calcext:value-type="float">
            <text:p>4.02</text:p>
          </table:table-cell>
          <table:table-cell table:formula="of:=[.H23]" office:value-type="float" office:value="3.14" calcext:value-type="float">
            <text:p>3.14</text:p>
          </table:table-cell>
          <table:table-cell table:formula="of:=[.F23]" office:value-type="float" office:value="0.0051" calcext:value-type="float">
            <text:p>0.0051</text:p>
          </table:table-cell>
          <table:table-cell table:formula="of:=[.I23]" office:value-type="float" office:value="0.0025" calcext:value-type="float">
            <text:p>0.0025</text:p>
          </table:table-cell>
        </table:table-row>
        <table:table-row table:style-name="ro1">
          <table:table-cell/>
          <table:table-cell office:value-type="string" calcext:value-type="string">
            <text:p>Isola FR4</text:p>
          </table:table-cell>
          <table:table-cell office:value-type="float" office:value="0.245" calcext:value-type="float">
            <text:p>0.245</text:p>
          </table:table-cell>
          <table:table-cell/>
          <table:table-cell office:value-type="float" office:value="4.38" calcext:value-type="float">
            <text:p>4.38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3.94" calcext:value-type="float">
            <text:p>3.94</text:p>
          </table:table-cell>
          <table:table-cell office:value-type="float" office:value="0.019" calcext:value-type="float">
            <text:p>0.01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(at 1MHz)</text:p>
          </table:table-cell>
          <table:table-cell table:number-columns-repeated="2"/>
          <table:table-cell table:formula="of:=[.B24]" office:value-type="string" office:string-value="Isola FR4" calcext:value-type="string">
            <text:p>Isola FR4</text:p>
          </table:table-cell>
          <table:table-cell table:formula="of:=[.E24]" office:value-type="float" office:value="4.38" calcext:value-type="float">
            <text:p>4.38</text:p>
          </table:table-cell>
          <table:table-cell table:formula="of:=[.H24]" office:value-type="float" office:value="3.94" calcext:value-type="float">
            <text:p>3.94</text:p>
          </table:table-cell>
          <table:table-cell table:formula="of:=[.F24]" office:value-type="float" office:value="0.015" calcext:value-type="float">
            <text:p>0.015</text:p>
          </table:table-cell>
          <table:table-cell table:formula="of:=[.I24]" office:value-type="float" office:value="0.019" calcext:value-type="float">
            <text:p>0.019</text:p>
          </table:table-cell>
        </table:table-row>
        <table:table-row table:style-name="ro1">
          <table:table-cell/>
          <table:table-cell office:value-type="string" calcext:value-type="string">
            <text:p>Corsa Alumina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9.65" calcext:value-type="float">
            <text:p>9.65</text:p>
          </table:table-cell>
          <table:table-cell office:value-type="float" office:value="0.0003" calcext:value-type="float">
            <text:p>0.0003</text:p>
          </table:table-cell>
          <table:table-cell/>
          <table:table-cell office:value-type="float" office:value="10.35" calcext:value-type="float">
            <text:p>10.35</text:p>
          </table:table-cell>
          <table:table-cell office:value-type="float" office:value="0.0004" calcext:value-type="float">
            <text:p>0.0004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(9.8-10.7)</text:p>
          </table:table-cell>
          <table:table-cell table:number-columns-repeated="2"/>
          <table:table-cell table:formula="of:=[.B25]" office:value-type="string" office:string-value="Corsa Alumina" calcext:value-type="string">
            <text:p>Corsa Alumina</text:p>
          </table:table-cell>
          <table:table-cell table:formula="of:=[.E25]" office:value-type="float" office:value="9.65" calcext:value-type="float">
            <text:p>9.65</text:p>
          </table:table-cell>
          <table:table-cell table:formula="of:=[.H25]" office:value-type="float" office:value="10.35" calcext:value-type="float">
            <text:p>10.35</text:p>
          </table:table-cell>
          <table:table-cell table:formula="of:=[.F25]" office:value-type="float" office:value="0.0003" calcext:value-type="float">
            <text:p>0.0003</text:p>
          </table:table-cell>
          <table:table-cell table:formula="of:=[.I25]" office:value-type="float" office:value="0.0004" calcext:value-type="float">
            <text:p>0.0004</text:p>
          </table:table-cell>
        </table:table-row>
        <table:table-row table:style-name="ro1">
          <table:table-cell/>
          <table:table-cell office:value-type="string" calcext:value-type="string">
            <text:p>3M Epsilam 10</text:p>
          </table:table-cell>
          <table:table-cell office:value-type="float" office:value="0.635" calcext:value-type="float">
            <text:p>0.635</text:p>
          </table:table-cell>
          <table:table-cell/>
          <table:table-cell office:value-type="float" office:value="11.64" calcext:value-type="float">
            <text:p>11.64</text:p>
          </table:table-cell>
          <table:table-cell office:value-type="float" office:value="0.0022" calcext:value-type="float">
            <text:p>0.0022</text:p>
          </table:table-cell>
          <table:table-cell/>
          <table:table-cell office:value-type="float" office:value="9.25" calcext:value-type="float">
            <text:p>9.25</text:p>
          </table:table-cell>
          <table:table-cell office:value-type="float" office:value="0.0045" calcext:value-type="float">
            <text:p>0.0045</text:p>
          </table:table-cell>
          <table:table-cell office:value-type="float" office:value="9.8" calcext:value-type="float">
            <text:p>9.8</text:p>
          </table:table-cell>
          <table:table-cell table:number-columns-repeated="3"/>
          <table:table-cell table:formula="of:=[.B26]" office:value-type="string" office:string-value="3M Epsilam 10" calcext:value-type="string">
            <text:p>3M Epsilam 10</text:p>
          </table:table-cell>
          <table:table-cell table:formula="of:=[.E26]" office:value-type="float" office:value="11.64" calcext:value-type="float">
            <text:p>11.64</text:p>
          </table:table-cell>
          <table:table-cell table:formula="of:=[.H26]" office:value-type="float" office:value="9.25" calcext:value-type="float">
            <text:p>9.25</text:p>
          </table:table-cell>
          <table:table-cell table:formula="of:=[.F26]" office:value-type="float" office:value="0.0022" calcext:value-type="float">
            <text:p>0.0022</text:p>
          </table:table-cell>
          <table:table-cell table:formula="of:=[.I26]" office:value-type="float" office:value="0.0045" calcext:value-type="float">
            <text:p>0.0045</text:p>
          </table:table-cell>
        </table:table-row>
        <table:table-row table:style-name="ro1">
          <table:table-cell/>
          <table:table-cell office:value-type="string" calcext:value-type="string">
            <text:p>Rogers TMM 10i</text:p>
          </table:table-cell>
          <table:table-cell office:value-type="float" office:value="0.635" calcext:value-type="float">
            <text:p>0.635</text:p>
          </table:table-cell>
          <table:table-cell/>
          <table:table-cell office:value-type="float" office:value="11.04" calcext:value-type="float">
            <text:p>11.04</text:p>
          </table:table-cell>
          <table:table-cell office:value-type="float" office:value="0.0019" calcext:value-type="float">
            <text:p>0.0019</text:p>
          </table:table-cell>
          <table:table-cell/>
          <table:table-cell office:value-type="float" office:value="10.35" calcext:value-type="float">
            <text:p>10.35</text:p>
          </table:table-cell>
          <table:table-cell office:value-type="float" office:value="0.0035" calcext:value-type="float">
            <text:p>0.0035</text:p>
          </table:table-cell>
          <table:table-cell office:value-type="float" office:value="9.8" calcext:value-type="float">
            <text:p>9.8</text:p>
          </table:table-cell>
          <table:table-cell table:number-columns-repeated="3"/>
          <table:table-cell table:formula="of:=[.B27]" office:value-type="string" office:string-value="Rogers TMM 10i" calcext:value-type="string">
            <text:p>Rogers TMM 10i</text:p>
          </table:table-cell>
          <table:table-cell table:formula="of:=[.E27]" office:value-type="float" office:value="11.04" calcext:value-type="float">
            <text:p>11.04</text:p>
          </table:table-cell>
          <table:table-cell table:formula="of:=[.H27]" office:value-type="float" office:value="10.35" calcext:value-type="float">
            <text:p>10.35</text:p>
          </table:table-cell>
          <table:table-cell table:formula="of:=[.F27]" office:value-type="float" office:value="0.0019" calcext:value-type="float">
            <text:p>0.0019</text:p>
          </table:table-cell>
          <table:table-cell table:formula="of:=[.I27]" office:value-type="float" office:value="0.0035" calcext:value-type="float">
            <text:p>0.0035</text:p>
          </table:table-cell>
        </table:table-row>
        <table:table-row table:style-name="ro1">
          <table:table-cell/>
          <table:table-cell office:value-type="string" calcext:value-type="string">
            <text:p>Rogers RO3010</text:p>
          </table:table-cell>
          <table:table-cell office:value-type="float" office:value="0.645" calcext:value-type="float">
            <text:p>0.645</text:p>
          </table:table-cell>
          <table:table-cell/>
          <table:table-cell office:value-type="float" office:value="11.74" calcext:value-type="float">
            <text:p>11.74</text:p>
          </table:table-cell>
          <table:table-cell office:value-type="float" office:value="0.0025" calcext:value-type="float">
            <text:p>0.0025</text:p>
          </table:table-cell>
          <table:table-cell/>
          <table:table-cell office:value-type="float" office:value="10.13" calcext:value-type="float">
            <text:p>10.13</text:p>
          </table:table-cell>
          <table:table-cell office:value-type="float" office:value="0.0038" calcext:value-type="float">
            <text:p>0.0038</text:p>
          </table:table-cell>
          <table:table-cell office:value-type="float" office:value="10.2" calcext:value-type="float">
            <text:p>10.2</text:p>
          </table:table-cell>
          <table:table-cell table:number-columns-repeated="3"/>
          <table:table-cell table:formula="of:=[.B28]" office:value-type="string" office:string-value="Rogers RO3010" calcext:value-type="string">
            <text:p>Rogers RO3010</text:p>
          </table:table-cell>
          <table:table-cell table:formula="of:=[.E28]" office:value-type="float" office:value="11.74" calcext:value-type="float">
            <text:p>11.74</text:p>
          </table:table-cell>
          <table:table-cell table:formula="of:=[.H28]" office:value-type="float" office:value="10.13" calcext:value-type="float">
            <text:p>10.13</text:p>
          </table:table-cell>
          <table:table-cell table:formula="of:=[.F28]" office:value-type="float" office:value="0.0025" calcext:value-type="float">
            <text:p>0.0025</text:p>
          </table:table-cell>
          <table:table-cell table:formula="of:=[.I28]" office:value-type="float" office:value="0.0038" calcext:value-type="float">
            <text:p>0.0038</text:p>
          </table:table-cell>
        </table:table-row>
      </table:table>
      <table:table table:name="V2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ce4"/>
        <table:table-column table:style-name="co6" table:number-columns-repeated="3" table:default-cell-style-name="Default"/>
        <table:table-column table:style-name="co6" table:default-cell-style-name="ce12"/>
        <table:table-column table:style-name="co6" table:default-cell-style-name="ce4"/>
        <table:table-column table:style-name="co6" table:number-columns-repeated="3" table:default-cell-style-name="Default"/>
        <table:table-column table:style-name="co6" table:default-cell-style-name="ce12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column table:style-name="co1" table:number-columns-repeated="8" table:default-cell-style-name="Default"/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ce14" office:value-type="string" calcext:value-type="string" table:number-columns-spanned="3" table:number-rows-spanned="1">
            <text:p>IPC 2.5.5.5</text:p>
          </table:table-cell>
          <table:covered-table-cell/>
          <table:covered-table-cell table:style-name="Default"/>
          <table:table-cell table:number-columns-repeated="18"/>
          <table:table-cell table:number-columns-repeated="2" table:style-name="ce1" office:value-type="string" calcext:value-type="string">
            <text:p>IPC 2.5.5.5</text:p>
          </table:table-cell>
        </table:table-row>
        <table:table-row table:style-name="ro1">
          <table:table-cell/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thickness</text:p>
          </table:table-cell>
          <table:table-cell table:style-name="ce1" office:value-type="string" calcext:value-type="string">
            <text:p>freq_x</text:p>
          </table:table-cell>
          <table:table-cell table:style-name="ce1" office:value-type="string" calcext:value-type="string">
            <text:p>er_x</text:p>
          </table:table-cell>
          <table:table-cell table:style-name="ce1" office:value-type="string" calcext:value-type="string">
            <text:p>loss_x</text:p>
          </table:table-cell>
          <table:table-cell table:style-name="ce1" office:value-type="string" calcext:value-type="string">
            <text:p>freq_y</text:p>
          </table:table-cell>
          <table:table-cell table:style-name="ce1" office:value-type="string" calcext:value-type="string">
            <text:p>er_y</text:p>
          </table:table-cell>
          <table:table-cell table:style-name="ce1" office:value-type="string" calcext:value-type="string">
            <text:p>loss_y</text:p>
          </table:table-cell>
          <table:table-cell table:style-name="ce1" office:value-type="string" calcext:value-type="string">
            <text:p>er</text:p>
          </table:table-cell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freq</text:p>
          </table:table-cell>
          <table:table-cell table:number-columns-repeated="18"/>
          <table:table-cell table:style-name="ce1" office:value-type="string" calcext:value-type="string">
            <text:p>Er @ 10GHz</text:p>
          </table:table-cell>
          <table:table-cell table:style-name="ce1" office:value-type="string" calcext:value-type="string">
            <text:p>Loss @ 10GHz</text:p>
          </table:table-cell>
        </table:table-row>
        <table:table-row table:style-name="ro1">
          <table:table-cell/>
          <table:table-cell office:value-type="string" calcext:value-type="string">
            <text:p>Isola 680</text:p>
          </table:table-cell>
          <table:table-cell table:style-name="Default" office:value-type="float" office:value="0.525" calcext:value-type="float">
            <text:p>0.525</text:p>
          </table:table-cell>
          <table:table-cell office:value-type="float" office:value="12.482" calcext:value-type="float">
            <text:p>12.482</text:p>
          </table:table-cell>
          <table:table-cell office:value-type="float" office:value="3.71" calcext:value-type="float">
            <text:p>3.71</text:p>
          </table:table-cell>
          <table:table-cell office:value-type="float" office:value="0.0049" calcext:value-type="float">
            <text:p>0.0049</text:p>
          </table:table-cell>
          <table:table-cell table:style-name="Default" office:value-type="float" office:value="12.4215" calcext:value-type="float">
            <text:p>12.4215</text:p>
          </table:table-cell>
          <table:table-cell table:style-name="Default" office:value-type="float" office:value="3.32" calcext:value-type="float">
            <text:p>3.32</text:p>
          </table:table-cell>
          <table:table-cell office:value-type="float" office:value="0.0042" calcext:value-type="float">
            <text:p>0.0042</text:p>
          </table:table-cell>
          <table:table-cell office:value-type="float" office:value="3.38" calcext:value-type="float">
            <text:p>3.38</text:p>
          </table:table-cell>
          <table:table-cell office:value-type="float" office:value="0.0035" calcext:value-type="float">
            <text:p>0.0035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formula="of:=[.L4]" office:value-type="float" office:value="5" calcext:value-type="float">
            <text:p>5</text:p>
          </table:table-cell>
          <table:table-cell table:formula="of:=[.E4]+[.E7]*LN([.D4]/[.D5])" office:value-type="float" office:value="3.72058765691321" calcext:value-type="float">
            <text:p>3.7205876569</text:p>
          </table:table-cell>
          <table:table-cell table:formula="of:=[.E7]*PI()/2/[.E5]" office:value-type="float" office:value="0.00488605609552611" calcext:value-type="float">
            <text:p>0.0048860561</text:p>
          </table:table-cell>
          <table:table-cell table:style-name="Default" table:formula="of:=[.L4]" office:value-type="float" office:value="5" calcext:value-type="float">
            <text:p>5</text:p>
          </table:table-cell>
          <table:table-cell table:style-name="Default" table:formula="of:=[.H4]+[.H7]*LN([.G4]/[.G5])" office:value-type="float" office:value="3.3280780132393" calcext:value-type="float">
            <text:p>3.3280780132</text:p>
          </table:table-cell>
          <table:table-cell table:formula="of:=[.H7]*PI()/2/[.H5]" office:value-type="float" office:value="0.00418980563091668" calcext:value-type="float">
            <text:p>0.0041898056</text:p>
          </table:table-cell>
          <table:table-cell table:number-columns-repeated="2"/>
          <table:table-cell table:style-name="Default"/>
          <table:table-cell table:number-columns-repeated="15"/>
          <table:table-cell office:value-type="string" calcext:value-type="string">
            <text:p>Rogers RO4003</text:p>
          </table:table-cell>
          <table:table-cell table:number-columns-repeated="2"/>
          <table:table-cell office:value-type="float" office:value="3.38" calcext:value-type="float">
            <text:p>3.38</text:p>
          </table:table-cell>
          <table:table-cell office:value-type="float" office:value="0.0027" calcext:value-type="float">
            <text:p>0.0027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1" office:value-type="string" calcext:value-type="string">
            <text:p>slope_x</text:p>
          </table:table-cell>
          <table:table-cell/>
          <table:table-cell table:style-name="Default"/>
          <table:table-cell table:style-name="ce1" office:value-type="string" calcext:value-type="string">
            <text:p>slope_y</text:p>
          </table:table-cell>
          <table:table-cell table:number-columns-repeated="3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/>
          <table:table-cell table:formula="of:=[.E4]*[.F4]*2/PI()" office:value-type="float" office:value="0.0115731108418703" calcext:value-type="float">
            <text:p>0.0115731108</text:p>
          </table:table-cell>
          <table:table-cell/>
          <table:table-cell table:style-name="Default"/>
          <table:table-cell table:style-name="Default" table:formula="of:=[.H4]*[.I4]*2/PI()" office:value-type="float" office:value="0.00887702610589356" calcext:value-type="float">
            <text:p>0.0088770261</text:p>
          </table:table-cell>
          <table:table-cell table:number-columns-repeated="3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15"/>
          <table:table-cell office:value-type="string" calcext:value-type="string">
            <text:p>Rogers RO4350</text:p>
          </table:table-cell>
          <table:table-cell table:number-columns-repeated="2"/>
          <table:table-cell office:value-type="float" office:value="3.48" calcext:value-type="float">
            <text:p>3.48</text:p>
          </table:table-cell>
          <table:table-cell office:value-type="float" office:value="0.0037" calcext:value-type="float">
            <text:p>0.0037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Er (IPC 2.5.5.5)</text:p>
          </table:table-cell>
          <table:covered-table-cell table:number-columns-repeated="2" table:style-name="ce6"/>
          <table:covered-table-cell table:style-name="ce9"/>
          <table:covered-table-cell table:style-name="ce10"/>
          <table:table-cell table:style-name="ce2" office:value-type="string" calcext:value-type="string" table:number-columns-spanned="5" table:number-rows-spanned="1">
            <text:p>Loss (IPC 2.5.5.5)</text:p>
          </table:table-cell>
          <table:covered-table-cell table:number-columns-repeated="2" table:style-name="ce6"/>
          <table:covered-table-cell table:style-name="ce9"/>
          <table:covered-table-cell table:style-name="ce10"/>
          <table:table-cell/>
          <table:table-cell table:style-name="ce1" office:value-type="string" calcext:value-type="string">
            <text:p>Notes</text:p>
          </table:table-cell>
          <table:table-cell table:style-name="ce1" table:number-columns-repeated="9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Frequency (GHz)</text:p>
          </table:table-cell>
          <table:table-cell table:style-name="ce3" office:value-type="float" office:value="0.5" calcext:value-type="float">
            <text:p>0.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3" office:value-type="float" office:value="0.5" calcext:value-type="float">
            <text:p>0.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3"/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er</text:p>
          </table:table-cell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r_x</text:p>
          </table:table-cell>
          <table:table-cell table:style-name="ce1" office:value-type="string" calcext:value-type="string">
            <text:p>er_y</text:p>
          </table:table-cell>
          <table:table-cell table:style-name="ce1" office:value-type="string" calcext:value-type="string">
            <text:p>loss_x</text:p>
          </table:table-cell>
          <table:table-cell table:style-name="ce1" office:value-type="string" calcext:value-type="string">
            <text:p>loss_y</text:p>
          </table:table-cell>
          <table:table-cell table:style-name="ce1" office:value-type="string" calcext:value-type="string">
            <text:p>Freq</text:p>
          </table:table-cell>
          <table:table-cell table:number-columns-repeated="8"/>
        </table:table-row>
        <table:table-row table:style-name="ro1">
          <table:table-cell table:number-columns-repeated="15"/>
          <table:table-cell table:formula="of:=IF([.$F13]&gt;0;3;IF([.$G13]&gt;0;4;IF([.$E13]&gt;0;2;IF([.$D13]&gt;0;1;IF([.$C13]&gt;0;0;0)))))" office:value-type="float" office:value="0" calcext:value-type="float">
            <text:p>0</text:p>
          </table:table-cell>
          <table:table-cell table:formula="of:=OFFSET([.$C13];0;[.$P13])" office:value-type="float" office:value="0" calcext:value-type="float">
            <text:p>0</text:p>
          </table:table-cell>
          <table:table-cell table:formula="of:=OFFSET([.$H13];0;[.$P13])" office:value-type="float" office:value="0" calcext:value-type="float">
            <text:p>0</text:p>
          </table:table-cell>
          <table:table-cell table:formula="of:=[.B13]" office:value-type="float" office:value="0" calcext:value-type="float">
            <text:p>0</text:p>
          </table:table-cell>
          <table:table-cell table:formula="of:=ROUND([.$E$5]/[.$J$4]*[.$Q13];3)" office:value-type="float" office:value="0" calcext:value-type="float">
            <text:p>0</text:p>
          </table:table-cell>
          <table:table-cell table:formula="of:=ROUND([.$H$5]/[.$J$4]*[.$Q13];3)" office:value-type="float" office:value="0" calcext:value-type="float">
            <text:p>0</text:p>
          </table:table-cell>
          <table:table-cell table:formula="of:=ROUND([.$F$5]/[.$K$4]*[.$R13];5)" office:value-type="float" office:value="0" calcext:value-type="float">
            <text:p>0</text:p>
          </table:table-cell>
          <table:table-cell table:formula="of:=ROUND([.$I$5]/[.$K$4]*[.$R13];5)" office:value-type="float" office:value="0" calcext:value-type="float">
            <text:p>0</text:p>
          </table:table-cell>
          <table:table-cell table:formula="of:=OFFSET([.$C$12];0;[.$P13])*1000000000" office:value-type="float" office:value="500000000" calcext:value-type="float">
            <text:p>500000000</text:p>
          </table:table-cell>
          <table:table-cell table:formula="of:=[.X13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185HR</text:p>
          </table:table-cell>
          <table:table-cell table:number-columns-repeated="2"/>
          <table:table-cell office:value-type="float" office:value="4.01" calcext:value-type="float">
            <text:p>4.01</text:p>
          </table:table-cell>
          <table:table-cell table:number-columns-repeated="2" office:value-type="float" office:value="3.88" calcext:value-type="float">
            <text:p>3.88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36" calcext:value-type="float">
            <text:p>0.0236</text:p>
          </table:table-cell>
          <table:table-cell table:number-columns-repeated="3"/>
          <table:table-cell table:formula="of:=IF([.$F14]&gt;0;3;IF([.$G14]&gt;0;4;IF([.$E14]&gt;0;2;IF([.$D14]&gt;0;1;IF([.$C14]&gt;0;0;0)))))" office:value-type="float" office:value="3" calcext:value-type="float">
            <text:p>3</text:p>
          </table:table-cell>
          <table:table-cell table:formula="of:=OFFSET([.$C14];0;[.$P14])" office:value-type="float" office:value="3.88" calcext:value-type="float">
            <text:p>3.88</text:p>
          </table:table-cell>
          <table:table-cell table:formula="of:=OFFSET([.$H14];0;[.$P14])" office:value-type="float" office:value="0.0235" calcext:value-type="float">
            <text:p>0.0235</text:p>
          </table:table-cell>
          <table:table-cell table:formula="of:=[.B14]" office:value-type="string" office:string-value="Isola 185HR" calcext:value-type="string">
            <text:p>Isola 185HR</text:p>
          </table:table-cell>
          <table:table-cell table:formula="of:=ROUND([.$E$5]/[.$J$4]*[.$Q14];3)" office:value-type="float" office:value="4.271" calcext:value-type="float">
            <text:p>4.271</text:p>
          </table:table-cell>
          <table:table-cell table:formula="of:=ROUND([.$H$5]/[.$J$4]*[.$Q14];3)" office:value-type="float" office:value="3.82" calcext:value-type="float">
            <text:p>3.82</text:p>
          </table:table-cell>
          <table:table-cell table:formula="of:=ROUND([.$F$5]/[.$K$4]*[.$R14];5)" office:value-type="float" office:value="0.03281" calcext:value-type="float">
            <text:p>0.03281</text:p>
          </table:table-cell>
          <table:table-cell table:formula="of:=ROUND([.$I$5]/[.$K$4]*[.$R14];5)" office:value-type="float" office:value="0.02813" calcext:value-type="float">
            <text:p>0.02813</text:p>
          </table:table-cell>
          <table:table-cell table:formula="of:=OFFSET([.$C$12];0;[.$P14])*1000000000" office:value-type="float" office:value="5000000000" calcext:value-type="float">
            <text:p>5000000000</text:p>
          </table:table-cell>
          <table:table-cell table:formula="of:=[.X14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250H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office:value-type="float" office:value="0.02" calcext:value-type="float">
            <text:p>0.02</text:p>
          </table:table-cell>
          <table:table-cell office:value-type="float" office:value="0.022" calcext:value-type="float">
            <text:p>0.022</text:p>
          </table:table-cell>
          <table:table-cell table:number-columns-repeated="2"/>
          <table:table-cell office:value-type="string" calcext:value-type="string">
            <text:p>Actually 2.5.5.3 and 2.5.5.9</text:p>
          </table:table-cell>
          <table:table-cell/>
          <table:table-cell table:formula="of:=IF([.$F15]&gt;0;3;IF([.$G15]&gt;0;4;IF([.$E15]&gt;0;2;IF([.$D15]&gt;0;1;IF([.$C15]&gt;0;0;0)))))" office:value-type="float" office:value="3" calcext:value-type="float">
            <text:p>3</text:p>
          </table:table-cell>
          <table:table-cell table:formula="of:=OFFSET([.$C15];0;[.$P15])" office:value-type="float" office:value="3.9" calcext:value-type="float">
            <text:p>3.9</text:p>
          </table:table-cell>
          <table:table-cell table:formula="of:=OFFSET([.$H15];0;[.$P15])" office:value-type="float" office:value="0.022" calcext:value-type="float">
            <text:p>0.022</text:p>
          </table:table-cell>
          <table:table-cell table:formula="of:=[.B15]" office:value-type="string" office:string-value="Isola 250HR" calcext:value-type="string">
            <text:p>Isola 250HR</text:p>
          </table:table-cell>
          <table:table-cell table:formula="of:=ROUND([.$E$5]/[.$J$4]*[.$Q15];3)" office:value-type="float" office:value="4.293" calcext:value-type="float">
            <text:p>4.293</text:p>
          </table:table-cell>
          <table:table-cell table:formula="of:=ROUND([.$H$5]/[.$J$4]*[.$Q15];3)" office:value-type="float" office:value="3.84" calcext:value-type="float">
            <text:p>3.84</text:p>
          </table:table-cell>
          <table:table-cell table:formula="of:=ROUND([.$F$5]/[.$K$4]*[.$R15];5)" office:value-type="float" office:value="0.03071" calcext:value-type="float">
            <text:p>0.03071</text:p>
          </table:table-cell>
          <table:table-cell table:formula="of:=ROUND([.$I$5]/[.$K$4]*[.$R15];5)" office:value-type="float" office:value="0.02634" calcext:value-type="float">
            <text:p>0.02634</text:p>
          </table:table-cell>
          <table:table-cell table:formula="of:=OFFSET([.$C$12];0;[.$P15])*1000000000" office:value-type="float" office:value="5000000000" calcext:value-type="float">
            <text:p>5000000000</text:p>
          </table:table-cell>
          <table:table-cell table:formula="of:=[.X15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254</text:p>
          </table:table-cell>
          <table:table-cell table:number-columns-repeated="2"/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table:number-columns-repeated="3"/>
          <table:table-cell office:value-type="float" office:value="0.02" calcext:value-type="float">
            <text:p>0.02</text:p>
          </table:table-cell>
          <table:table-cell office:value-type="float" office:value="0.022" calcext:value-type="float">
            <text:p>0.022</text:p>
          </table:table-cell>
          <table:table-cell table:number-columns-repeated="2"/>
          <table:table-cell office:value-type="string" calcext:value-type="string">
            <text:p>Actually 2.5.5.3 and 2.5.5.9</text:p>
          </table:table-cell>
          <table:table-cell/>
          <table:table-cell table:formula="of:=IF([.$F16]&gt;0;3;IF([.$G16]&gt;0;4;IF([.$E16]&gt;0;2;IF([.$D16]&gt;0;1;IF([.$C16]&gt;0;0;0)))))" office:value-type="float" office:value="3" calcext:value-type="float">
            <text:p>3</text:p>
          </table:table-cell>
          <table:table-cell table:formula="of:=OFFSET([.$C16];0;[.$P16])" office:value-type="float" office:value="4.2" calcext:value-type="float">
            <text:p>4.2</text:p>
          </table:table-cell>
          <table:table-cell table:formula="of:=OFFSET([.$H16];0;[.$P16])" office:value-type="float" office:value="0.022" calcext:value-type="float">
            <text:p>0.022</text:p>
          </table:table-cell>
          <table:table-cell table:formula="of:=[.B16]" office:value-type="string" office:string-value="Isola 254" calcext:value-type="string">
            <text:p>Isola 254</text:p>
          </table:table-cell>
          <table:table-cell table:formula="of:=ROUND([.$E$5]/[.$J$4]*[.$Q16];3)" office:value-type="float" office:value="4.623" calcext:value-type="float">
            <text:p>4.623</text:p>
          </table:table-cell>
          <table:table-cell table:formula="of:=ROUND([.$H$5]/[.$J$4]*[.$Q16];3)" office:value-type="float" office:value="4.135" calcext:value-type="float">
            <text:p>4.135</text:p>
          </table:table-cell>
          <table:table-cell table:formula="of:=ROUND([.$F$5]/[.$K$4]*[.$R16];5)" office:value-type="float" office:value="0.03071" calcext:value-type="float">
            <text:p>0.03071</text:p>
          </table:table-cell>
          <table:table-cell table:formula="of:=ROUND([.$I$5]/[.$K$4]*[.$R16];5)" office:value-type="float" office:value="0.02634" calcext:value-type="float">
            <text:p>0.02634</text:p>
          </table:table-cell>
          <table:table-cell table:formula="of:=OFFSET([.$C$12];0;[.$P16])*1000000000" office:value-type="float" office:value="5000000000" calcext:value-type="float">
            <text:p>5000000000</text:p>
          </table:table-cell>
          <table:table-cell table:formula="of:=[.X16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370 TURBO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.022" calcext:value-type="float">
            <text:p>0.022</text:p>
          </table:table-cell>
          <table:table-cell office:value-type="float" office:value="0.024" calcext:value-type="float">
            <text:p>0.024</text:p>
          </table:table-cell>
          <table:table-cell table:number-columns-repeated="2"/>
          <table:table-cell office:value-type="string" calcext:value-type="string">
            <text:p>Actually 2.5.5.3 and 2.5.5.9</text:p>
          </table:table-cell>
          <table:table-cell/>
          <table:table-cell table:formula="of:=IF([.$F17]&gt;0;3;IF([.$G17]&gt;0;4;IF([.$E17]&gt;0;2;IF([.$D17]&gt;0;1;IF([.$C17]&gt;0;0;0)))))" office:value-type="float" office:value="3" calcext:value-type="float">
            <text:p>3</text:p>
          </table:table-cell>
          <table:table-cell table:formula="of:=OFFSET([.$C17];0;[.$P17])" office:value-type="float" office:value="4" calcext:value-type="float">
            <text:p>4</text:p>
          </table:table-cell>
          <table:table-cell table:formula="of:=OFFSET([.$H17];0;[.$P17])" office:value-type="float" office:value="0.024" calcext:value-type="float">
            <text:p>0.024</text:p>
          </table:table-cell>
          <table:table-cell table:formula="of:=[.B17]" office:value-type="string" office:string-value="Isola 370 TURBO" calcext:value-type="string">
            <text:p>Isola 370 TURBO</text:p>
          </table:table-cell>
          <table:table-cell table:formula="of:=ROUND([.$E$5]/[.$J$4]*[.$Q17];3)" office:value-type="float" office:value="4.403" calcext:value-type="float">
            <text:p>4.403</text:p>
          </table:table-cell>
          <table:table-cell table:formula="of:=ROUND([.$H$5]/[.$J$4]*[.$Q17];3)" office:value-type="float" office:value="3.939" calcext:value-type="float">
            <text:p>3.939</text:p>
          </table:table-cell>
          <table:table-cell table:formula="of:=ROUND([.$F$5]/[.$K$4]*[.$R17];5)" office:value-type="float" office:value="0.0335" calcext:value-type="float">
            <text:p>0.0335</text:p>
          </table:table-cell>
          <table:table-cell table:formula="of:=ROUND([.$I$5]/[.$K$4]*[.$R17];5)" office:value-type="float" office:value="0.02873" calcext:value-type="float">
            <text:p>0.02873</text:p>
          </table:table-cell>
          <table:table-cell table:formula="of:=OFFSET([.$C$12];0;[.$P17])*1000000000" office:value-type="float" office:value="5000000000" calcext:value-type="float">
            <text:p>5000000000</text:p>
          </table:table-cell>
          <table:table-cell table:formula="of:=[.X17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370HR</text:p>
          </table:table-cell>
          <table:table-cell table:number-columns-repeated="2"/>
          <table:table-cell office:value-type="float" office:value="4.04" calcext:value-type="float">
            <text:p>4.04</text:p>
          </table:table-cell>
          <table:table-cell table:number-columns-repeated="2" office:value-type="float" office:value="3.92" calcext:value-type="float">
            <text:p>3.92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3"/>
          <table:table-cell table:formula="of:=IF([.$F18]&gt;0;3;IF([.$G18]&gt;0;4;IF([.$E18]&gt;0;2;IF([.$D18]&gt;0;1;IF([.$C18]&gt;0;0;0)))))" office:value-type="float" office:value="3" calcext:value-type="float">
            <text:p>3</text:p>
          </table:table-cell>
          <table:table-cell table:formula="of:=OFFSET([.$C18];0;[.$P18])" office:value-type="float" office:value="3.92" calcext:value-type="float">
            <text:p>3.92</text:p>
          </table:table-cell>
          <table:table-cell table:formula="of:=OFFSET([.$H18];0;[.$P18])" office:value-type="float" office:value="0.025" calcext:value-type="float">
            <text:p>0.025</text:p>
          </table:table-cell>
          <table:table-cell table:formula="of:=[.B18]" office:value-type="string" office:string-value="Isola 370HR" calcext:value-type="string">
            <text:p>Isola 370HR</text:p>
          </table:table-cell>
          <table:table-cell table:formula="of:=ROUND([.$E$5]/[.$J$4]*[.$Q18];3)" office:value-type="float" office:value="4.315" calcext:value-type="float">
            <text:p>4.315</text:p>
          </table:table-cell>
          <table:table-cell table:formula="of:=ROUND([.$H$5]/[.$J$4]*[.$Q18];3)" office:value-type="float" office:value="3.86" calcext:value-type="float">
            <text:p>3.86</text:p>
          </table:table-cell>
          <table:table-cell table:formula="of:=ROUND([.$F$5]/[.$K$4]*[.$R18];5)" office:value-type="float" office:value="0.0349" calcext:value-type="float">
            <text:p>0.0349</text:p>
          </table:table-cell>
          <table:table-cell table:formula="of:=ROUND([.$I$5]/[.$K$4]*[.$R18];5)" office:value-type="float" office:value="0.02993" calcext:value-type="float">
            <text:p>0.02993</text:p>
          </table:table-cell>
          <table:table-cell table:formula="of:=OFFSET([.$C$12];0;[.$P18])*1000000000" office:value-type="float" office:value="5000000000" calcext:value-type="float">
            <text:p>5000000000</text:p>
          </table:table-cell>
          <table:table-cell table:formula="of:=[.X18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Astra MT77</text:p>
          </table:table-cell>
          <table:table-cell table:number-columns-repeated="2"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table:number-columns-repeated="3" office:value-type="float" office:value="0.0017" calcext:value-type="float">
            <text:p>0.0017</text:p>
          </table:table-cell>
          <table:table-cell/>
          <table:table-cell office:value-type="string" calcext:value-type="string">
            <text:p>First is 2.5.5.3</text:p>
          </table:table-cell>
          <table:table-cell/>
          <table:table-cell table:formula="of:=IF([.$F19]&gt;0;3;IF([.$G19]&gt;0;4;IF([.$E19]&gt;0;2;IF([.$D19]&gt;0;1;IF([.$C19]&gt;0;0;0)))))" office:value-type="float" office:value="3" calcext:value-type="float">
            <text:p>3</text:p>
          </table:table-cell>
          <table:table-cell table:formula="of:=OFFSET([.$C19];0;[.$P19])" office:value-type="float" office:value="3" calcext:value-type="float">
            <text:p>3</text:p>
          </table:table-cell>
          <table:table-cell table:formula="of:=OFFSET([.$H19];0;[.$P19])" office:value-type="float" office:value="0.0017" calcext:value-type="float">
            <text:p>0.0017</text:p>
          </table:table-cell>
          <table:table-cell table:formula="of:=[.B19]" office:value-type="string" office:string-value="Isola Astra MT77" calcext:value-type="string">
            <text:p>Isola Astra MT77</text:p>
          </table:table-cell>
          <table:table-cell table:formula="of:=ROUND([.$E$5]/[.$J$4]*[.$Q19];3)" office:value-type="float" office:value="3.302" calcext:value-type="float">
            <text:p>3.302</text:p>
          </table:table-cell>
          <table:table-cell table:formula="of:=ROUND([.$H$5]/[.$J$4]*[.$Q19];3)" office:value-type="float" office:value="2.954" calcext:value-type="float">
            <text:p>2.954</text:p>
          </table:table-cell>
          <table:table-cell table:formula="of:=ROUND([.$F$5]/[.$K$4]*[.$R19];5)" office:value-type="float" office:value="0.00237" calcext:value-type="float">
            <text:p>0.00237</text:p>
          </table:table-cell>
          <table:table-cell table:formula="of:=ROUND([.$I$5]/[.$K$4]*[.$R19];5)" office:value-type="float" office:value="0.00204" calcext:value-type="float">
            <text:p>0.00204</text:p>
          </table:table-cell>
          <table:table-cell table:formula="of:=OFFSET([.$C$12];0;[.$P19])*1000000000" office:value-type="float" office:value="5000000000" calcext:value-type="float">
            <text:p>5000000000</text:p>
          </table:table-cell>
          <table:table-cell table:formula="of:=[.X19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Auto-HR</text:p>
          </table:table-cell>
          <table:table-cell table:number-columns-repeated="2"/>
          <table:table-cell office:value-type="float" office:value="4.23" calcext:value-type="float">
            <text:p>4.23</text:p>
          </table:table-cell>
          <table:table-cell office:value-type="float" office:value="4.12" calcext:value-type="float">
            <text:p>4.12</text:p>
          </table:table-cell>
          <table:table-cell office:value-type="float" office:value="4.11" calcext:value-type="float">
            <text:p>4.11</text:p>
          </table:table-cell>
          <table:table-cell table:number-columns-repeated="2"/>
          <table:table-cell office:value-type="float" office:value="0.0174" calcext:value-type="float">
            <text:p>0.0174</text:p>
          </table:table-cell>
          <table:table-cell office:value-type="float" office:value="0.02" calcext:value-type="float">
            <text:p>0.02</text:p>
          </table:table-cell>
          <table:table-cell office:value-type="float" office:value="0.0201" calcext:value-type="float">
            <text:p>0.0201</text:p>
          </table:table-cell>
          <table:table-cell table:number-columns-repeated="3"/>
          <table:table-cell table:formula="of:=IF([.$F20]&gt;0;3;IF([.$G20]&gt;0;4;IF([.$E20]&gt;0;2;IF([.$D20]&gt;0;1;IF([.$C20]&gt;0;0;0)))))" office:value-type="float" office:value="3" calcext:value-type="float">
            <text:p>3</text:p>
          </table:table-cell>
          <table:table-cell table:formula="of:=OFFSET([.$C20];0;[.$P20])" office:value-type="float" office:value="4.12" calcext:value-type="float">
            <text:p>4.12</text:p>
          </table:table-cell>
          <table:table-cell table:formula="of:=OFFSET([.$H20];0;[.$P20])" office:value-type="float" office:value="0.02" calcext:value-type="float">
            <text:p>0.02</text:p>
          </table:table-cell>
          <table:table-cell table:formula="of:=[.B20]" office:value-type="string" office:string-value="Isola Auto-HR" calcext:value-type="string">
            <text:p>Isola Auto-HR</text:p>
          </table:table-cell>
          <table:table-cell table:formula="of:=ROUND([.$E$5]/[.$J$4]*[.$Q20];3)" office:value-type="float" office:value="4.535" calcext:value-type="float">
            <text:p>4.535</text:p>
          </table:table-cell>
          <table:table-cell table:formula="of:=ROUND([.$H$5]/[.$J$4]*[.$Q20];3)" office:value-type="float" office:value="4.057" calcext:value-type="float">
            <text:p>4.057</text:p>
          </table:table-cell>
          <table:table-cell table:formula="of:=ROUND([.$F$5]/[.$K$4]*[.$R20];5)" office:value-type="float" office:value="0.02792" calcext:value-type="float">
            <text:p>0.02792</text:p>
          </table:table-cell>
          <table:table-cell table:formula="of:=ROUND([.$I$5]/[.$K$4]*[.$R20];5)" office:value-type="float" office:value="0.02394" calcext:value-type="float">
            <text:p>0.02394</text:p>
          </table:table-cell>
          <table:table-cell table:formula="of:=OFFSET([.$C$12];0;[.$P20])*1000000000" office:value-type="float" office:value="5000000000" calcext:value-type="float">
            <text:p>5000000000</text:p>
          </table:table-cell>
          <table:table-cell table:formula="of:=[.X20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Chronon</text:p>
          </table:table-cell>
          <table:table-cell table:number-columns-repeated="2"/>
          <table:table-cell table:number-columns-repeated="3" office:value-type="float" office:value="3.68" calcext:value-type="float">
            <text:p>3.68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3"/>
          <table:table-cell table:formula="of:=IF([.$F21]&gt;0;3;IF([.$G21]&gt;0;4;IF([.$E21]&gt;0;2;IF([.$D21]&gt;0;1;IF([.$C21]&gt;0;0;0)))))" office:value-type="float" office:value="3" calcext:value-type="float">
            <text:p>3</text:p>
          </table:table-cell>
          <table:table-cell table:formula="of:=OFFSET([.$C21];0;[.$P21])" office:value-type="float" office:value="3.68" calcext:value-type="float">
            <text:p>3.68</text:p>
          </table:table-cell>
          <table:table-cell table:formula="of:=OFFSET([.$H21];0;[.$P21])" office:value-type="float" office:value="0.004" calcext:value-type="float">
            <text:p>0.004</text:p>
          </table:table-cell>
          <table:table-cell table:formula="of:=[.B21]" office:value-type="string" office:string-value="Isola Chronon" calcext:value-type="string">
            <text:p>Isola Chronon</text:p>
          </table:table-cell>
          <table:table-cell table:formula="of:=ROUND([.$E$5]/[.$J$4]*[.$Q21];3)" office:value-type="float" office:value="4.051" calcext:value-type="float">
            <text:p>4.051</text:p>
          </table:table-cell>
          <table:table-cell table:formula="of:=ROUND([.$H$5]/[.$J$4]*[.$Q21];3)" office:value-type="float" office:value="3.623" calcext:value-type="float">
            <text:p>3.623</text:p>
          </table:table-cell>
          <table:table-cell table:formula="of:=ROUND([.$F$5]/[.$K$4]*[.$R21];5)" office:value-type="float" office:value="0.00558" calcext:value-type="float">
            <text:p>0.00558</text:p>
          </table:table-cell>
          <table:table-cell table:formula="of:=ROUND([.$I$5]/[.$K$4]*[.$R21];5)" office:value-type="float" office:value="0.00479" calcext:value-type="float">
            <text:p>0.00479</text:p>
          </table:table-cell>
          <table:table-cell table:formula="of:=OFFSET([.$C$12];0;[.$P21])*1000000000" office:value-type="float" office:value="5000000000" calcext:value-type="float">
            <text:p>5000000000</text:p>
          </table:table-cell>
          <table:table-cell table:formula="of:=[.X21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DE104</text:p>
          </table:table-cell>
          <table:table-cell table:number-columns-repeated="2"/>
          <table:table-cell office:value-type="float" office:value="4.37" calcext:value-type="float">
            <text:p>4.37</text:p>
          </table:table-cell>
          <table:table-cell office:value-type="float" office:value="4.35" calcext:value-type="float">
            <text:p>4.35</text:p>
          </table:table-cell>
          <table:table-cell office:value-type="float" office:value="4.32" calcext:value-type="float">
            <text:p>4.32</text:p>
          </table:table-cell>
          <table:table-cell table:number-columns-repeated="2"/>
          <table:table-cell office:value-type="float" office:value="0.022" calcext:value-type="float">
            <text:p>0.02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4" calcext:value-type="float">
            <text:p>0.024</text:p>
          </table:table-cell>
          <table:table-cell table:number-columns-repeated="3"/>
          <table:table-cell table:formula="of:=IF([.$F22]&gt;0;3;IF([.$G22]&gt;0;4;IF([.$E22]&gt;0;2;IF([.$D22]&gt;0;1;IF([.$C22]&gt;0;0;0)))))" office:value-type="float" office:value="3" calcext:value-type="float">
            <text:p>3</text:p>
          </table:table-cell>
          <table:table-cell table:formula="of:=OFFSET([.$C22];0;[.$P22])" office:value-type="float" office:value="4.35" calcext:value-type="float">
            <text:p>4.35</text:p>
          </table:table-cell>
          <table:table-cell table:formula="of:=OFFSET([.$H22];0;[.$P22])" office:value-type="float" office:value="0.023" calcext:value-type="float">
            <text:p>0.023</text:p>
          </table:table-cell>
          <table:table-cell table:formula="of:=[.B22]" office:value-type="string" office:string-value="Isola DE104" calcext:value-type="string">
            <text:p>Isola DE104</text:p>
          </table:table-cell>
          <table:table-cell table:formula="of:=ROUND([.$E$5]/[.$J$4]*[.$Q22];3)" office:value-type="float" office:value="4.788" calcext:value-type="float">
            <text:p>4.788</text:p>
          </table:table-cell>
          <table:table-cell table:formula="of:=ROUND([.$H$5]/[.$J$4]*[.$Q22];3)" office:value-type="float" office:value="4.283" calcext:value-type="float">
            <text:p>4.283</text:p>
          </table:table-cell>
          <table:table-cell table:formula="of:=ROUND([.$F$5]/[.$K$4]*[.$R22];5)" office:value-type="float" office:value="0.03211" calcext:value-type="float">
            <text:p>0.03211</text:p>
          </table:table-cell>
          <table:table-cell table:formula="of:=ROUND([.$I$5]/[.$K$4]*[.$R22];5)" office:value-type="float" office:value="0.02753" calcext:value-type="float">
            <text:p>0.02753</text:p>
          </table:table-cell>
          <table:table-cell table:formula="of:=OFFSET([.$C$12];0;[.$P22])*1000000000" office:value-type="float" office:value="5000000000" calcext:value-type="float">
            <text:p>5000000000</text:p>
          </table:table-cell>
          <table:table-cell table:formula="of:=[.X22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DE156</text:p>
          </table:table-cell>
          <table:table-cell/>
          <table:table-cell office:value-type="float" office:value="4.01" calcext:value-type="float">
            <text:p>4.01</text:p>
          </table:table-cell>
          <table:table-cell office:value-type="float" office:value="4" calcext:value-type="float">
            <text:p>4</text:p>
          </table:table-cell>
          <table:table-cell office:value-type="float" office:value="3.97" calcext:value-type="float">
            <text:p>3.97</text:p>
          </table:table-cell>
          <table:table-cell table:number-columns-repeated="2"/>
          <table:table-cell office:value-type="float" office:value="0.0161" calcext:value-type="float">
            <text:p>0.0161</text:p>
          </table:table-cell>
          <table:table-cell office:value-type="float" office:value="0.0167" calcext:value-type="float">
            <text:p>0.0167</text:p>
          </table:table-cell>
          <table:table-cell table:number-columns-repeated="2" office:value-type="float" office:value="0.0172" calcext:value-type="float">
            <text:p>0.0172</text:p>
          </table:table-cell>
          <table:table-cell table:number-columns-repeated="3"/>
          <table:table-cell table:formula="of:=IF([.$F23]&gt;0;3;IF([.$G23]&gt;0;4;IF([.$E23]&gt;0;2;IF([.$D23]&gt;0;1;IF([.$C23]&gt;0;0;0)))))" office:value-type="float" office:value="3" calcext:value-type="float">
            <text:p>3</text:p>
          </table:table-cell>
          <table:table-cell table:formula="of:=OFFSET([.$C23];0;[.$P23])" office:value-type="float" office:value="3.97" calcext:value-type="float">
            <text:p>3.97</text:p>
          </table:table-cell>
          <table:table-cell table:formula="of:=OFFSET([.$H23];0;[.$P23])" office:value-type="float" office:value="0.0172" calcext:value-type="float">
            <text:p>0.0172</text:p>
          </table:table-cell>
          <table:table-cell table:formula="of:=[.B23]" office:value-type="string" office:string-value="Isola DE156" calcext:value-type="string">
            <text:p>Isola DE156</text:p>
          </table:table-cell>
          <table:table-cell table:formula="of:=ROUND([.$E$5]/[.$J$4]*[.$Q23];3)" office:value-type="float" office:value="4.37" calcext:value-type="float">
            <text:p>4.37</text:p>
          </table:table-cell>
          <table:table-cell table:formula="of:=ROUND([.$H$5]/[.$J$4]*[.$Q23];3)" office:value-type="float" office:value="3.909" calcext:value-type="float">
            <text:p>3.909</text:p>
          </table:table-cell>
          <table:table-cell table:formula="of:=ROUND([.$F$5]/[.$K$4]*[.$R23];5)" office:value-type="float" office:value="0.02401" calcext:value-type="float">
            <text:p>0.02401</text:p>
          </table:table-cell>
          <table:table-cell table:formula="of:=ROUND([.$I$5]/[.$K$4]*[.$R23];5)" office:value-type="float" office:value="0.02059" calcext:value-type="float">
            <text:p>0.02059</text:p>
          </table:table-cell>
          <table:table-cell table:formula="of:=OFFSET([.$C$12];0;[.$P23])*1000000000" office:value-type="float" office:value="5000000000" calcext:value-type="float">
            <text:p>5000000000</text:p>
          </table:table-cell>
          <table:table-cell table:formula="of:=[.X23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FR402</text:p>
          </table:table-cell>
          <table:table-cell/>
          <table:table-cell office:value-type="float" office:value="4.25" calcext:value-type="float">
            <text:p>4.25</text:p>
          </table:table-cell>
          <table:table-cell table:number-columns-repeated="4"/>
          <table:table-cell office:value-type="float" office:value="0.015" calcext:value-type="float">
            <text:p>0.015</text:p>
          </table:table-cell>
          <table:table-cell table:number-columns-repeated="6"/>
          <table:table-cell table:formula="of:=IF([.$F24]&gt;0;3;IF([.$G24]&gt;0;4;IF([.$E24]&gt;0;2;IF([.$D24]&gt;0;1;IF([.$C24]&gt;0;0;0)))))" office:value-type="float" office:value="1" calcext:value-type="float">
            <text:p>1</text:p>
          </table:table-cell>
          <table:table-cell table:formula="of:=OFFSET([.$C24];0;[.$P24])" office:value-type="float" office:value="4.25" calcext:value-type="float">
            <text:p>4.25</text:p>
          </table:table-cell>
          <table:table-cell table:formula="of:=OFFSET([.$H24];0;[.$P24])" office:value-type="float" office:value="0.015" calcext:value-type="float">
            <text:p>0.015</text:p>
          </table:table-cell>
          <table:table-cell table:formula="of:=[.B24]" office:value-type="string" office:string-value="Isola FR402" calcext:value-type="string">
            <text:p>Isola FR402</text:p>
          </table:table-cell>
          <table:table-cell table:formula="of:=ROUND([.$E$5]/[.$J$4]*[.$Q24];3)" office:value-type="float" office:value="4.678" calcext:value-type="float">
            <text:p>4.678</text:p>
          </table:table-cell>
          <table:table-cell table:formula="of:=ROUND([.$H$5]/[.$J$4]*[.$Q24];3)" office:value-type="float" office:value="4.185" calcext:value-type="float">
            <text:p>4.185</text:p>
          </table:table-cell>
          <table:table-cell table:formula="of:=ROUND([.$F$5]/[.$K$4]*[.$R24];5)" office:value-type="float" office:value="0.02094" calcext:value-type="float">
            <text:p>0.02094</text:p>
          </table:table-cell>
          <table:table-cell table:formula="of:=ROUND([.$I$5]/[.$K$4]*[.$R24];5)" office:value-type="float" office:value="0.01796" calcext:value-type="float">
            <text:p>0.01796</text:p>
          </table:table-cell>
          <table:table-cell table:formula="of:=OFFSET([.$C$12];0;[.$P24])*1000000000" office:value-type="float" office:value="1000000000" calcext:value-type="float">
            <text:p>1000000000</text:p>
          </table:table-cell>
          <table:table-cell table:formula="of:=[.X24]/1000000000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FR406</text:p>
          </table:table-cell>
          <table:table-cell/>
          <table:table-cell office:value-type="float" office:value="3.95" calcext:value-type="float">
            <text:p>3.95</text:p>
          </table:table-cell>
          <table:table-cell office:value-type="float" office:value="3.93" calcext:value-type="float">
            <text:p>3.93</text:p>
          </table:table-cell>
          <table:table-cell table:number-columns-repeated="2" office:value-type="float" office:value="3.92" calcext:value-type="float">
            <text:p>3.92</text:p>
          </table:table-cell>
          <table:table-cell/>
          <table:table-cell office:value-type="float" office:value="0.0161" calcext:value-type="float">
            <text:p>0.0161</text:p>
          </table:table-cell>
          <table:table-cell office:value-type="float" office:value="0.0167" calcext:value-type="float">
            <text:p>0.0167</text:p>
          </table:table-cell>
          <table:table-cell table:number-columns-repeated="2" office:value-type="float" office:value="0.0172" calcext:value-type="float">
            <text:p>0.0172</text:p>
          </table:table-cell>
          <table:table-cell/>
          <table:table-cell office:value-type="string" calcext:value-type="string">
            <text:p>First is 2.5.5.9</text:p>
          </table:table-cell>
          <table:table-cell/>
          <table:table-cell table:formula="of:=IF([.$F25]&gt;0;3;IF([.$G25]&gt;0;4;IF([.$E25]&gt;0;2;IF([.$D25]&gt;0;1;IF([.$C25]&gt;0;0;0)))))" office:value-type="float" office:value="3" calcext:value-type="float">
            <text:p>3</text:p>
          </table:table-cell>
          <table:table-cell table:formula="of:=OFFSET([.$C25];0;[.$P25])" office:value-type="float" office:value="3.92" calcext:value-type="float">
            <text:p>3.92</text:p>
          </table:table-cell>
          <table:table-cell table:formula="of:=OFFSET([.$H25];0;[.$P25])" office:value-type="float" office:value="0.0172" calcext:value-type="float">
            <text:p>0.0172</text:p>
          </table:table-cell>
          <table:table-cell table:formula="of:=[.B25]" office:value-type="string" office:string-value="Isola FR406" calcext:value-type="string">
            <text:p>Isola FR406</text:p>
          </table:table-cell>
          <table:table-cell table:formula="of:=ROUND([.$E$5]/[.$J$4]*[.$Q25];3)" office:value-type="float" office:value="4.315" calcext:value-type="float">
            <text:p>4.315</text:p>
          </table:table-cell>
          <table:table-cell table:formula="of:=ROUND([.$H$5]/[.$J$4]*[.$Q25];3)" office:value-type="float" office:value="3.86" calcext:value-type="float">
            <text:p>3.86</text:p>
          </table:table-cell>
          <table:table-cell table:formula="of:=ROUND([.$F$5]/[.$K$4]*[.$R25];5)" office:value-type="float" office:value="0.02401" calcext:value-type="float">
            <text:p>0.02401</text:p>
          </table:table-cell>
          <table:table-cell table:formula="of:=ROUND([.$I$5]/[.$K$4]*[.$R25];5)" office:value-type="float" office:value="0.02059" calcext:value-type="float">
            <text:p>0.02059</text:p>
          </table:table-cell>
          <table:table-cell table:formula="of:=OFFSET([.$C$12];0;[.$P25])*1000000000" office:value-type="float" office:value="5000000000" calcext:value-type="float">
            <text:p>5000000000</text:p>
          </table:table-cell>
          <table:table-cell table:formula="of:=[.X25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FR408</text:p>
          </table:table-cell>
          <table:table-cell/>
          <table:table-cell office:value-type="float" office:value="3.66" calcext:value-type="float">
            <text:p>3.66</text:p>
          </table:table-cell>
          <table:table-cell office:value-type="float" office:value="3.67" calcext:value-type="float">
            <text:p>3.67</text:p>
          </table:table-cell>
          <table:table-cell office:value-type="float" office:value="3.66" calcext:value-type="float">
            <text:p>3.66</text:p>
          </table:table-cell>
          <table:table-cell office:value-type="float" office:value="3.65" calcext:value-type="float">
            <text:p>3.65</text:p>
          </table:table-cell>
          <table:table-cell/>
          <table:table-cell office:value-type="float" office:value="0.0117" calcext:value-type="float">
            <text:p>0.011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5" calcext:value-type="float">
            <text:p>0.0125</text:p>
          </table:table-cell>
          <table:table-cell/>
          <table:table-cell office:value-type="string" calcext:value-type="string">
            <text:p>First is 2.5.5.9</text:p>
          </table:table-cell>
          <table:table-cell/>
          <table:table-cell table:formula="of:=IF([.$F26]&gt;0;3;IF([.$G26]&gt;0;4;IF([.$E26]&gt;0;2;IF([.$D26]&gt;0;1;IF([.$C26]&gt;0;0;0)))))" office:value-type="float" office:value="3" calcext:value-type="float">
            <text:p>3</text:p>
          </table:table-cell>
          <table:table-cell table:formula="of:=OFFSET([.$C26];0;[.$P26])" office:value-type="float" office:value="3.66" calcext:value-type="float">
            <text:p>3.66</text:p>
          </table:table-cell>
          <table:table-cell table:formula="of:=OFFSET([.$H26];0;[.$P26])" office:value-type="float" office:value="0.0127" calcext:value-type="float">
            <text:p>0.0127</text:p>
          </table:table-cell>
          <table:table-cell table:formula="of:=[.B26]" office:value-type="string" office:string-value="Isola FR408" calcext:value-type="string">
            <text:p>Isola FR408</text:p>
          </table:table-cell>
          <table:table-cell table:formula="of:=ROUND([.$E$5]/[.$J$4]*[.$Q26];3)" office:value-type="float" office:value="4.029" calcext:value-type="float">
            <text:p>4.029</text:p>
          </table:table-cell>
          <table:table-cell table:formula="of:=ROUND([.$H$5]/[.$J$4]*[.$Q26];3)" office:value-type="float" office:value="3.604" calcext:value-type="float">
            <text:p>3.604</text:p>
          </table:table-cell>
          <table:table-cell table:formula="of:=ROUND([.$F$5]/[.$K$4]*[.$R26];5)" office:value-type="float" office:value="0.01773" calcext:value-type="float">
            <text:p>0.01773</text:p>
          </table:table-cell>
          <table:table-cell table:formula="of:=ROUND([.$I$5]/[.$K$4]*[.$R26];5)" office:value-type="float" office:value="0.0152" calcext:value-type="float">
            <text:p>0.0152</text:p>
          </table:table-cell>
          <table:table-cell table:formula="of:=OFFSET([.$C$12];0;[.$P26])*1000000000" office:value-type="float" office:value="5000000000" calcext:value-type="float">
            <text:p>5000000000</text:p>
          </table:table-cell>
          <table:table-cell table:formula="of:=[.X26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FR408HR</text:p>
          </table:table-cell>
          <table:table-cell/>
          <table:table-cell office:value-type="float" office:value="3.69" calcext:value-type="float">
            <text:p>3.69</text:p>
          </table:table-cell>
          <table:table-cell office:value-type="float" office:value="3.68" calcext:value-type="float">
            <text:p>3.68</text:p>
          </table:table-cell>
          <table:table-cell office:value-type="float" office:value="3.64" calcext:value-type="float">
            <text:p>3.64</text:p>
          </table:table-cell>
          <table:table-cell office:value-type="float" office:value="3.65" calcext:value-type="float">
            <text:p>3.65</text:p>
          </table:table-cell>
          <table:table-cell/>
          <table:table-cell office:value-type="float" office:value="0.0091" calcext:value-type="float">
            <text:p>0.0091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095" calcext:value-type="float">
            <text:p>0.0095</text:p>
          </table:table-cell>
          <table:table-cell/>
          <table:table-cell office:value-type="string" calcext:value-type="string">
            <text:p>First is 2.5.5.9</text:p>
          </table:table-cell>
          <table:table-cell/>
          <table:table-cell table:formula="of:=IF([.$F27]&gt;0;3;IF([.$G27]&gt;0;4;IF([.$E27]&gt;0;2;IF([.$D27]&gt;0;1;IF([.$C27]&gt;0;0;0)))))" office:value-type="float" office:value="3" calcext:value-type="float">
            <text:p>3</text:p>
          </table:table-cell>
          <table:table-cell table:formula="of:=OFFSET([.$C27];0;[.$P27])" office:value-type="float" office:value="3.64" calcext:value-type="float">
            <text:p>3.64</text:p>
          </table:table-cell>
          <table:table-cell table:formula="of:=OFFSET([.$H27];0;[.$P27])" office:value-type="float" office:value="0.0098" calcext:value-type="float">
            <text:p>0.0098</text:p>
          </table:table-cell>
          <table:table-cell table:formula="of:=[.B27]" office:value-type="string" office:string-value="Isola FR408HR" calcext:value-type="string">
            <text:p>Isola FR408HR</text:p>
          </table:table-cell>
          <table:table-cell table:formula="of:=ROUND([.$E$5]/[.$J$4]*[.$Q27];3)" office:value-type="float" office:value="4.007" calcext:value-type="float">
            <text:p>4.007</text:p>
          </table:table-cell>
          <table:table-cell table:formula="of:=ROUND([.$H$5]/[.$J$4]*[.$Q27];3)" office:value-type="float" office:value="3.584" calcext:value-type="float">
            <text:p>3.584</text:p>
          </table:table-cell>
          <table:table-cell table:formula="of:=ROUND([.$F$5]/[.$K$4]*[.$R27];5)" office:value-type="float" office:value="0.01368" calcext:value-type="float">
            <text:p>0.01368</text:p>
          </table:table-cell>
          <table:table-cell table:formula="of:=ROUND([.$I$5]/[.$K$4]*[.$R27];5)" office:value-type="float" office:value="0.01173" calcext:value-type="float">
            <text:p>0.01173</text:p>
          </table:table-cell>
          <table:table-cell table:formula="of:=OFFSET([.$C$12];0;[.$P27])*1000000000" office:value-type="float" office:value="5000000000" calcext:value-type="float">
            <text:p>5000000000</text:p>
          </table:table-cell>
          <table:table-cell table:formula="of:=[.X27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G200</text:p>
          </table:table-cell>
          <table:table-cell/>
          <table:table-cell table:number-columns-repeated="2" office:value-type="float" office:value="3.7" calcext:value-type="float">
            <text:p>3.7</text:p>
          </table:table-cell>
          <table:table-cell table:number-columns-repeated="2" office:value-type="float" office:value="3.65" calcext:value-type="float">
            <text:p>3.65</text:p>
          </table:table-cell>
          <table:table-cell/>
          <table:table-cell office:value-type="float" office:value="0.015" calcext:value-type="float">
            <text:p>0.015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5" calcext:value-type="float">
            <text:p>0.015</text:p>
          </table:table-cell>
          <table:table-cell/>
          <table:table-cell office:value-type="string" calcext:value-type="string">
            <text:p>First is 2.5.5.9</text:p>
          </table:table-cell>
          <table:table-cell/>
          <table:table-cell table:formula="of:=IF([.$F28]&gt;0;3;IF([.$G28]&gt;0;4;IF([.$E28]&gt;0;2;IF([.$D28]&gt;0;1;IF([.$C28]&gt;0;0;0)))))" office:value-type="float" office:value="3" calcext:value-type="float">
            <text:p>3</text:p>
          </table:table-cell>
          <table:table-cell table:formula="of:=OFFSET([.$C28];0;[.$P28])" office:value-type="float" office:value="3.65" calcext:value-type="float">
            <text:p>3.65</text:p>
          </table:table-cell>
          <table:table-cell table:formula="of:=OFFSET([.$H28];0;[.$P28])" office:value-type="float" office:value="0.015" calcext:value-type="float">
            <text:p>0.015</text:p>
          </table:table-cell>
          <table:table-cell table:formula="of:=[.B28]" office:value-type="string" office:string-value="Isola G200" calcext:value-type="string">
            <text:p>Isola G200</text:p>
          </table:table-cell>
          <table:table-cell table:formula="of:=ROUND([.$E$5]/[.$J$4]*[.$Q28];3)" office:value-type="float" office:value="4.018" calcext:value-type="float">
            <text:p>4.018</text:p>
          </table:table-cell>
          <table:table-cell table:formula="of:=ROUND([.$H$5]/[.$J$4]*[.$Q28];3)" office:value-type="float" office:value="3.594" calcext:value-type="float">
            <text:p>3.594</text:p>
          </table:table-cell>
          <table:table-cell table:formula="of:=ROUND([.$F$5]/[.$K$4]*[.$R28];5)" office:value-type="float" office:value="0.02094" calcext:value-type="float">
            <text:p>0.02094</text:p>
          </table:table-cell>
          <table:table-cell table:formula="of:=ROUND([.$I$5]/[.$K$4]*[.$R28];5)" office:value-type="float" office:value="0.01796" calcext:value-type="float">
            <text:p>0.01796</text:p>
          </table:table-cell>
          <table:table-cell table:formula="of:=OFFSET([.$C$12];0;[.$P28])*1000000000" office:value-type="float" office:value="5000000000" calcext:value-type="float">
            <text:p>5000000000</text:p>
          </table:table-cell>
          <table:table-cell table:formula="of:=[.X28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-Speed</text:p>
          </table:table-cell>
          <table:table-cell/>
          <table:table-cell office:value-type="float" office:value="3.65" calcext:value-type="float">
            <text:p>3.65</text:p>
          </table:table-cell>
          <table:table-cell office:value-type="float" office:value="3.64" calcext:value-type="float">
            <text:p>3.64</text:p>
          </table:table-cell>
          <table:table-cell table:number-columns-repeated="2" office:value-type="float" office:value="3.63" calcext:value-type="float">
            <text:p>3.63</text:p>
          </table:table-cell>
          <table:table-cell/>
          <table:table-cell office:value-type="float" office:value="0.0058" calcext:value-type="float">
            <text:p>0.005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71" calcext:value-type="float">
            <text:p>0.0071</text:p>
          </table:table-cell>
          <table:table-cell/>
          <table:table-cell office:value-type="string" calcext:value-type="string">
            <text:p>First is 2.5.5.9</text:p>
          </table:table-cell>
          <table:table-cell/>
          <table:table-cell table:formula="of:=IF([.$F29]&gt;0;3;IF([.$G29]&gt;0;4;IF([.$E29]&gt;0;2;IF([.$D29]&gt;0;1;IF([.$C29]&gt;0;0;0)))))" office:value-type="float" office:value="3" calcext:value-type="float">
            <text:p>3</text:p>
          </table:table-cell>
          <table:table-cell table:formula="of:=OFFSET([.$C29];0;[.$P29])" office:value-type="float" office:value="3.63" calcext:value-type="float">
            <text:p>3.63</text:p>
          </table:table-cell>
          <table:table-cell table:formula="of:=OFFSET([.$H29];0;[.$P29])" office:value-type="float" office:value="0.0067" calcext:value-type="float">
            <text:p>0.0067</text:p>
          </table:table-cell>
          <table:table-cell table:formula="of:=[.B29]" office:value-type="string" office:string-value="Isola I-Speed" calcext:value-type="string">
            <text:p>Isola I-Speed</text:p>
          </table:table-cell>
          <table:table-cell table:formula="of:=ROUND([.$E$5]/[.$J$4]*[.$Q29];3)" office:value-type="float" office:value="3.996" calcext:value-type="float">
            <text:p>3.996</text:p>
          </table:table-cell>
          <table:table-cell table:formula="of:=ROUND([.$H$5]/[.$J$4]*[.$Q29];3)" office:value-type="float" office:value="3.574" calcext:value-type="float">
            <text:p>3.574</text:p>
          </table:table-cell>
          <table:table-cell table:formula="of:=ROUND([.$F$5]/[.$K$4]*[.$R29];5)" office:value-type="float" office:value="0.00935" calcext:value-type="float">
            <text:p>0.00935</text:p>
          </table:table-cell>
          <table:table-cell table:formula="of:=ROUND([.$I$5]/[.$K$4]*[.$R29];5)" office:value-type="float" office:value="0.00802" calcext:value-type="float">
            <text:p>0.00802</text:p>
          </table:table-cell>
          <table:table-cell table:formula="of:=OFFSET([.$C$12];0;[.$P29])*1000000000" office:value-type="float" office:value="5000000000" calcext:value-type="float">
            <text:p>5000000000</text:p>
          </table:table-cell>
          <table:table-cell table:formula="of:=[.X29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-Speed IS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3.28" calcext:value-type="float">
            <text:p>3.28</text:p>
          </table:table-cell>
          <table:table-cell office:value-type="float" office:value="3.27" calcext:value-type="float">
            <text:p>3.2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formula="of:=IF([.$F30]&gt;0;3;IF([.$G30]&gt;0;4;IF([.$E30]&gt;0;2;IF([.$D30]&gt;0;1;IF([.$C30]&gt;0;0;0)))))" office:value-type="float" office:value="3" calcext:value-type="float">
            <text:p>3</text:p>
          </table:table-cell>
          <table:table-cell table:formula="of:=OFFSET([.$C30];0;[.$P30])" office:value-type="float" office:value="3.28" calcext:value-type="float">
            <text:p>3.28</text:p>
          </table:table-cell>
          <table:table-cell table:formula="of:=OFFSET([.$H30];0;[.$P30])" office:value-type="float" office:value="0.0066" calcext:value-type="float">
            <text:p>0.0066</text:p>
          </table:table-cell>
          <table:table-cell table:formula="of:=[.B30]" office:value-type="string" office:string-value="Isola I-Speed IS" calcext:value-type="string">
            <text:p>Isola I-Speed IS</text:p>
          </table:table-cell>
          <table:table-cell table:formula="of:=ROUND([.$E$5]/[.$J$4]*[.$Q30];3)" office:value-type="float" office:value="3.611" calcext:value-type="float">
            <text:p>3.611</text:p>
          </table:table-cell>
          <table:table-cell table:formula="of:=ROUND([.$H$5]/[.$J$4]*[.$Q30];3)" office:value-type="float" office:value="3.23" calcext:value-type="float">
            <text:p>3.23</text:p>
          </table:table-cell>
          <table:table-cell table:formula="of:=ROUND([.$F$5]/[.$K$4]*[.$R30];5)" office:value-type="float" office:value="0.00921" calcext:value-type="float">
            <text:p>0.00921</text:p>
          </table:table-cell>
          <table:table-cell table:formula="of:=ROUND([.$I$5]/[.$K$4]*[.$R30];5)" office:value-type="float" office:value="0.0079" calcext:value-type="float">
            <text:p>0.0079</text:p>
          </table:table-cell>
          <table:table-cell table:formula="of:=OFFSET([.$C$12];0;[.$P30])*1000000000" office:value-type="float" office:value="5000000000" calcext:value-type="float">
            <text:p>5000000000</text:p>
          </table:table-cell>
          <table:table-cell table:formula="of:=[.X30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-Tera MT40 (3.38)</text:p>
          </table:table-cell>
          <table:table-cell table:number-columns-repeated="4"/>
          <table:table-cell office:value-type="float" office:value="3.38" calcext:value-type="float">
            <text:p>3.38</text:p>
          </table:table-cell>
          <table:table-cell table:number-columns-repeated="4"/>
          <table:table-cell office:value-type="float" office:value="0.0028" calcext:value-type="float">
            <text:p>0.0028</text:p>
          </table:table-cell>
          <table:table-cell/>
          <table:table-cell office:value-type="string" calcext:value-type="string">
            <text:p>Datasheet is unclear – may be wrong</text:p>
          </table:table-cell>
          <table:table-cell/>
          <table:table-cell table:formula="of:=IF([.$F31]&gt;0;3;IF([.$G31]&gt;0;4;IF([.$E31]&gt;0;2;IF([.$D31]&gt;0;1;IF([.$C31]&gt;0;0;0)))))" office:value-type="float" office:value="4" calcext:value-type="float">
            <text:p>4</text:p>
          </table:table-cell>
          <table:table-cell table:formula="of:=OFFSET([.$C31];0;[.$P31])" office:value-type="float" office:value="3.38" calcext:value-type="float">
            <text:p>3.38</text:p>
          </table:table-cell>
          <table:table-cell table:formula="of:=OFFSET([.$H31];0;[.$P31])" office:value-type="float" office:value="0.0028" calcext:value-type="float">
            <text:p>0.0028</text:p>
          </table:table-cell>
          <table:table-cell table:formula="of:=[.B31]" office:value-type="string" office:string-value="Isola I-Tera MT40 (3.38)" calcext:value-type="string">
            <text:p>Isola I-Tera MT40 (3.38)</text:p>
          </table:table-cell>
          <table:table-cell table:formula="of:=ROUND([.$E$5]/[.$J$4]*[.$Q31];3)" office:value-type="float" office:value="3.721" calcext:value-type="float">
            <text:p>3.721</text:p>
          </table:table-cell>
          <table:table-cell table:formula="of:=ROUND([.$H$5]/[.$J$4]*[.$Q31];3)" office:value-type="float" office:value="3.328" calcext:value-type="float">
            <text:p>3.328</text:p>
          </table:table-cell>
          <table:table-cell table:formula="of:=ROUND([.$F$5]/[.$K$4]*[.$R31];5)" office:value-type="float" office:value="0.00391" calcext:value-type="float">
            <text:p>0.00391</text:p>
          </table:table-cell>
          <table:table-cell table:formula="of:=ROUND([.$I$5]/[.$K$4]*[.$R31];5)" office:value-type="float" office:value="0.00335" calcext:value-type="float">
            <text:p>0.00335</text:p>
          </table:table-cell>
          <table:table-cell table:formula="of:=OFFSET([.$C$12];0;[.$P31])*1000000000" office:value-type="float" office:value="10000000000" calcext:value-type="float">
            <text:p>10000000000</text:p>
          </table:table-cell>
          <table:table-cell table:formula="of:=[.X31]/1000000000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-Tera MT40 (3.45)</text:p>
          </table:table-cell>
          <table:table-cell table:number-columns-repeated="4"/>
          <table:table-cell office:value-type="float" office:value="3.45" calcext:value-type="float">
            <text:p>3.45</text:p>
          </table:table-cell>
          <table:table-cell table:number-columns-repeated="4"/>
          <table:table-cell office:value-type="float" office:value="0.0031" calcext:value-type="float">
            <text:p>0.0031</text:p>
          </table:table-cell>
          <table:table-cell/>
          <table:table-cell office:value-type="string" calcext:value-type="string">
            <text:p>Datasheet is unclear – may be wrong</text:p>
          </table:table-cell>
          <table:table-cell/>
          <table:table-cell table:formula="of:=IF([.$F32]&gt;0;3;IF([.$G32]&gt;0;4;IF([.$E32]&gt;0;2;IF([.$D32]&gt;0;1;IF([.$C32]&gt;0;0;0)))))" office:value-type="float" office:value="4" calcext:value-type="float">
            <text:p>4</text:p>
          </table:table-cell>
          <table:table-cell table:formula="of:=OFFSET([.$C32];0;[.$P32])" office:value-type="float" office:value="3.45" calcext:value-type="float">
            <text:p>3.45</text:p>
          </table:table-cell>
          <table:table-cell table:formula="of:=OFFSET([.$H32];0;[.$P32])" office:value-type="float" office:value="0.0031" calcext:value-type="float">
            <text:p>0.0031</text:p>
          </table:table-cell>
          <table:table-cell table:formula="of:=[.B32]" office:value-type="string" office:string-value="Isola I-Tera MT40 (3.45)" calcext:value-type="string">
            <text:p>Isola I-Tera MT40 (3.45)</text:p>
          </table:table-cell>
          <table:table-cell table:formula="of:=ROUND([.$E$5]/[.$J$4]*[.$Q32];3)" office:value-type="float" office:value="3.798" calcext:value-type="float">
            <text:p>3.798</text:p>
          </table:table-cell>
          <table:table-cell table:formula="of:=ROUND([.$H$5]/[.$J$4]*[.$Q32];3)" office:value-type="float" office:value="3.397" calcext:value-type="float">
            <text:p>3.397</text:p>
          </table:table-cell>
          <table:table-cell table:formula="of:=ROUND([.$F$5]/[.$K$4]*[.$R32];5)" office:value-type="float" office:value="0.00433" calcext:value-type="float">
            <text:p>0.00433</text:p>
          </table:table-cell>
          <table:table-cell table:formula="of:=ROUND([.$I$5]/[.$K$4]*[.$R32];5)" office:value-type="float" office:value="0.00371" calcext:value-type="float">
            <text:p>0.00371</text:p>
          </table:table-cell>
          <table:table-cell table:formula="of:=OFFSET([.$C$12];0;[.$P32])*1000000000" office:value-type="float" office:value="10000000000" calcext:value-type="float">
            <text:p>10000000000</text:p>
          </table:table-cell>
          <table:table-cell table:formula="of:=[.X32]/1000000000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-Tera MT40 (3.75)</text:p>
          </table:table-cell>
          <table:table-cell table:number-columns-repeated="4"/>
          <table:table-cell office:value-type="float" office:value="3.75" calcext:value-type="float">
            <text:p>3.75</text:p>
          </table:table-cell>
          <table:table-cell table:number-columns-repeated="4"/>
          <table:table-cell office:value-type="float" office:value="0.0035" calcext:value-type="float">
            <text:p>0.0035</text:p>
          </table:table-cell>
          <table:table-cell/>
          <table:table-cell office:value-type="string" calcext:value-type="string">
            <text:p>Datasheet is unclear – may be wrong</text:p>
          </table:table-cell>
          <table:table-cell/>
          <table:table-cell table:formula="of:=IF([.$F33]&gt;0;3;IF([.$G33]&gt;0;4;IF([.$E33]&gt;0;2;IF([.$D33]&gt;0;1;IF([.$C33]&gt;0;0;0)))))" office:value-type="float" office:value="4" calcext:value-type="float">
            <text:p>4</text:p>
          </table:table-cell>
          <table:table-cell table:formula="of:=OFFSET([.$C33];0;[.$P33])" office:value-type="float" office:value="3.75" calcext:value-type="float">
            <text:p>3.75</text:p>
          </table:table-cell>
          <table:table-cell table:formula="of:=OFFSET([.$H33];0;[.$P33])" office:value-type="float" office:value="0.0035" calcext:value-type="float">
            <text:p>0.0035</text:p>
          </table:table-cell>
          <table:table-cell table:formula="of:=[.B33]" office:value-type="string" office:string-value="Isola I-Tera MT40 (3.75)" calcext:value-type="string">
            <text:p>Isola I-Tera MT40 (3.75)</text:p>
          </table:table-cell>
          <table:table-cell table:formula="of:=ROUND([.$E$5]/[.$J$4]*[.$Q33];3)" office:value-type="float" office:value="4.128" calcext:value-type="float">
            <text:p>4.128</text:p>
          </table:table-cell>
          <table:table-cell table:formula="of:=ROUND([.$H$5]/[.$J$4]*[.$Q33];3)" office:value-type="float" office:value="3.692" calcext:value-type="float">
            <text:p>3.692</text:p>
          </table:table-cell>
          <table:table-cell table:formula="of:=ROUND([.$F$5]/[.$K$4]*[.$R33];5)" office:value-type="float" office:value="0.00489" calcext:value-type="float">
            <text:p>0.00489</text:p>
          </table:table-cell>
          <table:table-cell table:formula="of:=ROUND([.$I$5]/[.$K$4]*[.$R33];5)" office:value-type="float" office:value="0.00419" calcext:value-type="float">
            <text:p>0.00419</text:p>
          </table:table-cell>
          <table:table-cell table:formula="of:=OFFSET([.$C$12];0;[.$P33])*1000000000" office:value-type="float" office:value="10000000000" calcext:value-type="float">
            <text:p>10000000000</text:p>
          </table:table-cell>
          <table:table-cell table:formula="of:=[.X33]/1000000000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S300MD</text:p>
          </table:table-cell>
          <table:table-cell/>
          <table:table-cell table:number-columns-repeated="4" office:value-type="float" office:value="3.06" calcext:value-type="float">
            <text:p>3.06</text:p>
          </table:table-cell>
          <table:table-cell/>
          <table:table-cell office:value-type="float" office:value="0.0032" calcext:value-type="float">
            <text:p>0.0032</text:p>
          </table:table-cell>
          <table:table-cell table:number-columns-repeated="3" office:value-type="float" office:value="0.0033" calcext:value-type="float">
            <text:p>0.0033</text:p>
          </table:table-cell>
          <table:table-cell table:number-columns-repeated="3"/>
          <table:table-cell table:formula="of:=IF([.$F34]&gt;0;3;IF([.$G34]&gt;0;4;IF([.$E34]&gt;0;2;IF([.$D34]&gt;0;1;IF([.$C34]&gt;0;0;0)))))" office:value-type="float" office:value="3" calcext:value-type="float">
            <text:p>3</text:p>
          </table:table-cell>
          <table:table-cell table:formula="of:=OFFSET([.$C34];0;[.$P34])" office:value-type="float" office:value="3.06" calcext:value-type="float">
            <text:p>3.06</text:p>
          </table:table-cell>
          <table:table-cell table:formula="of:=OFFSET([.$H34];0;[.$P34])" office:value-type="float" office:value="0.0033" calcext:value-type="float">
            <text:p>0.0033</text:p>
          </table:table-cell>
          <table:table-cell table:formula="of:=[.B34]" office:value-type="string" office:string-value="Isola IS300MD" calcext:value-type="string">
            <text:p>Isola IS300MD</text:p>
          </table:table-cell>
          <table:table-cell table:formula="of:=ROUND([.$E$5]/[.$J$4]*[.$Q34];3)" office:value-type="float" office:value="3.368" calcext:value-type="float">
            <text:p>3.368</text:p>
          </table:table-cell>
          <table:table-cell table:formula="of:=ROUND([.$H$5]/[.$J$4]*[.$Q34];3)" office:value-type="float" office:value="3.013" calcext:value-type="float">
            <text:p>3.013</text:p>
          </table:table-cell>
          <table:table-cell table:formula="of:=ROUND([.$F$5]/[.$K$4]*[.$R34];5)" office:value-type="float" office:value="0.00461" calcext:value-type="float">
            <text:p>0.00461</text:p>
          </table:table-cell>
          <table:table-cell table:formula="of:=ROUND([.$I$5]/[.$K$4]*[.$R34];5)" office:value-type="float" office:value="0.00395" calcext:value-type="float">
            <text:p>0.00395</text:p>
          </table:table-cell>
          <table:table-cell table:formula="of:=OFFSET([.$C$12];0;[.$P34])*1000000000" office:value-type="float" office:value="5000000000" calcext:value-type="float">
            <text:p>5000000000</text:p>
          </table:table-cell>
          <table:table-cell table:formula="of:=[.X34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S400</text:p>
          </table:table-cell>
          <table:table-cell office:value-type="float" office:value="3.9" calcext:value-type="float">
            <text:p>3.9</text:p>
          </table:table-cell>
          <table:table-cell table:number-columns-repeated="4"/>
          <table:table-cell office:value-type="float" office:value="0.022" calcext:value-type="float">
            <text:p>0.022</text:p>
          </table:table-cell>
          <table:table-cell table:number-columns-repeated="5"/>
          <table:table-cell office:value-type="string" calcext:value-type="string">
            <text:p>2.5.5.9</text:p>
          </table:table-cell>
          <table:table-cell/>
          <table:table-cell table:formula="of:=IF([.$F35]&gt;0;3;IF([.$G35]&gt;0;4;IF([.$E35]&gt;0;2;IF([.$D35]&gt;0;1;IF([.$C35]&gt;0;0;0)))))" office:value-type="float" office:value="0" calcext:value-type="float">
            <text:p>0</text:p>
          </table:table-cell>
          <table:table-cell table:formula="of:=OFFSET([.$C35];0;[.$P35])" office:value-type="float" office:value="3.9" calcext:value-type="float">
            <text:p>3.9</text:p>
          </table:table-cell>
          <table:table-cell table:formula="of:=OFFSET([.$H35];0;[.$P35])" office:value-type="float" office:value="0.022" calcext:value-type="float">
            <text:p>0.022</text:p>
          </table:table-cell>
          <table:table-cell table:formula="of:=[.B35]" office:value-type="string" office:string-value="Isola IS400" calcext:value-type="string">
            <text:p>Isola IS400</text:p>
          </table:table-cell>
          <table:table-cell table:formula="of:=ROUND([.$E$5]/[.$J$4]*[.$Q35];3)" office:value-type="float" office:value="4.293" calcext:value-type="float">
            <text:p>4.293</text:p>
          </table:table-cell>
          <table:table-cell table:formula="of:=ROUND([.$H$5]/[.$J$4]*[.$Q35];3)" office:value-type="float" office:value="3.84" calcext:value-type="float">
            <text:p>3.84</text:p>
          </table:table-cell>
          <table:table-cell table:formula="of:=ROUND([.$F$5]/[.$K$4]*[.$R35];5)" office:value-type="float" office:value="0.03071" calcext:value-type="float">
            <text:p>0.03071</text:p>
          </table:table-cell>
          <table:table-cell table:formula="of:=ROUND([.$I$5]/[.$K$4]*[.$R35];5)" office:value-type="float" office:value="0.02634" calcext:value-type="float">
            <text:p>0.02634</text:p>
          </table:table-cell>
          <table:table-cell table:formula="of:=OFFSET([.$C$12];0;[.$P35])*1000000000" office:value-type="float" office:value="500000000" calcext:value-type="float">
            <text:p>500000000</text:p>
          </table:table-cell>
          <table:table-cell table:formula="of:=[.X35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S400HR</text:p>
          </table:table-cell>
          <table:table-cell table:number-columns-repeated="2" office:value-type="float" office:value="4.2" calcext:value-type="float">
            <text:p>4.2</text:p>
          </table:table-cell>
          <table:table-cell table:number-columns-repeated="3"/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table:number-columns-repeated="4"/>
          <table:table-cell office:value-type="string" calcext:value-type="string">
            <text:p>2.5.5.9</text:p>
          </table:table-cell>
          <table:table-cell/>
          <table:table-cell table:formula="of:=IF([.$F36]&gt;0;3;IF([.$G36]&gt;0;4;IF([.$E36]&gt;0;2;IF([.$D36]&gt;0;1;IF([.$C36]&gt;0;0;0)))))" office:value-type="float" office:value="1" calcext:value-type="float">
            <text:p>1</text:p>
          </table:table-cell>
          <table:table-cell table:formula="of:=OFFSET([.$C36];0;[.$P36])" office:value-type="float" office:value="4.2" calcext:value-type="float">
            <text:p>4.2</text:p>
          </table:table-cell>
          <table:table-cell table:formula="of:=OFFSET([.$H36];0;[.$P36])" office:value-type="float" office:value="0.016" calcext:value-type="float">
            <text:p>0.016</text:p>
          </table:table-cell>
          <table:table-cell table:formula="of:=[.B36]" office:value-type="string" office:string-value="Isola IS400HR" calcext:value-type="string">
            <text:p>Isola IS400HR</text:p>
          </table:table-cell>
          <table:table-cell table:formula="of:=ROUND([.$E$5]/[.$J$4]*[.$Q36];3)" office:value-type="float" office:value="4.623" calcext:value-type="float">
            <text:p>4.623</text:p>
          </table:table-cell>
          <table:table-cell table:formula="of:=ROUND([.$H$5]/[.$J$4]*[.$Q36];3)" office:value-type="float" office:value="4.135" calcext:value-type="float">
            <text:p>4.135</text:p>
          </table:table-cell>
          <table:table-cell table:formula="of:=ROUND([.$F$5]/[.$K$4]*[.$R36];5)" office:value-type="float" office:value="0.02234" calcext:value-type="float">
            <text:p>0.02234</text:p>
          </table:table-cell>
          <table:table-cell table:formula="of:=ROUND([.$I$5]/[.$K$4]*[.$R36];5)" office:value-type="float" office:value="0.01915" calcext:value-type="float">
            <text:p>0.01915</text:p>
          </table:table-cell>
          <table:table-cell table:formula="of:=OFFSET([.$C$12];0;[.$P36])*1000000000" office:value-type="float" office:value="1000000000" calcext:value-type="float">
            <text:p>1000000000</text:p>
          </table:table-cell>
          <table:table-cell table:formula="of:=[.X36]/1000000000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S410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3.97" calcext:value-type="float">
            <text:p>3.97</text:p>
          </table:table-cell>
          <table:table-cell table:number-columns-repeated="2" office:value-type="float" office:value="3.87" calcext:value-type="float">
            <text:p>3.87</text:p>
          </table:table-cell>
          <table:table-cell/>
          <table:table-cell office:value-type="float" office:value="0.0189" calcext:value-type="float">
            <text:p>0.0189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23" calcext:value-type="float">
            <text:p>0.023</text:p>
          </table:table-cell>
          <table:table-cell/>
          <table:table-cell office:value-type="string" calcext:value-type="string">
            <text:p>First is 2.5.5.9</text:p>
          </table:table-cell>
          <table:table-cell/>
          <table:table-cell table:formula="of:=IF([.$F37]&gt;0;3;IF([.$G37]&gt;0;4;IF([.$E37]&gt;0;2;IF([.$D37]&gt;0;1;IF([.$C37]&gt;0;0;0)))))" office:value-type="float" office:value="3" calcext:value-type="float">
            <text:p>3</text:p>
          </table:table-cell>
          <table:table-cell table:formula="of:=OFFSET([.$C37];0;[.$P37])" office:value-type="float" office:value="3.87" calcext:value-type="float">
            <text:p>3.87</text:p>
          </table:table-cell>
          <table:table-cell table:formula="of:=OFFSET([.$H37];0;[.$P37])" office:value-type="float" office:value="0.023" calcext:value-type="float">
            <text:p>0.023</text:p>
          </table:table-cell>
          <table:table-cell table:formula="of:=[.B37]" office:value-type="string" office:string-value="Isola IS410" calcext:value-type="string">
            <text:p>Isola IS410</text:p>
          </table:table-cell>
          <table:table-cell table:formula="of:=ROUND([.$E$5]/[.$J$4]*[.$Q37];3)" office:value-type="float" office:value="4.26" calcext:value-type="float">
            <text:p>4.26</text:p>
          </table:table-cell>
          <table:table-cell table:formula="of:=ROUND([.$H$5]/[.$J$4]*[.$Q37];3)" office:value-type="float" office:value="3.811" calcext:value-type="float">
            <text:p>3.811</text:p>
          </table:table-cell>
          <table:table-cell table:formula="of:=ROUND([.$F$5]/[.$K$4]*[.$R37];5)" office:value-type="float" office:value="0.03211" calcext:value-type="float">
            <text:p>0.03211</text:p>
          </table:table-cell>
          <table:table-cell table:formula="of:=ROUND([.$I$5]/[.$K$4]*[.$R37];5)" office:value-type="float" office:value="0.02753" calcext:value-type="float">
            <text:p>0.02753</text:p>
          </table:table-cell>
          <table:table-cell table:formula="of:=OFFSET([.$C$12];0;[.$P37])*1000000000" office:value-type="float" office:value="5000000000" calcext:value-type="float">
            <text:p>5000000000</text:p>
          </table:table-cell>
          <table:table-cell table:formula="of:=[.X37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S415</text:p>
          </table:table-cell>
          <table:table-cell/>
          <table:table-cell office:value-type="float" office:value="3.71" calcext:value-type="float">
            <text:p>3.71</text:p>
          </table:table-cell>
          <table:table-cell office:value-type="float" office:value="3.72" calcext:value-type="float">
            <text:p>3.72</text:p>
          </table:table-cell>
          <table:table-cell table:number-columns-repeated="2" office:value-type="float" office:value="3.71" calcext:value-type="float">
            <text:p>3.71</text:p>
          </table:table-cell>
          <table:table-cell/>
          <table:table-cell office:value-type="float" office:value="0.0131" calcext:value-type="float">
            <text:p>0.013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5" calcext:value-type="float">
            <text:p>0.0125</text:p>
          </table:table-cell>
          <table:table-cell/>
          <table:table-cell office:value-type="string" calcext:value-type="string">
            <text:p>First is 2.5.5.9</text:p>
          </table:table-cell>
          <table:table-cell/>
          <table:table-cell table:formula="of:=IF([.$F38]&gt;0;3;IF([.$G38]&gt;0;4;IF([.$E38]&gt;0;2;IF([.$D38]&gt;0;1;IF([.$C38]&gt;0;0;0)))))" office:value-type="float" office:value="3" calcext:value-type="float">
            <text:p>3</text:p>
          </table:table-cell>
          <table:table-cell table:formula="of:=OFFSET([.$C38];0;[.$P38])" office:value-type="float" office:value="3.71" calcext:value-type="float">
            <text:p>3.71</text:p>
          </table:table-cell>
          <table:table-cell table:formula="of:=OFFSET([.$H38];0;[.$P38])" office:value-type="float" office:value="0.0127" calcext:value-type="float">
            <text:p>0.0127</text:p>
          </table:table-cell>
          <table:table-cell table:formula="of:=[.B38]" office:value-type="string" office:string-value="Isola IS415" calcext:value-type="string">
            <text:p>Isola IS415</text:p>
          </table:table-cell>
          <table:table-cell table:formula="of:=ROUND([.$E$5]/[.$J$4]*[.$Q38];3)" office:value-type="float" office:value="4.084" calcext:value-type="float">
            <text:p>4.084</text:p>
          </table:table-cell>
          <table:table-cell table:formula="of:=ROUND([.$H$5]/[.$J$4]*[.$Q38];3)" office:value-type="float" office:value="3.653" calcext:value-type="float">
            <text:p>3.653</text:p>
          </table:table-cell>
          <table:table-cell table:formula="of:=ROUND([.$F$5]/[.$K$4]*[.$R38];5)" office:value-type="float" office:value="0.01773" calcext:value-type="float">
            <text:p>0.01773</text:p>
          </table:table-cell>
          <table:table-cell table:formula="of:=ROUND([.$I$5]/[.$K$4]*[.$R38];5)" office:value-type="float" office:value="0.0152" calcext:value-type="float">
            <text:p>0.0152</text:p>
          </table:table-cell>
          <table:table-cell table:formula="of:=OFFSET([.$C$12];0;[.$P38])*1000000000" office:value-type="float" office:value="5000000000" calcext:value-type="float">
            <text:p>5000000000</text:p>
          </table:table-cell>
          <table:table-cell table:formula="of:=[.X38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S420</text:p>
          </table:table-cell>
          <table:table-cell/>
          <table:table-cell office:value-type="float" office:value="4.17" calcext:value-type="float">
            <text:p>4.17</text:p>
          </table:table-cell>
          <table:table-cell office:value-type="float" office:value="4.04" calcext:value-type="float">
            <text:p>4.04</text:p>
          </table:table-cell>
          <table:table-cell table:number-columns-repeated="2" office:value-type="float" office:value="3.92" calcext:value-type="float">
            <text:p>3.92</text:p>
          </table:table-cell>
          <table:table-cell/>
          <table:table-cell office:value-type="float" office:value="0.0161" calcext:value-type="float">
            <text:p>0.0161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.025" calcext:value-type="float">
            <text:p>0.025</text:p>
          </table:table-cell>
          <table:table-cell/>
          <table:table-cell office:value-type="string" calcext:value-type="string">
            <text:p>First is 2.5.5.9</text:p>
          </table:table-cell>
          <table:table-cell/>
          <table:table-cell table:formula="of:=IF([.$F39]&gt;0;3;IF([.$G39]&gt;0;4;IF([.$E39]&gt;0;2;IF([.$D39]&gt;0;1;IF([.$C39]&gt;0;0;0)))))" office:value-type="float" office:value="3" calcext:value-type="float">
            <text:p>3</text:p>
          </table:table-cell>
          <table:table-cell table:formula="of:=OFFSET([.$C39];0;[.$P39])" office:value-type="float" office:value="3.92" calcext:value-type="float">
            <text:p>3.92</text:p>
          </table:table-cell>
          <table:table-cell table:formula="of:=OFFSET([.$H39];0;[.$P39])" office:value-type="float" office:value="0.025" calcext:value-type="float">
            <text:p>0.025</text:p>
          </table:table-cell>
          <table:table-cell table:formula="of:=[.B39]" office:value-type="string" office:string-value="Isola IS420" calcext:value-type="string">
            <text:p>Isola IS420</text:p>
          </table:table-cell>
          <table:table-cell table:formula="of:=ROUND([.$E$5]/[.$J$4]*[.$Q39];3)" office:value-type="float" office:value="4.315" calcext:value-type="float">
            <text:p>4.315</text:p>
          </table:table-cell>
          <table:table-cell table:formula="of:=ROUND([.$H$5]/[.$J$4]*[.$Q39];3)" office:value-type="float" office:value="3.86" calcext:value-type="float">
            <text:p>3.86</text:p>
          </table:table-cell>
          <table:table-cell table:formula="of:=ROUND([.$F$5]/[.$K$4]*[.$R39];5)" office:value-type="float" office:value="0.0349" calcext:value-type="float">
            <text:p>0.0349</text:p>
          </table:table-cell>
          <table:table-cell table:formula="of:=ROUND([.$I$5]/[.$K$4]*[.$R39];5)" office:value-type="float" office:value="0.02993" calcext:value-type="float">
            <text:p>0.02993</text:p>
          </table:table-cell>
          <table:table-cell table:formula="of:=OFFSET([.$C$12];0;[.$P39])*1000000000" office:value-type="float" office:value="5000000000" calcext:value-type="float">
            <text:p>5000000000</text:p>
          </table:table-cell>
          <table:table-cell table:formula="of:=[.X39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S620i</text:p>
          </table:table-cell>
          <table:table-cell/>
          <table:table-cell table:number-columns-repeated="2" office:value-type="float" office:value="3.58" calcext:value-type="float">
            <text:p>3.58</text:p>
          </table:table-cell>
          <table:table-cell table:number-columns-repeated="2" office:value-type="float" office:value="3.54" calcext:value-type="float">
            <text:p>3.54</text:p>
          </table:table-cell>
          <table:table-cell/>
          <table:table-cell office:value-type="float" office:value="0.0059" calcext:value-type="float">
            <text:p>0.005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71" calcext:value-type="float">
            <text:p>0.0071</text:p>
          </table:table-cell>
          <table:table-cell/>
          <table:table-cell office:value-type="string" calcext:value-type="string">
            <text:p>First is 2.5.5.9</text:p>
          </table:table-cell>
          <table:table-cell/>
          <table:table-cell table:formula="of:=IF([.$F40]&gt;0;3;IF([.$G40]&gt;0;4;IF([.$E40]&gt;0;2;IF([.$D40]&gt;0;1;IF([.$C40]&gt;0;0;0)))))" office:value-type="float" office:value="3" calcext:value-type="float">
            <text:p>3</text:p>
          </table:table-cell>
          <table:table-cell table:formula="of:=OFFSET([.$C40];0;[.$P40])" office:value-type="float" office:value="3.54" calcext:value-type="float">
            <text:p>3.54</text:p>
          </table:table-cell>
          <table:table-cell table:formula="of:=OFFSET([.$H40];0;[.$P40])" office:value-type="float" office:value="0.0066" calcext:value-type="float">
            <text:p>0.0066</text:p>
          </table:table-cell>
          <table:table-cell table:formula="of:=[.B40]" office:value-type="string" office:string-value="Isola IS620i" calcext:value-type="string">
            <text:p>Isola IS620i</text:p>
          </table:table-cell>
          <table:table-cell table:formula="of:=ROUND([.$E$5]/[.$J$4]*[.$Q40];3)" office:value-type="float" office:value="3.897" calcext:value-type="float">
            <text:p>3.897</text:p>
          </table:table-cell>
          <table:table-cell table:formula="of:=ROUND([.$H$5]/[.$J$4]*[.$Q40];3)" office:value-type="float" office:value="3.486" calcext:value-type="float">
            <text:p>3.486</text:p>
          </table:table-cell>
          <table:table-cell table:formula="of:=ROUND([.$F$5]/[.$K$4]*[.$R40];5)" office:value-type="float" office:value="0.00921" calcext:value-type="float">
            <text:p>0.00921</text:p>
          </table:table-cell>
          <table:table-cell table:formula="of:=ROUND([.$I$5]/[.$K$4]*[.$R40];5)" office:value-type="float" office:value="0.0079" calcext:value-type="float">
            <text:p>0.0079</text:p>
          </table:table-cell>
          <table:table-cell table:formula="of:=OFFSET([.$C$12];0;[.$P40])*1000000000" office:value-type="float" office:value="5000000000" calcext:value-type="float">
            <text:p>5000000000</text:p>
          </table:table-cell>
          <table:table-cell table:formula="of:=[.X40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S680 (2.80)</text:p>
          </table:table-cell>
          <table:table-cell table:number-columns-repeated="3"/>
          <table:table-cell office:value-type="float" office:value="2.8" calcext:value-type="float">
            <text:p>2.8</text:p>
          </table:table-cell>
          <table:table-cell table:number-columns-repeated="4"/>
          <table:table-cell office:value-type="float" office:value="0.0025" calcext:value-type="float">
            <text:p>0.0025</text:p>
          </table:table-cell>
          <table:table-cell table:number-columns-repeated="2"/>
          <table:table-cell office:value-type="string" calcext:value-type="string">
            <text:p>Datasheet is unclear – may be wrong</text:p>
          </table:table-cell>
          <table:table-cell/>
          <table:table-cell table:formula="of:=IF([.$F41]&gt;0;3;IF([.$G41]&gt;0;4;IF([.$E41]&gt;0;2;IF([.$D41]&gt;0;1;IF([.$C41]&gt;0;0;0)))))" office:value-type="float" office:value="3" calcext:value-type="float">
            <text:p>3</text:p>
          </table:table-cell>
          <table:table-cell table:formula="of:=OFFSET([.$C41];0;[.$P41])" office:value-type="float" office:value="2.8" calcext:value-type="float">
            <text:p>2.8</text:p>
          </table:table-cell>
          <table:table-cell table:formula="of:=OFFSET([.$H41];0;[.$P41])" office:value-type="float" office:value="0.0025" calcext:value-type="float">
            <text:p>0.0025</text:p>
          </table:table-cell>
          <table:table-cell table:formula="of:=[.B41]" office:value-type="string" office:string-value="Isola IS680 (2.80)" calcext:value-type="string">
            <text:p>Isola IS680 (2.80)</text:p>
          </table:table-cell>
          <table:table-cell table:formula="of:=ROUND([.$E$5]/[.$J$4]*[.$Q41];3)" office:value-type="float" office:value="3.082" calcext:value-type="float">
            <text:p>3.082</text:p>
          </table:table-cell>
          <table:table-cell table:formula="of:=ROUND([.$H$5]/[.$J$4]*[.$Q41];3)" office:value-type="float" office:value="2.757" calcext:value-type="float">
            <text:p>2.757</text:p>
          </table:table-cell>
          <table:table-cell table:formula="of:=ROUND([.$F$5]/[.$K$4]*[.$R41];5)" office:value-type="float" office:value="0.00349" calcext:value-type="float">
            <text:p>0.00349</text:p>
          </table:table-cell>
          <table:table-cell table:formula="of:=ROUND([.$I$5]/[.$K$4]*[.$R41];5)" office:value-type="float" office:value="0.00299" calcext:value-type="float">
            <text:p>0.00299</text:p>
          </table:table-cell>
          <table:table-cell table:formula="of:=OFFSET([.$C$12];0;[.$P41])*1000000000" office:value-type="float" office:value="5000000000" calcext:value-type="float">
            <text:p>5000000000</text:p>
          </table:table-cell>
          <table:table-cell table:formula="of:=[.X41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S680 (3.00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Datasheet is unclear – may be wrong</text:p>
          </table:table-cell>
          <table:table-cell/>
          <table:table-cell table:formula="of:=IF([.$F42]&gt;0;3;IF([.$G42]&gt;0;4;IF([.$E42]&gt;0;2;IF([.$D42]&gt;0;1;IF([.$C42]&gt;0;0;0)))))" office:value-type="float" office:value="3" calcext:value-type="float">
            <text:p>3</text:p>
          </table:table-cell>
          <table:table-cell table:formula="of:=OFFSET([.$C42];0;[.$P42])" office:value-type="float" office:value="3" calcext:value-type="float">
            <text:p>3</text:p>
          </table:table-cell>
          <table:table-cell table:formula="of:=OFFSET([.$H42];0;[.$P42])" office:value-type="float" office:value="0.003" calcext:value-type="float">
            <text:p>0.003</text:p>
          </table:table-cell>
          <table:table-cell table:formula="of:=[.B42]" office:value-type="string" office:string-value="Isola IS680 (3.00)" calcext:value-type="string">
            <text:p>Isola IS680 (3.00)</text:p>
          </table:table-cell>
          <table:table-cell table:formula="of:=ROUND([.$E$5]/[.$J$4]*[.$Q42];3)" office:value-type="float" office:value="3.302" calcext:value-type="float">
            <text:p>3.302</text:p>
          </table:table-cell>
          <table:table-cell table:formula="of:=ROUND([.$H$5]/[.$J$4]*[.$Q42];3)" office:value-type="float" office:value="2.954" calcext:value-type="float">
            <text:p>2.954</text:p>
          </table:table-cell>
          <table:table-cell table:formula="of:=ROUND([.$F$5]/[.$K$4]*[.$R42];5)" office:value-type="float" office:value="0.00419" calcext:value-type="float">
            <text:p>0.00419</text:p>
          </table:table-cell>
          <table:table-cell table:formula="of:=ROUND([.$I$5]/[.$K$4]*[.$R42];5)" office:value-type="float" office:value="0.00359" calcext:value-type="float">
            <text:p>0.00359</text:p>
          </table:table-cell>
          <table:table-cell table:formula="of:=OFFSET([.$C$12];0;[.$P42])*1000000000" office:value-type="float" office:value="5000000000" calcext:value-type="float">
            <text:p>5000000000</text:p>
          </table:table-cell>
          <table:table-cell table:formula="of:=[.X42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S680 (3.20)</text:p>
          </table:table-cell>
          <table:table-cell table:number-columns-repeated="3"/>
          <table:table-cell office:value-type="float" office:value="3.2" calcext:value-type="float">
            <text:p>3.2</text:p>
          </table:table-cell>
          <table:table-cell table:number-columns-repeated="4"/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Datasheet is unclear – may be wrong</text:p>
          </table:table-cell>
          <table:table-cell/>
          <table:table-cell table:formula="of:=IF([.$F43]&gt;0;3;IF([.$G43]&gt;0;4;IF([.$E43]&gt;0;2;IF([.$D43]&gt;0;1;IF([.$C43]&gt;0;0;0)))))" office:value-type="float" office:value="3" calcext:value-type="float">
            <text:p>3</text:p>
          </table:table-cell>
          <table:table-cell table:formula="of:=OFFSET([.$C43];0;[.$P43])" office:value-type="float" office:value="3.2" calcext:value-type="float">
            <text:p>3.2</text:p>
          </table:table-cell>
          <table:table-cell table:formula="of:=OFFSET([.$H43];0;[.$P43])" office:value-type="float" office:value="0.003" calcext:value-type="float">
            <text:p>0.003</text:p>
          </table:table-cell>
          <table:table-cell table:formula="of:=[.B43]" office:value-type="string" office:string-value="Isola IS680 (3.20)" calcext:value-type="string">
            <text:p>Isola IS680 (3.20)</text:p>
          </table:table-cell>
          <table:table-cell table:formula="of:=ROUND([.$E$5]/[.$J$4]*[.$Q43];3)" office:value-type="float" office:value="3.522" calcext:value-type="float">
            <text:p>3.522</text:p>
          </table:table-cell>
          <table:table-cell table:formula="of:=ROUND([.$H$5]/[.$J$4]*[.$Q43];3)" office:value-type="float" office:value="3.151" calcext:value-type="float">
            <text:p>3.151</text:p>
          </table:table-cell>
          <table:table-cell table:formula="of:=ROUND([.$F$5]/[.$K$4]*[.$R43];5)" office:value-type="float" office:value="0.00419" calcext:value-type="float">
            <text:p>0.00419</text:p>
          </table:table-cell>
          <table:table-cell table:formula="of:=ROUND([.$I$5]/[.$K$4]*[.$R43];5)" office:value-type="float" office:value="0.00359" calcext:value-type="float">
            <text:p>0.00359</text:p>
          </table:table-cell>
          <table:table-cell table:formula="of:=OFFSET([.$C$12];0;[.$P43])*1000000000" office:value-type="float" office:value="5000000000" calcext:value-type="float">
            <text:p>5000000000</text:p>
          </table:table-cell>
          <table:table-cell table:formula="of:=[.X43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S680 (3.33)</text:p>
          </table:table-cell>
          <table:table-cell table:number-columns-repeated="3"/>
          <table:table-cell office:value-type="float" office:value="3.33" calcext:value-type="float">
            <text:p>3.33</text:p>
          </table:table-cell>
          <table:table-cell table:number-columns-repeated="4"/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string" calcext:value-type="string">
            <text:p>Datasheet is unclear – may be wrong</text:p>
          </table:table-cell>
          <table:table-cell/>
          <table:table-cell table:formula="of:=IF([.$F44]&gt;0;3;IF([.$G44]&gt;0;4;IF([.$E44]&gt;0;2;IF([.$D44]&gt;0;1;IF([.$C44]&gt;0;0;0)))))" office:value-type="float" office:value="3" calcext:value-type="float">
            <text:p>3</text:p>
          </table:table-cell>
          <table:table-cell table:formula="of:=OFFSET([.$C44];0;[.$P44])" office:value-type="float" office:value="3.33" calcext:value-type="float">
            <text:p>3.33</text:p>
          </table:table-cell>
          <table:table-cell table:formula="of:=OFFSET([.$H44];0;[.$P44])" office:value-type="float" office:value="0.003" calcext:value-type="float">
            <text:p>0.003</text:p>
          </table:table-cell>
          <table:table-cell table:formula="of:=[.B44]" office:value-type="string" office:string-value="Isola IS680 (3.33)" calcext:value-type="string">
            <text:p>Isola IS680 (3.33)</text:p>
          </table:table-cell>
          <table:table-cell table:formula="of:=ROUND([.$E$5]/[.$J$4]*[.$Q44];3)" office:value-type="float" office:value="3.666" calcext:value-type="float">
            <text:p>3.666</text:p>
          </table:table-cell>
          <table:table-cell table:formula="of:=ROUND([.$H$5]/[.$J$4]*[.$Q44];3)" office:value-type="float" office:value="3.279" calcext:value-type="float">
            <text:p>3.279</text:p>
          </table:table-cell>
          <table:table-cell table:formula="of:=ROUND([.$F$5]/[.$K$4]*[.$R44];5)" office:value-type="float" office:value="0.00419" calcext:value-type="float">
            <text:p>0.00419</text:p>
          </table:table-cell>
          <table:table-cell table:formula="of:=ROUND([.$I$5]/[.$K$4]*[.$R44];5)" office:value-type="float" office:value="0.00359" calcext:value-type="float">
            <text:p>0.00359</text:p>
          </table:table-cell>
          <table:table-cell table:formula="of:=OFFSET([.$C$12];0;[.$P44])*1000000000" office:value-type="float" office:value="5000000000" calcext:value-type="float">
            <text:p>5000000000</text:p>
          </table:table-cell>
          <table:table-cell table:formula="of:=[.X44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S680 (3.38)</text:p>
          </table:table-cell>
          <table:table-cell table:number-columns-repeated="3"/>
          <table:table-cell office:value-type="float" office:value="3.38" calcext:value-type="float">
            <text:p>3.38</text:p>
          </table:table-cell>
          <table:table-cell table:number-columns-repeated="4"/>
          <table:table-cell office:value-type="float" office:value="0.0035" calcext:value-type="float">
            <text:p>0.0035</text:p>
          </table:table-cell>
          <table:table-cell table:number-columns-repeated="2"/>
          <table:table-cell office:value-type="string" calcext:value-type="string">
            <text:p>Datasheet is unclear – may be wrong</text:p>
          </table:table-cell>
          <table:table-cell/>
          <table:table-cell table:formula="of:=IF([.$F45]&gt;0;3;IF([.$G45]&gt;0;4;IF([.$E45]&gt;0;2;IF([.$D45]&gt;0;1;IF([.$C45]&gt;0;0;0)))))" office:value-type="float" office:value="3" calcext:value-type="float">
            <text:p>3</text:p>
          </table:table-cell>
          <table:table-cell table:formula="of:=OFFSET([.$C45];0;[.$P45])" office:value-type="float" office:value="3.38" calcext:value-type="float">
            <text:p>3.38</text:p>
          </table:table-cell>
          <table:table-cell table:formula="of:=OFFSET([.$H45];0;[.$P45])" office:value-type="float" office:value="0.0035" calcext:value-type="float">
            <text:p>0.0035</text:p>
          </table:table-cell>
          <table:table-cell table:formula="of:=[.B45]" office:value-type="string" office:string-value="Isola IS680 (3.38)" calcext:value-type="string">
            <text:p>Isola IS680 (3.38)</text:p>
          </table:table-cell>
          <table:table-cell table:formula="of:=ROUND([.$E$5]/[.$J$4]*[.$Q45];3)" office:value-type="float" office:value="3.721" calcext:value-type="float">
            <text:p>3.721</text:p>
          </table:table-cell>
          <table:table-cell table:formula="of:=ROUND([.$H$5]/[.$J$4]*[.$Q45];3)" office:value-type="float" office:value="3.328" calcext:value-type="float">
            <text:p>3.328</text:p>
          </table:table-cell>
          <table:table-cell table:formula="of:=ROUND([.$F$5]/[.$K$4]*[.$R45];5)" office:value-type="float" office:value="0.00489" calcext:value-type="float">
            <text:p>0.00489</text:p>
          </table:table-cell>
          <table:table-cell table:formula="of:=ROUND([.$I$5]/[.$K$4]*[.$R45];5)" office:value-type="float" office:value="0.00419" calcext:value-type="float">
            <text:p>0.00419</text:p>
          </table:table-cell>
          <table:table-cell table:formula="of:=OFFSET([.$C$12];0;[.$P45])*1000000000" office:value-type="float" office:value="5000000000" calcext:value-type="float">
            <text:p>5000000000</text:p>
          </table:table-cell>
          <table:table-cell table:formula="of:=[.X45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S680 (3.45)</text:p>
          </table:table-cell>
          <table:table-cell table:number-columns-repeated="3"/>
          <table:table-cell office:value-type="float" office:value="3.45" calcext:value-type="float">
            <text:p>3.45</text:p>
          </table:table-cell>
          <table:table-cell table:number-columns-repeated="4"/>
          <table:table-cell office:value-type="float" office:value="0.0035" calcext:value-type="float">
            <text:p>0.0035</text:p>
          </table:table-cell>
          <table:table-cell table:number-columns-repeated="2"/>
          <table:table-cell office:value-type="string" calcext:value-type="string">
            <text:p>Datasheet is unclear – may be wrong</text:p>
          </table:table-cell>
          <table:table-cell/>
          <table:table-cell table:formula="of:=IF([.$F46]&gt;0;3;IF([.$G46]&gt;0;4;IF([.$E46]&gt;0;2;IF([.$D46]&gt;0;1;IF([.$C46]&gt;0;0;0)))))" office:value-type="float" office:value="3" calcext:value-type="float">
            <text:p>3</text:p>
          </table:table-cell>
          <table:table-cell table:formula="of:=OFFSET([.$C46];0;[.$P46])" office:value-type="float" office:value="3.45" calcext:value-type="float">
            <text:p>3.45</text:p>
          </table:table-cell>
          <table:table-cell table:formula="of:=OFFSET([.$H46];0;[.$P46])" office:value-type="float" office:value="0.0035" calcext:value-type="float">
            <text:p>0.0035</text:p>
          </table:table-cell>
          <table:table-cell table:formula="of:=[.B46]" office:value-type="string" office:string-value="Isola IS680 (3.45)" calcext:value-type="string">
            <text:p>Isola IS680 (3.45)</text:p>
          </table:table-cell>
          <table:table-cell table:formula="of:=ROUND([.$E$5]/[.$J$4]*[.$Q46];3)" office:value-type="float" office:value="3.798" calcext:value-type="float">
            <text:p>3.798</text:p>
          </table:table-cell>
          <table:table-cell table:formula="of:=ROUND([.$H$5]/[.$J$4]*[.$Q46];3)" office:value-type="float" office:value="3.397" calcext:value-type="float">
            <text:p>3.397</text:p>
          </table:table-cell>
          <table:table-cell table:formula="of:=ROUND([.$F$5]/[.$K$4]*[.$R46];5)" office:value-type="float" office:value="0.00489" calcext:value-type="float">
            <text:p>0.00489</text:p>
          </table:table-cell>
          <table:table-cell table:formula="of:=ROUND([.$I$5]/[.$K$4]*[.$R46];5)" office:value-type="float" office:value="0.00419" calcext:value-type="float">
            <text:p>0.00419</text:p>
          </table:table-cell>
          <table:table-cell table:formula="of:=OFFSET([.$C$12];0;[.$P46])*1000000000" office:value-type="float" office:value="5000000000" calcext:value-type="float">
            <text:p>5000000000</text:p>
          </table:table-cell>
          <table:table-cell table:formula="of:=[.X46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S680 AG (3.00)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.002" calcext:value-type="float">
            <text:p>0.002</text:p>
          </table:table-cell>
          <table:table-cell table:number-columns-repeated="3"/>
          <table:table-cell table:formula="of:=IF([.$F47]&gt;0;3;IF([.$G47]&gt;0;4;IF([.$E47]&gt;0;2;IF([.$D47]&gt;0;1;IF([.$C47]&gt;0;0;0)))))" office:value-type="float" office:value="4" calcext:value-type="float">
            <text:p>4</text:p>
          </table:table-cell>
          <table:table-cell table:formula="of:=OFFSET([.$C47];0;[.$P47])" office:value-type="float" office:value="3" calcext:value-type="float">
            <text:p>3</text:p>
          </table:table-cell>
          <table:table-cell table:formula="of:=OFFSET([.$H47];0;[.$P47])" office:value-type="float" office:value="0.002" calcext:value-type="float">
            <text:p>0.002</text:p>
          </table:table-cell>
          <table:table-cell table:formula="of:=[.B47]" office:value-type="string" office:string-value="Isola IS680 AG (3.00)" calcext:value-type="string">
            <text:p>Isola IS680 AG (3.00)</text:p>
          </table:table-cell>
          <table:table-cell table:formula="of:=ROUND([.$E$5]/[.$J$4]*[.$Q47];3)" office:value-type="float" office:value="3.302" calcext:value-type="float">
            <text:p>3.302</text:p>
          </table:table-cell>
          <table:table-cell table:formula="of:=ROUND([.$H$5]/[.$J$4]*[.$Q47];3)" office:value-type="float" office:value="2.954" calcext:value-type="float">
            <text:p>2.954</text:p>
          </table:table-cell>
          <table:table-cell table:formula="of:=ROUND([.$F$5]/[.$K$4]*[.$R47];5)" office:value-type="float" office:value="0.00279" calcext:value-type="float">
            <text:p>0.00279</text:p>
          </table:table-cell>
          <table:table-cell table:formula="of:=ROUND([.$I$5]/[.$K$4]*[.$R47];5)" office:value-type="float" office:value="0.00239" calcext:value-type="float">
            <text:p>0.00239</text:p>
          </table:table-cell>
          <table:table-cell table:formula="of:=OFFSET([.$C$12];0;[.$P47])*1000000000" office:value-type="float" office:value="10000000000" calcext:value-type="float">
            <text:p>10000000000</text:p>
          </table:table-cell>
          <table:table-cell table:formula="of:=[.X47]/1000000000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S680 AG (3.45)</text:p>
          </table:table-cell>
          <table:table-cell table:number-columns-repeated="4"/>
          <table:table-cell office:value-type="float" office:value="3.45" calcext:value-type="float">
            <text:p>3.45</text:p>
          </table:table-cell>
          <table:table-cell table:number-columns-repeated="4"/>
          <table:table-cell office:value-type="float" office:value="0.0026" calcext:value-type="float">
            <text:p>0.0026</text:p>
          </table:table-cell>
          <table:table-cell table:number-columns-repeated="3"/>
          <table:table-cell table:formula="of:=IF([.$F48]&gt;0;3;IF([.$G48]&gt;0;4;IF([.$E48]&gt;0;2;IF([.$D48]&gt;0;1;IF([.$C48]&gt;0;0;0)))))" office:value-type="float" office:value="4" calcext:value-type="float">
            <text:p>4</text:p>
          </table:table-cell>
          <table:table-cell table:formula="of:=OFFSET([.$C48];0;[.$P48])" office:value-type="float" office:value="3.45" calcext:value-type="float">
            <text:p>3.45</text:p>
          </table:table-cell>
          <table:table-cell table:formula="of:=OFFSET([.$H48];0;[.$P48])" office:value-type="float" office:value="0.0026" calcext:value-type="float">
            <text:p>0.0026</text:p>
          </table:table-cell>
          <table:table-cell table:formula="of:=[.B48]" office:value-type="string" office:string-value="Isola IS680 AG (3.45)" calcext:value-type="string">
            <text:p>Isola IS680 AG (3.45)</text:p>
          </table:table-cell>
          <table:table-cell table:formula="of:=ROUND([.$E$5]/[.$J$4]*[.$Q48];3)" office:value-type="float" office:value="3.798" calcext:value-type="float">
            <text:p>3.798</text:p>
          </table:table-cell>
          <table:table-cell table:formula="of:=ROUND([.$H$5]/[.$J$4]*[.$Q48];3)" office:value-type="float" office:value="3.397" calcext:value-type="float">
            <text:p>3.397</text:p>
          </table:table-cell>
          <table:table-cell table:formula="of:=ROUND([.$F$5]/[.$K$4]*[.$R48];5)" office:value-type="float" office:value="0.00363" calcext:value-type="float">
            <text:p>0.00363</text:p>
          </table:table-cell>
          <table:table-cell table:formula="of:=ROUND([.$I$5]/[.$K$4]*[.$R48];5)" office:value-type="float" office:value="0.00311" calcext:value-type="float">
            <text:p>0.00311</text:p>
          </table:table-cell>
          <table:table-cell table:formula="of:=OFFSET([.$C$12];0;[.$P48])*1000000000" office:value-type="float" office:value="10000000000" calcext:value-type="float">
            <text:p>10000000000</text:p>
          </table:table-cell>
          <table:table-cell table:formula="of:=[.X48]/1000000000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49]&gt;0;3;IF([.$G49]&gt;0;4;IF([.$E49]&gt;0;2;IF([.$D49]&gt;0;1;IF([.$C49]&gt;0;0;0)))))" office:value-type="float" office:value="0" calcext:value-type="float">
            <text:p>0</text:p>
          </table:table-cell>
          <table:table-cell table:formula="of:=OFFSET([.$C49];0;[.$P49])" office:value-type="float" office:value="0" calcext:value-type="float">
            <text:p>0</text:p>
          </table:table-cell>
          <table:table-cell table:formula="of:=OFFSET([.$H49];0;[.$P49])" office:value-type="float" office:value="0" calcext:value-type="float">
            <text:p>0</text:p>
          </table:table-cell>
          <table:table-cell table:formula="of:=[.B49]" office:value-type="float" office:value="0" calcext:value-type="float">
            <text:p>0</text:p>
          </table:table-cell>
          <table:table-cell table:formula="of:=ROUND([.$E$5]/[.$J$4]*[.$Q49];3)" office:value-type="float" office:value="0" calcext:value-type="float">
            <text:p>0</text:p>
          </table:table-cell>
          <table:table-cell table:formula="of:=ROUND([.$H$5]/[.$J$4]*[.$Q49];3)" office:value-type="float" office:value="0" calcext:value-type="float">
            <text:p>0</text:p>
          </table:table-cell>
          <table:table-cell table:formula="of:=ROUND([.$F$5]/[.$K$4]*[.$R49];5)" office:value-type="float" office:value="0" calcext:value-type="float">
            <text:p>0</text:p>
          </table:table-cell>
          <table:table-cell table:formula="of:=ROUND([.$I$5]/[.$K$4]*[.$R49];5)" office:value-type="float" office:value="0" calcext:value-type="float">
            <text:p>0</text:p>
          </table:table-cell>
          <table:table-cell table:formula="of:=OFFSET([.$C$12];0;[.$P49])*1000000000" office:value-type="float" office:value="500000000" calcext:value-type="float">
            <text:p>500000000</text:p>
          </table:table-cell>
          <table:table-cell table:formula="of:=[.X49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50]&gt;0;3;IF([.$G50]&gt;0;4;IF([.$E50]&gt;0;2;IF([.$D50]&gt;0;1;IF([.$C50]&gt;0;0;0)))))" office:value-type="float" office:value="0" calcext:value-type="float">
            <text:p>0</text:p>
          </table:table-cell>
          <table:table-cell table:formula="of:=OFFSET([.$C50];0;[.$P50])" office:value-type="float" office:value="0" calcext:value-type="float">
            <text:p>0</text:p>
          </table:table-cell>
          <table:table-cell table:formula="of:=OFFSET([.$H50];0;[.$P50])" office:value-type="float" office:value="0" calcext:value-type="float">
            <text:p>0</text:p>
          </table:table-cell>
          <table:table-cell table:formula="of:=[.B50]" office:value-type="float" office:value="0" calcext:value-type="float">
            <text:p>0</text:p>
          </table:table-cell>
          <table:table-cell table:formula="of:=ROUND([.$E$5]/[.$J$4]*[.$Q50];3)" office:value-type="float" office:value="0" calcext:value-type="float">
            <text:p>0</text:p>
          </table:table-cell>
          <table:table-cell table:formula="of:=ROUND([.$H$5]/[.$J$4]*[.$Q50];3)" office:value-type="float" office:value="0" calcext:value-type="float">
            <text:p>0</text:p>
          </table:table-cell>
          <table:table-cell table:formula="of:=ROUND([.$F$5]/[.$K$4]*[.$R50];5)" office:value-type="float" office:value="0" calcext:value-type="float">
            <text:p>0</text:p>
          </table:table-cell>
          <table:table-cell table:formula="of:=ROUND([.$I$5]/[.$K$4]*[.$R50];5)" office:value-type="float" office:value="0" calcext:value-type="float">
            <text:p>0</text:p>
          </table:table-cell>
          <table:table-cell table:formula="of:=OFFSET([.$C$12];0;[.$P50])*1000000000" office:value-type="float" office:value="500000000" calcext:value-type="float">
            <text:p>500000000</text:p>
          </table:table-cell>
          <table:table-cell table:formula="of:=[.X50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-Tera MT (3.00)</text:p>
          </table:table-cell>
          <table:table-cell table:number-columns-repeated="2"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table:number-columns-repeated="3" office:value-type="float" office:value="0.0035" calcext:value-type="float">
            <text:p>0.0035</text:p>
          </table:table-cell>
          <table:table-cell table:number-columns-repeated="3"/>
          <table:table-cell table:formula="of:=IF([.$F51]&gt;0;3;IF([.$G51]&gt;0;4;IF([.$E51]&gt;0;2;IF([.$D51]&gt;0;1;IF([.$C51]&gt;0;0;0)))))" office:value-type="float" office:value="3" calcext:value-type="float">
            <text:p>3</text:p>
          </table:table-cell>
          <table:table-cell table:formula="of:=OFFSET([.$C51];0;[.$P51])" office:value-type="float" office:value="3" calcext:value-type="float">
            <text:p>3</text:p>
          </table:table-cell>
          <table:table-cell table:formula="of:=OFFSET([.$H51];0;[.$P51])" office:value-type="float" office:value="0.0035" calcext:value-type="float">
            <text:p>0.0035</text:p>
          </table:table-cell>
          <table:table-cell table:formula="of:=[.B51]" office:value-type="string" office:string-value="Isola I-Tera MT (3.00)" calcext:value-type="string">
            <text:p>Isola I-Tera MT (3.00)</text:p>
          </table:table-cell>
          <table:table-cell table:formula="of:=ROUND([.$E$5]/[.$J$4]*[.$Q51];3)" office:value-type="float" office:value="3.302" calcext:value-type="float">
            <text:p>3.302</text:p>
          </table:table-cell>
          <table:table-cell table:formula="of:=ROUND([.$H$5]/[.$J$4]*[.$Q51];3)" office:value-type="float" office:value="2.954" calcext:value-type="float">
            <text:p>2.954</text:p>
          </table:table-cell>
          <table:table-cell table:formula="of:=ROUND([.$F$5]/[.$K$4]*[.$R51];5)" office:value-type="float" office:value="0.00489" calcext:value-type="float">
            <text:p>0.00489</text:p>
          </table:table-cell>
          <table:table-cell table:formula="of:=ROUND([.$I$5]/[.$K$4]*[.$R51];5)" office:value-type="float" office:value="0.00419" calcext:value-type="float">
            <text:p>0.00419</text:p>
          </table:table-cell>
          <table:table-cell table:formula="of:=OFFSET([.$C$12];0;[.$P51])*1000000000" office:value-type="float" office:value="5000000000" calcext:value-type="float">
            <text:p>5000000000</text:p>
          </table:table-cell>
          <table:table-cell table:formula="of:=[.X51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-Tera MT RF (3.38)</text:p>
          </table:table-cell>
          <table:table-cell table:number-columns-repeated="4"/>
          <table:table-cell office:value-type="float" office:value="3.38" calcext:value-type="float">
            <text:p>3.38</text:p>
          </table:table-cell>
          <table:table-cell table:number-columns-repeated="4"/>
          <table:table-cell office:value-type="float" office:value="0.0028" calcext:value-type="float">
            <text:p>0.0028</text:p>
          </table:table-cell>
          <table:table-cell table:number-columns-repeated="3"/>
          <table:table-cell table:formula="of:=IF([.$F52]&gt;0;3;IF([.$G52]&gt;0;4;IF([.$E52]&gt;0;2;IF([.$D52]&gt;0;1;IF([.$C52]&gt;0;0;0)))))" office:value-type="float" office:value="4" calcext:value-type="float">
            <text:p>4</text:p>
          </table:table-cell>
          <table:table-cell table:formula="of:=OFFSET([.$C52];0;[.$P52])" office:value-type="float" office:value="3.38" calcext:value-type="float">
            <text:p>3.38</text:p>
          </table:table-cell>
          <table:table-cell table:formula="of:=OFFSET([.$H52];0;[.$P52])" office:value-type="float" office:value="0.0028" calcext:value-type="float">
            <text:p>0.0028</text:p>
          </table:table-cell>
          <table:table-cell table:formula="of:=[.B52]" office:value-type="string" office:string-value="Isola I-Tera MT RF (3.38)" calcext:value-type="string">
            <text:p>Isola I-Tera MT RF (3.38)</text:p>
          </table:table-cell>
          <table:table-cell table:formula="of:=ROUND([.$E$5]/[.$J$4]*[.$Q52];3)" office:value-type="float" office:value="3.721" calcext:value-type="float">
            <text:p>3.721</text:p>
          </table:table-cell>
          <table:table-cell table:formula="of:=ROUND([.$H$5]/[.$J$4]*[.$Q52];3)" office:value-type="float" office:value="3.328" calcext:value-type="float">
            <text:p>3.328</text:p>
          </table:table-cell>
          <table:table-cell table:formula="of:=ROUND([.$F$5]/[.$K$4]*[.$R52];5)" office:value-type="float" office:value="0.00391" calcext:value-type="float">
            <text:p>0.00391</text:p>
          </table:table-cell>
          <table:table-cell table:formula="of:=ROUND([.$I$5]/[.$K$4]*[.$R52];5)" office:value-type="float" office:value="0.00335" calcext:value-type="float">
            <text:p>0.00335</text:p>
          </table:table-cell>
          <table:table-cell table:formula="of:=OFFSET([.$C$12];0;[.$P52])*1000000000" office:value-type="float" office:value="10000000000" calcext:value-type="float">
            <text:p>10000000000</text:p>
          </table:table-cell>
          <table:table-cell table:formula="of:=[.X52]/1000000000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-Tera MT RF (3.45)</text:p>
          </table:table-cell>
          <table:table-cell table:number-columns-repeated="4"/>
          <table:table-cell office:value-type="float" office:value="3.45" calcext:value-type="float">
            <text:p>3.45</text:p>
          </table:table-cell>
          <table:table-cell table:number-columns-repeated="4"/>
          <table:table-cell office:value-type="float" office:value="0.0031" calcext:value-type="float">
            <text:p>0.0031</text:p>
          </table:table-cell>
          <table:table-cell table:number-columns-repeated="3"/>
          <table:table-cell table:formula="of:=IF([.$F53]&gt;0;3;IF([.$G53]&gt;0;4;IF([.$E53]&gt;0;2;IF([.$D53]&gt;0;1;IF([.$C53]&gt;0;0;0)))))" office:value-type="float" office:value="4" calcext:value-type="float">
            <text:p>4</text:p>
          </table:table-cell>
          <table:table-cell table:formula="of:=OFFSET([.$C53];0;[.$P53])" office:value-type="float" office:value="3.45" calcext:value-type="float">
            <text:p>3.45</text:p>
          </table:table-cell>
          <table:table-cell table:formula="of:=OFFSET([.$H53];0;[.$P53])" office:value-type="float" office:value="0.0031" calcext:value-type="float">
            <text:p>0.0031</text:p>
          </table:table-cell>
          <table:table-cell table:formula="of:=[.B53]" office:value-type="string" office:string-value="Isola I-Tera MT RF (3.45)" calcext:value-type="string">
            <text:p>Isola I-Tera MT RF (3.45)</text:p>
          </table:table-cell>
          <table:table-cell table:formula="of:=ROUND([.$E$5]/[.$J$4]*[.$Q53];3)" office:value-type="float" office:value="3.798" calcext:value-type="float">
            <text:p>3.798</text:p>
          </table:table-cell>
          <table:table-cell table:formula="of:=ROUND([.$H$5]/[.$J$4]*[.$Q53];3)" office:value-type="float" office:value="3.397" calcext:value-type="float">
            <text:p>3.397</text:p>
          </table:table-cell>
          <table:table-cell table:formula="of:=ROUND([.$F$5]/[.$K$4]*[.$R53];5)" office:value-type="float" office:value="0.00433" calcext:value-type="float">
            <text:p>0.00433</text:p>
          </table:table-cell>
          <table:table-cell table:formula="of:=ROUND([.$I$5]/[.$K$4]*[.$R53];5)" office:value-type="float" office:value="0.00371" calcext:value-type="float">
            <text:p>0.00371</text:p>
          </table:table-cell>
          <table:table-cell table:formula="of:=OFFSET([.$C$12];0;[.$P53])*1000000000" office:value-type="float" office:value="10000000000" calcext:value-type="float">
            <text:p>10000000000</text:p>
          </table:table-cell>
          <table:table-cell table:formula="of:=[.X53]/1000000000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-Tera MT RF (3.5)</text:p>
          </table:table-cell>
          <table:table-cell table:number-columns-repeated="4"/>
          <table:table-cell office:value-type="float" office:value="3.5" calcext:value-type="float">
            <text:p>3.5</text:p>
          </table:table-cell>
          <table:table-cell table:number-columns-repeated="4"/>
          <table:table-cell office:value-type="float" office:value="0.0032" calcext:value-type="float">
            <text:p>0.0032</text:p>
          </table:table-cell>
          <table:table-cell table:number-columns-repeated="3"/>
          <table:table-cell table:formula="of:=IF([.$F54]&gt;0;3;IF([.$G54]&gt;0;4;IF([.$E54]&gt;0;2;IF([.$D54]&gt;0;1;IF([.$C54]&gt;0;0;0)))))" office:value-type="float" office:value="4" calcext:value-type="float">
            <text:p>4</text:p>
          </table:table-cell>
          <table:table-cell table:formula="of:=OFFSET([.$C54];0;[.$P54])" office:value-type="float" office:value="3.5" calcext:value-type="float">
            <text:p>3.5</text:p>
          </table:table-cell>
          <table:table-cell table:formula="of:=OFFSET([.$H54];0;[.$P54])" office:value-type="float" office:value="0.0032" calcext:value-type="float">
            <text:p>0.0032</text:p>
          </table:table-cell>
          <table:table-cell table:formula="of:=[.B54]" office:value-type="string" office:string-value="Isola I-Tera MT RF (3.5)" calcext:value-type="string">
            <text:p>Isola I-Tera MT RF (3.5)</text:p>
          </table:table-cell>
          <table:table-cell table:formula="of:=ROUND([.$E$5]/[.$J$4]*[.$Q54];3)" office:value-type="float" office:value="3.853" calcext:value-type="float">
            <text:p>3.853</text:p>
          </table:table-cell>
          <table:table-cell table:formula="of:=ROUND([.$H$5]/[.$J$4]*[.$Q54];3)" office:value-type="float" office:value="3.446" calcext:value-type="float">
            <text:p>3.446</text:p>
          </table:table-cell>
          <table:table-cell table:formula="of:=ROUND([.$F$5]/[.$K$4]*[.$R54];5)" office:value-type="float" office:value="0.00447" calcext:value-type="float">
            <text:p>0.00447</text:p>
          </table:table-cell>
          <table:table-cell table:formula="of:=ROUND([.$I$5]/[.$K$4]*[.$R54];5)" office:value-type="float" office:value="0.00383" calcext:value-type="float">
            <text:p>0.00383</text:p>
          </table:table-cell>
          <table:table-cell table:formula="of:=OFFSET([.$C$12];0;[.$P54])*1000000000" office:value-type="float" office:value="10000000000" calcext:value-type="float">
            <text:p>10000000000</text:p>
          </table:table-cell>
          <table:table-cell table:formula="of:=[.X54]/1000000000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I-Tera MT RF (3.8)</text:p>
          </table:table-cell>
          <table:table-cell table:number-columns-repeated="4"/>
          <table:table-cell office:value-type="float" office:value="3.8" calcext:value-type="float">
            <text:p>3.8</text:p>
          </table:table-cell>
          <table:table-cell table:number-columns-repeated="4"/>
          <table:table-cell office:value-type="float" office:value="0.0038" calcext:value-type="float">
            <text:p>0.0038</text:p>
          </table:table-cell>
          <table:table-cell table:number-columns-repeated="3"/>
          <table:table-cell table:formula="of:=IF([.$F55]&gt;0;3;IF([.$G55]&gt;0;4;IF([.$E55]&gt;0;2;IF([.$D55]&gt;0;1;IF([.$C55]&gt;0;0;0)))))" office:value-type="float" office:value="4" calcext:value-type="float">
            <text:p>4</text:p>
          </table:table-cell>
          <table:table-cell table:formula="of:=OFFSET([.$C55];0;[.$P55])" office:value-type="float" office:value="3.8" calcext:value-type="float">
            <text:p>3.8</text:p>
          </table:table-cell>
          <table:table-cell table:formula="of:=OFFSET([.$H55];0;[.$P55])" office:value-type="float" office:value="0.0038" calcext:value-type="float">
            <text:p>0.0038</text:p>
          </table:table-cell>
          <table:table-cell table:formula="of:=[.B55]" office:value-type="string" office:string-value="Isola I-Tera MT RF (3.8)" calcext:value-type="string">
            <text:p>Isola I-Tera MT RF (3.8)</text:p>
          </table:table-cell>
          <table:table-cell table:formula="of:=ROUND([.$E$5]/[.$J$4]*[.$Q55];3)" office:value-type="float" office:value="4.183" calcext:value-type="float">
            <text:p>4.183</text:p>
          </table:table-cell>
          <table:table-cell table:formula="of:=ROUND([.$H$5]/[.$J$4]*[.$Q55];3)" office:value-type="float" office:value="3.742" calcext:value-type="float">
            <text:p>3.742</text:p>
          </table:table-cell>
          <table:table-cell table:formula="of:=ROUND([.$F$5]/[.$K$4]*[.$R55];5)" office:value-type="float" office:value="0.0053" calcext:value-type="float">
            <text:p>0.0053</text:p>
          </table:table-cell>
          <table:table-cell table:formula="of:=ROUND([.$I$5]/[.$K$4]*[.$R55];5)" office:value-type="float" office:value="0.00455" calcext:value-type="float">
            <text:p>0.00455</text:p>
          </table:table-cell>
          <table:table-cell table:formula="of:=OFFSET([.$C$12];0;[.$P55])*1000000000" office:value-type="float" office:value="10000000000" calcext:value-type="float">
            <text:p>10000000000</text:p>
          </table:table-cell>
          <table:table-cell table:formula="of:=[.X55]/1000000000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56]&gt;0;3;IF([.$G56]&gt;0;4;IF([.$E56]&gt;0;2;IF([.$D56]&gt;0;1;IF([.$C56]&gt;0;0;0)))))" office:value-type="float" office:value="0" calcext:value-type="float">
            <text:p>0</text:p>
          </table:table-cell>
          <table:table-cell table:formula="of:=OFFSET([.$C56];0;[.$P56])" office:value-type="float" office:value="0" calcext:value-type="float">
            <text:p>0</text:p>
          </table:table-cell>
          <table:table-cell table:formula="of:=OFFSET([.$H56];0;[.$P56])" office:value-type="float" office:value="0" calcext:value-type="float">
            <text:p>0</text:p>
          </table:table-cell>
          <table:table-cell table:formula="of:=[.B56]" office:value-type="float" office:value="0" calcext:value-type="float">
            <text:p>0</text:p>
          </table:table-cell>
          <table:table-cell table:formula="of:=ROUND([.$E$5]/[.$J$4]*[.$Q56];3)" office:value-type="float" office:value="0" calcext:value-type="float">
            <text:p>0</text:p>
          </table:table-cell>
          <table:table-cell table:formula="of:=ROUND([.$H$5]/[.$J$4]*[.$Q56];3)" office:value-type="float" office:value="0" calcext:value-type="float">
            <text:p>0</text:p>
          </table:table-cell>
          <table:table-cell table:formula="of:=ROUND([.$F$5]/[.$K$4]*[.$R56];5)" office:value-type="float" office:value="0" calcext:value-type="float">
            <text:p>0</text:p>
          </table:table-cell>
          <table:table-cell table:formula="of:=ROUND([.$I$5]/[.$K$4]*[.$R56];5)" office:value-type="float" office:value="0" calcext:value-type="float">
            <text:p>0</text:p>
          </table:table-cell>
          <table:table-cell table:formula="of:=OFFSET([.$C$12];0;[.$P56])*1000000000" office:value-type="float" office:value="500000000" calcext:value-type="float">
            <text:p>500000000</text:p>
          </table:table-cell>
          <table:table-cell table:formula="of:=[.X56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TerraGreen</text:p>
          </table:table-cell>
          <table:table-cell table:number-columns-repeated="2"/>
          <table:table-cell table:number-columns-repeated="3" office:value-type="float" office:value="3.44" calcext:value-type="float">
            <text:p>3.44</text:p>
          </table:table-cell>
          <table:table-cell table:number-columns-repeated="2"/>
          <table:table-cell table:number-columns-repeated="2" office:value-type="float" office:value="0.0039" calcext:value-type="float">
            <text:p>0.0039</text:p>
          </table:table-cell>
          <table:table-cell table:style-name="Default" office:value-type="float" office:value="0.0039" calcext:value-type="float">
            <text:p>0.0039</text:p>
          </table:table-cell>
          <table:table-cell table:number-columns-repeated="3"/>
          <table:table-cell table:formula="of:=IF([.$F57]&gt;0;3;IF([.$G57]&gt;0;4;IF([.$E57]&gt;0;2;IF([.$D57]&gt;0;1;IF([.$C57]&gt;0;0;0)))))" office:value-type="float" office:value="3" calcext:value-type="float">
            <text:p>3</text:p>
          </table:table-cell>
          <table:table-cell table:formula="of:=OFFSET([.$C57];0;[.$P57])" office:value-type="float" office:value="3.44" calcext:value-type="float">
            <text:p>3.44</text:p>
          </table:table-cell>
          <table:table-cell table:formula="of:=OFFSET([.$H57];0;[.$P57])" office:value-type="float" office:value="0.0039" calcext:value-type="float">
            <text:p>0.0039</text:p>
          </table:table-cell>
          <table:table-cell table:formula="of:=[.B57]" office:value-type="string" office:string-value="Isola TerraGreen" calcext:value-type="string">
            <text:p>Isola TerraGreen</text:p>
          </table:table-cell>
          <table:table-cell table:formula="of:=ROUND([.$E$5]/[.$J$4]*[.$Q57];3)" office:value-type="float" office:value="3.787" calcext:value-type="float">
            <text:p>3.787</text:p>
          </table:table-cell>
          <table:table-cell table:formula="of:=ROUND([.$H$5]/[.$J$4]*[.$Q57];3)" office:value-type="float" office:value="3.387" calcext:value-type="float">
            <text:p>3.387</text:p>
          </table:table-cell>
          <table:table-cell table:formula="of:=ROUND([.$F$5]/[.$K$4]*[.$R57];5)" office:value-type="float" office:value="0.00544" calcext:value-type="float">
            <text:p>0.00544</text:p>
          </table:table-cell>
          <table:table-cell table:formula="of:=ROUND([.$I$5]/[.$K$4]*[.$R57];5)" office:value-type="float" office:value="0.00467" calcext:value-type="float">
            <text:p>0.00467</text:p>
          </table:table-cell>
          <table:table-cell table:formula="of:=OFFSET([.$C$12];0;[.$P57])*1000000000" office:value-type="float" office:value="5000000000" calcext:value-type="float">
            <text:p>5000000000</text:p>
          </table:table-cell>
          <table:table-cell table:formula="of:=[.X57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Tachyon 100G</text:p>
          </table:table-cell>
          <table:table-cell table:number-columns-repeated="2"/>
          <table:table-cell office:value-type="float" office:value="3.04" calcext:value-type="float">
            <text:p>3.04</text:p>
          </table:table-cell>
          <table:table-cell office:value-type="float" office:value="3.02" calcext:value-type="float">
            <text:p>3.02</text:p>
          </table:table-cell>
          <table:table-cell table:style-name="Default" office:value-type="float" office:value="3.02" calcext:value-type="float">
            <text:p>3.02</text:p>
          </table:table-cell>
          <table:table-cell table:number-columns-repeated="2"/>
          <table:table-cell table:number-columns-repeated="3" office:value-type="float" office:value="0.0021" calcext:value-type="float">
            <text:p>0.0021</text:p>
          </table:table-cell>
          <table:table-cell table:number-columns-repeated="3"/>
          <table:table-cell table:formula="of:=IF([.$F58]&gt;0;3;IF([.$G58]&gt;0;4;IF([.$E58]&gt;0;2;IF([.$D58]&gt;0;1;IF([.$C58]&gt;0;0;0)))))" office:value-type="float" office:value="3" calcext:value-type="float">
            <text:p>3</text:p>
          </table:table-cell>
          <table:table-cell table:formula="of:=OFFSET([.$C58];0;[.$P58])" office:value-type="float" office:value="3.02" calcext:value-type="float">
            <text:p>3.02</text:p>
          </table:table-cell>
          <table:table-cell table:formula="of:=OFFSET([.$H58];0;[.$P58])" office:value-type="float" office:value="0.0021" calcext:value-type="float">
            <text:p>0.0021</text:p>
          </table:table-cell>
          <table:table-cell table:formula="of:=[.B58]" office:value-type="string" office:string-value="Isola Tachyon 100G" calcext:value-type="string">
            <text:p>Isola Tachyon 100G</text:p>
          </table:table-cell>
          <table:table-cell table:formula="of:=ROUND([.$E$5]/[.$J$4]*[.$Q58];3)" office:value-type="float" office:value="3.324" calcext:value-type="float">
            <text:p>3.324</text:p>
          </table:table-cell>
          <table:table-cell table:formula="of:=ROUND([.$H$5]/[.$J$4]*[.$Q58];3)" office:value-type="float" office:value="2.974" calcext:value-type="float">
            <text:p>2.974</text:p>
          </table:table-cell>
          <table:table-cell table:formula="of:=ROUND([.$F$5]/[.$K$4]*[.$R58];5)" office:value-type="float" office:value="0.00293" calcext:value-type="float">
            <text:p>0.00293</text:p>
          </table:table-cell>
          <table:table-cell table:formula="of:=ROUND([.$I$5]/[.$K$4]*[.$R58];5)" office:value-type="float" office:value="0.00251" calcext:value-type="float">
            <text:p>0.00251</text:p>
          </table:table-cell>
          <table:table-cell table:formula="of:=OFFSET([.$C$12];0;[.$P58])*1000000000" office:value-type="float" office:value="5000000000" calcext:value-type="float">
            <text:p>5000000000</text:p>
          </table:table-cell>
          <table:table-cell table:formula="of:=[.X58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P96/P26</text:p>
          </table:table-cell>
          <table:table-cell office:value-type="float" office:value="3.8" calcext:value-type="float">
            <text:p>3.8</text:p>
          </table:table-cell>
          <table:table-cell office:value-type="float" office:value="3.78" calcext:value-type="float">
            <text:p>3.78</text:p>
          </table:table-cell>
          <table:table-cell office:value-type="float" office:value="3.76" calcext:value-type="float">
            <text:p>3.76</text:p>
          </table:table-cell>
          <table:table-cell table:number-columns-repeated="2" office:value-type="float" office:value="3.73" calcext:value-type="float">
            <text:p>3.73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21" calcext:value-type="float">
            <text:p>0.021</text:p>
          </table:table-cell>
          <table:table-cell table:number-columns-repeated="3"/>
          <table:table-cell table:formula="of:=IF([.$F59]&gt;0;3;IF([.$G59]&gt;0;4;IF([.$E59]&gt;0;2;IF([.$D59]&gt;0;1;IF([.$C59]&gt;0;0;0)))))" office:value-type="float" office:value="3" calcext:value-type="float">
            <text:p>3</text:p>
          </table:table-cell>
          <table:table-cell table:formula="of:=OFFSET([.$C59];0;[.$P59])" office:value-type="float" office:value="3.73" calcext:value-type="float">
            <text:p>3.73</text:p>
          </table:table-cell>
          <table:table-cell table:formula="of:=OFFSET([.$H59];0;[.$P59])" office:value-type="float" office:value="0.0188" calcext:value-type="float">
            <text:p>0.0188</text:p>
          </table:table-cell>
          <table:table-cell table:formula="of:=[.B59]" office:value-type="string" office:string-value="Isola P96/P26" calcext:value-type="string">
            <text:p>Isola P96/P26</text:p>
          </table:table-cell>
          <table:table-cell table:formula="of:=ROUND([.$E$5]/[.$J$4]*[.$Q59];3)" office:value-type="float" office:value="4.106" calcext:value-type="float">
            <text:p>4.106</text:p>
          </table:table-cell>
          <table:table-cell table:formula="of:=ROUND([.$H$5]/[.$J$4]*[.$Q59];3)" office:value-type="float" office:value="3.673" calcext:value-type="float">
            <text:p>3.673</text:p>
          </table:table-cell>
          <table:table-cell table:formula="of:=ROUND([.$F$5]/[.$K$4]*[.$R59];5)" office:value-type="float" office:value="0.02625" calcext:value-type="float">
            <text:p>0.02625</text:p>
          </table:table-cell>
          <table:table-cell table:formula="of:=ROUND([.$I$5]/[.$K$4]*[.$R59];5)" office:value-type="float" office:value="0.02251" calcext:value-type="float">
            <text:p>0.02251</text:p>
          </table:table-cell>
          <table:table-cell table:formula="of:=OFFSET([.$C$12];0;[.$P59])*1000000000" office:value-type="float" office:value="5000000000" calcext:value-type="float">
            <text:p>5000000000</text:p>
          </table:table-cell>
          <table:table-cell table:formula="of:=[.X59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P95/P25</text:p>
          </table:table-cell>
          <table:table-cell office:value-type="float" office:value="3.8" calcext:value-type="float">
            <text:p>3.8</text:p>
          </table:table-cell>
          <table:table-cell office:value-type="float" office:value="3.78" calcext:value-type="float">
            <text:p>3.78</text:p>
          </table:table-cell>
          <table:table-cell office:value-type="float" office:value="3.76" calcext:value-type="float">
            <text:p>3.76</text:p>
          </table:table-cell>
          <table:table-cell table:number-columns-repeated="2" office:value-type="float" office:value="3.73" calcext:value-type="float">
            <text:p>3.73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21" calcext:value-type="float">
            <text:p>0.021</text:p>
          </table:table-cell>
          <table:table-cell table:number-columns-repeated="3"/>
          <table:table-cell table:formula="of:=IF([.$F60]&gt;0;3;IF([.$G60]&gt;0;4;IF([.$E60]&gt;0;2;IF([.$D60]&gt;0;1;IF([.$C60]&gt;0;0;0)))))" office:value-type="float" office:value="3" calcext:value-type="float">
            <text:p>3</text:p>
          </table:table-cell>
          <table:table-cell table:formula="of:=OFFSET([.$C60];0;[.$P60])" office:value-type="float" office:value="3.73" calcext:value-type="float">
            <text:p>3.73</text:p>
          </table:table-cell>
          <table:table-cell table:formula="of:=OFFSET([.$H60];0;[.$P60])" office:value-type="float" office:value="0.0188" calcext:value-type="float">
            <text:p>0.0188</text:p>
          </table:table-cell>
          <table:table-cell table:formula="of:=[.B60]" office:value-type="string" office:string-value="Isola P95/P25" calcext:value-type="string">
            <text:p>Isola P95/P25</text:p>
          </table:table-cell>
          <table:table-cell table:formula="of:=ROUND([.$E$5]/[.$J$4]*[.$Q60];3)" office:value-type="float" office:value="4.106" calcext:value-type="float">
            <text:p>4.106</text:p>
          </table:table-cell>
          <table:table-cell table:formula="of:=ROUND([.$H$5]/[.$J$4]*[.$Q60];3)" office:value-type="float" office:value="3.673" calcext:value-type="float">
            <text:p>3.673</text:p>
          </table:table-cell>
          <table:table-cell table:formula="of:=ROUND([.$F$5]/[.$K$4]*[.$R60];5)" office:value-type="float" office:value="0.02625" calcext:value-type="float">
            <text:p>0.02625</text:p>
          </table:table-cell>
          <table:table-cell table:formula="of:=ROUND([.$I$5]/[.$K$4]*[.$R60];5)" office:value-type="float" office:value="0.02251" calcext:value-type="float">
            <text:p>0.02251</text:p>
          </table:table-cell>
          <table:table-cell table:formula="of:=OFFSET([.$C$12];0;[.$P60])*1000000000" office:value-type="float" office:value="5000000000" calcext:value-type="float">
            <text:p>5000000000</text:p>
          </table:table-cell>
          <table:table-cell table:formula="of:=[.X60]/100000000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P25N (60%)</text:p>
          </table:table-cell>
          <table:table-cell office:value-type="float" office:value="3.72" calcext:value-type="float">
            <text:p>3.72</text:p>
          </table:table-cell>
          <table:table-cell office:value-type="float" office:value="3.7" calcext:value-type="float">
            <text:p>3.7</text:p>
          </table:table-cell>
          <table:table-cell office:value-type="float" office:value="3.67" calcext:value-type="float">
            <text:p>3.67</text:p>
          </table:table-cell>
          <table:table-cell table:number-columns-repeated="2"/>
          <table:table-cell office:value-type="float" office:value="0.0157" calcext:value-type="float">
            <text:p>0.015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87" calcext:value-type="float">
            <text:p>0.0187</text:p>
          </table:table-cell>
          <table:table-cell table:number-columns-repeated="5"/>
          <table:table-cell table:formula="of:=IF([.$F61]&gt;0;3;IF([.$G61]&gt;0;4;IF([.$E61]&gt;0;2;IF([.$D61]&gt;0;1;IF([.$C61]&gt;0;0;0)))))" office:value-type="float" office:value="2" calcext:value-type="float">
            <text:p>2</text:p>
          </table:table-cell>
          <table:table-cell table:formula="of:=OFFSET([.$C61];0;[.$P61])" office:value-type="float" office:value="3.67" calcext:value-type="float">
            <text:p>3.67</text:p>
          </table:table-cell>
          <table:table-cell table:formula="of:=OFFSET([.$H61];0;[.$P61])" office:value-type="float" office:value="0.0187" calcext:value-type="float">
            <text:p>0.0187</text:p>
          </table:table-cell>
          <table:table-cell table:formula="of:=[.B61]" office:value-type="string" office:string-value="Isola P25N (60%)" calcext:value-type="string">
            <text:p>Isola P25N (60%)</text:p>
          </table:table-cell>
          <table:table-cell table:formula="of:=ROUND([.$E$5]/[.$J$4]*[.$Q61];3)" office:value-type="float" office:value="4.04" calcext:value-type="float">
            <text:p>4.04</text:p>
          </table:table-cell>
          <table:table-cell table:formula="of:=ROUND([.$H$5]/[.$J$4]*[.$Q61];3)" office:value-type="float" office:value="3.614" calcext:value-type="float">
            <text:p>3.614</text:p>
          </table:table-cell>
          <table:table-cell table:formula="of:=ROUND([.$F$5]/[.$K$4]*[.$R61];5)" office:value-type="float" office:value="0.02611" calcext:value-type="float">
            <text:p>0.02611</text:p>
          </table:table-cell>
          <table:table-cell table:formula="of:=ROUND([.$I$5]/[.$K$4]*[.$R61];5)" office:value-type="float" office:value="0.02239" calcext:value-type="float">
            <text:p>0.02239</text:p>
          </table:table-cell>
          <table:table-cell table:formula="of:=OFFSET([.$C$12];0;[.$P61])*1000000000" office:value-type="float" office:value="2000000000" calcext:value-type="float">
            <text:p>2000000000</text:p>
          </table:table-cell>
          <table:table-cell table:formula="of:=[.X61]/1000000000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ola P25N (65%)</text:p>
          </table:table-cell>
          <table:table-cell office:value-type="float" office:value="3.62" calcext:value-type="float">
            <text:p>3.62</text:p>
          </table:table-cell>
          <table:table-cell office:value-type="float" office:value="3.6" calcext:value-type="float">
            <text:p>3.6</text:p>
          </table:table-cell>
          <table:table-cell office:value-type="float" office:value="3.57" calcext:value-type="float">
            <text:p>3.57</text:p>
          </table:table-cell>
          <table:table-cell table:number-columns-repeated="2"/>
          <table:table-cell office:value-type="float" office:value="0.0165" calcext:value-type="float">
            <text:p>0.0165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198" calcext:value-type="float">
            <text:p>0.0198</text:p>
          </table:table-cell>
          <table:table-cell table:number-columns-repeated="5"/>
          <table:table-cell table:formula="of:=IF([.$F62]&gt;0;3;IF([.$G62]&gt;0;4;IF([.$E62]&gt;0;2;IF([.$D62]&gt;0;1;IF([.$C62]&gt;0;0;0)))))" office:value-type="float" office:value="2" calcext:value-type="float">
            <text:p>2</text:p>
          </table:table-cell>
          <table:table-cell table:formula="of:=OFFSET([.$C62];0;[.$P62])" office:value-type="float" office:value="3.57" calcext:value-type="float">
            <text:p>3.57</text:p>
          </table:table-cell>
          <table:table-cell table:formula="of:=OFFSET([.$H62];0;[.$P62])" office:value-type="float" office:value="0.0198" calcext:value-type="float">
            <text:p>0.0198</text:p>
          </table:table-cell>
          <table:table-cell table:formula="of:=[.B62]" office:value-type="string" office:string-value="Isola P25N (65%)" calcext:value-type="string">
            <text:p>Isola P25N (65%)</text:p>
          </table:table-cell>
          <table:table-cell table:formula="of:=ROUND([.$E$5]/[.$J$4]*[.$Q62];3)" office:value-type="float" office:value="3.93" calcext:value-type="float">
            <text:p>3.93</text:p>
          </table:table-cell>
          <table:table-cell table:formula="of:=ROUND([.$H$5]/[.$J$4]*[.$Q62];3)" office:value-type="float" office:value="3.515" calcext:value-type="float">
            <text:p>3.515</text:p>
          </table:table-cell>
          <table:table-cell table:formula="of:=ROUND([.$F$5]/[.$K$4]*[.$R62];5)" office:value-type="float" office:value="0.02764" calcext:value-type="float">
            <text:p>0.02764</text:p>
          </table:table-cell>
          <table:table-cell table:formula="of:=ROUND([.$I$5]/[.$K$4]*[.$R62];5)" office:value-type="float" office:value="0.0237" calcext:value-type="float">
            <text:p>0.0237</text:p>
          </table:table-cell>
          <table:table-cell table:formula="of:=OFFSET([.$C$12];0;[.$P62])*1000000000" office:value-type="float" office:value="2000000000" calcext:value-type="float">
            <text:p>2000000000</text:p>
          </table:table-cell>
          <table:table-cell table:formula="of:=[.X62]/1000000000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63]&gt;0;3;IF([.$G63]&gt;0;4;IF([.$E63]&gt;0;2;IF([.$D63]&gt;0;1;IF([.$C63]&gt;0;0;0)))))" office:value-type="float" office:value="0" calcext:value-type="float">
            <text:p>0</text:p>
          </table:table-cell>
          <table:table-cell table:formula="of:=OFFSET([.$C63];0;[.$P63])" office:value-type="float" office:value="0" calcext:value-type="float">
            <text:p>0</text:p>
          </table:table-cell>
          <table:table-cell table:formula="of:=OFFSET([.$H63];0;[.$P63])" office:value-type="float" office:value="0" calcext:value-type="float">
            <text:p>0</text:p>
          </table:table-cell>
          <table:table-cell table:formula="of:=[.B63]" office:value-type="float" office:value="0" calcext:value-type="float">
            <text:p>0</text:p>
          </table:table-cell>
          <table:table-cell table:formula="of:=ROUND([.$E$5]/[.$J$4]*[.$Q63];3)" office:value-type="float" office:value="0" calcext:value-type="float">
            <text:p>0</text:p>
          </table:table-cell>
          <table:table-cell table:formula="of:=ROUND([.$H$5]/[.$J$4]*[.$Q63];3)" office:value-type="float" office:value="0" calcext:value-type="float">
            <text:p>0</text:p>
          </table:table-cell>
          <table:table-cell table:formula="of:=ROUND([.$F$5]/[.$K$4]*[.$R63];5)" office:value-type="float" office:value="0" calcext:value-type="float">
            <text:p>0</text:p>
          </table:table-cell>
          <table:table-cell table:formula="of:=ROUND([.$I$5]/[.$K$4]*[.$R63];5)" office:value-type="float" office:value="0" calcext:value-type="float">
            <text:p>0</text:p>
          </table:table-cell>
          <table:table-cell table:formula="of:=OFFSET([.$C$12];0;[.$P63])*1000000000" office:value-type="float" office:value="500000000" calcext:value-type="float">
            <text:p>500000000</text:p>
          </table:table-cell>
          <table:table-cell table:formula="of:=[.X63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64]&gt;0;3;IF([.$G64]&gt;0;4;IF([.$E64]&gt;0;2;IF([.$D64]&gt;0;1;IF([.$C64]&gt;0;0;0)))))" office:value-type="float" office:value="0" calcext:value-type="float">
            <text:p>0</text:p>
          </table:table-cell>
          <table:table-cell table:formula="of:=OFFSET([.$C64];0;[.$P64])" office:value-type="float" office:value="0" calcext:value-type="float">
            <text:p>0</text:p>
          </table:table-cell>
          <table:table-cell table:formula="of:=OFFSET([.$H64];0;[.$P64])" office:value-type="float" office:value="0" calcext:value-type="float">
            <text:p>0</text:p>
          </table:table-cell>
          <table:table-cell table:formula="of:=[.B64]" office:value-type="float" office:value="0" calcext:value-type="float">
            <text:p>0</text:p>
          </table:table-cell>
          <table:table-cell table:formula="of:=ROUND([.$E$5]/[.$J$4]*[.$Q64];3)" office:value-type="float" office:value="0" calcext:value-type="float">
            <text:p>0</text:p>
          </table:table-cell>
          <table:table-cell table:formula="of:=ROUND([.$H$5]/[.$J$4]*[.$Q64];3)" office:value-type="float" office:value="0" calcext:value-type="float">
            <text:p>0</text:p>
          </table:table-cell>
          <table:table-cell table:formula="of:=ROUND([.$F$5]/[.$K$4]*[.$R64];5)" office:value-type="float" office:value="0" calcext:value-type="float">
            <text:p>0</text:p>
          </table:table-cell>
          <table:table-cell table:formula="of:=ROUND([.$I$5]/[.$K$4]*[.$R64];5)" office:value-type="float" office:value="0" calcext:value-type="float">
            <text:p>0</text:p>
          </table:table-cell>
          <table:table-cell table:formula="of:=OFFSET([.$C$12];0;[.$P64])*1000000000" office:value-type="float" office:value="500000000" calcext:value-type="float">
            <text:p>500000000</text:p>
          </table:table-cell>
          <table:table-cell table:formula="of:=[.X64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65]&gt;0;3;IF([.$G65]&gt;0;4;IF([.$E65]&gt;0;2;IF([.$D65]&gt;0;1;IF([.$C65]&gt;0;0;0)))))" office:value-type="float" office:value="0" calcext:value-type="float">
            <text:p>0</text:p>
          </table:table-cell>
          <table:table-cell table:formula="of:=OFFSET([.$C65];0;[.$P65])" office:value-type="float" office:value="0" calcext:value-type="float">
            <text:p>0</text:p>
          </table:table-cell>
          <table:table-cell table:formula="of:=OFFSET([.$H65];0;[.$P65])" office:value-type="float" office:value="0" calcext:value-type="float">
            <text:p>0</text:p>
          </table:table-cell>
          <table:table-cell table:formula="of:=[.B65]" office:value-type="float" office:value="0" calcext:value-type="float">
            <text:p>0</text:p>
          </table:table-cell>
          <table:table-cell table:formula="of:=ROUND([.$E$5]/[.$J$4]*[.$Q65];3)" office:value-type="float" office:value="0" calcext:value-type="float">
            <text:p>0</text:p>
          </table:table-cell>
          <table:table-cell table:formula="of:=ROUND([.$H$5]/[.$J$4]*[.$Q65];3)" office:value-type="float" office:value="0" calcext:value-type="float">
            <text:p>0</text:p>
          </table:table-cell>
          <table:table-cell table:formula="of:=ROUND([.$F$5]/[.$K$4]*[.$R65];5)" office:value-type="float" office:value="0" calcext:value-type="float">
            <text:p>0</text:p>
          </table:table-cell>
          <table:table-cell table:formula="of:=ROUND([.$I$5]/[.$K$4]*[.$R65];5)" office:value-type="float" office:value="0" calcext:value-type="float">
            <text:p>0</text:p>
          </table:table-cell>
          <table:table-cell table:formula="of:=OFFSET([.$C$12];0;[.$P65])*1000000000" office:value-type="float" office:value="500000000" calcext:value-type="float">
            <text:p>500000000</text:p>
          </table:table-cell>
          <table:table-cell table:formula="of:=[.X65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66]&gt;0;3;IF([.$G66]&gt;0;4;IF([.$E66]&gt;0;2;IF([.$D66]&gt;0;1;IF([.$C66]&gt;0;0;0)))))" office:value-type="float" office:value="0" calcext:value-type="float">
            <text:p>0</text:p>
          </table:table-cell>
          <table:table-cell table:formula="of:=OFFSET([.$C66];0;[.$P66])" office:value-type="float" office:value="0" calcext:value-type="float">
            <text:p>0</text:p>
          </table:table-cell>
          <table:table-cell table:formula="of:=OFFSET([.$H66];0;[.$P66])" office:value-type="float" office:value="0" calcext:value-type="float">
            <text:p>0</text:p>
          </table:table-cell>
          <table:table-cell table:formula="of:=[.B66]" office:value-type="float" office:value="0" calcext:value-type="float">
            <text:p>0</text:p>
          </table:table-cell>
          <table:table-cell table:formula="of:=ROUND([.$E$5]/[.$J$4]*[.$Q66];3)" office:value-type="float" office:value="0" calcext:value-type="float">
            <text:p>0</text:p>
          </table:table-cell>
          <table:table-cell table:formula="of:=ROUND([.$H$5]/[.$J$4]*[.$Q66];3)" office:value-type="float" office:value="0" calcext:value-type="float">
            <text:p>0</text:p>
          </table:table-cell>
          <table:table-cell table:formula="of:=ROUND([.$F$5]/[.$K$4]*[.$R66];5)" office:value-type="float" office:value="0" calcext:value-type="float">
            <text:p>0</text:p>
          </table:table-cell>
          <table:table-cell table:formula="of:=ROUND([.$I$5]/[.$K$4]*[.$R66];5)" office:value-type="float" office:value="0" calcext:value-type="float">
            <text:p>0</text:p>
          </table:table-cell>
          <table:table-cell table:formula="of:=OFFSET([.$C$12];0;[.$P66])*1000000000" office:value-type="float" office:value="500000000" calcext:value-type="float">
            <text:p>500000000</text:p>
          </table:table-cell>
          <table:table-cell table:formula="of:=[.X66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67]&gt;0;3;IF([.$G67]&gt;0;4;IF([.$E67]&gt;0;2;IF([.$D67]&gt;0;1;IF([.$C67]&gt;0;0;0)))))" office:value-type="float" office:value="0" calcext:value-type="float">
            <text:p>0</text:p>
          </table:table-cell>
          <table:table-cell table:formula="of:=OFFSET([.$C67];0;[.$P67])" office:value-type="float" office:value="0" calcext:value-type="float">
            <text:p>0</text:p>
          </table:table-cell>
          <table:table-cell table:formula="of:=OFFSET([.$H67];0;[.$P67])" office:value-type="float" office:value="0" calcext:value-type="float">
            <text:p>0</text:p>
          </table:table-cell>
          <table:table-cell table:formula="of:=[.B67]" office:value-type="float" office:value="0" calcext:value-type="float">
            <text:p>0</text:p>
          </table:table-cell>
          <table:table-cell table:formula="of:=ROUND([.$E$5]/[.$J$4]*[.$Q67];3)" office:value-type="float" office:value="0" calcext:value-type="float">
            <text:p>0</text:p>
          </table:table-cell>
          <table:table-cell table:formula="of:=ROUND([.$H$5]/[.$J$4]*[.$Q67];3)" office:value-type="float" office:value="0" calcext:value-type="float">
            <text:p>0</text:p>
          </table:table-cell>
          <table:table-cell table:formula="of:=ROUND([.$F$5]/[.$K$4]*[.$R67];5)" office:value-type="float" office:value="0" calcext:value-type="float">
            <text:p>0</text:p>
          </table:table-cell>
          <table:table-cell table:formula="of:=ROUND([.$I$5]/[.$K$4]*[.$R67];5)" office:value-type="float" office:value="0" calcext:value-type="float">
            <text:p>0</text:p>
          </table:table-cell>
          <table:table-cell table:formula="of:=OFFSET([.$C$12];0;[.$P67])*1000000000" office:value-type="float" office:value="500000000" calcext:value-type="float">
            <text:p>500000000</text:p>
          </table:table-cell>
          <table:table-cell table:formula="of:=[.X67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68]&gt;0;3;IF([.$G68]&gt;0;4;IF([.$E68]&gt;0;2;IF([.$D68]&gt;0;1;IF([.$C68]&gt;0;0;0)))))" office:value-type="float" office:value="0" calcext:value-type="float">
            <text:p>0</text:p>
          </table:table-cell>
          <table:table-cell table:formula="of:=OFFSET([.$C68];0;[.$P68])" office:value-type="float" office:value="0" calcext:value-type="float">
            <text:p>0</text:p>
          </table:table-cell>
          <table:table-cell table:formula="of:=OFFSET([.$H68];0;[.$P68])" office:value-type="float" office:value="0" calcext:value-type="float">
            <text:p>0</text:p>
          </table:table-cell>
          <table:table-cell table:formula="of:=[.B68]" office:value-type="float" office:value="0" calcext:value-type="float">
            <text:p>0</text:p>
          </table:table-cell>
          <table:table-cell table:formula="of:=ROUND([.$E$5]/[.$J$4]*[.$Q68];3)" office:value-type="float" office:value="0" calcext:value-type="float">
            <text:p>0</text:p>
          </table:table-cell>
          <table:table-cell table:formula="of:=ROUND([.$H$5]/[.$J$4]*[.$Q68];3)" office:value-type="float" office:value="0" calcext:value-type="float">
            <text:p>0</text:p>
          </table:table-cell>
          <table:table-cell table:formula="of:=ROUND([.$F$5]/[.$K$4]*[.$R68];5)" office:value-type="float" office:value="0" calcext:value-type="float">
            <text:p>0</text:p>
          </table:table-cell>
          <table:table-cell table:formula="of:=ROUND([.$I$5]/[.$K$4]*[.$R68];5)" office:value-type="float" office:value="0" calcext:value-type="float">
            <text:p>0</text:p>
          </table:table-cell>
          <table:table-cell table:formula="of:=OFFSET([.$C$12];0;[.$P68])*1000000000" office:value-type="float" office:value="500000000" calcext:value-type="float">
            <text:p>500000000</text:p>
          </table:table-cell>
          <table:table-cell table:formula="of:=[.X68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69]&gt;0;3;IF([.$G69]&gt;0;4;IF([.$E69]&gt;0;2;IF([.$D69]&gt;0;1;IF([.$C69]&gt;0;0;0)))))" office:value-type="float" office:value="0" calcext:value-type="float">
            <text:p>0</text:p>
          </table:table-cell>
          <table:table-cell table:formula="of:=OFFSET([.$C69];0;[.$P69])" office:value-type="float" office:value="0" calcext:value-type="float">
            <text:p>0</text:p>
          </table:table-cell>
          <table:table-cell table:formula="of:=OFFSET([.$H69];0;[.$P69])" office:value-type="float" office:value="0" calcext:value-type="float">
            <text:p>0</text:p>
          </table:table-cell>
          <table:table-cell table:formula="of:=[.B69]" office:value-type="float" office:value="0" calcext:value-type="float">
            <text:p>0</text:p>
          </table:table-cell>
          <table:table-cell table:formula="of:=ROUND([.$E$5]/[.$J$4]*[.$Q69];3)" office:value-type="float" office:value="0" calcext:value-type="float">
            <text:p>0</text:p>
          </table:table-cell>
          <table:table-cell table:formula="of:=ROUND([.$H$5]/[.$J$4]*[.$Q69];3)" office:value-type="float" office:value="0" calcext:value-type="float">
            <text:p>0</text:p>
          </table:table-cell>
          <table:table-cell table:formula="of:=ROUND([.$F$5]/[.$K$4]*[.$R69];5)" office:value-type="float" office:value="0" calcext:value-type="float">
            <text:p>0</text:p>
          </table:table-cell>
          <table:table-cell table:formula="of:=ROUND([.$I$5]/[.$K$4]*[.$R69];5)" office:value-type="float" office:value="0" calcext:value-type="float">
            <text:p>0</text:p>
          </table:table-cell>
          <table:table-cell table:formula="of:=OFFSET([.$C$12];0;[.$P69])*1000000000" office:value-type="float" office:value="500000000" calcext:value-type="float">
            <text:p>500000000</text:p>
          </table:table-cell>
          <table:table-cell table:formula="of:=[.X69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70]&gt;0;3;IF([.$G70]&gt;0;4;IF([.$E70]&gt;0;2;IF([.$D70]&gt;0;1;IF([.$C70]&gt;0;0;0)))))" office:value-type="float" office:value="0" calcext:value-type="float">
            <text:p>0</text:p>
          </table:table-cell>
          <table:table-cell table:formula="of:=OFFSET([.$C70];0;[.$P70])" office:value-type="float" office:value="0" calcext:value-type="float">
            <text:p>0</text:p>
          </table:table-cell>
          <table:table-cell table:formula="of:=OFFSET([.$H70];0;[.$P70])" office:value-type="float" office:value="0" calcext:value-type="float">
            <text:p>0</text:p>
          </table:table-cell>
          <table:table-cell table:formula="of:=[.B70]" office:value-type="float" office:value="0" calcext:value-type="float">
            <text:p>0</text:p>
          </table:table-cell>
          <table:table-cell table:formula="of:=ROUND([.$E$5]/[.$J$4]*[.$Q70];3)" office:value-type="float" office:value="0" calcext:value-type="float">
            <text:p>0</text:p>
          </table:table-cell>
          <table:table-cell table:formula="of:=ROUND([.$H$5]/[.$J$4]*[.$Q70];3)" office:value-type="float" office:value="0" calcext:value-type="float">
            <text:p>0</text:p>
          </table:table-cell>
          <table:table-cell table:formula="of:=ROUND([.$F$5]/[.$K$4]*[.$R70];5)" office:value-type="float" office:value="0" calcext:value-type="float">
            <text:p>0</text:p>
          </table:table-cell>
          <table:table-cell table:formula="of:=ROUND([.$I$5]/[.$K$4]*[.$R70];5)" office:value-type="float" office:value="0" calcext:value-type="float">
            <text:p>0</text:p>
          </table:table-cell>
          <table:table-cell table:formula="of:=OFFSET([.$C$12];0;[.$P70])*1000000000" office:value-type="float" office:value="500000000" calcext:value-type="float">
            <text:p>500000000</text:p>
          </table:table-cell>
          <table:table-cell table:formula="of:=[.X70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71]&gt;0;3;IF([.$G71]&gt;0;4;IF([.$E71]&gt;0;2;IF([.$D71]&gt;0;1;IF([.$C71]&gt;0;0;0)))))" office:value-type="float" office:value="0" calcext:value-type="float">
            <text:p>0</text:p>
          </table:table-cell>
          <table:table-cell table:formula="of:=OFFSET([.$C71];0;[.$P71])" office:value-type="float" office:value="0" calcext:value-type="float">
            <text:p>0</text:p>
          </table:table-cell>
          <table:table-cell table:formula="of:=OFFSET([.$H71];0;[.$P71])" office:value-type="float" office:value="0" calcext:value-type="float">
            <text:p>0</text:p>
          </table:table-cell>
          <table:table-cell table:formula="of:=[.B71]" office:value-type="float" office:value="0" calcext:value-type="float">
            <text:p>0</text:p>
          </table:table-cell>
          <table:table-cell table:formula="of:=ROUND([.$E$5]/[.$J$4]*[.$Q71];3)" office:value-type="float" office:value="0" calcext:value-type="float">
            <text:p>0</text:p>
          </table:table-cell>
          <table:table-cell table:formula="of:=ROUND([.$H$5]/[.$J$4]*[.$Q71];3)" office:value-type="float" office:value="0" calcext:value-type="float">
            <text:p>0</text:p>
          </table:table-cell>
          <table:table-cell table:formula="of:=ROUND([.$F$5]/[.$K$4]*[.$R71];5)" office:value-type="float" office:value="0" calcext:value-type="float">
            <text:p>0</text:p>
          </table:table-cell>
          <table:table-cell table:formula="of:=ROUND([.$I$5]/[.$K$4]*[.$R71];5)" office:value-type="float" office:value="0" calcext:value-type="float">
            <text:p>0</text:p>
          </table:table-cell>
          <table:table-cell table:formula="of:=OFFSET([.$C$12];0;[.$P71])*1000000000" office:value-type="float" office:value="500000000" calcext:value-type="float">
            <text:p>500000000</text:p>
          </table:table-cell>
          <table:table-cell table:formula="of:=[.X71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72]&gt;0;3;IF([.$G72]&gt;0;4;IF([.$E72]&gt;0;2;IF([.$D72]&gt;0;1;IF([.$C72]&gt;0;0;0)))))" office:value-type="float" office:value="0" calcext:value-type="float">
            <text:p>0</text:p>
          </table:table-cell>
          <table:table-cell table:formula="of:=OFFSET([.$C72];0;[.$P72])" office:value-type="float" office:value="0" calcext:value-type="float">
            <text:p>0</text:p>
          </table:table-cell>
          <table:table-cell table:formula="of:=OFFSET([.$H72];0;[.$P72])" office:value-type="float" office:value="0" calcext:value-type="float">
            <text:p>0</text:p>
          </table:table-cell>
          <table:table-cell table:formula="of:=[.B72]" office:value-type="float" office:value="0" calcext:value-type="float">
            <text:p>0</text:p>
          </table:table-cell>
          <table:table-cell table:formula="of:=ROUND([.$E$5]/[.$J$4]*[.$Q72];3)" office:value-type="float" office:value="0" calcext:value-type="float">
            <text:p>0</text:p>
          </table:table-cell>
          <table:table-cell table:formula="of:=ROUND([.$H$5]/[.$J$4]*[.$Q72];3)" office:value-type="float" office:value="0" calcext:value-type="float">
            <text:p>0</text:p>
          </table:table-cell>
          <table:table-cell table:formula="of:=ROUND([.$F$5]/[.$K$4]*[.$R72];5)" office:value-type="float" office:value="0" calcext:value-type="float">
            <text:p>0</text:p>
          </table:table-cell>
          <table:table-cell table:formula="of:=ROUND([.$I$5]/[.$K$4]*[.$R72];5)" office:value-type="float" office:value="0" calcext:value-type="float">
            <text:p>0</text:p>
          </table:table-cell>
          <table:table-cell table:formula="of:=OFFSET([.$C$12];0;[.$P72])*1000000000" office:value-type="float" office:value="500000000" calcext:value-type="float">
            <text:p>500000000</text:p>
          </table:table-cell>
          <table:table-cell table:formula="of:=[.X72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73]&gt;0;3;IF([.$G73]&gt;0;4;IF([.$E73]&gt;0;2;IF([.$D73]&gt;0;1;IF([.$C73]&gt;0;0;0)))))" office:value-type="float" office:value="0" calcext:value-type="float">
            <text:p>0</text:p>
          </table:table-cell>
          <table:table-cell table:formula="of:=OFFSET([.$C73];0;[.$P73])" office:value-type="float" office:value="0" calcext:value-type="float">
            <text:p>0</text:p>
          </table:table-cell>
          <table:table-cell table:formula="of:=OFFSET([.$H73];0;[.$P73])" office:value-type="float" office:value="0" calcext:value-type="float">
            <text:p>0</text:p>
          </table:table-cell>
          <table:table-cell table:formula="of:=[.B73]" office:value-type="float" office:value="0" calcext:value-type="float">
            <text:p>0</text:p>
          </table:table-cell>
          <table:table-cell table:formula="of:=ROUND([.$E$5]/[.$J$4]*[.$Q73];3)" office:value-type="float" office:value="0" calcext:value-type="float">
            <text:p>0</text:p>
          </table:table-cell>
          <table:table-cell table:formula="of:=ROUND([.$H$5]/[.$J$4]*[.$Q73];3)" office:value-type="float" office:value="0" calcext:value-type="float">
            <text:p>0</text:p>
          </table:table-cell>
          <table:table-cell table:formula="of:=ROUND([.$F$5]/[.$K$4]*[.$R73];5)" office:value-type="float" office:value="0" calcext:value-type="float">
            <text:p>0</text:p>
          </table:table-cell>
          <table:table-cell table:formula="of:=ROUND([.$I$5]/[.$K$4]*[.$R73];5)" office:value-type="float" office:value="0" calcext:value-type="float">
            <text:p>0</text:p>
          </table:table-cell>
          <table:table-cell table:formula="of:=OFFSET([.$C$12];0;[.$P73])*1000000000" office:value-type="float" office:value="500000000" calcext:value-type="float">
            <text:p>500000000</text:p>
          </table:table-cell>
          <table:table-cell table:formula="of:=[.X73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74]&gt;0;3;IF([.$G74]&gt;0;4;IF([.$E74]&gt;0;2;IF([.$D74]&gt;0;1;IF([.$C74]&gt;0;0;0)))))" office:value-type="float" office:value="0" calcext:value-type="float">
            <text:p>0</text:p>
          </table:table-cell>
          <table:table-cell table:formula="of:=OFFSET([.$C74];0;[.$P74])" office:value-type="float" office:value="0" calcext:value-type="float">
            <text:p>0</text:p>
          </table:table-cell>
          <table:table-cell table:formula="of:=OFFSET([.$H74];0;[.$P74])" office:value-type="float" office:value="0" calcext:value-type="float">
            <text:p>0</text:p>
          </table:table-cell>
          <table:table-cell table:formula="of:=[.B74]" office:value-type="float" office:value="0" calcext:value-type="float">
            <text:p>0</text:p>
          </table:table-cell>
          <table:table-cell table:formula="of:=ROUND([.$E$5]/[.$J$4]*[.$Q74];3)" office:value-type="float" office:value="0" calcext:value-type="float">
            <text:p>0</text:p>
          </table:table-cell>
          <table:table-cell table:formula="of:=ROUND([.$H$5]/[.$J$4]*[.$Q74];3)" office:value-type="float" office:value="0" calcext:value-type="float">
            <text:p>0</text:p>
          </table:table-cell>
          <table:table-cell table:formula="of:=ROUND([.$F$5]/[.$K$4]*[.$R74];5)" office:value-type="float" office:value="0" calcext:value-type="float">
            <text:p>0</text:p>
          </table:table-cell>
          <table:table-cell table:formula="of:=ROUND([.$I$5]/[.$K$4]*[.$R74];5)" office:value-type="float" office:value="0" calcext:value-type="float">
            <text:p>0</text:p>
          </table:table-cell>
          <table:table-cell table:formula="of:=OFFSET([.$C$12];0;[.$P74])*1000000000" office:value-type="float" office:value="500000000" calcext:value-type="float">
            <text:p>500000000</text:p>
          </table:table-cell>
          <table:table-cell table:formula="of:=[.X74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75]&gt;0;3;IF([.$G75]&gt;0;4;IF([.$E75]&gt;0;2;IF([.$D75]&gt;0;1;IF([.$C75]&gt;0;0;0)))))" office:value-type="float" office:value="0" calcext:value-type="float">
            <text:p>0</text:p>
          </table:table-cell>
          <table:table-cell table:formula="of:=OFFSET([.$C75];0;[.$P75])" office:value-type="float" office:value="0" calcext:value-type="float">
            <text:p>0</text:p>
          </table:table-cell>
          <table:table-cell table:formula="of:=OFFSET([.$H75];0;[.$P75])" office:value-type="float" office:value="0" calcext:value-type="float">
            <text:p>0</text:p>
          </table:table-cell>
          <table:table-cell table:formula="of:=[.B75]" office:value-type="float" office:value="0" calcext:value-type="float">
            <text:p>0</text:p>
          </table:table-cell>
          <table:table-cell table:formula="of:=ROUND([.$E$5]/[.$J$4]*[.$Q75];3)" office:value-type="float" office:value="0" calcext:value-type="float">
            <text:p>0</text:p>
          </table:table-cell>
          <table:table-cell table:formula="of:=ROUND([.$H$5]/[.$J$4]*[.$Q75];3)" office:value-type="float" office:value="0" calcext:value-type="float">
            <text:p>0</text:p>
          </table:table-cell>
          <table:table-cell table:formula="of:=ROUND([.$F$5]/[.$K$4]*[.$R75];5)" office:value-type="float" office:value="0" calcext:value-type="float">
            <text:p>0</text:p>
          </table:table-cell>
          <table:table-cell table:formula="of:=ROUND([.$I$5]/[.$K$4]*[.$R75];5)" office:value-type="float" office:value="0" calcext:value-type="float">
            <text:p>0</text:p>
          </table:table-cell>
          <table:table-cell table:formula="of:=OFFSET([.$C$12];0;[.$P75])*1000000000" office:value-type="float" office:value="500000000" calcext:value-type="float">
            <text:p>500000000</text:p>
          </table:table-cell>
          <table:table-cell table:formula="of:=[.X75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76]&gt;0;3;IF([.$G76]&gt;0;4;IF([.$E76]&gt;0;2;IF([.$D76]&gt;0;1;IF([.$C76]&gt;0;0;0)))))" office:value-type="float" office:value="0" calcext:value-type="float">
            <text:p>0</text:p>
          </table:table-cell>
          <table:table-cell table:formula="of:=OFFSET([.$C76];0;[.$P76])" office:value-type="float" office:value="0" calcext:value-type="float">
            <text:p>0</text:p>
          </table:table-cell>
          <table:table-cell table:formula="of:=OFFSET([.$H76];0;[.$P76])" office:value-type="float" office:value="0" calcext:value-type="float">
            <text:p>0</text:p>
          </table:table-cell>
          <table:table-cell table:formula="of:=[.B76]" office:value-type="float" office:value="0" calcext:value-type="float">
            <text:p>0</text:p>
          </table:table-cell>
          <table:table-cell table:formula="of:=ROUND([.$E$5]/[.$J$4]*[.$Q76];3)" office:value-type="float" office:value="0" calcext:value-type="float">
            <text:p>0</text:p>
          </table:table-cell>
          <table:table-cell table:formula="of:=ROUND([.$H$5]/[.$J$4]*[.$Q76];3)" office:value-type="float" office:value="0" calcext:value-type="float">
            <text:p>0</text:p>
          </table:table-cell>
          <table:table-cell table:formula="of:=ROUND([.$F$5]/[.$K$4]*[.$R76];5)" office:value-type="float" office:value="0" calcext:value-type="float">
            <text:p>0</text:p>
          </table:table-cell>
          <table:table-cell table:formula="of:=ROUND([.$I$5]/[.$K$4]*[.$R76];5)" office:value-type="float" office:value="0" calcext:value-type="float">
            <text:p>0</text:p>
          </table:table-cell>
          <table:table-cell table:formula="of:=OFFSET([.$C$12];0;[.$P76])*1000000000" office:value-type="float" office:value="500000000" calcext:value-type="float">
            <text:p>500000000</text:p>
          </table:table-cell>
          <table:table-cell table:formula="of:=[.X76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77]&gt;0;3;IF([.$G77]&gt;0;4;IF([.$E77]&gt;0;2;IF([.$D77]&gt;0;1;IF([.$C77]&gt;0;0;0)))))" office:value-type="float" office:value="0" calcext:value-type="float">
            <text:p>0</text:p>
          </table:table-cell>
          <table:table-cell table:formula="of:=OFFSET([.$C77];0;[.$P77])" office:value-type="float" office:value="0" calcext:value-type="float">
            <text:p>0</text:p>
          </table:table-cell>
          <table:table-cell table:formula="of:=OFFSET([.$H77];0;[.$P77])" office:value-type="float" office:value="0" calcext:value-type="float">
            <text:p>0</text:p>
          </table:table-cell>
          <table:table-cell table:formula="of:=[.B77]" office:value-type="float" office:value="0" calcext:value-type="float">
            <text:p>0</text:p>
          </table:table-cell>
          <table:table-cell table:formula="of:=ROUND([.$E$5]/[.$J$4]*[.$Q77];3)" office:value-type="float" office:value="0" calcext:value-type="float">
            <text:p>0</text:p>
          </table:table-cell>
          <table:table-cell table:formula="of:=ROUND([.$H$5]/[.$J$4]*[.$Q77];3)" office:value-type="float" office:value="0" calcext:value-type="float">
            <text:p>0</text:p>
          </table:table-cell>
          <table:table-cell table:formula="of:=ROUND([.$F$5]/[.$K$4]*[.$R77];5)" office:value-type="float" office:value="0" calcext:value-type="float">
            <text:p>0</text:p>
          </table:table-cell>
          <table:table-cell table:formula="of:=ROUND([.$I$5]/[.$K$4]*[.$R77];5)" office:value-type="float" office:value="0" calcext:value-type="float">
            <text:p>0</text:p>
          </table:table-cell>
          <table:table-cell table:formula="of:=OFFSET([.$C$12];0;[.$P77])*1000000000" office:value-type="float" office:value="500000000" calcext:value-type="float">
            <text:p>500000000</text:p>
          </table:table-cell>
          <table:table-cell table:formula="of:=[.X77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78]&gt;0;3;IF([.$G78]&gt;0;4;IF([.$E78]&gt;0;2;IF([.$D78]&gt;0;1;IF([.$C78]&gt;0;0;0)))))" office:value-type="float" office:value="0" calcext:value-type="float">
            <text:p>0</text:p>
          </table:table-cell>
          <table:table-cell table:formula="of:=OFFSET([.$C78];0;[.$P78])" office:value-type="float" office:value="0" calcext:value-type="float">
            <text:p>0</text:p>
          </table:table-cell>
          <table:table-cell table:formula="of:=OFFSET([.$H78];0;[.$P78])" office:value-type="float" office:value="0" calcext:value-type="float">
            <text:p>0</text:p>
          </table:table-cell>
          <table:table-cell table:formula="of:=[.B78]" office:value-type="float" office:value="0" calcext:value-type="float">
            <text:p>0</text:p>
          </table:table-cell>
          <table:table-cell table:formula="of:=ROUND([.$E$5]/[.$J$4]*[.$Q78];3)" office:value-type="float" office:value="0" calcext:value-type="float">
            <text:p>0</text:p>
          </table:table-cell>
          <table:table-cell table:formula="of:=ROUND([.$H$5]/[.$J$4]*[.$Q78];3)" office:value-type="float" office:value="0" calcext:value-type="float">
            <text:p>0</text:p>
          </table:table-cell>
          <table:table-cell table:formula="of:=ROUND([.$F$5]/[.$K$4]*[.$R78];5)" office:value-type="float" office:value="0" calcext:value-type="float">
            <text:p>0</text:p>
          </table:table-cell>
          <table:table-cell table:formula="of:=ROUND([.$I$5]/[.$K$4]*[.$R78];5)" office:value-type="float" office:value="0" calcext:value-type="float">
            <text:p>0</text:p>
          </table:table-cell>
          <table:table-cell table:formula="of:=OFFSET([.$C$12];0;[.$P78])*1000000000" office:value-type="float" office:value="500000000" calcext:value-type="float">
            <text:p>500000000</text:p>
          </table:table-cell>
          <table:table-cell table:formula="of:=[.X78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79]&gt;0;3;IF([.$G79]&gt;0;4;IF([.$E79]&gt;0;2;IF([.$D79]&gt;0;1;IF([.$C79]&gt;0;0;0)))))" office:value-type="float" office:value="0" calcext:value-type="float">
            <text:p>0</text:p>
          </table:table-cell>
          <table:table-cell table:formula="of:=OFFSET([.$C79];0;[.$P79])" office:value-type="float" office:value="0" calcext:value-type="float">
            <text:p>0</text:p>
          </table:table-cell>
          <table:table-cell table:formula="of:=OFFSET([.$H79];0;[.$P79])" office:value-type="float" office:value="0" calcext:value-type="float">
            <text:p>0</text:p>
          </table:table-cell>
          <table:table-cell table:formula="of:=[.B79]" office:value-type="float" office:value="0" calcext:value-type="float">
            <text:p>0</text:p>
          </table:table-cell>
          <table:table-cell table:formula="of:=ROUND([.$E$5]/[.$J$4]*[.$Q79];3)" office:value-type="float" office:value="0" calcext:value-type="float">
            <text:p>0</text:p>
          </table:table-cell>
          <table:table-cell table:formula="of:=ROUND([.$H$5]/[.$J$4]*[.$Q79];3)" office:value-type="float" office:value="0" calcext:value-type="float">
            <text:p>0</text:p>
          </table:table-cell>
          <table:table-cell table:formula="of:=ROUND([.$F$5]/[.$K$4]*[.$R79];5)" office:value-type="float" office:value="0" calcext:value-type="float">
            <text:p>0</text:p>
          </table:table-cell>
          <table:table-cell table:formula="of:=ROUND([.$I$5]/[.$K$4]*[.$R79];5)" office:value-type="float" office:value="0" calcext:value-type="float">
            <text:p>0</text:p>
          </table:table-cell>
          <table:table-cell table:formula="of:=OFFSET([.$C$12];0;[.$P79])*1000000000" office:value-type="float" office:value="500000000" calcext:value-type="float">
            <text:p>500000000</text:p>
          </table:table-cell>
          <table:table-cell table:formula="of:=[.X79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80]&gt;0;3;IF([.$G80]&gt;0;4;IF([.$E80]&gt;0;2;IF([.$D80]&gt;0;1;IF([.$C80]&gt;0;0;0)))))" office:value-type="float" office:value="0" calcext:value-type="float">
            <text:p>0</text:p>
          </table:table-cell>
          <table:table-cell table:formula="of:=OFFSET([.$C80];0;[.$P80])" office:value-type="float" office:value="0" calcext:value-type="float">
            <text:p>0</text:p>
          </table:table-cell>
          <table:table-cell table:formula="of:=OFFSET([.$H80];0;[.$P80])" office:value-type="float" office:value="0" calcext:value-type="float">
            <text:p>0</text:p>
          </table:table-cell>
          <table:table-cell table:formula="of:=[.B80]" office:value-type="float" office:value="0" calcext:value-type="float">
            <text:p>0</text:p>
          </table:table-cell>
          <table:table-cell table:formula="of:=ROUND([.$E$5]/[.$J$4]*[.$Q80];3)" office:value-type="float" office:value="0" calcext:value-type="float">
            <text:p>0</text:p>
          </table:table-cell>
          <table:table-cell table:formula="of:=ROUND([.$H$5]/[.$J$4]*[.$Q80];3)" office:value-type="float" office:value="0" calcext:value-type="float">
            <text:p>0</text:p>
          </table:table-cell>
          <table:table-cell table:formula="of:=ROUND([.$F$5]/[.$K$4]*[.$R80];5)" office:value-type="float" office:value="0" calcext:value-type="float">
            <text:p>0</text:p>
          </table:table-cell>
          <table:table-cell table:formula="of:=ROUND([.$I$5]/[.$K$4]*[.$R80];5)" office:value-type="float" office:value="0" calcext:value-type="float">
            <text:p>0</text:p>
          </table:table-cell>
          <table:table-cell table:formula="of:=OFFSET([.$C$12];0;[.$P80])*1000000000" office:value-type="float" office:value="500000000" calcext:value-type="float">
            <text:p>500000000</text:p>
          </table:table-cell>
          <table:table-cell table:formula="of:=[.X80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81]&gt;0;3;IF([.$G81]&gt;0;4;IF([.$E81]&gt;0;2;IF([.$D81]&gt;0;1;IF([.$C81]&gt;0;0;0)))))" office:value-type="float" office:value="0" calcext:value-type="float">
            <text:p>0</text:p>
          </table:table-cell>
          <table:table-cell table:formula="of:=OFFSET([.$C81];0;[.$P81])" office:value-type="float" office:value="0" calcext:value-type="float">
            <text:p>0</text:p>
          </table:table-cell>
          <table:table-cell table:formula="of:=OFFSET([.$H81];0;[.$P81])" office:value-type="float" office:value="0" calcext:value-type="float">
            <text:p>0</text:p>
          </table:table-cell>
          <table:table-cell table:formula="of:=[.B81]" office:value-type="float" office:value="0" calcext:value-type="float">
            <text:p>0</text:p>
          </table:table-cell>
          <table:table-cell table:formula="of:=ROUND([.$E$5]/[.$J$4]*[.$Q81];3)" office:value-type="float" office:value="0" calcext:value-type="float">
            <text:p>0</text:p>
          </table:table-cell>
          <table:table-cell table:formula="of:=ROUND([.$H$5]/[.$J$4]*[.$Q81];3)" office:value-type="float" office:value="0" calcext:value-type="float">
            <text:p>0</text:p>
          </table:table-cell>
          <table:table-cell table:formula="of:=ROUND([.$F$5]/[.$K$4]*[.$R81];5)" office:value-type="float" office:value="0" calcext:value-type="float">
            <text:p>0</text:p>
          </table:table-cell>
          <table:table-cell table:formula="of:=ROUND([.$I$5]/[.$K$4]*[.$R81];5)" office:value-type="float" office:value="0" calcext:value-type="float">
            <text:p>0</text:p>
          </table:table-cell>
          <table:table-cell table:formula="of:=OFFSET([.$C$12];0;[.$P81])*1000000000" office:value-type="float" office:value="500000000" calcext:value-type="float">
            <text:p>500000000</text:p>
          </table:table-cell>
          <table:table-cell table:formula="of:=[.X81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82]&gt;0;3;IF([.$G82]&gt;0;4;IF([.$E82]&gt;0;2;IF([.$D82]&gt;0;1;IF([.$C82]&gt;0;0;0)))))" office:value-type="float" office:value="0" calcext:value-type="float">
            <text:p>0</text:p>
          </table:table-cell>
          <table:table-cell table:formula="of:=OFFSET([.$C82];0;[.$P82])" office:value-type="float" office:value="0" calcext:value-type="float">
            <text:p>0</text:p>
          </table:table-cell>
          <table:table-cell table:formula="of:=OFFSET([.$H82];0;[.$P82])" office:value-type="float" office:value="0" calcext:value-type="float">
            <text:p>0</text:p>
          </table:table-cell>
          <table:table-cell table:formula="of:=[.B82]" office:value-type="float" office:value="0" calcext:value-type="float">
            <text:p>0</text:p>
          </table:table-cell>
          <table:table-cell table:formula="of:=ROUND([.$E$5]/[.$J$4]*[.$Q82];3)" office:value-type="float" office:value="0" calcext:value-type="float">
            <text:p>0</text:p>
          </table:table-cell>
          <table:table-cell table:formula="of:=ROUND([.$H$5]/[.$J$4]*[.$Q82];3)" office:value-type="float" office:value="0" calcext:value-type="float">
            <text:p>0</text:p>
          </table:table-cell>
          <table:table-cell table:formula="of:=ROUND([.$F$5]/[.$K$4]*[.$R82];5)" office:value-type="float" office:value="0" calcext:value-type="float">
            <text:p>0</text:p>
          </table:table-cell>
          <table:table-cell table:formula="of:=ROUND([.$I$5]/[.$K$4]*[.$R82];5)" office:value-type="float" office:value="0" calcext:value-type="float">
            <text:p>0</text:p>
          </table:table-cell>
          <table:table-cell table:formula="of:=OFFSET([.$C$12];0;[.$P82])*1000000000" office:value-type="float" office:value="500000000" calcext:value-type="float">
            <text:p>500000000</text:p>
          </table:table-cell>
          <table:table-cell table:formula="of:=[.X82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83]&gt;0;3;IF([.$G83]&gt;0;4;IF([.$E83]&gt;0;2;IF([.$D83]&gt;0;1;IF([.$C83]&gt;0;0;0)))))" office:value-type="float" office:value="0" calcext:value-type="float">
            <text:p>0</text:p>
          </table:table-cell>
          <table:table-cell table:formula="of:=OFFSET([.$C83];0;[.$P83])" office:value-type="float" office:value="0" calcext:value-type="float">
            <text:p>0</text:p>
          </table:table-cell>
          <table:table-cell table:formula="of:=OFFSET([.$H83];0;[.$P83])" office:value-type="float" office:value="0" calcext:value-type="float">
            <text:p>0</text:p>
          </table:table-cell>
          <table:table-cell table:formula="of:=[.B83]" office:value-type="float" office:value="0" calcext:value-type="float">
            <text:p>0</text:p>
          </table:table-cell>
          <table:table-cell table:formula="of:=ROUND([.$E$5]/[.$J$4]*[.$Q83];3)" office:value-type="float" office:value="0" calcext:value-type="float">
            <text:p>0</text:p>
          </table:table-cell>
          <table:table-cell table:formula="of:=ROUND([.$H$5]/[.$J$4]*[.$Q83];3)" office:value-type="float" office:value="0" calcext:value-type="float">
            <text:p>0</text:p>
          </table:table-cell>
          <table:table-cell table:formula="of:=ROUND([.$F$5]/[.$K$4]*[.$R83];5)" office:value-type="float" office:value="0" calcext:value-type="float">
            <text:p>0</text:p>
          </table:table-cell>
          <table:table-cell table:formula="of:=ROUND([.$I$5]/[.$K$4]*[.$R83];5)" office:value-type="float" office:value="0" calcext:value-type="float">
            <text:p>0</text:p>
          </table:table-cell>
          <table:table-cell table:formula="of:=OFFSET([.$C$12];0;[.$P83])*1000000000" office:value-type="float" office:value="500000000" calcext:value-type="float">
            <text:p>500000000</text:p>
          </table:table-cell>
          <table:table-cell table:formula="of:=[.X83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84]&gt;0;3;IF([.$G84]&gt;0;4;IF([.$E84]&gt;0;2;IF([.$D84]&gt;0;1;IF([.$C84]&gt;0;0;0)))))" office:value-type="float" office:value="0" calcext:value-type="float">
            <text:p>0</text:p>
          </table:table-cell>
          <table:table-cell table:formula="of:=OFFSET([.$C84];0;[.$P84])" office:value-type="float" office:value="0" calcext:value-type="float">
            <text:p>0</text:p>
          </table:table-cell>
          <table:table-cell table:formula="of:=OFFSET([.$H84];0;[.$P84])" office:value-type="float" office:value="0" calcext:value-type="float">
            <text:p>0</text:p>
          </table:table-cell>
          <table:table-cell table:formula="of:=[.B84]" office:value-type="float" office:value="0" calcext:value-type="float">
            <text:p>0</text:p>
          </table:table-cell>
          <table:table-cell table:formula="of:=ROUND([.$E$5]/[.$J$4]*[.$Q84];3)" office:value-type="float" office:value="0" calcext:value-type="float">
            <text:p>0</text:p>
          </table:table-cell>
          <table:table-cell table:formula="of:=ROUND([.$H$5]/[.$J$4]*[.$Q84];3)" office:value-type="float" office:value="0" calcext:value-type="float">
            <text:p>0</text:p>
          </table:table-cell>
          <table:table-cell table:formula="of:=ROUND([.$F$5]/[.$K$4]*[.$R84];5)" office:value-type="float" office:value="0" calcext:value-type="float">
            <text:p>0</text:p>
          </table:table-cell>
          <table:table-cell table:formula="of:=ROUND([.$I$5]/[.$K$4]*[.$R84];5)" office:value-type="float" office:value="0" calcext:value-type="float">
            <text:p>0</text:p>
          </table:table-cell>
          <table:table-cell table:formula="of:=OFFSET([.$C$12];0;[.$P84])*1000000000" office:value-type="float" office:value="500000000" calcext:value-type="float">
            <text:p>500000000</text:p>
          </table:table-cell>
          <table:table-cell table:formula="of:=[.X84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85]&gt;0;3;IF([.$G85]&gt;0;4;IF([.$E85]&gt;0;2;IF([.$D85]&gt;0;1;IF([.$C85]&gt;0;0;0)))))" office:value-type="float" office:value="0" calcext:value-type="float">
            <text:p>0</text:p>
          </table:table-cell>
          <table:table-cell table:formula="of:=OFFSET([.$C85];0;[.$P85])" office:value-type="float" office:value="0" calcext:value-type="float">
            <text:p>0</text:p>
          </table:table-cell>
          <table:table-cell table:formula="of:=OFFSET([.$H85];0;[.$P85])" office:value-type="float" office:value="0" calcext:value-type="float">
            <text:p>0</text:p>
          </table:table-cell>
          <table:table-cell table:formula="of:=[.B85]" office:value-type="float" office:value="0" calcext:value-type="float">
            <text:p>0</text:p>
          </table:table-cell>
          <table:table-cell table:formula="of:=ROUND([.$E$5]/[.$J$4]*[.$Q85];3)" office:value-type="float" office:value="0" calcext:value-type="float">
            <text:p>0</text:p>
          </table:table-cell>
          <table:table-cell table:formula="of:=ROUND([.$H$5]/[.$J$4]*[.$Q85];3)" office:value-type="float" office:value="0" calcext:value-type="float">
            <text:p>0</text:p>
          </table:table-cell>
          <table:table-cell table:formula="of:=ROUND([.$F$5]/[.$K$4]*[.$R85];5)" office:value-type="float" office:value="0" calcext:value-type="float">
            <text:p>0</text:p>
          </table:table-cell>
          <table:table-cell table:formula="of:=ROUND([.$I$5]/[.$K$4]*[.$R85];5)" office:value-type="float" office:value="0" calcext:value-type="float">
            <text:p>0</text:p>
          </table:table-cell>
          <table:table-cell table:formula="of:=OFFSET([.$C$12];0;[.$P85])*1000000000" office:value-type="float" office:value="500000000" calcext:value-type="float">
            <text:p>500000000</text:p>
          </table:table-cell>
          <table:table-cell table:formula="of:=[.X85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86]&gt;0;3;IF([.$G86]&gt;0;4;IF([.$E86]&gt;0;2;IF([.$D86]&gt;0;1;IF([.$C86]&gt;0;0;0)))))" office:value-type="float" office:value="0" calcext:value-type="float">
            <text:p>0</text:p>
          </table:table-cell>
          <table:table-cell table:formula="of:=OFFSET([.$C86];0;[.$P86])" office:value-type="float" office:value="0" calcext:value-type="float">
            <text:p>0</text:p>
          </table:table-cell>
          <table:table-cell table:formula="of:=OFFSET([.$H86];0;[.$P86])" office:value-type="float" office:value="0" calcext:value-type="float">
            <text:p>0</text:p>
          </table:table-cell>
          <table:table-cell table:formula="of:=[.B86]" office:value-type="float" office:value="0" calcext:value-type="float">
            <text:p>0</text:p>
          </table:table-cell>
          <table:table-cell table:formula="of:=ROUND([.$E$5]/[.$J$4]*[.$Q86];3)" office:value-type="float" office:value="0" calcext:value-type="float">
            <text:p>0</text:p>
          </table:table-cell>
          <table:table-cell table:formula="of:=ROUND([.$H$5]/[.$J$4]*[.$Q86];3)" office:value-type="float" office:value="0" calcext:value-type="float">
            <text:p>0</text:p>
          </table:table-cell>
          <table:table-cell table:formula="of:=ROUND([.$F$5]/[.$K$4]*[.$R86];5)" office:value-type="float" office:value="0" calcext:value-type="float">
            <text:p>0</text:p>
          </table:table-cell>
          <table:table-cell table:formula="of:=ROUND([.$I$5]/[.$K$4]*[.$R86];5)" office:value-type="float" office:value="0" calcext:value-type="float">
            <text:p>0</text:p>
          </table:table-cell>
          <table:table-cell table:formula="of:=OFFSET([.$C$12];0;[.$P86])*1000000000" office:value-type="float" office:value="500000000" calcext:value-type="float">
            <text:p>500000000</text:p>
          </table:table-cell>
          <table:table-cell table:formula="of:=[.X86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87]&gt;0;3;IF([.$G87]&gt;0;4;IF([.$E87]&gt;0;2;IF([.$D87]&gt;0;1;IF([.$C87]&gt;0;0;0)))))" office:value-type="float" office:value="0" calcext:value-type="float">
            <text:p>0</text:p>
          </table:table-cell>
          <table:table-cell table:formula="of:=OFFSET([.$C87];0;[.$P87])" office:value-type="float" office:value="0" calcext:value-type="float">
            <text:p>0</text:p>
          </table:table-cell>
          <table:table-cell table:formula="of:=OFFSET([.$H87];0;[.$P87])" office:value-type="float" office:value="0" calcext:value-type="float">
            <text:p>0</text:p>
          </table:table-cell>
          <table:table-cell table:formula="of:=[.B87]" office:value-type="float" office:value="0" calcext:value-type="float">
            <text:p>0</text:p>
          </table:table-cell>
          <table:table-cell table:formula="of:=ROUND([.$E$5]/[.$J$4]*[.$Q87];3)" office:value-type="float" office:value="0" calcext:value-type="float">
            <text:p>0</text:p>
          </table:table-cell>
          <table:table-cell table:formula="of:=ROUND([.$H$5]/[.$J$4]*[.$Q87];3)" office:value-type="float" office:value="0" calcext:value-type="float">
            <text:p>0</text:p>
          </table:table-cell>
          <table:table-cell table:formula="of:=ROUND([.$F$5]/[.$K$4]*[.$R87];5)" office:value-type="float" office:value="0" calcext:value-type="float">
            <text:p>0</text:p>
          </table:table-cell>
          <table:table-cell table:formula="of:=ROUND([.$I$5]/[.$K$4]*[.$R87];5)" office:value-type="float" office:value="0" calcext:value-type="float">
            <text:p>0</text:p>
          </table:table-cell>
          <table:table-cell table:formula="of:=OFFSET([.$C$12];0;[.$P87])*1000000000" office:value-type="float" office:value="500000000" calcext:value-type="float">
            <text:p>500000000</text:p>
          </table:table-cell>
          <table:table-cell table:formula="of:=[.X87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88]&gt;0;3;IF([.$G88]&gt;0;4;IF([.$E88]&gt;0;2;IF([.$D88]&gt;0;1;IF([.$C88]&gt;0;0;0)))))" office:value-type="float" office:value="0" calcext:value-type="float">
            <text:p>0</text:p>
          </table:table-cell>
          <table:table-cell table:formula="of:=OFFSET([.$C88];0;[.$P88])" office:value-type="float" office:value="0" calcext:value-type="float">
            <text:p>0</text:p>
          </table:table-cell>
          <table:table-cell table:formula="of:=OFFSET([.$H88];0;[.$P88])" office:value-type="float" office:value="0" calcext:value-type="float">
            <text:p>0</text:p>
          </table:table-cell>
          <table:table-cell table:formula="of:=[.B88]" office:value-type="float" office:value="0" calcext:value-type="float">
            <text:p>0</text:p>
          </table:table-cell>
          <table:table-cell table:formula="of:=ROUND([.$E$5]/[.$J$4]*[.$Q88];3)" office:value-type="float" office:value="0" calcext:value-type="float">
            <text:p>0</text:p>
          </table:table-cell>
          <table:table-cell table:formula="of:=ROUND([.$H$5]/[.$J$4]*[.$Q88];3)" office:value-type="float" office:value="0" calcext:value-type="float">
            <text:p>0</text:p>
          </table:table-cell>
          <table:table-cell table:formula="of:=ROUND([.$F$5]/[.$K$4]*[.$R88];5)" office:value-type="float" office:value="0" calcext:value-type="float">
            <text:p>0</text:p>
          </table:table-cell>
          <table:table-cell table:formula="of:=ROUND([.$I$5]/[.$K$4]*[.$R88];5)" office:value-type="float" office:value="0" calcext:value-type="float">
            <text:p>0</text:p>
          </table:table-cell>
          <table:table-cell table:formula="of:=OFFSET([.$C$12];0;[.$P88])*1000000000" office:value-type="float" office:value="500000000" calcext:value-type="float">
            <text:p>500000000</text:p>
          </table:table-cell>
          <table:table-cell table:formula="of:=[.X88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89]&gt;0;3;IF([.$G89]&gt;0;4;IF([.$E89]&gt;0;2;IF([.$D89]&gt;0;1;IF([.$C89]&gt;0;0;0)))))" office:value-type="float" office:value="0" calcext:value-type="float">
            <text:p>0</text:p>
          </table:table-cell>
          <table:table-cell table:formula="of:=OFFSET([.$C89];0;[.$P89])" office:value-type="float" office:value="0" calcext:value-type="float">
            <text:p>0</text:p>
          </table:table-cell>
          <table:table-cell table:formula="of:=OFFSET([.$H89];0;[.$P89])" office:value-type="float" office:value="0" calcext:value-type="float">
            <text:p>0</text:p>
          </table:table-cell>
          <table:table-cell table:formula="of:=[.B89]" office:value-type="float" office:value="0" calcext:value-type="float">
            <text:p>0</text:p>
          </table:table-cell>
          <table:table-cell table:formula="of:=ROUND([.$E$5]/[.$J$4]*[.$Q89];3)" office:value-type="float" office:value="0" calcext:value-type="float">
            <text:p>0</text:p>
          </table:table-cell>
          <table:table-cell table:formula="of:=ROUND([.$H$5]/[.$J$4]*[.$Q89];3)" office:value-type="float" office:value="0" calcext:value-type="float">
            <text:p>0</text:p>
          </table:table-cell>
          <table:table-cell table:formula="of:=ROUND([.$F$5]/[.$K$4]*[.$R89];5)" office:value-type="float" office:value="0" calcext:value-type="float">
            <text:p>0</text:p>
          </table:table-cell>
          <table:table-cell table:formula="of:=ROUND([.$I$5]/[.$K$4]*[.$R89];5)" office:value-type="float" office:value="0" calcext:value-type="float">
            <text:p>0</text:p>
          </table:table-cell>
          <table:table-cell table:formula="of:=OFFSET([.$C$12];0;[.$P89])*1000000000" office:value-type="float" office:value="500000000" calcext:value-type="float">
            <text:p>500000000</text:p>
          </table:table-cell>
          <table:table-cell table:formula="of:=[.X89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90]&gt;0;3;IF([.$G90]&gt;0;4;IF([.$E90]&gt;0;2;IF([.$D90]&gt;0;1;IF([.$C90]&gt;0;0;0)))))" office:value-type="float" office:value="0" calcext:value-type="float">
            <text:p>0</text:p>
          </table:table-cell>
          <table:table-cell table:formula="of:=OFFSET([.$C90];0;[.$P90])" office:value-type="float" office:value="0" calcext:value-type="float">
            <text:p>0</text:p>
          </table:table-cell>
          <table:table-cell table:formula="of:=OFFSET([.$H90];0;[.$P90])" office:value-type="float" office:value="0" calcext:value-type="float">
            <text:p>0</text:p>
          </table:table-cell>
          <table:table-cell table:formula="of:=[.B90]" office:value-type="float" office:value="0" calcext:value-type="float">
            <text:p>0</text:p>
          </table:table-cell>
          <table:table-cell table:formula="of:=ROUND([.$E$5]/[.$J$4]*[.$Q90];3)" office:value-type="float" office:value="0" calcext:value-type="float">
            <text:p>0</text:p>
          </table:table-cell>
          <table:table-cell table:formula="of:=ROUND([.$H$5]/[.$J$4]*[.$Q90];3)" office:value-type="float" office:value="0" calcext:value-type="float">
            <text:p>0</text:p>
          </table:table-cell>
          <table:table-cell table:formula="of:=ROUND([.$F$5]/[.$K$4]*[.$R90];5)" office:value-type="float" office:value="0" calcext:value-type="float">
            <text:p>0</text:p>
          </table:table-cell>
          <table:table-cell table:formula="of:=ROUND([.$I$5]/[.$K$4]*[.$R90];5)" office:value-type="float" office:value="0" calcext:value-type="float">
            <text:p>0</text:p>
          </table:table-cell>
          <table:table-cell table:formula="of:=OFFSET([.$C$12];0;[.$P90])*1000000000" office:value-type="float" office:value="500000000" calcext:value-type="float">
            <text:p>500000000</text:p>
          </table:table-cell>
          <table:table-cell table:formula="of:=[.X90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91]&gt;0;3;IF([.$G91]&gt;0;4;IF([.$E91]&gt;0;2;IF([.$D91]&gt;0;1;IF([.$C91]&gt;0;0;0)))))" office:value-type="float" office:value="0" calcext:value-type="float">
            <text:p>0</text:p>
          </table:table-cell>
          <table:table-cell table:formula="of:=OFFSET([.$C91];0;[.$P91])" office:value-type="float" office:value="0" calcext:value-type="float">
            <text:p>0</text:p>
          </table:table-cell>
          <table:table-cell table:formula="of:=OFFSET([.$H91];0;[.$P91])" office:value-type="float" office:value="0" calcext:value-type="float">
            <text:p>0</text:p>
          </table:table-cell>
          <table:table-cell table:formula="of:=[.B91]" office:value-type="float" office:value="0" calcext:value-type="float">
            <text:p>0</text:p>
          </table:table-cell>
          <table:table-cell table:formula="of:=ROUND([.$E$5]/[.$J$4]*[.$Q91];3)" office:value-type="float" office:value="0" calcext:value-type="float">
            <text:p>0</text:p>
          </table:table-cell>
          <table:table-cell table:formula="of:=ROUND([.$H$5]/[.$J$4]*[.$Q91];3)" office:value-type="float" office:value="0" calcext:value-type="float">
            <text:p>0</text:p>
          </table:table-cell>
          <table:table-cell table:formula="of:=ROUND([.$F$5]/[.$K$4]*[.$R91];5)" office:value-type="float" office:value="0" calcext:value-type="float">
            <text:p>0</text:p>
          </table:table-cell>
          <table:table-cell table:formula="of:=ROUND([.$I$5]/[.$K$4]*[.$R91];5)" office:value-type="float" office:value="0" calcext:value-type="float">
            <text:p>0</text:p>
          </table:table-cell>
          <table:table-cell table:formula="of:=OFFSET([.$C$12];0;[.$P91])*1000000000" office:value-type="float" office:value="500000000" calcext:value-type="float">
            <text:p>500000000</text:p>
          </table:table-cell>
          <table:table-cell table:formula="of:=[.X91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92]&gt;0;3;IF([.$G92]&gt;0;4;IF([.$E92]&gt;0;2;IF([.$D92]&gt;0;1;IF([.$C92]&gt;0;0;0)))))" office:value-type="float" office:value="0" calcext:value-type="float">
            <text:p>0</text:p>
          </table:table-cell>
          <table:table-cell table:formula="of:=OFFSET([.$C92];0;[.$P92])" office:value-type="float" office:value="0" calcext:value-type="float">
            <text:p>0</text:p>
          </table:table-cell>
          <table:table-cell table:formula="of:=OFFSET([.$H92];0;[.$P92])" office:value-type="float" office:value="0" calcext:value-type="float">
            <text:p>0</text:p>
          </table:table-cell>
          <table:table-cell table:formula="of:=[.B92]" office:value-type="float" office:value="0" calcext:value-type="float">
            <text:p>0</text:p>
          </table:table-cell>
          <table:table-cell table:formula="of:=ROUND([.$E$5]/[.$J$4]*[.$Q92];3)" office:value-type="float" office:value="0" calcext:value-type="float">
            <text:p>0</text:p>
          </table:table-cell>
          <table:table-cell table:formula="of:=ROUND([.$H$5]/[.$J$4]*[.$Q92];3)" office:value-type="float" office:value="0" calcext:value-type="float">
            <text:p>0</text:p>
          </table:table-cell>
          <table:table-cell table:formula="of:=ROUND([.$F$5]/[.$K$4]*[.$R92];5)" office:value-type="float" office:value="0" calcext:value-type="float">
            <text:p>0</text:p>
          </table:table-cell>
          <table:table-cell table:formula="of:=ROUND([.$I$5]/[.$K$4]*[.$R92];5)" office:value-type="float" office:value="0" calcext:value-type="float">
            <text:p>0</text:p>
          </table:table-cell>
          <table:table-cell table:formula="of:=OFFSET([.$C$12];0;[.$P92])*1000000000" office:value-type="float" office:value="500000000" calcext:value-type="float">
            <text:p>500000000</text:p>
          </table:table-cell>
          <table:table-cell table:formula="of:=[.X92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93]&gt;0;3;IF([.$G93]&gt;0;4;IF([.$E93]&gt;0;2;IF([.$D93]&gt;0;1;IF([.$C93]&gt;0;0;0)))))" office:value-type="float" office:value="0" calcext:value-type="float">
            <text:p>0</text:p>
          </table:table-cell>
          <table:table-cell table:formula="of:=OFFSET([.$C93];0;[.$P93])" office:value-type="float" office:value="0" calcext:value-type="float">
            <text:p>0</text:p>
          </table:table-cell>
          <table:table-cell table:formula="of:=OFFSET([.$H93];0;[.$P93])" office:value-type="float" office:value="0" calcext:value-type="float">
            <text:p>0</text:p>
          </table:table-cell>
          <table:table-cell table:formula="of:=[.B93]" office:value-type="float" office:value="0" calcext:value-type="float">
            <text:p>0</text:p>
          </table:table-cell>
          <table:table-cell table:formula="of:=ROUND([.$E$5]/[.$J$4]*[.$Q93];3)" office:value-type="float" office:value="0" calcext:value-type="float">
            <text:p>0</text:p>
          </table:table-cell>
          <table:table-cell table:formula="of:=ROUND([.$H$5]/[.$J$4]*[.$Q93];3)" office:value-type="float" office:value="0" calcext:value-type="float">
            <text:p>0</text:p>
          </table:table-cell>
          <table:table-cell table:formula="of:=ROUND([.$F$5]/[.$K$4]*[.$R93];5)" office:value-type="float" office:value="0" calcext:value-type="float">
            <text:p>0</text:p>
          </table:table-cell>
          <table:table-cell table:formula="of:=ROUND([.$I$5]/[.$K$4]*[.$R93];5)" office:value-type="float" office:value="0" calcext:value-type="float">
            <text:p>0</text:p>
          </table:table-cell>
          <table:table-cell table:formula="of:=OFFSET([.$C$12];0;[.$P93])*1000000000" office:value-type="float" office:value="500000000" calcext:value-type="float">
            <text:p>500000000</text:p>
          </table:table-cell>
          <table:table-cell table:formula="of:=[.X93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94]&gt;0;3;IF([.$G94]&gt;0;4;IF([.$E94]&gt;0;2;IF([.$D94]&gt;0;1;IF([.$C94]&gt;0;0;0)))))" office:value-type="float" office:value="0" calcext:value-type="float">
            <text:p>0</text:p>
          </table:table-cell>
          <table:table-cell table:formula="of:=OFFSET([.$C94];0;[.$P94])" office:value-type="float" office:value="0" calcext:value-type="float">
            <text:p>0</text:p>
          </table:table-cell>
          <table:table-cell table:formula="of:=OFFSET([.$H94];0;[.$P94])" office:value-type="float" office:value="0" calcext:value-type="float">
            <text:p>0</text:p>
          </table:table-cell>
          <table:table-cell table:formula="of:=[.B94]" office:value-type="float" office:value="0" calcext:value-type="float">
            <text:p>0</text:p>
          </table:table-cell>
          <table:table-cell table:formula="of:=ROUND([.$E$5]/[.$J$4]*[.$Q94];3)" office:value-type="float" office:value="0" calcext:value-type="float">
            <text:p>0</text:p>
          </table:table-cell>
          <table:table-cell table:formula="of:=ROUND([.$H$5]/[.$J$4]*[.$Q94];3)" office:value-type="float" office:value="0" calcext:value-type="float">
            <text:p>0</text:p>
          </table:table-cell>
          <table:table-cell table:formula="of:=ROUND([.$F$5]/[.$K$4]*[.$R94];5)" office:value-type="float" office:value="0" calcext:value-type="float">
            <text:p>0</text:p>
          </table:table-cell>
          <table:table-cell table:formula="of:=ROUND([.$I$5]/[.$K$4]*[.$R94];5)" office:value-type="float" office:value="0" calcext:value-type="float">
            <text:p>0</text:p>
          </table:table-cell>
          <table:table-cell table:formula="of:=OFFSET([.$C$12];0;[.$P94])*1000000000" office:value-type="float" office:value="500000000" calcext:value-type="float">
            <text:p>500000000</text:p>
          </table:table-cell>
          <table:table-cell table:formula="of:=[.X94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95]&gt;0;3;IF([.$G95]&gt;0;4;IF([.$E95]&gt;0;2;IF([.$D95]&gt;0;1;IF([.$C95]&gt;0;0;0)))))" office:value-type="float" office:value="0" calcext:value-type="float">
            <text:p>0</text:p>
          </table:table-cell>
          <table:table-cell table:formula="of:=OFFSET([.$C95];0;[.$P95])" office:value-type="float" office:value="0" calcext:value-type="float">
            <text:p>0</text:p>
          </table:table-cell>
          <table:table-cell table:formula="of:=OFFSET([.$H95];0;[.$P95])" office:value-type="float" office:value="0" calcext:value-type="float">
            <text:p>0</text:p>
          </table:table-cell>
          <table:table-cell table:formula="of:=[.B95]" office:value-type="float" office:value="0" calcext:value-type="float">
            <text:p>0</text:p>
          </table:table-cell>
          <table:table-cell table:formula="of:=ROUND([.$E$5]/[.$J$4]*[.$Q95];3)" office:value-type="float" office:value="0" calcext:value-type="float">
            <text:p>0</text:p>
          </table:table-cell>
          <table:table-cell table:formula="of:=ROUND([.$H$5]/[.$J$4]*[.$Q95];3)" office:value-type="float" office:value="0" calcext:value-type="float">
            <text:p>0</text:p>
          </table:table-cell>
          <table:table-cell table:formula="of:=ROUND([.$F$5]/[.$K$4]*[.$R95];5)" office:value-type="float" office:value="0" calcext:value-type="float">
            <text:p>0</text:p>
          </table:table-cell>
          <table:table-cell table:formula="of:=ROUND([.$I$5]/[.$K$4]*[.$R95];5)" office:value-type="float" office:value="0" calcext:value-type="float">
            <text:p>0</text:p>
          </table:table-cell>
          <table:table-cell table:formula="of:=OFFSET([.$C$12];0;[.$P95])*1000000000" office:value-type="float" office:value="500000000" calcext:value-type="float">
            <text:p>500000000</text:p>
          </table:table-cell>
          <table:table-cell table:formula="of:=[.X95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96]&gt;0;3;IF([.$G96]&gt;0;4;IF([.$E96]&gt;0;2;IF([.$D96]&gt;0;1;IF([.$C96]&gt;0;0;0)))))" office:value-type="float" office:value="0" calcext:value-type="float">
            <text:p>0</text:p>
          </table:table-cell>
          <table:table-cell table:formula="of:=OFFSET([.$C96];0;[.$P96])" office:value-type="float" office:value="0" calcext:value-type="float">
            <text:p>0</text:p>
          </table:table-cell>
          <table:table-cell table:formula="of:=OFFSET([.$H96];0;[.$P96])" office:value-type="float" office:value="0" calcext:value-type="float">
            <text:p>0</text:p>
          </table:table-cell>
          <table:table-cell table:formula="of:=[.B96]" office:value-type="float" office:value="0" calcext:value-type="float">
            <text:p>0</text:p>
          </table:table-cell>
          <table:table-cell table:formula="of:=ROUND([.$E$5]/[.$J$4]*[.$Q96];3)" office:value-type="float" office:value="0" calcext:value-type="float">
            <text:p>0</text:p>
          </table:table-cell>
          <table:table-cell table:formula="of:=ROUND([.$H$5]/[.$J$4]*[.$Q96];3)" office:value-type="float" office:value="0" calcext:value-type="float">
            <text:p>0</text:p>
          </table:table-cell>
          <table:table-cell table:formula="of:=ROUND([.$F$5]/[.$K$4]*[.$R96];5)" office:value-type="float" office:value="0" calcext:value-type="float">
            <text:p>0</text:p>
          </table:table-cell>
          <table:table-cell table:formula="of:=ROUND([.$I$5]/[.$K$4]*[.$R96];5)" office:value-type="float" office:value="0" calcext:value-type="float">
            <text:p>0</text:p>
          </table:table-cell>
          <table:table-cell table:formula="of:=OFFSET([.$C$12];0;[.$P96])*1000000000" office:value-type="float" office:value="500000000" calcext:value-type="float">
            <text:p>500000000</text:p>
          </table:table-cell>
          <table:table-cell table:formula="of:=[.X96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97]&gt;0;3;IF([.$G97]&gt;0;4;IF([.$E97]&gt;0;2;IF([.$D97]&gt;0;1;IF([.$C97]&gt;0;0;0)))))" office:value-type="float" office:value="0" calcext:value-type="float">
            <text:p>0</text:p>
          </table:table-cell>
          <table:table-cell table:formula="of:=OFFSET([.$C97];0;[.$P97])" office:value-type="float" office:value="0" calcext:value-type="float">
            <text:p>0</text:p>
          </table:table-cell>
          <table:table-cell table:formula="of:=OFFSET([.$H97];0;[.$P97])" office:value-type="float" office:value="0" calcext:value-type="float">
            <text:p>0</text:p>
          </table:table-cell>
          <table:table-cell table:formula="of:=[.B97]" office:value-type="float" office:value="0" calcext:value-type="float">
            <text:p>0</text:p>
          </table:table-cell>
          <table:table-cell table:formula="of:=ROUND([.$E$5]/[.$J$4]*[.$Q97];3)" office:value-type="float" office:value="0" calcext:value-type="float">
            <text:p>0</text:p>
          </table:table-cell>
          <table:table-cell table:formula="of:=ROUND([.$H$5]/[.$J$4]*[.$Q97];3)" office:value-type="float" office:value="0" calcext:value-type="float">
            <text:p>0</text:p>
          </table:table-cell>
          <table:table-cell table:formula="of:=ROUND([.$F$5]/[.$K$4]*[.$R97];5)" office:value-type="float" office:value="0" calcext:value-type="float">
            <text:p>0</text:p>
          </table:table-cell>
          <table:table-cell table:formula="of:=ROUND([.$I$5]/[.$K$4]*[.$R97];5)" office:value-type="float" office:value="0" calcext:value-type="float">
            <text:p>0</text:p>
          </table:table-cell>
          <table:table-cell table:formula="of:=OFFSET([.$C$12];0;[.$P97])*1000000000" office:value-type="float" office:value="500000000" calcext:value-type="float">
            <text:p>500000000</text:p>
          </table:table-cell>
          <table:table-cell table:formula="of:=[.X97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98]&gt;0;3;IF([.$G98]&gt;0;4;IF([.$E98]&gt;0;2;IF([.$D98]&gt;0;1;IF([.$C98]&gt;0;0;0)))))" office:value-type="float" office:value="0" calcext:value-type="float">
            <text:p>0</text:p>
          </table:table-cell>
          <table:table-cell table:formula="of:=OFFSET([.$C98];0;[.$P98])" office:value-type="float" office:value="0" calcext:value-type="float">
            <text:p>0</text:p>
          </table:table-cell>
          <table:table-cell table:formula="of:=OFFSET([.$H98];0;[.$P98])" office:value-type="float" office:value="0" calcext:value-type="float">
            <text:p>0</text:p>
          </table:table-cell>
          <table:table-cell table:formula="of:=[.B98]" office:value-type="float" office:value="0" calcext:value-type="float">
            <text:p>0</text:p>
          </table:table-cell>
          <table:table-cell table:formula="of:=ROUND([.$E$5]/[.$J$4]*[.$Q98];3)" office:value-type="float" office:value="0" calcext:value-type="float">
            <text:p>0</text:p>
          </table:table-cell>
          <table:table-cell table:formula="of:=ROUND([.$H$5]/[.$J$4]*[.$Q98];3)" office:value-type="float" office:value="0" calcext:value-type="float">
            <text:p>0</text:p>
          </table:table-cell>
          <table:table-cell table:formula="of:=ROUND([.$F$5]/[.$K$4]*[.$R98];5)" office:value-type="float" office:value="0" calcext:value-type="float">
            <text:p>0</text:p>
          </table:table-cell>
          <table:table-cell table:formula="of:=ROUND([.$I$5]/[.$K$4]*[.$R98];5)" office:value-type="float" office:value="0" calcext:value-type="float">
            <text:p>0</text:p>
          </table:table-cell>
          <table:table-cell table:formula="of:=OFFSET([.$C$12];0;[.$P98])*1000000000" office:value-type="float" office:value="500000000" calcext:value-type="float">
            <text:p>500000000</text:p>
          </table:table-cell>
          <table:table-cell table:formula="of:=[.X98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99]&gt;0;3;IF([.$G99]&gt;0;4;IF([.$E99]&gt;0;2;IF([.$D99]&gt;0;1;IF([.$C99]&gt;0;0;0)))))" office:value-type="float" office:value="0" calcext:value-type="float">
            <text:p>0</text:p>
          </table:table-cell>
          <table:table-cell table:formula="of:=OFFSET([.$C99];0;[.$P99])" office:value-type="float" office:value="0" calcext:value-type="float">
            <text:p>0</text:p>
          </table:table-cell>
          <table:table-cell table:formula="of:=OFFSET([.$H99];0;[.$P99])" office:value-type="float" office:value="0" calcext:value-type="float">
            <text:p>0</text:p>
          </table:table-cell>
          <table:table-cell table:formula="of:=[.B99]" office:value-type="float" office:value="0" calcext:value-type="float">
            <text:p>0</text:p>
          </table:table-cell>
          <table:table-cell table:formula="of:=ROUND([.$E$5]/[.$J$4]*[.$Q99];3)" office:value-type="float" office:value="0" calcext:value-type="float">
            <text:p>0</text:p>
          </table:table-cell>
          <table:table-cell table:formula="of:=ROUND([.$H$5]/[.$J$4]*[.$Q99];3)" office:value-type="float" office:value="0" calcext:value-type="float">
            <text:p>0</text:p>
          </table:table-cell>
          <table:table-cell table:formula="of:=ROUND([.$F$5]/[.$K$4]*[.$R99];5)" office:value-type="float" office:value="0" calcext:value-type="float">
            <text:p>0</text:p>
          </table:table-cell>
          <table:table-cell table:formula="of:=ROUND([.$I$5]/[.$K$4]*[.$R99];5)" office:value-type="float" office:value="0" calcext:value-type="float">
            <text:p>0</text:p>
          </table:table-cell>
          <table:table-cell table:formula="of:=OFFSET([.$C$12];0;[.$P99])*1000000000" office:value-type="float" office:value="500000000" calcext:value-type="float">
            <text:p>500000000</text:p>
          </table:table-cell>
          <table:table-cell table:formula="of:=[.X99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100]&gt;0;3;IF([.$G100]&gt;0;4;IF([.$E100]&gt;0;2;IF([.$D100]&gt;0;1;IF([.$C100]&gt;0;0;0)))))" office:value-type="float" office:value="0" calcext:value-type="float">
            <text:p>0</text:p>
          </table:table-cell>
          <table:table-cell table:formula="of:=OFFSET([.$C100];0;[.$P100])" office:value-type="float" office:value="0" calcext:value-type="float">
            <text:p>0</text:p>
          </table:table-cell>
          <table:table-cell table:formula="of:=OFFSET([.$H100];0;[.$P100])" office:value-type="float" office:value="0" calcext:value-type="float">
            <text:p>0</text:p>
          </table:table-cell>
          <table:table-cell table:formula="of:=[.B100]" office:value-type="float" office:value="0" calcext:value-type="float">
            <text:p>0</text:p>
          </table:table-cell>
          <table:table-cell table:formula="of:=ROUND([.$E$5]/[.$J$4]*[.$Q100];3)" office:value-type="float" office:value="0" calcext:value-type="float">
            <text:p>0</text:p>
          </table:table-cell>
          <table:table-cell table:formula="of:=ROUND([.$H$5]/[.$J$4]*[.$Q100];3)" office:value-type="float" office:value="0" calcext:value-type="float">
            <text:p>0</text:p>
          </table:table-cell>
          <table:table-cell table:formula="of:=ROUND([.$F$5]/[.$K$4]*[.$R100];5)" office:value-type="float" office:value="0" calcext:value-type="float">
            <text:p>0</text:p>
          </table:table-cell>
          <table:table-cell table:formula="of:=ROUND([.$I$5]/[.$K$4]*[.$R100];5)" office:value-type="float" office:value="0" calcext:value-type="float">
            <text:p>0</text:p>
          </table:table-cell>
          <table:table-cell table:formula="of:=OFFSET([.$C$12];0;[.$P100])*1000000000" office:value-type="float" office:value="500000000" calcext:value-type="float">
            <text:p>500000000</text:p>
          </table:table-cell>
          <table:table-cell table:formula="of:=[.X100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101]&gt;0;3;IF([.$G101]&gt;0;4;IF([.$E101]&gt;0;2;IF([.$D101]&gt;0;1;IF([.$C101]&gt;0;0;0)))))" office:value-type="float" office:value="0" calcext:value-type="float">
            <text:p>0</text:p>
          </table:table-cell>
          <table:table-cell table:formula="of:=OFFSET([.$C101];0;[.$P101])" office:value-type="float" office:value="0" calcext:value-type="float">
            <text:p>0</text:p>
          </table:table-cell>
          <table:table-cell table:formula="of:=OFFSET([.$H101];0;[.$P101])" office:value-type="float" office:value="0" calcext:value-type="float">
            <text:p>0</text:p>
          </table:table-cell>
          <table:table-cell table:formula="of:=[.B101]" office:value-type="float" office:value="0" calcext:value-type="float">
            <text:p>0</text:p>
          </table:table-cell>
          <table:table-cell table:formula="of:=ROUND([.$E$5]/[.$J$4]*[.$Q101];3)" office:value-type="float" office:value="0" calcext:value-type="float">
            <text:p>0</text:p>
          </table:table-cell>
          <table:table-cell table:formula="of:=ROUND([.$H$5]/[.$J$4]*[.$Q101];3)" office:value-type="float" office:value="0" calcext:value-type="float">
            <text:p>0</text:p>
          </table:table-cell>
          <table:table-cell table:formula="of:=ROUND([.$F$5]/[.$K$4]*[.$R101];5)" office:value-type="float" office:value="0" calcext:value-type="float">
            <text:p>0</text:p>
          </table:table-cell>
          <table:table-cell table:formula="of:=ROUND([.$I$5]/[.$K$4]*[.$R101];5)" office:value-type="float" office:value="0" calcext:value-type="float">
            <text:p>0</text:p>
          </table:table-cell>
          <table:table-cell table:formula="of:=OFFSET([.$C$12];0;[.$P101])*1000000000" office:value-type="float" office:value="500000000" calcext:value-type="float">
            <text:p>500000000</text:p>
          </table:table-cell>
          <table:table-cell table:formula="of:=[.X101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102]&gt;0;3;IF([.$G102]&gt;0;4;IF([.$E102]&gt;0;2;IF([.$D102]&gt;0;1;IF([.$C102]&gt;0;0;0)))))" office:value-type="float" office:value="0" calcext:value-type="float">
            <text:p>0</text:p>
          </table:table-cell>
          <table:table-cell table:formula="of:=OFFSET([.$C102];0;[.$P102])" office:value-type="float" office:value="0" calcext:value-type="float">
            <text:p>0</text:p>
          </table:table-cell>
          <table:table-cell table:formula="of:=OFFSET([.$H102];0;[.$P102])" office:value-type="float" office:value="0" calcext:value-type="float">
            <text:p>0</text:p>
          </table:table-cell>
          <table:table-cell table:formula="of:=[.B102]" office:value-type="float" office:value="0" calcext:value-type="float">
            <text:p>0</text:p>
          </table:table-cell>
          <table:table-cell table:formula="of:=ROUND([.$E$5]/[.$J$4]*[.$Q102];3)" office:value-type="float" office:value="0" calcext:value-type="float">
            <text:p>0</text:p>
          </table:table-cell>
          <table:table-cell table:formula="of:=ROUND([.$H$5]/[.$J$4]*[.$Q102];3)" office:value-type="float" office:value="0" calcext:value-type="float">
            <text:p>0</text:p>
          </table:table-cell>
          <table:table-cell table:formula="of:=ROUND([.$F$5]/[.$K$4]*[.$R102];5)" office:value-type="float" office:value="0" calcext:value-type="float">
            <text:p>0</text:p>
          </table:table-cell>
          <table:table-cell table:formula="of:=ROUND([.$I$5]/[.$K$4]*[.$R102];5)" office:value-type="float" office:value="0" calcext:value-type="float">
            <text:p>0</text:p>
          </table:table-cell>
          <table:table-cell table:formula="of:=OFFSET([.$C$12];0;[.$P102])*1000000000" office:value-type="float" office:value="500000000" calcext:value-type="float">
            <text:p>500000000</text:p>
          </table:table-cell>
          <table:table-cell table:formula="of:=[.X102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103]&gt;0;3;IF([.$G103]&gt;0;4;IF([.$E103]&gt;0;2;IF([.$D103]&gt;0;1;IF([.$C103]&gt;0;0;0)))))" office:value-type="float" office:value="0" calcext:value-type="float">
            <text:p>0</text:p>
          </table:table-cell>
          <table:table-cell table:formula="of:=OFFSET([.$C103];0;[.$P103])" office:value-type="float" office:value="0" calcext:value-type="float">
            <text:p>0</text:p>
          </table:table-cell>
          <table:table-cell table:formula="of:=OFFSET([.$H103];0;[.$P103])" office:value-type="float" office:value="0" calcext:value-type="float">
            <text:p>0</text:p>
          </table:table-cell>
          <table:table-cell table:formula="of:=[.B103]" office:value-type="float" office:value="0" calcext:value-type="float">
            <text:p>0</text:p>
          </table:table-cell>
          <table:table-cell table:formula="of:=ROUND([.$E$5]/[.$J$4]*[.$Q103];3)" office:value-type="float" office:value="0" calcext:value-type="float">
            <text:p>0</text:p>
          </table:table-cell>
          <table:table-cell table:formula="of:=ROUND([.$H$5]/[.$J$4]*[.$Q103];3)" office:value-type="float" office:value="0" calcext:value-type="float">
            <text:p>0</text:p>
          </table:table-cell>
          <table:table-cell table:formula="of:=ROUND([.$F$5]/[.$K$4]*[.$R103];5)" office:value-type="float" office:value="0" calcext:value-type="float">
            <text:p>0</text:p>
          </table:table-cell>
          <table:table-cell table:formula="of:=ROUND([.$I$5]/[.$K$4]*[.$R103];5)" office:value-type="float" office:value="0" calcext:value-type="float">
            <text:p>0</text:p>
          </table:table-cell>
          <table:table-cell table:formula="of:=OFFSET([.$C$12];0;[.$P103])*1000000000" office:value-type="float" office:value="500000000" calcext:value-type="float">
            <text:p>500000000</text:p>
          </table:table-cell>
          <table:table-cell table:formula="of:=[.X103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104]&gt;0;3;IF([.$G104]&gt;0;4;IF([.$E104]&gt;0;2;IF([.$D104]&gt;0;1;IF([.$C104]&gt;0;0;0)))))" office:value-type="float" office:value="0" calcext:value-type="float">
            <text:p>0</text:p>
          </table:table-cell>
          <table:table-cell table:formula="of:=OFFSET([.$C104];0;[.$P104])" office:value-type="float" office:value="0" calcext:value-type="float">
            <text:p>0</text:p>
          </table:table-cell>
          <table:table-cell table:formula="of:=OFFSET([.$H104];0;[.$P104])" office:value-type="float" office:value="0" calcext:value-type="float">
            <text:p>0</text:p>
          </table:table-cell>
          <table:table-cell table:formula="of:=[.B104]" office:value-type="float" office:value="0" calcext:value-type="float">
            <text:p>0</text:p>
          </table:table-cell>
          <table:table-cell table:formula="of:=ROUND([.$E$5]/[.$J$4]*[.$Q104];3)" office:value-type="float" office:value="0" calcext:value-type="float">
            <text:p>0</text:p>
          </table:table-cell>
          <table:table-cell table:formula="of:=ROUND([.$H$5]/[.$J$4]*[.$Q104];3)" office:value-type="float" office:value="0" calcext:value-type="float">
            <text:p>0</text:p>
          </table:table-cell>
          <table:table-cell table:formula="of:=ROUND([.$F$5]/[.$K$4]*[.$R104];5)" office:value-type="float" office:value="0" calcext:value-type="float">
            <text:p>0</text:p>
          </table:table-cell>
          <table:table-cell table:formula="of:=ROUND([.$I$5]/[.$K$4]*[.$R104];5)" office:value-type="float" office:value="0" calcext:value-type="float">
            <text:p>0</text:p>
          </table:table-cell>
          <table:table-cell table:formula="of:=OFFSET([.$C$12];0;[.$P104])*1000000000" office:value-type="float" office:value="500000000" calcext:value-type="float">
            <text:p>500000000</text:p>
          </table:table-cell>
          <table:table-cell table:formula="of:=[.X104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105]&gt;0;3;IF([.$G105]&gt;0;4;IF([.$E105]&gt;0;2;IF([.$D105]&gt;0;1;IF([.$C105]&gt;0;0;0)))))" office:value-type="float" office:value="0" calcext:value-type="float">
            <text:p>0</text:p>
          </table:table-cell>
          <table:table-cell table:formula="of:=OFFSET([.$C105];0;[.$P105])" office:value-type="float" office:value="0" calcext:value-type="float">
            <text:p>0</text:p>
          </table:table-cell>
          <table:table-cell table:formula="of:=OFFSET([.$H105];0;[.$P105])" office:value-type="float" office:value="0" calcext:value-type="float">
            <text:p>0</text:p>
          </table:table-cell>
          <table:table-cell table:formula="of:=[.B105]" office:value-type="float" office:value="0" calcext:value-type="float">
            <text:p>0</text:p>
          </table:table-cell>
          <table:table-cell table:formula="of:=ROUND([.$E$5]/[.$J$4]*[.$Q105];3)" office:value-type="float" office:value="0" calcext:value-type="float">
            <text:p>0</text:p>
          </table:table-cell>
          <table:table-cell table:formula="of:=ROUND([.$H$5]/[.$J$4]*[.$Q105];3)" office:value-type="float" office:value="0" calcext:value-type="float">
            <text:p>0</text:p>
          </table:table-cell>
          <table:table-cell table:formula="of:=ROUND([.$F$5]/[.$K$4]*[.$R105];5)" office:value-type="float" office:value="0" calcext:value-type="float">
            <text:p>0</text:p>
          </table:table-cell>
          <table:table-cell table:formula="of:=ROUND([.$I$5]/[.$K$4]*[.$R105];5)" office:value-type="float" office:value="0" calcext:value-type="float">
            <text:p>0</text:p>
          </table:table-cell>
          <table:table-cell table:formula="of:=OFFSET([.$C$12];0;[.$P105])*1000000000" office:value-type="float" office:value="500000000" calcext:value-type="float">
            <text:p>500000000</text:p>
          </table:table-cell>
          <table:table-cell table:formula="of:=[.X105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106]&gt;0;3;IF([.$G106]&gt;0;4;IF([.$E106]&gt;0;2;IF([.$D106]&gt;0;1;IF([.$C106]&gt;0;0;0)))))" office:value-type="float" office:value="0" calcext:value-type="float">
            <text:p>0</text:p>
          </table:table-cell>
          <table:table-cell table:formula="of:=OFFSET([.$C106];0;[.$P106])" office:value-type="float" office:value="0" calcext:value-type="float">
            <text:p>0</text:p>
          </table:table-cell>
          <table:table-cell table:formula="of:=OFFSET([.$H106];0;[.$P106])" office:value-type="float" office:value="0" calcext:value-type="float">
            <text:p>0</text:p>
          </table:table-cell>
          <table:table-cell table:formula="of:=[.B106]" office:value-type="float" office:value="0" calcext:value-type="float">
            <text:p>0</text:p>
          </table:table-cell>
          <table:table-cell table:formula="of:=ROUND([.$E$5]/[.$J$4]*[.$Q106];3)" office:value-type="float" office:value="0" calcext:value-type="float">
            <text:p>0</text:p>
          </table:table-cell>
          <table:table-cell table:formula="of:=ROUND([.$H$5]/[.$J$4]*[.$Q106];3)" office:value-type="float" office:value="0" calcext:value-type="float">
            <text:p>0</text:p>
          </table:table-cell>
          <table:table-cell table:formula="of:=ROUND([.$F$5]/[.$K$4]*[.$R106];5)" office:value-type="float" office:value="0" calcext:value-type="float">
            <text:p>0</text:p>
          </table:table-cell>
          <table:table-cell table:formula="of:=ROUND([.$I$5]/[.$K$4]*[.$R106];5)" office:value-type="float" office:value="0" calcext:value-type="float">
            <text:p>0</text:p>
          </table:table-cell>
          <table:table-cell table:formula="of:=OFFSET([.$C$12];0;[.$P106])*1000000000" office:value-type="float" office:value="500000000" calcext:value-type="float">
            <text:p>500000000</text:p>
          </table:table-cell>
          <table:table-cell table:formula="of:=[.X106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107]&gt;0;3;IF([.$G107]&gt;0;4;IF([.$E107]&gt;0;2;IF([.$D107]&gt;0;1;IF([.$C107]&gt;0;0;0)))))" office:value-type="float" office:value="0" calcext:value-type="float">
            <text:p>0</text:p>
          </table:table-cell>
          <table:table-cell table:formula="of:=OFFSET([.$C107];0;[.$P107])" office:value-type="float" office:value="0" calcext:value-type="float">
            <text:p>0</text:p>
          </table:table-cell>
          <table:table-cell table:formula="of:=OFFSET([.$H107];0;[.$P107])" office:value-type="float" office:value="0" calcext:value-type="float">
            <text:p>0</text:p>
          </table:table-cell>
          <table:table-cell table:formula="of:=[.B107]" office:value-type="float" office:value="0" calcext:value-type="float">
            <text:p>0</text:p>
          </table:table-cell>
          <table:table-cell table:formula="of:=ROUND([.$E$5]/[.$J$4]*[.$Q107];3)" office:value-type="float" office:value="0" calcext:value-type="float">
            <text:p>0</text:p>
          </table:table-cell>
          <table:table-cell table:formula="of:=ROUND([.$H$5]/[.$J$4]*[.$Q107];3)" office:value-type="float" office:value="0" calcext:value-type="float">
            <text:p>0</text:p>
          </table:table-cell>
          <table:table-cell table:formula="of:=ROUND([.$F$5]/[.$K$4]*[.$R107];5)" office:value-type="float" office:value="0" calcext:value-type="float">
            <text:p>0</text:p>
          </table:table-cell>
          <table:table-cell table:formula="of:=ROUND([.$I$5]/[.$K$4]*[.$R107];5)" office:value-type="float" office:value="0" calcext:value-type="float">
            <text:p>0</text:p>
          </table:table-cell>
          <table:table-cell table:formula="of:=OFFSET([.$C$12];0;[.$P107])*1000000000" office:value-type="float" office:value="500000000" calcext:value-type="float">
            <text:p>500000000</text:p>
          </table:table-cell>
          <table:table-cell table:formula="of:=[.X107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108]&gt;0;3;IF([.$G108]&gt;0;4;IF([.$E108]&gt;0;2;IF([.$D108]&gt;0;1;IF([.$C108]&gt;0;0;0)))))" office:value-type="float" office:value="0" calcext:value-type="float">
            <text:p>0</text:p>
          </table:table-cell>
          <table:table-cell table:formula="of:=OFFSET([.$C108];0;[.$P108])" office:value-type="float" office:value="0" calcext:value-type="float">
            <text:p>0</text:p>
          </table:table-cell>
          <table:table-cell table:formula="of:=OFFSET([.$H108];0;[.$P108])" office:value-type="float" office:value="0" calcext:value-type="float">
            <text:p>0</text:p>
          </table:table-cell>
          <table:table-cell table:formula="of:=[.B108]" office:value-type="float" office:value="0" calcext:value-type="float">
            <text:p>0</text:p>
          </table:table-cell>
          <table:table-cell table:formula="of:=ROUND([.$E$5]/[.$J$4]*[.$Q108];3)" office:value-type="float" office:value="0" calcext:value-type="float">
            <text:p>0</text:p>
          </table:table-cell>
          <table:table-cell table:formula="of:=ROUND([.$H$5]/[.$J$4]*[.$Q108];3)" office:value-type="float" office:value="0" calcext:value-type="float">
            <text:p>0</text:p>
          </table:table-cell>
          <table:table-cell table:formula="of:=ROUND([.$F$5]/[.$K$4]*[.$R108];5)" office:value-type="float" office:value="0" calcext:value-type="float">
            <text:p>0</text:p>
          </table:table-cell>
          <table:table-cell table:formula="of:=ROUND([.$I$5]/[.$K$4]*[.$R108];5)" office:value-type="float" office:value="0" calcext:value-type="float">
            <text:p>0</text:p>
          </table:table-cell>
          <table:table-cell table:formula="of:=OFFSET([.$C$12];0;[.$P108])*1000000000" office:value-type="float" office:value="500000000" calcext:value-type="float">
            <text:p>500000000</text:p>
          </table:table-cell>
          <table:table-cell table:formula="of:=[.X108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109]&gt;0;3;IF([.$G109]&gt;0;4;IF([.$E109]&gt;0;2;IF([.$D109]&gt;0;1;IF([.$C109]&gt;0;0;0)))))" office:value-type="float" office:value="0" calcext:value-type="float">
            <text:p>0</text:p>
          </table:table-cell>
          <table:table-cell table:formula="of:=OFFSET([.$C109];0;[.$P109])" office:value-type="float" office:value="0" calcext:value-type="float">
            <text:p>0</text:p>
          </table:table-cell>
          <table:table-cell table:formula="of:=OFFSET([.$H109];0;[.$P109])" office:value-type="float" office:value="0" calcext:value-type="float">
            <text:p>0</text:p>
          </table:table-cell>
          <table:table-cell table:formula="of:=[.B109]" office:value-type="float" office:value="0" calcext:value-type="float">
            <text:p>0</text:p>
          </table:table-cell>
          <table:table-cell table:formula="of:=ROUND([.$E$5]/[.$J$4]*[.$Q109];3)" office:value-type="float" office:value="0" calcext:value-type="float">
            <text:p>0</text:p>
          </table:table-cell>
          <table:table-cell table:formula="of:=ROUND([.$H$5]/[.$J$4]*[.$Q109];3)" office:value-type="float" office:value="0" calcext:value-type="float">
            <text:p>0</text:p>
          </table:table-cell>
          <table:table-cell table:formula="of:=ROUND([.$F$5]/[.$K$4]*[.$R109];5)" office:value-type="float" office:value="0" calcext:value-type="float">
            <text:p>0</text:p>
          </table:table-cell>
          <table:table-cell table:formula="of:=ROUND([.$I$5]/[.$K$4]*[.$R109];5)" office:value-type="float" office:value="0" calcext:value-type="float">
            <text:p>0</text:p>
          </table:table-cell>
          <table:table-cell table:formula="of:=OFFSET([.$C$12];0;[.$P109])*1000000000" office:value-type="float" office:value="500000000" calcext:value-type="float">
            <text:p>500000000</text:p>
          </table:table-cell>
          <table:table-cell table:formula="of:=[.X109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110]&gt;0;3;IF([.$G110]&gt;0;4;IF([.$E110]&gt;0;2;IF([.$D110]&gt;0;1;IF([.$C110]&gt;0;0;0)))))" office:value-type="float" office:value="0" calcext:value-type="float">
            <text:p>0</text:p>
          </table:table-cell>
          <table:table-cell table:formula="of:=OFFSET([.$C110];0;[.$P110])" office:value-type="float" office:value="0" calcext:value-type="float">
            <text:p>0</text:p>
          </table:table-cell>
          <table:table-cell table:formula="of:=OFFSET([.$H110];0;[.$P110])" office:value-type="float" office:value="0" calcext:value-type="float">
            <text:p>0</text:p>
          </table:table-cell>
          <table:table-cell table:formula="of:=[.B110]" office:value-type="float" office:value="0" calcext:value-type="float">
            <text:p>0</text:p>
          </table:table-cell>
          <table:table-cell table:formula="of:=ROUND([.$E$5]/[.$J$4]*[.$Q110];3)" office:value-type="float" office:value="0" calcext:value-type="float">
            <text:p>0</text:p>
          </table:table-cell>
          <table:table-cell table:formula="of:=ROUND([.$H$5]/[.$J$4]*[.$Q110];3)" office:value-type="float" office:value="0" calcext:value-type="float">
            <text:p>0</text:p>
          </table:table-cell>
          <table:table-cell table:formula="of:=ROUND([.$F$5]/[.$K$4]*[.$R110];5)" office:value-type="float" office:value="0" calcext:value-type="float">
            <text:p>0</text:p>
          </table:table-cell>
          <table:table-cell table:formula="of:=ROUND([.$I$5]/[.$K$4]*[.$R110];5)" office:value-type="float" office:value="0" calcext:value-type="float">
            <text:p>0</text:p>
          </table:table-cell>
          <table:table-cell table:formula="of:=OFFSET([.$C$12];0;[.$P110])*1000000000" office:value-type="float" office:value="500000000" calcext:value-type="float">
            <text:p>500000000</text:p>
          </table:table-cell>
          <table:table-cell table:formula="of:=[.X110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111]&gt;0;3;IF([.$G111]&gt;0;4;IF([.$E111]&gt;0;2;IF([.$D111]&gt;0;1;IF([.$C111]&gt;0;0;0)))))" office:value-type="float" office:value="0" calcext:value-type="float">
            <text:p>0</text:p>
          </table:table-cell>
          <table:table-cell table:formula="of:=OFFSET([.$C111];0;[.$P111])" office:value-type="float" office:value="0" calcext:value-type="float">
            <text:p>0</text:p>
          </table:table-cell>
          <table:table-cell table:formula="of:=OFFSET([.$H111];0;[.$P111])" office:value-type="float" office:value="0" calcext:value-type="float">
            <text:p>0</text:p>
          </table:table-cell>
          <table:table-cell table:formula="of:=[.B111]" office:value-type="float" office:value="0" calcext:value-type="float">
            <text:p>0</text:p>
          </table:table-cell>
          <table:table-cell table:formula="of:=ROUND([.$E$5]/[.$J$4]*[.$Q111];3)" office:value-type="float" office:value="0" calcext:value-type="float">
            <text:p>0</text:p>
          </table:table-cell>
          <table:table-cell table:formula="of:=ROUND([.$H$5]/[.$J$4]*[.$Q111];3)" office:value-type="float" office:value="0" calcext:value-type="float">
            <text:p>0</text:p>
          </table:table-cell>
          <table:table-cell table:formula="of:=ROUND([.$F$5]/[.$K$4]*[.$R111];5)" office:value-type="float" office:value="0" calcext:value-type="float">
            <text:p>0</text:p>
          </table:table-cell>
          <table:table-cell table:formula="of:=ROUND([.$I$5]/[.$K$4]*[.$R111];5)" office:value-type="float" office:value="0" calcext:value-type="float">
            <text:p>0</text:p>
          </table:table-cell>
          <table:table-cell table:formula="of:=OFFSET([.$C$12];0;[.$P111])*1000000000" office:value-type="float" office:value="500000000" calcext:value-type="float">
            <text:p>500000000</text:p>
          </table:table-cell>
          <table:table-cell table:formula="of:=[.X111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IF([.$F112]&gt;0;3;IF([.$G112]&gt;0;4;IF([.$E112]&gt;0;2;IF([.$D112]&gt;0;1;IF([.$C112]&gt;0;0;0)))))" office:value-type="float" office:value="0" calcext:value-type="float">
            <text:p>0</text:p>
          </table:table-cell>
          <table:table-cell table:formula="of:=OFFSET([.$C112];0;[.$P112])" office:value-type="float" office:value="0" calcext:value-type="float">
            <text:p>0</text:p>
          </table:table-cell>
          <table:table-cell table:formula="of:=OFFSET([.$H112];0;[.$P112])" office:value-type="float" office:value="0" calcext:value-type="float">
            <text:p>0</text:p>
          </table:table-cell>
          <table:table-cell table:formula="of:=[.B112]" office:value-type="float" office:value="0" calcext:value-type="float">
            <text:p>0</text:p>
          </table:table-cell>
          <table:table-cell table:formula="of:=ROUND([.$E$5]/[.$J$4]*[.$Q112];3)" office:value-type="float" office:value="0" calcext:value-type="float">
            <text:p>0</text:p>
          </table:table-cell>
          <table:table-cell table:formula="of:=ROUND([.$H$5]/[.$J$4]*[.$Q112];3)" office:value-type="float" office:value="0" calcext:value-type="float">
            <text:p>0</text:p>
          </table:table-cell>
          <table:table-cell table:formula="of:=ROUND([.$F$5]/[.$K$4]*[.$R112];5)" office:value-type="float" office:value="0" calcext:value-type="float">
            <text:p>0</text:p>
          </table:table-cell>
          <table:table-cell table:formula="of:=ROUND([.$I$5]/[.$K$4]*[.$R112];5)" office:value-type="float" office:value="0" calcext:value-type="float">
            <text:p>0</text:p>
          </table:table-cell>
          <table:table-cell table:formula="of:=OFFSET([.$C$12];0;[.$P112])*1000000000" office:value-type="float" office:value="500000000" calcext:value-type="float">
            <text:p>500000000</text:p>
          </table:table-cell>
          <table:table-cell table:formula="of:=[.X112]/1000000000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/>
          <table:table-cell table:style-name="ce8" table:number-columns-repeated="3"/>
          <table:table-cell table:style-name="ce13"/>
          <table:table-cell table:style-name="ce5"/>
          <table:table-cell table:style-name="ce8" table:number-columns-repeated="3"/>
          <table:table-cell table:style-name="ce13"/>
          <table:table-cell table:number-columns-repeated="3"/>
          <table:table-cell table:formula="of:=IF([.$F113]&gt;0;3;IF([.$G113]&gt;0;4;IF([.$E113]&gt;0;2;IF([.$D113]&gt;0;1;IF([.$C113]&gt;0;0;0)))))" office:value-type="float" office:value="0" calcext:value-type="float">
            <text:p>0</text:p>
          </table:table-cell>
          <table:table-cell table:formula="of:=OFFSET([.$C113];0;[.$P113])" office:value-type="float" office:value="0" calcext:value-type="float">
            <text:p>0</text:p>
          </table:table-cell>
          <table:table-cell table:formula="of:=OFFSET([.$H113];0;[.$P113])" office:value-type="float" office:value="0" calcext:value-type="float">
            <text:p>0</text:p>
          </table:table-cell>
          <table:table-cell table:formula="of:=[.B113]" office:value-type="float" office:value="0" calcext:value-type="float">
            <text:p>0</text:p>
          </table:table-cell>
          <table:table-cell table:formula="of:=ROUND([.$E$5]/[.$J$4]*[.$Q113];3)" office:value-type="float" office:value="0" calcext:value-type="float">
            <text:p>0</text:p>
          </table:table-cell>
          <table:table-cell table:formula="of:=ROUND([.$H$5]/[.$J$4]*[.$Q113];3)" office:value-type="float" office:value="0" calcext:value-type="float">
            <text:p>0</text:p>
          </table:table-cell>
          <table:table-cell table:formula="of:=ROUND([.$F$5]/[.$K$4]*[.$R113];5)" office:value-type="float" office:value="0" calcext:value-type="float">
            <text:p>0</text:p>
          </table:table-cell>
          <table:table-cell table:formula="of:=ROUND([.$I$5]/[.$K$4]*[.$R113];5)" office:value-type="float" office:value="0" calcext:value-type="float">
            <text:p>0</text:p>
          </table:table-cell>
          <table:table-cell table:formula="of:=OFFSET([.$C$12];0;[.$P113])*1000000000" office:value-type="float" office:value="500000000" calcext:value-type="float">
            <text:p>500000000</text:p>
          </table:table-cell>
          <table:table-cell table:formula="of:=[.X113]/1000000000" office:value-type="float" office:value="0.5" calcext:value-type="float">
            <text:p>0.5</text:p>
          </table:table-cell>
          <table:table-cell table:number-columns-repeated="7"/>
        </table:table-row>
      </table:table>
      <table:table table:name="V3" table:style-name="ta1">
        <table:table-column table:style-name="co1" table:default-cell-style-name="Default"/>
        <table:table-column table:style-name="co11" table:default-cell-style-name="ce23"/>
        <table:table-column table:style-name="co6" table:default-cell-style-name="ce23"/>
        <table:table-column table:style-name="co6" table:default-cell-style-name="ce44"/>
        <table:table-column table:style-name="co6" table:default-cell-style-name="ce48"/>
        <table:table-column table:style-name="co6" table:number-columns-repeated="2" table:default-cell-style-name="Default"/>
        <table:table-column table:style-name="co6" table:number-columns-repeated="4" table:default-cell-style-name="ce51"/>
        <table:table-column table:style-name="co6" table:default-cell-style-name="ce44"/>
        <table:table-column table:style-name="co6" table:number-columns-repeated="6" table:default-cell-style-name="ce43"/>
        <table:table-column table:style-name="co12" table:number-columns-repeated="2" table:default-cell-style-name="ce43"/>
        <table:table-column table:style-name="co12" table:default-cell-style-name="ce44"/>
        <table:table-column table:style-name="co13" table:default-cell-style-name="ce51"/>
        <table:table-column table:style-name="co14" table:number-columns-repeated="3" table:default-cell-style-name="ce25"/>
        <table:table-column table:style-name="co14" table:default-cell-style-name="ce34"/>
        <table:table-column table:style-name="co14" table:number-columns-repeated="2" table:default-cell-style-name="ce25"/>
        <table:table-column table:style-name="co14" table:number-columns-repeated="10" table:default-cell-style-name="Default"/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1"/>
          <table:table-cell table:number-columns-repeated="10"/>
        </table:table-row>
        <table:table-row table:style-name="ro1">
          <table:table-cell/>
          <table:table-cell table:style-name="ce15"/>
          <table:table-cell table:style-name="ce26" office:value-type="string" calcext:value-type="string" table:number-columns-spanned="7" table:number-rows-spanned="1">
            <text:p>InTech</text:p>
          </table:table-cell>
          <table:covered-table-cell table:number-columns-repeated="5" table:style-name="ce35"/>
          <table:covered-table-cell table:style-name="ce52"/>
          <table:table-cell table:style-name="ce55" office:value-type="string" calcext:value-type="string" table:number-columns-spanned="3" table:number-rows-spanned="1">
            <text:p>IPC 2.5.5.5 / design</text:p>
          </table:table-cell>
          <table:covered-table-cell table:style-name="ce57"/>
          <table:covered-table-cell table:style-name="ce60"/>
          <table:table-cell table:style-name="ce67" office:value-type="string" calcext:value-type="string" table:number-columns-spanned="6" table:number-rows-spanned="1">
            <text:p>InTech rescaled to IPC 2.5.5.5 frequency</text:p>
          </table:table-cell>
          <table:covered-table-cell table:number-columns-repeated="4" table:style-name="ce72"/>
          <table:covered-table-cell table:style-name="ce77"/>
          <table:table-cell table:style-name="Default" table:number-columns-repeated="10"/>
          <table:table-cell table:number-columns-repeated="7"/>
          <table:table-cell table:style-name="ce1" table:number-columns-repeated="2"/>
          <table:table-cell/>
        </table:table-row>
        <table:table-row table:style-name="ro1">
          <table:table-cell/>
          <table:table-cell table:style-name="ce16" office:value-type="string" calcext:value-type="string">
            <text:p>material</text:p>
          </table:table-cell>
          <table:table-cell table:style-name="ce27" office:value-type="string" calcext:value-type="string">
            <text:p>thickness</text:p>
          </table:table-cell>
          <table:table-cell table:style-name="ce36" office:value-type="string" calcext:value-type="string">
            <text:p>freq_x</text:p>
          </table:table-cell>
          <table:table-cell table:style-name="ce36" office:value-type="string" calcext:value-type="string">
            <text:p>dk_x</text:p>
          </table:table-cell>
          <table:table-cell table:style-name="ce36" office:value-type="string" calcext:value-type="string">
            <text:p>df_x</text:p>
          </table:table-cell>
          <table:table-cell table:style-name="ce36" office:value-type="string" calcext:value-type="string">
            <text:p>freq_y</text:p>
          </table:table-cell>
          <table:table-cell table:style-name="ce36" office:value-type="string" calcext:value-type="string">
            <text:p>dk_y</text:p>
          </table:table-cell>
          <table:table-cell table:style-name="ce53" office:value-type="string" calcext:value-type="string">
            <text:p>df_y</text:p>
          </table:table-cell>
          <table:table-cell table:style-name="ce56" office:value-type="string" calcext:value-type="string">
            <text:p>freq</text:p>
          </table:table-cell>
          <table:table-cell table:style-name="ce58" office:value-type="string" calcext:value-type="string">
            <text:p>dk</text:p>
          </table:table-cell>
          <table:table-cell table:style-name="ce61" office:value-type="string" calcext:value-type="string">
            <text:p>df</text:p>
          </table:table-cell>
          <table:table-cell table:style-name="ce68" office:value-type="string" calcext:value-type="string">
            <text:p>slope_x</text:p>
          </table:table-cell>
          <table:table-cell table:style-name="ce73" office:value-type="string" calcext:value-type="string">
            <text:p>slope_y</text:p>
          </table:table-cell>
          <table:table-cell table:style-name="ce73" office:value-type="string" calcext:value-type="string">
            <text:p>dk_x</text:p>
          </table:table-cell>
          <table:table-cell table:style-name="ce73" office:value-type="string" calcext:value-type="string">
            <text:p>dk_y</text:p>
          </table:table-cell>
          <table:table-cell table:style-name="ce73" office:value-type="string" calcext:value-type="string">
            <text:p>df_x</text:p>
          </table:table-cell>
          <table:table-cell table:style-name="ce78" office:value-type="string" calcext:value-type="string">
            <text:p>df_y</text:p>
          </table:table-cell>
          <table:table-cell table:style-name="Default" table:number-columns-repeated="10"/>
          <table:table-cell table:number-columns-repeated="7"/>
          <table:table-cell table:style-name="ce1" table:number-columns-repeated="2"/>
          <table:table-cell/>
        </table:table-row>
        <table:table-row table:style-name="ro1">
          <table:table-cell/>
          <table:table-cell table:style-name="ce17"/>
          <table:table-cell table:style-name="ce28"/>
          <table:table-cell table:style-name="ce37" table:number-columns-repeated="6"/>
          <table:table-cell table:style-name="ce28"/>
          <table:table-cell table:style-name="ce37"/>
          <table:table-cell table:style-name="ce62"/>
          <table:table-cell table:style-name="ce69" table:formula="of:=[.E4]*[.F4]*2/PI()" office:value-type="float" office:value="0" calcext:value-type="float">
            <text:p>0</text:p>
          </table:table-cell>
          <table:table-cell table:style-name="ce74" table:formula="of:=[.H4]*[.I4]*2/PI()" office:value-type="float" office:value="0" calcext:value-type="float">
            <text:p>0</text:p>
          </table:table-cell>
          <table:table-cell table:style-name="ce74" table:formula="of:=[.E4]+[.M4]*LN([.D4]/[.J4])" office:value-type="string" office:string-value="" calcext:value-type="error">
            <text:p>#DIV/0!</text:p>
          </table:table-cell>
          <table:table-cell table:style-name="ce74" table:formula="of:=[.H4]+[.N4]*LN([.G4]/[.J4])" office:value-type="string" office:string-value="" calcext:value-type="error">
            <text:p>#DIV/0!</text:p>
          </table:table-cell>
          <table:table-cell table:style-name="ce74" table:formula="of:=[.M4]*PI()/2/[.O4]" office:value-type="string" office:string-value="" calcext:value-type="error">
            <text:p>#DIV/0!</text:p>
          </table:table-cell>
          <table:table-cell table:style-name="ce79" table:formula="of:=[.N4]*PI()/2/[.P4]" office:value-type="string" office:string-value="" calcext:value-type="error">
            <text:p>#DIV/0!</text:p>
          </table:table-cell>
          <table:table-cell table:style-name="Default" table:number-columns-repeated="10"/>
          <table:table-cell table:number-columns-repeated="7"/>
          <table:table-cell table:style-name="ce1" table:number-columns-repeated="2"/>
          <table:table-cell/>
        </table:table-row>
        <table:table-row table:style-name="ro1">
          <table:table-cell/>
          <table:table-cell table:style-name="ce18" office:value-type="string" calcext:value-type="string">
            <text:p>Isola 680</text:p>
          </table:table-cell>
          <table:table-cell table:style-name="ce29" office:value-type="float" office:value="0.525" calcext:value-type="float">
            <text:p>0.525</text:p>
          </table:table-cell>
          <table:table-cell table:style-name="ce38" office:value-type="float" office:value="12.482" calcext:value-type="float">
            <text:p>12.482</text:p>
          </table:table-cell>
          <table:table-cell table:style-name="ce38" office:value-type="float" office:value="3.71" calcext:value-type="float">
            <text:p>3.71</text:p>
          </table:table-cell>
          <table:table-cell table:style-name="ce38" office:value-type="float" office:value="0.0049" calcext:value-type="float">
            <text:p>0.0049</text:p>
          </table:table-cell>
          <table:table-cell table:style-name="ce38" office:value-type="float" office:value="12.4215" calcext:value-type="float">
            <text:p>12.4215</text:p>
          </table:table-cell>
          <table:table-cell table:style-name="ce38" office:value-type="float" office:value="3.32" calcext:value-type="float">
            <text:p>3.32</text:p>
          </table:table-cell>
          <table:table-cell table:style-name="ce38" office:value-type="float" office:value="0.0042" calcext:value-type="float">
            <text:p>0.0042</text:p>
          </table:table-cell>
          <table:table-cell table:style-name="ce4" office:value-type="float" office:value="5" calcext:value-type="float">
            <text:p>5</text:p>
          </table:table-cell>
          <table:table-cell table:style-name="ce40" office:value-type="float" office:value="3.38" calcext:value-type="float">
            <text:p>3.38</text:p>
          </table:table-cell>
          <table:table-cell table:style-name="ce63" office:value-type="float" office:value="0.0035" calcext:value-type="float">
            <text:p>0.0035</text:p>
          </table:table-cell>
          <table:table-cell table:style-name="ce70" table:formula="of:=[.E5]*[.F5]*2/PI()" office:value-type="float" office:value="0.0115731108418703" calcext:value-type="float">
            <text:p>0.0115731108</text:p>
          </table:table-cell>
          <table:table-cell table:style-name="ce75" table:formula="of:=[.H5]*[.I5]*2/PI()" office:value-type="float" office:value="0.00887702610589356" calcext:value-type="float">
            <text:p>0.0088770261</text:p>
          </table:table-cell>
          <table:table-cell table:style-name="ce75" table:formula="of:=[.E5]+[.M5]*LN([.D5]/[.J5])" office:value-type="float" office:value="3.72058765691321" calcext:value-type="float">
            <text:p>3.7205876569</text:p>
          </table:table-cell>
          <table:table-cell table:style-name="ce75" table:formula="of:=[.H5]+[.N5]*LN([.G5]/[.J5])" office:value-type="float" office:value="3.3280780132393" calcext:value-type="float">
            <text:p>3.3280780132</text:p>
          </table:table-cell>
          <table:table-cell table:style-name="ce75" table:formula="of:=[.M5]*PI()/2/[.O5]" office:value-type="float" office:value="0.00488605609552611" calcext:value-type="float">
            <text:p>0.0048860561</text:p>
          </table:table-cell>
          <table:table-cell table:style-name="ce80" table:formula="of:=[.N5]*PI()/2/[.P5]" office:value-type="float" office:value="0.00418980563091668" calcext:value-type="float">
            <text:p>0.0041898056</text:p>
          </table:table-cell>
          <table:table-cell table:style-name="Default" table:number-columns-repeated="10"/>
          <table:table-cell table:number-columns-repeated="7"/>
          <table:table-cell table:style-name="ce1" table:number-columns-repeated="2"/>
          <table:table-cell/>
        </table:table-row>
        <table:table-row table:style-name="ro1">
          <table:table-cell/>
          <table:table-cell table:style-name="ce18" office:value-type="string" calcext:value-type="string">
            <text:p>Isola FR4</text:p>
          </table:table-cell>
          <table:table-cell table:style-name="ce4" office:value-type="float" office:value="0.245" calcext:value-type="float">
            <text:p>0.245</text:p>
          </table:table-cell>
          <table:table-cell table:style-name="ce39" office:value-type="float" office:value="12.4" calcext:value-type="float">
            <text:p>12.4</text:p>
          </table:table-cell>
          <table:table-cell table:style-name="Default" office:value-type="float" office:value="4.38" calcext:value-type="float">
            <text:p>4.38</text:p>
          </table:table-cell>
          <table:table-cell office:value-type="float" office:value="0.015" calcext:value-type="float">
            <text:p>0.015</text:p>
          </table:table-cell>
          <table:table-cell table:style-name="ce39" office:value-type="float" office:value="12.4" calcext:value-type="float">
            <text:p>12.4</text:p>
          </table:table-cell>
          <table:table-cell table:style-name="Default" office:value-type="float" office:value="3.94" calcext:value-type="float">
            <text:p>3.94</text:p>
          </table:table-cell>
          <table:table-cell table:style-name="Default" office:value-type="float" office:value="0.019" calcext:value-type="float">
            <text:p>0.019</text:p>
          </table:table-cell>
          <table:table-cell table:style-name="ce23" office:value-type="float" office:value="5" calcext:value-type="float">
            <text:p>5</text:p>
          </table:table-cell>
          <table:table-cell table:style-name="ce44" office:value-type="float" office:value="3.97" calcext:value-type="float">
            <text:p>3.97</text:p>
          </table:table-cell>
          <table:table-cell table:style-name="ce48" office:value-type="float" office:value="0.0172" calcext:value-type="float">
            <text:p>0.0172</text:p>
          </table:table-cell>
          <table:table-cell table:style-name="ce70" table:formula="of:=[.E6]*[.F6]*2/PI()" office:value-type="float" office:value="0.0418259190445501" calcext:value-type="float">
            <text:p>0.041825919</text:p>
          </table:table-cell>
          <table:table-cell table:style-name="ce75" table:formula="of:=[.H6]*[.I6]*2/PI()" office:value-type="float" office:value="0.0476573561594371" calcext:value-type="float">
            <text:p>0.0476573562</text:p>
          </table:table-cell>
          <table:table-cell table:style-name="ce75" table:formula="of:=[.E6]+[.M6]*LN([.D6]/[.J6])" office:value-type="float" office:value="4.41798874900948" calcext:value-type="float">
            <text:p>4.417988749</text:p>
          </table:table-cell>
          <table:table-cell table:style-name="ce75" table:formula="of:=[.H6]+[.N6]*LN([.G6]/[.J6])" office:value-type="float" office:value="3.98328520168721" calcext:value-type="float">
            <text:p>3.9832852017</text:p>
          </table:table-cell>
          <table:table-cell table:style-name="ce75" table:formula="of:=[.M6]*PI()/2/[.O6]" office:value-type="float" office:value="0.0148710202158686" calcext:value-type="float">
            <text:p>0.0148710202</text:p>
          </table:table-cell>
          <table:table-cell table:style-name="ce80" table:formula="of:=[.N6]*PI()/2/[.P6]" office:value-type="float" office:value="0.0187935325264411" calcext:value-type="float">
            <text:p>0.0187935325</text:p>
          </table:table-cell>
          <table:table-cell table:style-name="Default" table:number-columns-repeated="10"/>
          <table:table-cell table:number-columns-repeated="7"/>
          <table:table-cell table:style-name="ce1" table:number-columns-repeated="2"/>
          <table:table-cell/>
        </table:table-row>
        <table:table-row table:style-name="ro1">
          <table:table-cell/>
          <table:table-cell table:style-name="ce19"/>
          <table:table-cell table:style-name="ce29"/>
          <table:table-cell table:style-name="ce40" table:number-columns-repeated="6"/>
          <table:table-cell table:style-name="ce4"/>
          <table:table-cell table:style-name="ce40"/>
          <table:table-cell table:style-name="ce64"/>
          <table:table-cell table:style-name="ce70" table:formula="of:=[.E7]*[.F7]*2/PI()" office:value-type="float" office:value="0" calcext:value-type="float">
            <text:p>0</text:p>
          </table:table-cell>
          <table:table-cell table:style-name="ce75" table:formula="of:=[.H7]*[.I7]*2/PI()" office:value-type="float" office:value="0" calcext:value-type="float">
            <text:p>0</text:p>
          </table:table-cell>
          <table:table-cell table:style-name="ce75" table:formula="of:=[.E7]+[.M7]*LN([.D7]/[.J7])" office:value-type="string" office:string-value="" calcext:value-type="error">
            <text:p>#DIV/0!</text:p>
          </table:table-cell>
          <table:table-cell table:style-name="ce75" table:formula="of:=[.H7]+[.N7]*LN([.G7]/[.J7])" office:value-type="string" office:string-value="" calcext:value-type="error">
            <text:p>#DIV/0!</text:p>
          </table:table-cell>
          <table:table-cell table:style-name="ce75" table:formula="of:=[.M7]*PI()/2/[.O7]" office:value-type="string" office:string-value="" calcext:value-type="error">
            <text:p>#DIV/0!</text:p>
          </table:table-cell>
          <table:table-cell table:style-name="ce80" table:formula="of:=[.N7]*PI()/2/[.P7]" office:value-type="string" office:string-value="" calcext:value-type="error">
            <text:p>#DIV/0!</text:p>
          </table:table-cell>
          <table:table-cell table:style-name="Default" table:number-columns-repeated="10"/>
          <table:table-cell table:number-columns-repeated="7"/>
          <table:table-cell table:style-name="ce1" table:number-columns-repeated="2"/>
          <table:table-cell/>
        </table:table-row>
        <table:table-row table:style-name="ro1">
          <table:table-cell/>
          <table:table-cell table:style-name="ce18" office:value-type="string" calcext:value-type="string">
            <text:p>Rogers RO3003</text:p>
          </table:table-cell>
          <table:table-cell table:style-name="ce30" office:value-type="float" office:value="0.27" calcext:value-type="float">
            <text:p>0.27</text:p>
          </table:table-cell>
          <table:table-cell table:style-name="ce39" office:value-type="float" office:value="12.4" calcext:value-type="float">
            <text:p>12.4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.0012" calcext:value-type="float">
            <text:p>0.0012</text:p>
          </table:table-cell>
          <table:table-cell table:style-name="ce39" office:value-type="float" office:value="12.4" calcext:value-type="float">
            <text:p>12.4</text:p>
          </table:table-cell>
          <table:table-cell table:style-name="ce39" office:value-type="float" office:value="2.97" calcext:value-type="float">
            <text:p>2.97</text:p>
          </table:table-cell>
          <table:table-cell table:style-name="ce54" office:value-type="float" office:value="0.0013" calcext:value-type="float">
            <text:p>0.0013</text:p>
          </table:table-cell>
          <table:table-cell table:style-name="ce4" office:value-type="float" office:value="10" calcext:value-type="float">
            <text:p>10</text:p>
          </table:table-cell>
          <table:table-cell table:style-name="ce54" office:value-type="float" office:value="3" calcext:value-type="float">
            <text:p>3</text:p>
          </table:table-cell>
          <table:table-cell table:style-name="ce65" office:value-type="float" office:value="0.001" calcext:value-type="float">
            <text:p>0.001</text:p>
          </table:table-cell>
          <table:table-cell table:style-name="ce70" table:formula="of:=[.E8]*[.F8]*2/PI()" office:value-type="float" office:value="0.00229183118052329" calcext:value-type="float">
            <text:p>0.0022918312</text:p>
          </table:table-cell>
          <table:table-cell table:style-name="ce75" table:formula="of:=[.H8]*[.I8]*2/PI()" office:value-type="float" office:value="0.00245798894111123" calcext:value-type="float">
            <text:p>0.0024579889</text:p>
          </table:table-cell>
          <table:table-cell table:style-name="ce75" table:formula="of:=[.E8]+[.M8]*LN([.D8]/[.J8])" office:value-type="float" office:value="3.00049299896709" calcext:value-type="float">
            <text:p>3.000492999</text:p>
          </table:table-cell>
          <table:table-cell table:style-name="ce75" table:formula="of:=[.H8]+[.N8]*LN([.G8]/[.J8])" office:value-type="float" office:value="2.97052874139221" calcext:value-type="float">
            <text:p>2.9705287414</text:p>
          </table:table-cell>
          <table:table-cell table:style-name="ce75" table:formula="of:=[.M8]*PI()/2/[.O8]" office:value-type="float" office:value="0.00119980283281424" calcext:value-type="float">
            <text:p>0.0011998028</text:p>
          </table:table-cell>
          <table:table-cell table:style-name="ce80" table:formula="of:=[.N8]*PI()/2/[.P8]" office:value-type="float" office:value="0.00129976860556833" calcext:value-type="float">
            <text:p>0.0012997686</text:p>
          </table:table-cell>
          <table:table-cell table:style-name="Default" table:number-columns-repeated="10"/>
          <table:table-cell table:number-columns-repeated="7"/>
          <table:table-cell table:style-name="ce1" table:number-columns-repeated="2"/>
          <table:table-cell/>
        </table:table-row>
        <table:table-row table:style-name="ro1">
          <table:table-cell/>
          <table:table-cell table:style-name="ce18" office:value-type="string" calcext:value-type="string">
            <text:p>Rogers RO3010</text:p>
          </table:table-cell>
          <table:table-cell table:style-name="ce30" office:value-type="float" office:value="0.645" calcext:value-type="float">
            <text:p>0.645</text:p>
          </table:table-cell>
          <table:table-cell table:style-name="ce39" office:value-type="float" office:value="12.4" calcext:value-type="float">
            <text:p>12.4</text:p>
          </table:table-cell>
          <table:table-cell table:style-name="ce39" office:value-type="float" office:value="11.74" calcext:value-type="float">
            <text:p>11.74</text:p>
          </table:table-cell>
          <table:table-cell table:style-name="ce39" office:value-type="float" office:value="0.0025" calcext:value-type="float">
            <text:p>0.0025</text:p>
          </table:table-cell>
          <table:table-cell table:style-name="ce39" office:value-type="float" office:value="12.4" calcext:value-type="float">
            <text:p>12.4</text:p>
          </table:table-cell>
          <table:table-cell table:style-name="ce39" office:value-type="float" office:value="10.13" calcext:value-type="float">
            <text:p>10.13</text:p>
          </table:table-cell>
          <table:table-cell table:style-name="ce54" office:value-type="float" office:value="0.0038" calcext:value-type="float">
            <text:p>0.0038</text:p>
          </table:table-cell>
          <table:table-cell table:style-name="ce4" office:value-type="float" office:value="10" calcext:value-type="float">
            <text:p>10</text:p>
          </table:table-cell>
          <table:table-cell table:style-name="ce54" office:value-type="float" office:value="11.2" calcext:value-type="float">
            <text:p>11.2</text:p>
          </table:table-cell>
          <table:table-cell table:style-name="ce65" office:value-type="float" office:value="0.0022" calcext:value-type="float">
            <text:p>0.0022</text:p>
          </table:table-cell>
          <table:table-cell table:style-name="ce70" table:formula="of:=[.E9]*[.F9]*2/PI()" office:value-type="float" office:value="0.0186847903189885" calcext:value-type="float">
            <text:p>0.0186847903</text:p>
          </table:table-cell>
          <table:table-cell table:style-name="ce75" table:formula="of:=[.H9]*[.I9]*2/PI()" office:value-type="float" office:value="0.0245060415175177" calcext:value-type="float">
            <text:p>0.0245060415</text:p>
          </table:table-cell>
          <table:table-cell table:style-name="ce75" table:formula="of:=[.E9]+[.M9]*LN([.D9]/[.J9])" office:value-type="float" office:value="11.7440193110234" calcext:value-type="float">
            <text:p>11.744019311</text:p>
          </table:table-cell>
          <table:table-cell table:style-name="ce75" table:formula="of:=[.H9]+[.N9]*LN([.G9]/[.J9])" office:value-type="float" office:value="10.1352715283998" calcext:value-type="float">
            <text:p>10.1352715284</text:p>
          </table:table-cell>
          <table:table-cell table:style-name="ce75" table:formula="of:=[.M9]*PI()/2/[.O9]" office:value-type="float" office:value="0.00249914439194178" calcext:value-type="float">
            <text:p>0.0024991444</text:p>
          </table:table-cell>
          <table:table-cell table:style-name="ce80" table:formula="of:=[.N9]*PI()/2/[.P9]" office:value-type="float" office:value="0.00379802355488326" calcext:value-type="float">
            <text:p>0.0037980236</text:p>
          </table:table-cell>
          <table:table-cell table:style-name="Default" table:number-columns-repeated="10"/>
          <table:table-cell table:number-columns-repeated="7"/>
          <table:table-cell table:style-name="ce1" table:number-columns-repeated="2"/>
          <table:table-cell/>
        </table:table-row>
        <table:table-row table:style-name="ro1">
          <table:table-cell/>
          <table:table-cell table:style-name="ce18" office:value-type="string" calcext:value-type="string">
            <text:p>Rogers RO3203</text:p>
          </table:table-cell>
          <table:table-cell table:style-name="ce30" office:value-type="float" office:value="0.26" calcext:value-type="float">
            <text:p>0.26</text:p>
          </table:table-cell>
          <table:table-cell table:style-name="ce39" office:value-type="float" office:value="12.4" calcext:value-type="float">
            <text:p>12.4</text:p>
          </table:table-cell>
          <table:table-cell table:style-name="ce39" office:value-type="float" office:value="3.18" calcext:value-type="float">
            <text:p>3.18</text:p>
          </table:table-cell>
          <table:table-cell table:style-name="ce39" office:value-type="float" office:value="0.0027" calcext:value-type="float">
            <text:p>0.0027</text:p>
          </table:table-cell>
          <table:table-cell table:style-name="ce39" office:value-type="float" office:value="12.4" calcext:value-type="float">
            <text:p>12.4</text:p>
          </table:table-cell>
          <table:table-cell table:style-name="ce39" office:value-type="float" office:value="2.96" calcext:value-type="float">
            <text:p>2.96</text:p>
          </table:table-cell>
          <table:table-cell table:style-name="ce54" office:value-type="float" office:value="0.0021" calcext:value-type="float">
            <text:p>0.0021</text:p>
          </table:table-cell>
          <table:table-cell table:style-name="ce4" office:value-type="float" office:value="10" calcext:value-type="float">
            <text:p>10</text:p>
          </table:table-cell>
          <table:table-cell table:style-name="ce54" office:value-type="float" office:value="3.02" calcext:value-type="float">
            <text:p>3.02</text:p>
          </table:table-cell>
          <table:table-cell table:style-name="ce65" office:value-type="float" office:value="0.0016" calcext:value-type="float">
            <text:p>0.0016</text:p>
          </table:table-cell>
          <table:table-cell table:style-name="ce70" table:formula="of:=[.E10]*[.F10]*2/PI()" office:value-type="float" office:value="0.00546601736554806" calcext:value-type="float">
            <text:p>0.0054660174</text:p>
          </table:table-cell>
          <table:table-cell table:style-name="ce75" table:formula="of:=[.H10]*[.I10]*2/PI()" office:value-type="float" office:value="0.00395722850503689" calcext:value-type="float">
            <text:p>0.0039572285</text:p>
          </table:table-cell>
          <table:table-cell table:style-name="ce75" table:formula="of:=[.E10]+[.M10]*LN([.D10]/[.J10])" office:value-type="float" office:value="3.18117580253651" calcext:value-type="float">
            <text:p>3.1811758025</text:p>
          </table:table-cell>
          <table:table-cell table:style-name="ce75" table:formula="of:=[.H10]+[.N10]*LN([.G10]/[.J10])" office:value-type="float" office:value="2.96085124488318" calcext:value-type="float">
            <text:p>2.9608512449</text:p>
          </table:table-cell>
          <table:table-cell table:style-name="ce75" table:formula="of:=[.M10]*PI()/2/[.O10]" office:value-type="float" office:value="0.00269900204608433" calcext:value-type="float">
            <text:p>0.002699002</text:p>
          </table:table-cell>
          <table:table-cell table:style-name="ce80" table:formula="of:=[.N10]*PI()/2/[.P10]" office:value-type="float" office:value="0.00209939624989342" calcext:value-type="float">
            <text:p>0.0020993962</text:p>
          </table:table-cell>
          <table:table-cell table:style-name="Default" table:number-columns-repeated="10"/>
          <table:table-cell table:number-columns-repeated="7"/>
          <table:table-cell table:style-name="ce1" table:number-columns-repeated="2"/>
          <table:table-cell/>
        </table:table-row>
        <table:table-row table:style-name="ro1">
          <table:table-cell/>
          <table:table-cell table:style-name="ce18" office:value-type="string" calcext:value-type="string">
            <text:p>Rogers RO4003</text:p>
          </table:table-cell>
          <table:table-cell table:style-name="ce30" office:value-type="float" office:value="0.52" calcext:value-type="float">
            <text:p>0.52</text:p>
          </table:table-cell>
          <table:table-cell table:style-name="ce39" office:value-type="float" office:value="12.4" calcext:value-type="float">
            <text:p>12.4</text:p>
          </table:table-cell>
          <table:table-cell table:style-name="ce39" office:value-type="float" office:value="3.66" calcext:value-type="float">
            <text:p>3.66</text:p>
          </table:table-cell>
          <table:table-cell table:style-name="ce39" office:value-type="float" office:value="0.0037" calcext:value-type="float">
            <text:p>0.0037</text:p>
          </table:table-cell>
          <table:table-cell table:style-name="ce39" office:value-type="float" office:value="12.4" calcext:value-type="float">
            <text:p>12.4</text:p>
          </table:table-cell>
          <table:table-cell table:style-name="ce39" office:value-type="float" office:value="3.37" calcext:value-type="float">
            <text:p>3.37</text:p>
          </table:table-cell>
          <table:table-cell table:style-name="ce54" office:value-type="float" office:value="0.0029" calcext:value-type="float">
            <text:p>0.0029</text:p>
          </table:table-cell>
          <table:table-cell table:style-name="ce4" office:value-type="float" office:value="10" calcext:value-type="float">
            <text:p>10</text:p>
          </table:table-cell>
          <table:table-cell table:style-name="ce54" office:value-type="float" office:value="3.55" calcext:value-type="float">
            <text:p>3.55</text:p>
          </table:table-cell>
          <table:table-cell table:style-name="ce65" office:value-type="float" office:value="0.0027" calcext:value-type="float">
            <text:p>0.0027</text:p>
          </table:table-cell>
          <table:table-cell table:style-name="ce70" table:formula="of:=[.E11]*[.F11]*2/PI()" office:value-type="float" office:value="0.00862110495740179" calcext:value-type="float">
            <text:p>0.008621105</text:p>
          </table:table-cell>
          <table:table-cell table:style-name="ce75" table:formula="of:=[.H11]*[.I11]*2/PI()" office:value-type="float" office:value="0.00622168503534837" calcext:value-type="float">
            <text:p>0.006221685</text:p>
          </table:table-cell>
          <table:table-cell table:style-name="ce75" table:formula="of:=[.E11]+[.M11]*LN([.D11]/[.J11])" office:value-type="float" office:value="3.66185449778121" calcext:value-type="float">
            <text:p>3.6618544978</text:p>
          </table:table-cell>
          <table:table-cell table:style-name="ce75" table:formula="of:=[.H11]+[.N11]*LN([.G11]/[.J11])" office:value-type="float" office:value="3.3713383552515" calcext:value-type="float">
            <text:p>3.3713383553</text:p>
          </table:table-cell>
          <table:table-cell table:style-name="ce75" table:formula="of:=[.M11]*PI()/2/[.O11]" office:value-type="float" office:value="0.00369812618393368" calcext:value-type="float">
            <text:p>0.0036981262</text:p>
          </table:table-cell>
          <table:table-cell table:style-name="ce80" table:formula="of:=[.N11]*PI()/2/[.P11]" office:value-type="float" office:value="0.00289884875683768" calcext:value-type="float">
            <text:p>0.0028988488</text:p>
          </table:table-cell>
          <table:table-cell table:style-name="Default" table:number-columns-repeated="10"/>
          <table:table-cell table:number-columns-repeated="10"/>
        </table:table-row>
        <table:table-row table:style-name="ro1">
          <table:table-cell/>
          <table:table-cell table:style-name="ce18" office:value-type="string" calcext:value-type="string">
            <text:p>Rogers TMM 10i</text:p>
          </table:table-cell>
          <table:table-cell table:style-name="ce30" office:value-type="float" office:value="0.635" calcext:value-type="float">
            <text:p>0.635</text:p>
          </table:table-cell>
          <table:table-cell table:style-name="ce39" office:value-type="float" office:value="12.4" calcext:value-type="float">
            <text:p>12.4</text:p>
          </table:table-cell>
          <table:table-cell table:style-name="ce39" office:value-type="float" office:value="11.04" calcext:value-type="float">
            <text:p>11.04</text:p>
          </table:table-cell>
          <table:table-cell table:style-name="ce39" office:value-type="float" office:value="0.0019" calcext:value-type="float">
            <text:p>0.0019</text:p>
          </table:table-cell>
          <table:table-cell table:style-name="ce39" office:value-type="float" office:value="12.4" calcext:value-type="float">
            <text:p>12.4</text:p>
          </table:table-cell>
          <table:table-cell table:style-name="ce39" office:value-type="float" office:value="10.35" calcext:value-type="float">
            <text:p>10.35</text:p>
          </table:table-cell>
          <table:table-cell table:style-name="ce54" office:value-type="float" office:value="0.0035" calcext:value-type="float">
            <text:p>0.0035</text:p>
          </table:table-cell>
          <table:table-cell table:style-name="ce4" office:value-type="float" office:value="10" calcext:value-type="float">
            <text:p>10</text:p>
          </table:table-cell>
          <table:table-cell table:style-name="ce54" office:value-type="float" office:value="9.9" calcext:value-type="float">
            <text:p>9.9</text:p>
          </table:table-cell>
          <table:table-cell table:style-name="ce65" office:value-type="float" office:value="0.002" calcext:value-type="float">
            <text:p>0.002</text:p>
          </table:table-cell>
          <table:table-cell table:style-name="ce70" table:formula="of:=[.E12]*[.F12]*2/PI()" office:value-type="float" office:value="0.0133537363451824" calcext:value-type="float">
            <text:p>0.0133537363</text:p>
          </table:table-cell>
          <table:table-cell table:style-name="ce75" table:formula="of:=[.H12]*[.I12]*2/PI()" office:value-type="float" office:value="0.0230615512540156" calcext:value-type="float">
            <text:p>0.0230615513</text:p>
          </table:table-cell>
          <table:table-cell table:style-name="ce75" table:formula="of:=[.E12]+[.M12]*LN([.D12]/[.J12])" office:value-type="float" office:value="11.0428725406483" calcext:value-type="float">
            <text:p>11.0428725406</text:p>
          </table:table-cell>
          <table:table-cell table:style-name="ce75" table:formula="of:=[.H12]+[.N12]*LN([.G12]/[.J12])" office:value-type="float" office:value="10.3549608021064" calcext:value-type="float">
            <text:p>10.3549608021</text:p>
          </table:table-cell>
          <table:table-cell table:style-name="ce75" table:formula="of:=[.M12]*PI()/2/[.O12]" office:value-type="float" office:value="0.00189950576018952" calcext:value-type="float">
            <text:p>0.0018995058</text:p>
          </table:table-cell>
          <table:table-cell table:style-name="ce80" table:formula="of:=[.N12]*PI()/2/[.P12]" office:value-type="float" office:value="0.00349832323775009" calcext:value-type="float">
            <text:p>0.0034983232</text:p>
          </table:table-cell>
          <table:table-cell table:style-name="Default" table:number-columns-repeated="10"/>
          <table:table-cell table:number-columns-repeated="10"/>
        </table:table-row>
        <table:table-row table:style-name="ro1">
          <table:table-cell/>
          <table:table-cell table:style-name="ce18"/>
          <table:table-cell table:style-name="ce30"/>
          <table:table-cell table:style-name="ce39" table:number-columns-repeated="5"/>
          <table:table-cell table:style-name="ce54"/>
          <table:table-cell table:style-name="ce30"/>
          <table:table-cell table:style-name="ce39"/>
          <table:table-cell table:style-name="ce65"/>
          <table:table-cell table:style-name="ce70" table:formula="of:=[.E13]*[.F13]*2/PI()" office:value-type="float" office:value="0" calcext:value-type="float">
            <text:p>0</text:p>
          </table:table-cell>
          <table:table-cell table:style-name="ce75" table:formula="of:=[.H13]*[.I13]*2/PI()" office:value-type="float" office:value="0" calcext:value-type="float">
            <text:p>0</text:p>
          </table:table-cell>
          <table:table-cell table:style-name="ce75" table:formula="of:=[.E13]+[.M13]*LN([.D13]/[.J13])" office:value-type="string" office:string-value="" calcext:value-type="error">
            <text:p>#DIV/0!</text:p>
          </table:table-cell>
          <table:table-cell table:style-name="ce75" table:formula="of:=[.H13]+[.N13]*LN([.G13]/[.J13])" office:value-type="string" office:string-value="" calcext:value-type="error">
            <text:p>#DIV/0!</text:p>
          </table:table-cell>
          <table:table-cell table:style-name="ce75" table:formula="of:=[.M13]*PI()/2/[.O13]" office:value-type="string" office:string-value="" calcext:value-type="error">
            <text:p>#DIV/0!</text:p>
          </table:table-cell>
          <table:table-cell table:style-name="ce80" table:formula="of:=[.N13]*PI()/2/[.P13]" office:value-type="string" office:string-value="" calcext:value-type="error">
            <text:p>#DIV/0!</text:p>
          </table:table-cell>
          <table:table-cell table:style-name="Default" table:number-columns-repeated="10"/>
          <table:table-cell table:number-columns-repeated="10"/>
        </table:table-row>
        <table:table-row table:style-name="ro1">
          <table:table-cell/>
          <table:table-cell table:style-name="ce18" office:value-type="string" calcext:value-type="string">
            <text:p>Isotropic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5" table:style-name="ce39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0" table:formula="of:=[.E14]*[.F14]*2/PI()" office:value-type="float" office:value="0.636619772367581" calcext:value-type="float">
            <text:p>0.6366197724</text:p>
          </table:table-cell>
          <table:table-cell table:style-name="ce75" table:formula="of:=[.H14]*[.I14]*2/PI()" office:value-type="float" office:value="0.636619772367581" calcext:value-type="float">
            <text:p>0.6366197724</text:p>
          </table:table-cell>
          <table:table-cell table:style-name="ce75" table:formula="of:=[.E14]+[.M14]*LN([.D14]/[.J14])" office:value-type="float" office:value="1" calcext:value-type="float">
            <text:p>1</text:p>
          </table:table-cell>
          <table:table-cell table:style-name="ce75" table:formula="of:=[.H14]+[.N14]*LN([.G14]/[.J14])" office:value-type="float" office:value="1" calcext:value-type="float">
            <text:p>1</text:p>
          </table:table-cell>
          <table:table-cell table:style-name="ce75" table:formula="of:=[.M14]*PI()/2/[.O14]" office:value-type="float" office:value="1" calcext:value-type="float">
            <text:p>1</text:p>
          </table:table-cell>
          <table:table-cell table:style-name="ce80" table:formula="of:=[.N14]*PI()/2/[.P14]" office:value-type="float" office:value="1" calcext:value-type="float">
            <text:p>1</text:p>
          </table:table-cell>
          <table:table-cell table:style-name="Default" table:number-columns-repeated="10"/>
          <table:table-cell table:number-columns-repeated="10"/>
        </table:table-row>
        <table:table-row table:style-name="ro1">
          <table:table-cell/>
          <table:table-cell table:style-name="ce18"/>
          <table:table-cell table:style-name="ce30"/>
          <table:table-cell table:style-name="ce39" table:number-columns-repeated="5"/>
          <table:table-cell table:style-name="ce54"/>
          <table:table-cell table:style-name="ce30"/>
          <table:table-cell table:style-name="ce39"/>
          <table:table-cell table:style-name="ce65"/>
          <table:table-cell table:style-name="ce70" table:formula="of:=[.E15]*[.F15]*2/PI()" office:value-type="float" office:value="0" calcext:value-type="float">
            <text:p>0</text:p>
          </table:table-cell>
          <table:table-cell table:style-name="ce75" table:formula="of:=[.H15]*[.I15]*2/PI()" office:value-type="float" office:value="0" calcext:value-type="float">
            <text:p>0</text:p>
          </table:table-cell>
          <table:table-cell table:style-name="ce75" table:formula="of:=[.E15]+[.M15]*LN([.D15]/[.J15])" office:value-type="string" office:string-value="" calcext:value-type="error">
            <text:p>#DIV/0!</text:p>
          </table:table-cell>
          <table:table-cell table:style-name="ce75" table:formula="of:=[.H15]+[.N15]*LN([.G15]/[.J15])" office:value-type="string" office:string-value="" calcext:value-type="error">
            <text:p>#DIV/0!</text:p>
          </table:table-cell>
          <table:table-cell table:style-name="ce75" table:formula="of:=[.M15]*PI()/2/[.O15]" office:value-type="string" office:string-value="" calcext:value-type="error">
            <text:p>#DIV/0!</text:p>
          </table:table-cell>
          <table:table-cell table:style-name="ce80" table:formula="of:=[.N15]*PI()/2/[.P15]" office:value-type="string" office:string-value="" calcext:value-type="error">
            <text:p>#DIV/0!</text:p>
          </table:table-cell>
          <table:table-cell table:style-name="Default" table:number-columns-repeated="10"/>
          <table:table-cell table:number-columns-repeated="10"/>
        </table:table-row>
        <table:table-row table:style-name="ro1">
          <table:table-cell/>
          <table:table-cell table:style-name="ce18" office:value-type="string" calcext:value-type="string">
            <text:p>Arlon DiClad880</text:p>
          </table:table-cell>
          <table:table-cell table:style-name="ce30" office:value-type="float" office:value="0.254" calcext:value-type="float">
            <text:p>0.254</text:p>
          </table:table-cell>
          <table:table-cell table:style-name="ce39" office:value-type="float" office:value="12.4" calcext:value-type="float">
            <text:p>12.4</text:p>
          </table:table-cell>
          <table:table-cell table:style-name="ce39" office:value-type="float" office:value="2.32" calcext:value-type="float">
            <text:p>2.32</text:p>
          </table:table-cell>
          <table:table-cell table:style-name="ce39" office:value-type="float" office:value="0.0016" calcext:value-type="float">
            <text:p>0.0016</text:p>
          </table:table-cell>
          <table:table-cell table:style-name="ce39" office:value-type="float" office:value="12.4" calcext:value-type="float">
            <text:p>12.4</text:p>
          </table:table-cell>
          <table:table-cell table:style-name="ce39" office:value-type="float" office:value="2.15" calcext:value-type="float">
            <text:p>2.15</text:p>
          </table:table-cell>
          <table:table-cell table:style-name="ce54" office:value-type="float" office:value="0.00093" calcext:value-type="float">
            <text:p>0.00093</text:p>
          </table:table-cell>
          <table:table-cell table:style-name="ce30" office:value-type="float" office:value="10" calcext:value-type="float">
            <text:p>10</text:p>
          </table:table-cell>
          <table:table-cell table:style-name="ce39" office:value-type="float" office:value="2.17" calcext:value-type="float">
            <text:p>2.17</text:p>
          </table:table-cell>
          <table:table-cell table:style-name="ce65" office:value-type="float" office:value="0.0009" calcext:value-type="float">
            <text:p>0.0009</text:p>
          </table:table-cell>
          <table:table-cell table:style-name="ce70" table:formula="of:=[.E16]*[.F16]*2/PI()" office:value-type="float" office:value="0.00236313259502846" calcext:value-type="float">
            <text:p>0.0023631326</text:p>
          </table:table-cell>
          <table:table-cell table:style-name="ce75" table:formula="of:=[.H16]*[.I16]*2/PI()" office:value-type="float" office:value="0.00127292123484898" calcext:value-type="float">
            <text:p>0.0012729212</text:p>
          </table:table-cell>
          <table:table-cell table:style-name="ce75" table:formula="of:=[.E16]+[.M16]*LN([.D16]/[.J16])" office:value-type="float" office:value="2.32050833671273" calcext:value-type="float">
            <text:p>2.3205083367</text:p>
          </table:table-cell>
          <table:table-cell table:style-name="ce75" table:formula="of:=[.H16]+[.N16]*LN([.G16]/[.J16])" office:value-type="float" office:value="2.15027381984297" calcext:value-type="float">
            <text:p>2.1502738198</text:p>
          </table:table-cell>
          <table:table-cell table:style-name="ce75" table:formula="of:=[.M16]*PI()/2/[.O16]" office:value-type="float" office:value="0.00159964949975507" calcext:value-type="float">
            <text:p>0.0015996495</text:p>
          </table:table-cell>
          <table:table-cell table:style-name="ce80" table:formula="of:=[.N16]*PI()/2/[.P16]" office:value-type="float" office:value="0.000929881572080907" calcext:value-type="float">
            <text:p>0.0009298816</text:p>
          </table:table-cell>
          <table:table-cell table:style-name="Default" table:number-columns-repeated="10"/>
          <table:table-cell table:number-columns-repeated="10"/>
        </table:table-row>
        <table:table-row table:style-name="ro1">
          <table:table-cell/>
          <table:table-cell table:style-name="ce18"/>
          <table:table-cell table:style-name="ce30"/>
          <table:table-cell table:style-name="ce39" table:number-columns-repeated="5"/>
          <table:table-cell table:style-name="ce54"/>
          <table:table-cell table:style-name="ce30"/>
          <table:table-cell table:style-name="ce39"/>
          <table:table-cell table:style-name="ce65"/>
          <table:table-cell table:style-name="ce70" table:formula="of:=[.E17]*[.F17]*2/PI()" office:value-type="float" office:value="0" calcext:value-type="float">
            <text:p>0</text:p>
          </table:table-cell>
          <table:table-cell table:style-name="ce75" table:formula="of:=[.H17]*[.I17]*2/PI()" office:value-type="float" office:value="0" calcext:value-type="float">
            <text:p>0</text:p>
          </table:table-cell>
          <table:table-cell table:style-name="ce75" table:formula="of:=[.E17]+[.M17]*LN([.D17]/[.J17])" office:value-type="string" office:string-value="" calcext:value-type="error">
            <text:p>#DIV/0!</text:p>
          </table:table-cell>
          <table:table-cell table:style-name="ce75" table:formula="of:=[.H17]+[.N17]*LN([.G17]/[.J17])" office:value-type="string" office:string-value="" calcext:value-type="error">
            <text:p>#DIV/0!</text:p>
          </table:table-cell>
          <table:table-cell table:style-name="ce75" table:formula="of:=[.M17]*PI()/2/[.O17]" office:value-type="string" office:string-value="" calcext:value-type="error">
            <text:p>#DIV/0!</text:p>
          </table:table-cell>
          <table:table-cell table:style-name="ce80" table:formula="of:=[.N17]*PI()/2/[.P17]" office:value-type="string" office:string-value="" calcext:value-type="error">
            <text:p>#DIV/0!</text:p>
          </table:table-cell>
          <table:table-cell table:style-name="Default" table:number-columns-repeated="10"/>
          <table:table-cell table:number-columns-repeated="10"/>
        </table:table-row>
        <table:table-row table:style-name="ro1">
          <table:table-cell/>
          <table:table-cell table:style-name="ce18"/>
          <table:table-cell table:style-name="ce30"/>
          <table:table-cell table:style-name="ce39" table:number-columns-repeated="5"/>
          <table:table-cell table:style-name="ce54"/>
          <table:table-cell table:style-name="ce30"/>
          <table:table-cell table:style-name="ce39"/>
          <table:table-cell table:style-name="ce65"/>
          <table:table-cell table:style-name="ce70" table:formula="of:=[.E18]*[.F18]*2/PI()" office:value-type="float" office:value="0" calcext:value-type="float">
            <text:p>0</text:p>
          </table:table-cell>
          <table:table-cell table:style-name="ce75" table:formula="of:=[.H18]*[.I18]*2/PI()" office:value-type="float" office:value="0" calcext:value-type="float">
            <text:p>0</text:p>
          </table:table-cell>
          <table:table-cell table:style-name="ce75" table:formula="of:=[.E18]+[.M18]*LN([.D18]/[.J18])" office:value-type="string" office:string-value="" calcext:value-type="error">
            <text:p>#DIV/0!</text:p>
          </table:table-cell>
          <table:table-cell table:style-name="ce75" table:formula="of:=[.H18]+[.N18]*LN([.G18]/[.J18])" office:value-type="string" office:string-value="" calcext:value-type="error">
            <text:p>#DIV/0!</text:p>
          </table:table-cell>
          <table:table-cell table:style-name="ce75" table:formula="of:=[.M18]*PI()/2/[.O18]" office:value-type="string" office:string-value="" calcext:value-type="error">
            <text:p>#DIV/0!</text:p>
          </table:table-cell>
          <table:table-cell table:style-name="ce80" table:formula="of:=[.N18]*PI()/2/[.P18]" office:value-type="string" office:string-value="" calcext:value-type="error">
            <text:p>#DIV/0!</text:p>
          </table:table-cell>
          <table:table-cell table:style-name="Default" table:number-columns-repeated="10"/>
          <table:table-cell table:number-columns-repeated="10"/>
        </table:table-row>
        <table:table-row table:style-name="ro1">
          <table:table-cell/>
          <table:table-cell table:style-name="ce18"/>
          <table:table-cell table:style-name="ce30"/>
          <table:table-cell table:style-name="ce39" table:number-columns-repeated="5"/>
          <table:table-cell table:style-name="ce54"/>
          <table:table-cell table:style-name="ce30"/>
          <table:table-cell table:style-name="ce39"/>
          <table:table-cell table:style-name="ce65"/>
          <table:table-cell table:style-name="ce70" table:formula="of:=[.E19]*[.F19]*2/PI()" office:value-type="float" office:value="0" calcext:value-type="float">
            <text:p>0</text:p>
          </table:table-cell>
          <table:table-cell table:style-name="ce75" table:formula="of:=[.H19]*[.I19]*2/PI()" office:value-type="float" office:value="0" calcext:value-type="float">
            <text:p>0</text:p>
          </table:table-cell>
          <table:table-cell table:style-name="ce75" table:formula="of:=[.E19]+[.M19]*LN([.D19]/[.J19])" office:value-type="string" office:string-value="" calcext:value-type="error">
            <text:p>#DIV/0!</text:p>
          </table:table-cell>
          <table:table-cell table:style-name="ce75" table:formula="of:=[.H19]+[.N19]*LN([.G19]/[.J19])" office:value-type="string" office:string-value="" calcext:value-type="error">
            <text:p>#DIV/0!</text:p>
          </table:table-cell>
          <table:table-cell table:style-name="ce75" table:formula="of:=[.M19]*PI()/2/[.O19]" office:value-type="string" office:string-value="" calcext:value-type="error">
            <text:p>#DIV/0!</text:p>
          </table:table-cell>
          <table:table-cell table:style-name="ce80" table:formula="of:=[.N19]*PI()/2/[.P19]" office:value-type="string" office:string-value="" calcext:value-type="error">
            <text:p>#DIV/0!</text:p>
          </table:table-cell>
          <table:table-cell table:style-name="Default" table:number-columns-repeated="10"/>
          <table:table-cell table:number-columns-repeated="10"/>
        </table:table-row>
        <table:table-row table:style-name="ro1">
          <table:table-cell/>
          <table:table-cell table:style-name="ce18"/>
          <table:table-cell table:style-name="ce30"/>
          <table:table-cell table:style-name="ce39" table:number-columns-repeated="5"/>
          <table:table-cell table:style-name="ce54"/>
          <table:table-cell table:style-name="ce30"/>
          <table:table-cell table:style-name="ce39"/>
          <table:table-cell table:style-name="ce65"/>
          <table:table-cell table:style-name="ce70" table:formula="of:=[.E20]*[.F20]*2/PI()" office:value-type="float" office:value="0" calcext:value-type="float">
            <text:p>0</text:p>
          </table:table-cell>
          <table:table-cell table:style-name="ce75" table:formula="of:=[.H20]*[.I20]*2/PI()" office:value-type="float" office:value="0" calcext:value-type="float">
            <text:p>0</text:p>
          </table:table-cell>
          <table:table-cell table:style-name="ce75" table:formula="of:=[.E20]+[.M20]*LN([.D20]/[.J20])" office:value-type="string" office:string-value="" calcext:value-type="error">
            <text:p>#DIV/0!</text:p>
          </table:table-cell>
          <table:table-cell table:style-name="ce75" table:formula="of:=[.H20]+[.N20]*LN([.G20]/[.J20])" office:value-type="string" office:string-value="" calcext:value-type="error">
            <text:p>#DIV/0!</text:p>
          </table:table-cell>
          <table:table-cell table:style-name="ce75" table:formula="of:=[.M20]*PI()/2/[.O20]" office:value-type="string" office:string-value="" calcext:value-type="error">
            <text:p>#DIV/0!</text:p>
          </table:table-cell>
          <table:table-cell table:style-name="ce80" table:formula="of:=[.N20]*PI()/2/[.P20]" office:value-type="string" office:string-value="" calcext:value-type="error">
            <text:p>#DIV/0!</text:p>
          </table:table-cell>
          <table:table-cell table:style-name="Default" table:number-columns-repeated="10"/>
          <table:table-cell table:number-columns-repeated="10"/>
        </table:table-row>
        <table:table-row table:style-name="ro1">
          <table:table-cell/>
          <table:table-cell table:style-name="ce20"/>
          <table:table-cell table:style-name="ce31"/>
          <table:table-cell table:style-name="ce41" table:number-columns-repeated="6"/>
          <table:table-cell table:style-name="ce31"/>
          <table:table-cell table:style-name="ce41"/>
          <table:table-cell table:style-name="ce66"/>
          <table:table-cell table:style-name="ce71" table:formula="of:=[.E21]*[.F21]*2/PI()" office:value-type="float" office:value="0" calcext:value-type="float">
            <text:p>0</text:p>
          </table:table-cell>
          <table:table-cell table:style-name="ce76" table:formula="of:=[.H21]*[.I21]*2/PI()" office:value-type="float" office:value="0" calcext:value-type="float">
            <text:p>0</text:p>
          </table:table-cell>
          <table:table-cell table:style-name="ce76" table:formula="of:=[.E21]+[.M21]*LN([.D21]/[.J21])" office:value-type="string" office:string-value="" calcext:value-type="error">
            <text:p>#DIV/0!</text:p>
          </table:table-cell>
          <table:table-cell table:style-name="ce76" table:formula="of:=[.H21]+[.N21]*LN([.G21]/[.J21])" office:value-type="string" office:string-value="" calcext:value-type="error">
            <text:p>#DIV/0!</text:p>
          </table:table-cell>
          <table:table-cell table:style-name="ce76" table:formula="of:=[.M21]*PI()/2/[.O21]" office:value-type="string" office:string-value="" calcext:value-type="error">
            <text:p>#DIV/0!</text:p>
          </table:table-cell>
          <table:table-cell table:style-name="ce81" table:formula="of:=[.N21]*PI()/2/[.P21]" office:value-type="string" office:string-value="" calcext:value-type="error">
            <text:p>#DIV/0!</text:p>
          </table:table-cell>
          <table:table-cell table:style-name="Default" table:number-columns-repeated="10"/>
          <table:table-cell table:number-columns-repeated="10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2"/>
          <table:table-cell table:style-name="Default" table:number-columns-repeated="21"/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material</text:p>
          </table:table-cell>
          <table:table-cell table:style-name="ce32" office:value-type="string" calcext:value-type="string">
            <text:p>freq</text:p>
          </table:table-cell>
          <table:table-cell table:style-name="ce32" office:value-type="string" calcext:value-type="string">
            <text:p>dk</text:p>
          </table:table-cell>
          <table:table-cell table:style-name="ce46" office:value-type="string" calcext:value-type="string">
            <text:p>df</text:p>
          </table:table-cell>
          <table:table-cell/>
          <table:table-cell table:style-name="ce21" office:value-type="string" calcext:value-type="string">
            <text:p>row</text:p>
          </table:table-cell>
          <table:table-cell table:style-name="ce50" office:value-type="string" calcext:value-type="string">
            <text:p>dk_x</text:p>
          </table:table-cell>
          <table:table-cell table:style-name="ce50" office:value-type="string" calcext:value-type="string">
            <text:p>dk_y</text:p>
          </table:table-cell>
          <table:table-cell table:style-name="ce50" office:value-type="string" calcext:value-type="string">
            <text:p>df_x</text:p>
          </table:table-cell>
          <table:table-cell table:style-name="ce59" office:value-type="string" calcext:value-type="string">
            <text:p>df_y</text:p>
          </table:table-cell>
          <table:table-cell table:style-name="Default" table:number-columns-repeated="2"/>
          <table:table-cell table:number-columns-repeated="7"/>
          <table:table-cell table:style-name="ce43" table:number-columns-repeated="2"/>
          <table:table-cell table:number-columns-repeated="3"/>
          <table:table-cell table:style-name="ce25"/>
          <table:table-cell table:number-columns-repeated="12"/>
        </table:table-row>
        <table:table-row table:style-name="ro1">
          <table:table-cell/>
          <table:table-cell table:style-name="ce22"/>
          <table:table-cell table:style-name="ce33"/>
          <table:table-cell table:style-name="ce42"/>
          <table:table-cell table:style-name="ce47"/>
          <table:table-cell/>
          <table:table-cell table:style-name="ce1"/>
          <table:table-cell table:style-name="ce43" table:number-columns-repeated="5"/>
          <table:table-cell table:number-columns-repeated="8"/>
          <table:table-cell table:style-name="ce43" table:number-columns-repeated="2"/>
          <table:table-cell table:number-columns-repeated="3"/>
          <table:table-cell table:style-name="ce25"/>
          <table:table-cell table:number-columns-repeated="12"/>
        </table:table-row>
        <table:table-row table:style-name="ro2">
          <table:table-cell/>
          <table:table-cell office:value-type="string" calcext:value-type="string">
            <text:p>Isola 185HR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3.88" calcext:value-type="float">
            <text:p>3.88</text:p>
          </table:table-cell>
          <table:table-cell office:value-type="float" office:value="0.0235" calcext:value-type="float">
            <text:p>0.0235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D27]*OFFSET([.$O$4];[.$G27]-4;0)/OFFSET([.$K$4];[.$G27]-4;0);3)" office:value-type="float" office:value="4.318" calcext:value-type="float">
            <text:p>4.318</text:p>
          </table:table-cell>
          <table:table-cell table:formula="of:=ROUND([.D27]*OFFSET([.$P$4];[.$G27]-4;0)/OFFSET([.$K$4];[.$G27]-4;0);3)" office:value-type="float" office:value="3.893" calcext:value-type="float">
            <text:p>3.893</text:p>
          </table:table-cell>
          <table:table-cell table:formula="of:=ROUND([.E27]*OFFSET([.$Q$4];[.$G27]-4;0)/OFFSET([.$L$4];[.$G27]-4;0);5)" office:value-type="float" office:value="0.02032" calcext:value-type="float">
            <text:p>0.02032</text:p>
          </table:table-cell>
          <table:table-cell table:formula="of:=ROUND([.E27]*OFFSET([.$R$4];[.$G27]-4;0)/OFFSET([.$L$4];[.$G27]-4;0);5)" office:value-type="float" office:value="0.02568" calcext:value-type="float">
            <text:p>0.02568</text:p>
          </table:table-cell>
          <table:table-cell table:style-name="Default" table:number-columns-repeated="2"/>
          <table:table-cell table:number-columns-repeated="3"/>
          <table:table-cell table:style-name="ce51" table:formula="of:=[.H$6]+[.N$6]*LN([.G$6]/[.C27])" office:value-type="float" office:value="3.98328520168721" calcext:value-type="float">
            <text:p>3.9832852017</text:p>
          </table:table-cell>
          <table:table-cell table:style-name="ce51" table:formula="of:=[.N$6]*PI()/2/[.Q27]" office:value-type="float" office:value="0.0187935325264411" calcext:value-type="float">
            <text:p>0.0187935325</text:p>
          </table:table-cell>
          <table:table-cell table:style-name="ce82" table:formula="of:=MIN(1; ABS([.D27]-[.Q27])/[.Q27]/0.1)" office:value-type="float" office:value="0.25929652650395" calcext:value-type="float">
            <text:p>0.2592965265</text:p>
          </table:table-cell>
          <table:table-cell table:style-name="ce82" table:formula="of:=MIN(1; ABS([.E27]-[.R27])/[.R27]/0.5)" office:value-type="float" office:value="0.50086033234436" calcext:value-type="float">
            <text:p>0.5008603323</text:p>
          </table:table-cell>
          <table:table-cell/>
          <table:table-cell table:formula="of:=&quot;{&quot;&quot;&quot; &amp; [.B27] &amp; &quot;&quot;&quot;, &quot; &amp; TEXT([.H27];&quot;0.000&quot;) &amp; &quot;, &quot; &amp; TEXT([.I27];&quot;0.000&quot;) &amp; &quot;, &quot; &amp; TEXT([.J27];&quot;0.00000&quot;) &amp; &quot;, &quot; &amp; TEXT([.K27];&quot;0.00000&quot;)  &amp; &quot;, &quot; &amp; TEXT([.C27];&quot;0.0&quot;) &amp; &quot;e9},&quot;" office:value-type="string" office:string-value="{&quot;Isola 185HR&quot;, 4.318, 3.893, 0.02032, 0.02568, 5.0e9}," calcext:value-type="string">
            <text:p>{"Isola 185HR", 4.318, 3.893, 0.02032, 0.02568, 5.0e9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250HR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3.9" calcext:value-type="float">
            <text:p>3.9</text:p>
          </table:table-cell>
          <table:table-cell office:value-type="float" office:value="0.022" calcext:value-type="float">
            <text:p>0.022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D28]*OFFSET([.$O$4];[.$G28]-4;0)/OFFSET([.$K$4];[.$G28]-4;0);3)" office:value-type="float" office:value="4.34" calcext:value-type="float">
            <text:p>4.34</text:p>
          </table:table-cell>
          <table:table-cell table:formula="of:=ROUND([.D28]*OFFSET([.$P$4];[.$G28]-4;0)/OFFSET([.$K$4];[.$G28]-4;0);3)" office:value-type="float" office:value="3.913" calcext:value-type="float">
            <text:p>3.913</text:p>
          </table:table-cell>
          <table:table-cell table:formula="of:=ROUND([.E28]*OFFSET([.$Q$4];[.$G28]-4;0)/OFFSET([.$L$4];[.$G28]-4;0);5)" office:value-type="float" office:value="0.01902" calcext:value-type="float">
            <text:p>0.01902</text:p>
          </table:table-cell>
          <table:table-cell table:formula="of:=ROUND([.E28]*OFFSET([.$R$4];[.$G28]-4;0)/OFFSET([.$L$4];[.$G28]-4;0);5)" office:value-type="float" office:value="0.02404" calcext:value-type="float">
            <text:p>0.02404</text:p>
          </table:table-cell>
          <table:table-cell table:style-name="ce43"/>
          <table:table-cell table:number-columns-repeated="4"/>
          <table:table-cell table:style-name="ce51" table:formula="of:=[.H$6]+[.N$6]*LN([.G$6]/[.C28])" office:value-type="float" office:value="3.98328520168721" calcext:value-type="float">
            <text:p>3.9832852017</text:p>
          </table:table-cell>
          <table:table-cell table:style-name="ce51" table:formula="of:=[.N$6]*PI()/2/[.Q28]" office:value-type="float" office:value="0.0187935325264411" calcext:value-type="float">
            <text:p>0.0187935325</text:p>
          </table:table-cell>
          <table:table-cell table:style-name="ce82" table:formula="of:=MIN(1; ABS([.D28]-[.Q28])/[.Q28]/0.1)" office:value-type="float" office:value="0.209086714784898" calcext:value-type="float">
            <text:p>0.2090867148</text:p>
          </table:table-cell>
          <table:table-cell table:style-name="ce82" table:formula="of:=MIN(1; ABS([.E28]-[.R28])/[.R28]/0.5)" office:value-type="float" office:value="0.341230949428762" calcext:value-type="float">
            <text:p>0.3412309494</text:p>
          </table:table-cell>
          <table:table-cell/>
          <table:table-cell table:formula="of:=&quot;{&quot;&quot;&quot; &amp; [.B28] &amp; &quot;&quot;&quot;, &quot; &amp; TEXT([.H28];&quot;0.000&quot;) &amp; &quot;, &quot; &amp; TEXT([.I28];&quot;0.000&quot;) &amp; &quot;, &quot; &amp; TEXT([.J28];&quot;0.00000&quot;) &amp; &quot;, &quot; &amp; TEXT([.K28];&quot;0.00000&quot;)  &amp; &quot;, &quot; &amp; TEXT([.C28];&quot;0.0&quot;) &amp; &quot;e9},&quot;" office:value-type="string" office:string-value="{&quot;Isola 250HR&quot;, 4.340, 3.913, 0.01902, 0.02404, 5.0e9}," calcext:value-type="string">
            <text:p>{"Isola 250HR", 4.340, 3.913, 0.01902, 0.02404, 5.0e9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254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4.2" calcext:value-type="float">
            <text:p>4.2</text:p>
          </table:table-cell>
          <table:table-cell office:value-type="float" office:value="0.022" calcext:value-type="float">
            <text:p>0.022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D29]*OFFSET([.$O$4];[.$G29]-4;0)/OFFSET([.$K$4];[.$G29]-4;0);3)" office:value-type="float" office:value="4.674" calcext:value-type="float">
            <text:p>4.674</text:p>
          </table:table-cell>
          <table:table-cell table:formula="of:=ROUND([.D29]*OFFSET([.$P$4];[.$G29]-4;0)/OFFSET([.$K$4];[.$G29]-4;0);3)" office:value-type="float" office:value="4.214" calcext:value-type="float">
            <text:p>4.214</text:p>
          </table:table-cell>
          <table:table-cell table:formula="of:=ROUND([.E29]*OFFSET([.$Q$4];[.$G29]-4;0)/OFFSET([.$L$4];[.$G29]-4;0);5)" office:value-type="float" office:value="0.01902" calcext:value-type="float">
            <text:p>0.01902</text:p>
          </table:table-cell>
          <table:table-cell table:formula="of:=ROUND([.E29]*OFFSET([.$R$4];[.$G29]-4;0)/OFFSET([.$L$4];[.$G29]-4;0);5)" office:value-type="float" office:value="0.02404" calcext:value-type="float">
            <text:p>0.02404</text:p>
          </table:table-cell>
          <table:table-cell table:style-name="ce43"/>
          <table:table-cell table:number-columns-repeated="4"/>
          <table:table-cell table:style-name="ce51" table:formula="of:=[.H$6]+[.N$6]*LN([.G$6]/[.C29])" office:value-type="float" office:value="3.98328520168721" calcext:value-type="float">
            <text:p>3.9832852017</text:p>
          </table:table-cell>
          <table:table-cell table:style-name="ce51" table:formula="of:=[.N$6]*PI()/2/[.Q29]" office:value-type="float" office:value="0.0187935325264411" calcext:value-type="float">
            <text:p>0.0187935325</text:p>
          </table:table-cell>
          <table:table-cell table:style-name="ce82" table:formula="of:=MIN(1; ABS([.D29]-[.Q29])/[.Q29]/0.1)" office:value-type="float" office:value="0.54406046100088" calcext:value-type="float">
            <text:p>0.544060461</text:p>
          </table:table-cell>
          <table:table-cell table:style-name="ce82" table:formula="of:=MIN(1; ABS([.E29]-[.R29])/[.R29]/0.5)" office:value-type="float" office:value="0.341230949428762" calcext:value-type="float">
            <text:p>0.3412309494</text:p>
          </table:table-cell>
          <table:table-cell/>
          <table:table-cell table:formula="of:=&quot;{&quot;&quot;&quot; &amp; [.B29] &amp; &quot;&quot;&quot;, &quot; &amp; TEXT([.H29];&quot;0.000&quot;) &amp; &quot;, &quot; &amp; TEXT([.I29];&quot;0.000&quot;) &amp; &quot;, &quot; &amp; TEXT([.J29];&quot;0.00000&quot;) &amp; &quot;, &quot; &amp; TEXT([.K29];&quot;0.00000&quot;)  &amp; &quot;, &quot; &amp; TEXT([.C29];&quot;0.0&quot;) &amp; &quot;e9},&quot;" office:value-type="string" office:string-value="{&quot;Isola 254&quot;, 4.674, 4.214, 0.01902, 0.02404, 5.0e9}," calcext:value-type="string">
            <text:p>{"Isola 254", 4.674, 4.214, 0.01902, 0.02404, 5.0e9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370 TURBO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D30]*OFFSET([.$O$4];[.$G30]-4;0)/OFFSET([.$K$4];[.$G30]-4;0);3)" office:value-type="float" office:value="4.451" calcext:value-type="float">
            <text:p>4.451</text:p>
          </table:table-cell>
          <table:table-cell table:formula="of:=ROUND([.D30]*OFFSET([.$P$4];[.$G30]-4;0)/OFFSET([.$K$4];[.$G30]-4;0);3)" office:value-type="float" office:value="4.013" calcext:value-type="float">
            <text:p>4.013</text:p>
          </table:table-cell>
          <table:table-cell table:formula="of:=ROUND([.E30]*OFFSET([.$Q$4];[.$G30]-4;0)/OFFSET([.$L$4];[.$G30]-4;0);5)" office:value-type="float" office:value="0.02075" calcext:value-type="float">
            <text:p>0.02075</text:p>
          </table:table-cell>
          <table:table-cell table:formula="of:=ROUND([.E30]*OFFSET([.$R$4];[.$G30]-4;0)/OFFSET([.$L$4];[.$G30]-4;0);5)" office:value-type="float" office:value="0.02622" calcext:value-type="float">
            <text:p>0.02622</text:p>
          </table:table-cell>
          <table:table-cell table:style-name="ce43"/>
          <table:table-cell table:number-columns-repeated="4"/>
          <table:table-cell table:style-name="ce51" table:formula="of:=[.H$6]+[.N$6]*LN([.G$6]/[.C30])" office:value-type="float" office:value="3.98328520168721" calcext:value-type="float">
            <text:p>3.9832852017</text:p>
          </table:table-cell>
          <table:table-cell table:style-name="ce51" table:formula="of:=[.N$6]*PI()/2/[.Q30]" office:value-type="float" office:value="0.0187935325264411" calcext:value-type="float">
            <text:p>0.0187935325</text:p>
          </table:table-cell>
          <table:table-cell table:style-name="ce82" table:formula="of:=MIN(1; ABS([.D30]-[.Q30])/[.Q30]/0.1)" office:value-type="float" office:value="0.0419623438103611" calcext:value-type="float">
            <text:p>0.0419623438</text:p>
          </table:table-cell>
          <table:table-cell table:style-name="ce82" table:formula="of:=MIN(1; ABS([.E30]-[.R30])/[.R30]/0.5)" office:value-type="float" office:value="0.554070126649559" calcext:value-type="float">
            <text:p>0.5540701266</text:p>
          </table:table-cell>
          <table:table-cell/>
          <table:table-cell table:formula="of:=&quot;{&quot;&quot;&quot; &amp; [.B30] &amp; &quot;&quot;&quot;, &quot; &amp; TEXT([.H30];&quot;0.000&quot;) &amp; &quot;, &quot; &amp; TEXT([.I30];&quot;0.000&quot;) &amp; &quot;, &quot; &amp; TEXT([.J30];&quot;0.00000&quot;) &amp; &quot;, &quot; &amp; TEXT([.K30];&quot;0.00000&quot;)  &amp; &quot;, &quot; &amp; TEXT([.C30];&quot;0.0&quot;) &amp; &quot;e9},&quot;" office:value-type="string" office:string-value="{&quot;Isola 370 TURBO&quot;, 4.451, 4.013, 0.02075, 0.02622, 5.0e9}," calcext:value-type="string">
            <text:p>{"Isola 370 TURBO", 4.451, 4.013, 0.02075, 0.02622, 5.0e9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370HR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3.92" calcext:value-type="float">
            <text:p>3.92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D31]*OFFSET([.$O$4];[.$G31]-4;0)/OFFSET([.$K$4];[.$G31]-4;0);3)" office:value-type="float" office:value="4.362" calcext:value-type="float">
            <text:p>4.362</text:p>
          </table:table-cell>
          <table:table-cell table:formula="of:=ROUND([.D31]*OFFSET([.$P$4];[.$G31]-4;0)/OFFSET([.$K$4];[.$G31]-4;0);3)" office:value-type="float" office:value="3.933" calcext:value-type="float">
            <text:p>3.933</text:p>
          </table:table-cell>
          <table:table-cell table:formula="of:=ROUND([.E31]*OFFSET([.$Q$4];[.$G31]-4;0)/OFFSET([.$L$4];[.$G31]-4;0);5)" office:value-type="float" office:value="0.02161" calcext:value-type="float">
            <text:p>0.02161</text:p>
          </table:table-cell>
          <table:table-cell table:formula="of:=ROUND([.E31]*OFFSET([.$R$4];[.$G31]-4;0)/OFFSET([.$L$4];[.$G31]-4;0);5)" office:value-type="float" office:value="0.02732" calcext:value-type="float">
            <text:p>0.02732</text:p>
          </table:table-cell>
          <table:table-cell table:style-name="ce43"/>
          <table:table-cell table:number-columns-repeated="4"/>
          <table:table-cell table:style-name="ce51" table:formula="of:=[.H$6]+[.N$6]*LN([.G$6]/[.C31])" office:value-type="float" office:value="3.98328520168721" calcext:value-type="float">
            <text:p>3.9832852017</text:p>
          </table:table-cell>
          <table:table-cell table:style-name="ce51" table:formula="of:=[.N$6]*PI()/2/[.Q31]" office:value-type="float" office:value="0.0187935325264411" calcext:value-type="float">
            <text:p>0.0187935325</text:p>
          </table:table-cell>
          <table:table-cell table:style-name="ce82" table:formula="of:=MIN(1; ABS([.D31]-[.Q31])/[.Q31]/0.1)" office:value-type="float" office:value="0.158876903065846" calcext:value-type="float">
            <text:p>0.1588769031</text:p>
          </table:table-cell>
          <table:table-cell table:style-name="ce82" table:formula="of:=MIN(1; ABS([.E31]-[.R31])/[.R31]/0.5)" office:value-type="float" office:value="0.660489715259957" calcext:value-type="float">
            <text:p>0.6604897153</text:p>
          </table:table-cell>
          <table:table-cell/>
          <table:table-cell table:formula="of:=&quot;{&quot;&quot;&quot; &amp; [.B31] &amp; &quot;&quot;&quot;, &quot; &amp; TEXT([.H31];&quot;0.000&quot;) &amp; &quot;, &quot; &amp; TEXT([.I31];&quot;0.000&quot;) &amp; &quot;, &quot; &amp; TEXT([.J31];&quot;0.00000&quot;) &amp; &quot;, &quot; &amp; TEXT([.K31];&quot;0.00000&quot;)  &amp; &quot;, &quot; &amp; TEXT([.C31];&quot;0.0&quot;) &amp; &quot;e9},&quot;" office:value-type="string" office:string-value="{&quot;Isola 370HR&quot;, 4.362, 3.933, 0.02161, 0.02732, 5.0e9}," calcext:value-type="string">
            <text:p>{"Isola 370HR", 4.362, 3.933, 0.02161, 0.02732, 5.0e9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Astra MT7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017" calcext:value-type="float">
            <text:p>0.0017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32]*OFFSET([.$O$4];[.$G32]-4;0)/OFFSET([.$K$4];[.$G32]-4;0);3)" office:value-type="float" office:value="3.302" calcext:value-type="float">
            <text:p>3.302</text:p>
          </table:table-cell>
          <table:table-cell table:formula="of:=ROUND([.D32]*OFFSET([.$P$4];[.$G32]-4;0)/OFFSET([.$K$4];[.$G32]-4;0);3)" office:value-type="float" office:value="2.954" calcext:value-type="float">
            <text:p>2.954</text:p>
          </table:table-cell>
          <table:table-cell table:formula="of:=ROUND([.E32]*OFFSET([.$Q$4];[.$G32]-4;0)/OFFSET([.$L$4];[.$G32]-4;0);5)" office:value-type="float" office:value="0.00237" calcext:value-type="float">
            <text:p>0.00237</text:p>
          </table:table-cell>
          <table:table-cell table:formula="of:=ROUND([.E32]*OFFSET([.$R$4];[.$G32]-4;0)/OFFSET([.$L$4];[.$G32]-4;0);5)" office:value-type="float" office:value="0.00204" calcext:value-type="float">
            <text:p>0.00204</text:p>
          </table:table-cell>
          <table:table-cell table:number-columns-repeated="5"/>
          <table:table-cell table:style-name="ce51" table:formula="of:=[.H$6]+[.N$6]*LN([.G$6]/[.C32])" office:value-type="float" office:value="3.98328520168721" calcext:value-type="float">
            <text:p>3.9832852017</text:p>
          </table:table-cell>
          <table:table-cell table:style-name="ce51" table:formula="of:=[.N$6]*PI()/2/[.Q32]" office:value-type="float" office:value="0.0187935325264411" calcext:value-type="float">
            <text:p>0.0187935325</text:p>
          </table:table-cell>
          <table:table-cell table:style-name="ce82" table:formula="of:=MIN(1; ABS([.D32]-[.Q32])/[.Q32]/0.1)" office:value-type="float" office:value="1" calcext:value-type="float">
            <text:p>1</text:p>
          </table:table-cell>
          <table:table-cell table:style-name="ce82" table:formula="of:=MIN(1; ABS([.E32]-[.R32])/[.R32]/0.5)" office:value-type="float" office:value="1" calcext:value-type="float">
            <text:p>1</text:p>
          </table:table-cell>
          <table:table-cell/>
          <table:table-cell table:formula="of:=&quot;{&quot;&quot;&quot; &amp; [.B32] &amp; &quot;&quot;&quot;, &quot; &amp; TEXT([.H32];&quot;0.000&quot;) &amp; &quot;, &quot; &amp; TEXT([.I32];&quot;0.000&quot;) &amp; &quot;, &quot; &amp; TEXT([.J32];&quot;0.00000&quot;) &amp; &quot;, &quot; &amp; TEXT([.K32];&quot;0.00000&quot;)  &amp; &quot;, &quot; &amp; TEXT([.C32];&quot;0.0&quot;) &amp; &quot;e9},&quot;" office:value-type="string" office:string-value="{&quot;Isola Astra MT77&quot;, 3.302, 2.954, 0.00237, 0.00204, 5.0e9}," calcext:value-type="string">
            <text:p>{"Isola Astra MT77", 3.302, 2.954, 0.00237, 0.00204, 5.0e9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Auto-HR</text:p>
          </table:table-cell>
          <table:table-cell office:value-type="float" office:value="5" calcext:value-type="float">
            <text:p>5</text:p>
          </table:table-cell>
          <table:table-cell office:value-type="float" office:value="4.12" calcext:value-type="float">
            <text:p>4.1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D33]*OFFSET([.$O$4];[.$G33]-4;0)/OFFSET([.$K$4];[.$G33]-4;0);3)" office:value-type="float" office:value="4.585" calcext:value-type="float">
            <text:p>4.585</text:p>
          </table:table-cell>
          <table:table-cell table:formula="of:=ROUND([.D33]*OFFSET([.$P$4];[.$G33]-4;0)/OFFSET([.$K$4];[.$G33]-4;0);3)" office:value-type="float" office:value="4.134" calcext:value-type="float">
            <text:p>4.134</text:p>
          </table:table-cell>
          <table:table-cell table:formula="of:=ROUND([.E33]*OFFSET([.$Q$4];[.$G33]-4;0)/OFFSET([.$L$4];[.$G33]-4;0);5)" office:value-type="float" office:value="0.01729" calcext:value-type="float">
            <text:p>0.01729</text:p>
          </table:table-cell>
          <table:table-cell table:formula="of:=ROUND([.E33]*OFFSET([.$R$4];[.$G33]-4;0)/OFFSET([.$L$4];[.$G33]-4;0);5)" office:value-type="float" office:value="0.02185" calcext:value-type="float">
            <text:p>0.02185</text:p>
          </table:table-cell>
          <table:table-cell table:number-columns-repeated="5"/>
          <table:table-cell table:style-name="ce51" table:formula="of:=[.H$6]+[.N$6]*LN([.G$6]/[.C33])" office:value-type="float" office:value="3.98328520168721" calcext:value-type="float">
            <text:p>3.9832852017</text:p>
          </table:table-cell>
          <table:table-cell table:style-name="ce51" table:formula="of:=[.N$6]*PI()/2/[.Q33]" office:value-type="float" office:value="0.0187935325264411" calcext:value-type="float">
            <text:p>0.0187935325</text:p>
          </table:table-cell>
          <table:table-cell table:style-name="ce82" table:formula="of:=MIN(1; ABS([.D33]-[.Q33])/[.Q33]/0.1)" office:value-type="float" office:value="0.343221214124672" calcext:value-type="float">
            <text:p>0.3432212141</text:p>
          </table:table-cell>
          <table:table-cell table:style-name="ce82" table:formula="of:=MIN(1; ABS([.E33]-[.R33])/[.R33]/0.5)" office:value-type="float" office:value="0.128391772207966" calcext:value-type="float">
            <text:p>0.1283917722</text:p>
          </table:table-cell>
          <table:table-cell/>
          <table:table-cell table:formula="of:=&quot;{&quot;&quot;&quot; &amp; [.B33] &amp; &quot;&quot;&quot;, &quot; &amp; TEXT([.H33];&quot;0.000&quot;) &amp; &quot;, &quot; &amp; TEXT([.I33];&quot;0.000&quot;) &amp; &quot;, &quot; &amp; TEXT([.J33];&quot;0.00000&quot;) &amp; &quot;, &quot; &amp; TEXT([.K33];&quot;0.00000&quot;)  &amp; &quot;, &quot; &amp; TEXT([.C33];&quot;0.0&quot;) &amp; &quot;e9},&quot;" office:value-type="string" office:string-value="{&quot;Isola Auto-HR&quot;, 4.585, 4.134, 0.01729, 0.02185, 5.0e9}," calcext:value-type="string">
            <text:p>{"Isola Auto-HR", 4.585, 4.134, 0.01729, 0.02185, 5.0e9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Chronon</text:p>
          </table:table-cell>
          <table:table-cell office:value-type="float" office:value="5" calcext:value-type="float">
            <text:p>5</text:p>
          </table:table-cell>
          <table:table-cell office:value-type="float" office:value="3.68" calcext:value-type="float">
            <text:p>3.68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34]*OFFSET([.$O$4];[.$G34]-4;0)/OFFSET([.$K$4];[.$G34]-4;0);3)" office:value-type="float" office:value="4.051" calcext:value-type="float">
            <text:p>4.051</text:p>
          </table:table-cell>
          <table:table-cell table:formula="of:=ROUND([.D34]*OFFSET([.$P$4];[.$G34]-4;0)/OFFSET([.$K$4];[.$G34]-4;0);3)" office:value-type="float" office:value="3.623" calcext:value-type="float">
            <text:p>3.623</text:p>
          </table:table-cell>
          <table:table-cell table:formula="of:=ROUND([.E34]*OFFSET([.$Q$4];[.$G34]-4;0)/OFFSET([.$L$4];[.$G34]-4;0);5)" office:value-type="float" office:value="0.00558" calcext:value-type="float">
            <text:p>0.00558</text:p>
          </table:table-cell>
          <table:table-cell table:formula="of:=ROUND([.E34]*OFFSET([.$R$4];[.$G34]-4;0)/OFFSET([.$L$4];[.$G34]-4;0);5)" office:value-type="float" office:value="0.00479" calcext:value-type="float">
            <text:p>0.00479</text:p>
          </table:table-cell>
          <table:table-cell table:number-columns-repeated="5"/>
          <table:table-cell table:style-name="ce51" table:formula="of:=[.H$6]+[.N$6]*LN([.G$6]/[.C34])" office:value-type="float" office:value="3.98328520168721" calcext:value-type="float">
            <text:p>3.9832852017</text:p>
          </table:table-cell>
          <table:table-cell table:style-name="ce51" table:formula="of:=[.N$6]*PI()/2/[.Q34]" office:value-type="float" office:value="0.0187935325264411" calcext:value-type="float">
            <text:p>0.0187935325</text:p>
          </table:table-cell>
          <table:table-cell table:style-name="ce82" table:formula="of:=MIN(1; ABS([.D34]-[.Q34])/[.Q34]/0.1)" office:value-type="float" office:value="0.761394643694467" calcext:value-type="float">
            <text:p>0.7613946437</text:p>
          </table:table-cell>
          <table:table-cell table:style-name="ce82" table:formula="of:=MIN(1; ABS([.E34]-[.R34])/[.R34]/0.5)" office:value-type="float" office:value="1" calcext:value-type="float">
            <text:p>1</text:p>
          </table:table-cell>
          <table:table-cell/>
          <table:table-cell table:formula="of:=&quot;{&quot;&quot;&quot; &amp; [.B34] &amp; &quot;&quot;&quot;, &quot; &amp; TEXT([.H34];&quot;0.000&quot;) &amp; &quot;, &quot; &amp; TEXT([.I34];&quot;0.000&quot;) &amp; &quot;, &quot; &amp; TEXT([.J34];&quot;0.00000&quot;) &amp; &quot;, &quot; &amp; TEXT([.K34];&quot;0.00000&quot;)  &amp; &quot;, &quot; &amp; TEXT([.C34];&quot;0.0&quot;) &amp; &quot;e9},&quot;" office:value-type="string" office:string-value="{&quot;Isola Chronon&quot;, 4.051, 3.623, 0.00558, 0.00479, 5.0e9}," calcext:value-type="string">
            <text:p>{"Isola Chronon", 4.051, 3.623, 0.00558, 0.00479, 5.0e9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DE104</text:p>
          </table:table-cell>
          <table:table-cell office:value-type="float" office:value="5" calcext:value-type="float">
            <text:p>5</text:p>
          </table:table-cell>
          <table:table-cell office:value-type="float" office:value="4.35" calcext:value-type="float">
            <text:p>4.35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D35]*OFFSET([.$O$4];[.$G35]-4;0)/OFFSET([.$K$4];[.$G35]-4;0);3)" office:value-type="float" office:value="4.841" calcext:value-type="float">
            <text:p>4.841</text:p>
          </table:table-cell>
          <table:table-cell table:formula="of:=ROUND([.D35]*OFFSET([.$P$4];[.$G35]-4;0)/OFFSET([.$K$4];[.$G35]-4;0);3)" office:value-type="float" office:value="4.365" calcext:value-type="float">
            <text:p>4.365</text:p>
          </table:table-cell>
          <table:table-cell table:formula="of:=ROUND([.E35]*OFFSET([.$Q$4];[.$G35]-4;0)/OFFSET([.$L$4];[.$G35]-4;0);5)" office:value-type="float" office:value="0.01989" calcext:value-type="float">
            <text:p>0.01989</text:p>
          </table:table-cell>
          <table:table-cell table:formula="of:=ROUND([.E35]*OFFSET([.$R$4];[.$G35]-4;0)/OFFSET([.$L$4];[.$G35]-4;0);5)" office:value-type="float" office:value="0.02513" calcext:value-type="float">
            <text:p>0.02513</text:p>
          </table:table-cell>
          <table:table-cell table:number-columns-repeated="5"/>
          <table:table-cell table:style-name="ce51" table:formula="of:=[.H$6]+[.N$6]*LN([.G$6]/[.C35])" office:value-type="float" office:value="3.98328520168721" calcext:value-type="float">
            <text:p>3.9832852017</text:p>
          </table:table-cell>
          <table:table-cell table:style-name="ce51" table:formula="of:=[.N$6]*PI()/2/[.Q35]" office:value-type="float" office:value="0.0187935325264411" calcext:value-type="float">
            <text:p>0.0187935325</text:p>
          </table:table-cell>
          <table:table-cell table:style-name="ce82" table:formula="of:=MIN(1; ABS([.D35]-[.Q35])/[.Q35]/0.1)" office:value-type="float" office:value="0.920634048893767" calcext:value-type="float">
            <text:p>0.9206340489</text:p>
          </table:table-cell>
          <table:table-cell table:style-name="ce82" table:formula="of:=MIN(1; ABS([.E35]-[.R35])/[.R35]/0.5)" office:value-type="float" office:value="0.447650538039161" calcext:value-type="float">
            <text:p>0.447650538</text:p>
          </table:table-cell>
          <table:table-cell/>
          <table:table-cell table:formula="of:=&quot;{&quot;&quot;&quot; &amp; [.B35] &amp; &quot;&quot;&quot;, &quot; &amp; TEXT([.H35];&quot;0.000&quot;) &amp; &quot;, &quot; &amp; TEXT([.I35];&quot;0.000&quot;) &amp; &quot;, &quot; &amp; TEXT([.J35];&quot;0.00000&quot;) &amp; &quot;, &quot; &amp; TEXT([.K35];&quot;0.00000&quot;)  &amp; &quot;, &quot; &amp; TEXT([.C35];&quot;0.0&quot;) &amp; &quot;e9},&quot;" office:value-type="string" office:string-value="{&quot;Isola DE104&quot;, 4.841, 4.365, 0.01989, 0.02513, 5.0e9}," calcext:value-type="string">
            <text:p>{"Isola DE104", 4.841, 4.365, 0.01989, 0.02513, 5.0e9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DE156</text:p>
          </table:table-cell>
          <table:table-cell office:value-type="float" office:value="5" calcext:value-type="float">
            <text:p>5</text:p>
          </table:table-cell>
          <table:table-cell office:value-type="float" office:value="3.97" calcext:value-type="float">
            <text:p>3.97</text:p>
          </table:table-cell>
          <table:table-cell office:value-type="float" office:value="0.0172" calcext:value-type="float">
            <text:p>0.0172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D36]*OFFSET([.$O$4];[.$G36]-4;0)/OFFSET([.$K$4];[.$G36]-4;0);3)" office:value-type="float" office:value="4.418" calcext:value-type="float">
            <text:p>4.418</text:p>
          </table:table-cell>
          <table:table-cell table:formula="of:=ROUND([.D36]*OFFSET([.$P$4];[.$G36]-4;0)/OFFSET([.$K$4];[.$G36]-4;0);3)" office:value-type="float" office:value="3.983" calcext:value-type="float">
            <text:p>3.983</text:p>
          </table:table-cell>
          <table:table-cell table:formula="of:=ROUND([.E36]*OFFSET([.$Q$4];[.$G36]-4;0)/OFFSET([.$L$4];[.$G36]-4;0);5)" office:value-type="float" office:value="0.01487" calcext:value-type="float">
            <text:p>0.01487</text:p>
          </table:table-cell>
          <table:table-cell table:formula="of:=ROUND([.E36]*OFFSET([.$R$4];[.$G36]-4;0)/OFFSET([.$L$4];[.$G36]-4;0);5)" office:value-type="float" office:value="0.01879" calcext:value-type="float">
            <text:p>0.01879</text:p>
          </table:table-cell>
          <table:table-cell table:number-columns-repeated="5"/>
          <table:table-cell table:style-name="ce51" table:formula="of:=[.H$6]+[.N$6]*LN([.G$6]/[.C36])" office:value-type="float" office:value="3.98328520168721" calcext:value-type="float">
            <text:p>3.9832852017</text:p>
          </table:table-cell>
          <table:table-cell table:style-name="ce51" table:formula="of:=[.N$6]*PI()/2/[.Q36]" office:value-type="float" office:value="0.0187935325264411" calcext:value-type="float">
            <text:p>0.0187935325</text:p>
          </table:table-cell>
          <table:table-cell table:style-name="ce82" table:formula="of:=MIN(1; ABS([.D36]-[.Q36])/[.Q36]/0.1)" office:value-type="float" office:value="0.0333523737682172" calcext:value-type="float">
            <text:p>0.0333523738</text:p>
          </table:table-cell>
          <table:table-cell table:style-name="ce82" table:formula="of:=MIN(1; ABS([.E36]-[.R36])/[.R36]/0.5)" office:value-type="float" office:value="0.169583075901149" calcext:value-type="float">
            <text:p>0.1695830759</text:p>
          </table:table-cell>
          <table:table-cell/>
          <table:table-cell table:formula="of:=&quot;{&quot;&quot;&quot; &amp; [.B36] &amp; &quot;&quot;&quot;, &quot; &amp; TEXT([.H36];&quot;0.000&quot;) &amp; &quot;, &quot; &amp; TEXT([.I36];&quot;0.000&quot;) &amp; &quot;, &quot; &amp; TEXT([.J36];&quot;0.00000&quot;) &amp; &quot;, &quot; &amp; TEXT([.K36];&quot;0.00000&quot;)  &amp; &quot;, &quot; &amp; TEXT([.C36];&quot;0.0&quot;) &amp; &quot;e9},&quot;" office:value-type="string" office:string-value="{&quot;Isola DE156&quot;, 4.418, 3.983, 0.01487, 0.01879, 5.0e9}," calcext:value-type="string">
            <text:p>{"Isola DE156", 4.418, 3.983, 0.01487, 0.01879, 5.0e9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FR402</text:p>
          </table:table-cell>
          <table:table-cell office:value-type="float" office:value="1" calcext:value-type="float">
            <text:p>1</text:p>
          </table:table-cell>
          <table:table-cell office:value-type="float" office:value="4.25" calcext:value-type="float">
            <text:p>4.25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D37]*OFFSET([.$O$4];[.$G37]-4;0)/OFFSET([.$K$4];[.$G37]-4;0);3)" office:value-type="float" office:value="4.73" calcext:value-type="float">
            <text:p>4.73</text:p>
          </table:table-cell>
          <table:table-cell table:formula="of:=ROUND([.D37]*OFFSET([.$P$4];[.$G37]-4;0)/OFFSET([.$K$4];[.$G37]-4;0);3)" office:value-type="float" office:value="4.264" calcext:value-type="float">
            <text:p>4.264</text:p>
          </table:table-cell>
          <table:table-cell table:formula="of:=ROUND([.E37]*OFFSET([.$Q$4];[.$G37]-4;0)/OFFSET([.$L$4];[.$G37]-4;0);5)" office:value-type="float" office:value="0.01297" calcext:value-type="float">
            <text:p>0.01297</text:p>
          </table:table-cell>
          <table:table-cell table:formula="of:=ROUND([.E37]*OFFSET([.$R$4];[.$G37]-4;0)/OFFSET([.$L$4];[.$G37]-4;0);5)" office:value-type="float" office:value="0.01639" calcext:value-type="float">
            <text:p>0.01639</text:p>
          </table:table-cell>
          <table:table-cell table:number-columns-repeated="5"/>
          <table:table-cell table:style-name="ce51" table:formula="of:=[.H$6]+[.N$6]*LN([.G$6]/[.C37])" office:value-type="float" office:value="4.05998675749658" calcext:value-type="float">
            <text:p>4.0599867575</text:p>
          </table:table-cell>
          <table:table-cell table:style-name="ce51" table:formula="of:=[.N$6]*PI()/2/[.Q37]" office:value-type="float" office:value="0.0184384837861292" calcext:value-type="float">
            <text:p>0.0184384838</text:p>
          </table:table-cell>
          <table:table-cell table:style-name="ce82" table:formula="of:=MIN(1; ABS([.D37]-[.Q37])/[.Q37]/0.1)" office:value-type="float" office:value="0.468014439092859" calcext:value-type="float">
            <text:p>0.4680144391</text:p>
          </table:table-cell>
          <table:table-cell table:style-name="ce82" table:formula="of:=MIN(1; ABS([.E37]-[.R37])/[.R37]/0.5)" office:value-type="float" office:value="0.372968170920419" calcext:value-type="float">
            <text:p>0.3729681709</text:p>
          </table:table-cell>
          <table:table-cell/>
          <table:table-cell table:formula="of:=&quot;{&quot;&quot;&quot; &amp; [.B37] &amp; &quot;&quot;&quot;, &quot; &amp; TEXT([.H37];&quot;0.000&quot;) &amp; &quot;, &quot; &amp; TEXT([.I37];&quot;0.000&quot;) &amp; &quot;, &quot; &amp; TEXT([.J37];&quot;0.00000&quot;) &amp; &quot;, &quot; &amp; TEXT([.K37];&quot;0.00000&quot;)  &amp; &quot;, &quot; &amp; TEXT([.C37];&quot;0.0&quot;) &amp; &quot;e9},&quot;" office:value-type="string" office:string-value="{&quot;Isola FR402&quot;, 4.730, 4.264, 0.01297, 0.01639, 1.0e9}," calcext:value-type="string">
            <text:p>{"Isola FR402", 4.730, 4.264, 0.01297, 0.01639, 1.0e9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FR406</text:p>
          </table:table-cell>
          <table:table-cell office:value-type="float" office:value="5" calcext:value-type="float">
            <text:p>5</text:p>
          </table:table-cell>
          <table:table-cell office:value-type="float" office:value="3.92" calcext:value-type="float">
            <text:p>3.92</text:p>
          </table:table-cell>
          <table:table-cell office:value-type="float" office:value="0.0172" calcext:value-type="float">
            <text:p>0.0172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D38]*OFFSET([.$O$4];[.$G38]-4;0)/OFFSET([.$K$4];[.$G38]-4;0);3)" office:value-type="float" office:value="4.362" calcext:value-type="float">
            <text:p>4.362</text:p>
          </table:table-cell>
          <table:table-cell table:formula="of:=ROUND([.D38]*OFFSET([.$P$4];[.$G38]-4;0)/OFFSET([.$K$4];[.$G38]-4;0);3)" office:value-type="float" office:value="3.933" calcext:value-type="float">
            <text:p>3.933</text:p>
          </table:table-cell>
          <table:table-cell table:formula="of:=ROUND([.E38]*OFFSET([.$Q$4];[.$G38]-4;0)/OFFSET([.$L$4];[.$G38]-4;0);5)" office:value-type="float" office:value="0.01487" calcext:value-type="float">
            <text:p>0.01487</text:p>
          </table:table-cell>
          <table:table-cell table:formula="of:=ROUND([.E38]*OFFSET([.$R$4];[.$G38]-4;0)/OFFSET([.$L$4];[.$G38]-4;0);5)" office:value-type="float" office:value="0.01879" calcext:value-type="float">
            <text:p>0.01879</text:p>
          </table:table-cell>
          <table:table-cell table:number-columns-repeated="5"/>
          <table:table-cell table:style-name="ce51" table:formula="of:=[.H$6]+[.N$6]*LN([.G$6]/[.C38])" office:value-type="float" office:value="3.98328520168721" calcext:value-type="float">
            <text:p>3.9832852017</text:p>
          </table:table-cell>
          <table:table-cell table:style-name="ce51" table:formula="of:=[.N$6]*PI()/2/[.Q38]" office:value-type="float" office:value="0.0187935325264411" calcext:value-type="float">
            <text:p>0.0187935325</text:p>
          </table:table-cell>
          <table:table-cell table:style-name="ce82" table:formula="of:=MIN(1; ABS([.D38]-[.Q38])/[.Q38]/0.1)" office:value-type="float" office:value="0.158876903065846" calcext:value-type="float">
            <text:p>0.1588769031</text:p>
          </table:table-cell>
          <table:table-cell table:style-name="ce82" table:formula="of:=MIN(1; ABS([.E38]-[.R38])/[.R38]/0.5)" office:value-type="float" office:value="0.169583075901149" calcext:value-type="float">
            <text:p>0.1695830759</text:p>
          </table:table-cell>
          <table:table-cell/>
          <table:table-cell table:formula="of:=&quot;{&quot;&quot;&quot; &amp; [.B38] &amp; &quot;&quot;&quot;, &quot; &amp; TEXT([.H38];&quot;0.000&quot;) &amp; &quot;, &quot; &amp; TEXT([.I38];&quot;0.000&quot;) &amp; &quot;, &quot; &amp; TEXT([.J38];&quot;0.00000&quot;) &amp; &quot;, &quot; &amp; TEXT([.K38];&quot;0.00000&quot;)  &amp; &quot;, &quot; &amp; TEXT([.C38];&quot;0.0&quot;) &amp; &quot;e9},&quot;" office:value-type="string" office:string-value="{&quot;Isola FR406&quot;, 4.362, 3.933, 0.01487, 0.01879, 5.0e9}," calcext:value-type="string">
            <text:p>{"Isola FR406", 4.362, 3.933, 0.01487, 0.01879, 5.0e9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FR408</text:p>
          </table:table-cell>
          <table:table-cell office:value-type="float" office:value="5" calcext:value-type="float">
            <text:p>5</text:p>
          </table:table-cell>
          <table:table-cell office:value-type="float" office:value="3.66" calcext:value-type="float">
            <text:p>3.66</text:p>
          </table:table-cell>
          <table:table-cell office:value-type="float" office:value="0.0127" calcext:value-type="float">
            <text:p>0.0127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D39]*OFFSET([.$O$4];[.$G39]-4;0)/OFFSET([.$K$4];[.$G39]-4;0);3)" office:value-type="float" office:value="4.073" calcext:value-type="float">
            <text:p>4.073</text:p>
          </table:table-cell>
          <table:table-cell table:formula="of:=ROUND([.D39]*OFFSET([.$P$4];[.$G39]-4;0)/OFFSET([.$K$4];[.$G39]-4;0);3)" office:value-type="float" office:value="3.672" calcext:value-type="float">
            <text:p>3.672</text:p>
          </table:table-cell>
          <table:table-cell table:formula="of:=ROUND([.E39]*OFFSET([.$Q$4];[.$G39]-4;0)/OFFSET([.$L$4];[.$G39]-4;0);5)" office:value-type="float" office:value="0.01098" calcext:value-type="float">
            <text:p>0.01098</text:p>
          </table:table-cell>
          <table:table-cell table:formula="of:=ROUND([.E39]*OFFSET([.$R$4];[.$G39]-4;0)/OFFSET([.$L$4];[.$G39]-4;0);5)" office:value-type="float" office:value="0.01388" calcext:value-type="float">
            <text:p>0.01388</text:p>
          </table:table-cell>
          <table:table-cell table:number-columns-repeated="5"/>
          <table:table-cell table:style-name="ce51" table:formula="of:=[.H$6]+[.N$6]*LN([.G$6]/[.C39])" office:value-type="float" office:value="3.98328520168721" calcext:value-type="float">
            <text:p>3.9832852017</text:p>
          </table:table-cell>
          <table:table-cell table:style-name="ce51" table:formula="of:=[.N$6]*PI()/2/[.Q39]" office:value-type="float" office:value="0.0187935325264411" calcext:value-type="float">
            <text:p>0.0187935325</text:p>
          </table:table-cell>
          <table:table-cell table:style-name="ce82" table:formula="of:=MIN(1; ABS([.D39]-[.Q39])/[.Q39]/0.1)" office:value-type="float" office:value="0.811604455413519" calcext:value-type="float">
            <text:p>0.8116044554</text:p>
          </table:table-cell>
          <table:table-cell table:style-name="ce82" table:formula="of:=MIN(1; ABS([.E39]-[.R39])/[.R39]/0.5)" office:value-type="float" office:value="0.648471224647942" calcext:value-type="float">
            <text:p>0.6484712246</text:p>
          </table:table-cell>
          <table:table-cell/>
          <table:table-cell table:formula="of:=&quot;{&quot;&quot;&quot; &amp; [.B39] &amp; &quot;&quot;&quot;, &quot; &amp; TEXT([.H39];&quot;0.000&quot;) &amp; &quot;, &quot; &amp; TEXT([.I39];&quot;0.000&quot;) &amp; &quot;, &quot; &amp; TEXT([.J39];&quot;0.00000&quot;) &amp; &quot;, &quot; &amp; TEXT([.K39];&quot;0.00000&quot;)  &amp; &quot;, &quot; &amp; TEXT([.C39];&quot;0.0&quot;) &amp; &quot;e9},&quot;" office:value-type="string" office:string-value="{&quot;Isola FR408&quot;, 4.073, 3.672, 0.01098, 0.01388, 5.0e9}," calcext:value-type="string">
            <text:p>{"Isola FR408", 4.073, 3.672, 0.01098, 0.01388, 5.0e9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FR408HR</text:p>
          </table:table-cell>
          <table:table-cell office:value-type="float" office:value="5" calcext:value-type="float">
            <text:p>5</text:p>
          </table:table-cell>
          <table:table-cell office:value-type="float" office:value="3.64" calcext:value-type="float">
            <text:p>3.64</text:p>
          </table:table-cell>
          <table:table-cell office:value-type="float" office:value="0.0098" calcext:value-type="float">
            <text:p>0.0098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D40]*OFFSET([.$O$4];[.$G40]-4;0)/OFFSET([.$K$4];[.$G40]-4;0);3)" office:value-type="float" office:value="4.051" calcext:value-type="float">
            <text:p>4.051</text:p>
          </table:table-cell>
          <table:table-cell table:formula="of:=ROUND([.D40]*OFFSET([.$P$4];[.$G40]-4;0)/OFFSET([.$K$4];[.$G40]-4;0);3)" office:value-type="float" office:value="3.652" calcext:value-type="float">
            <text:p>3.652</text:p>
          </table:table-cell>
          <table:table-cell table:formula="of:=ROUND([.E40]*OFFSET([.$Q$4];[.$G40]-4;0)/OFFSET([.$L$4];[.$G40]-4;0);5)" office:value-type="float" office:value="0.00847" calcext:value-type="float">
            <text:p>0.00847</text:p>
          </table:table-cell>
          <table:table-cell table:formula="of:=ROUND([.E40]*OFFSET([.$R$4];[.$G40]-4;0)/OFFSET([.$L$4];[.$G40]-4;0);5)" office:value-type="float" office:value="0.01071" calcext:value-type="float">
            <text:p>0.01071</text:p>
          </table:table-cell>
          <table:table-cell table:number-columns-repeated="5"/>
          <table:table-cell table:style-name="ce51" table:formula="of:=[.H$6]+[.N$6]*LN([.G$6]/[.C40])" office:value-type="float" office:value="3.98328520168721" calcext:value-type="float">
            <text:p>3.9832852017</text:p>
          </table:table-cell>
          <table:table-cell table:style-name="ce51" table:formula="of:=[.N$6]*PI()/2/[.Q40]" office:value-type="float" office:value="0.0187935325264411" calcext:value-type="float">
            <text:p>0.0187935325</text:p>
          </table:table-cell>
          <table:table-cell table:style-name="ce82" table:formula="of:=MIN(1; ABS([.D40]-[.Q40])/[.Q40]/0.1)" office:value-type="float" office:value="0.861814267132571" calcext:value-type="float">
            <text:p>0.8618142671</text:p>
          </table:table-cell>
          <table:table-cell table:style-name="ce82" table:formula="of:=MIN(1; ABS([.E40]-[.R40])/[.R40]/0.5)" office:value-type="float" office:value="0.957088031618097" calcext:value-type="float">
            <text:p>0.9570880316</text:p>
          </table:table-cell>
          <table:table-cell/>
          <table:table-cell table:formula="of:=&quot;{&quot;&quot;&quot; &amp; [.B40] &amp; &quot;&quot;&quot;, &quot; &amp; TEXT([.H40];&quot;0.000&quot;) &amp; &quot;, &quot; &amp; TEXT([.I40];&quot;0.000&quot;) &amp; &quot;, &quot; &amp; TEXT([.J40];&quot;0.00000&quot;) &amp; &quot;, &quot; &amp; TEXT([.K40];&quot;0.00000&quot;)  &amp; &quot;, &quot; &amp; TEXT([.C40];&quot;0.0&quot;) &amp; &quot;e9},&quot;" office:value-type="string" office:string-value="{&quot;Isola FR408HR&quot;, 4.051, 3.652, 0.00847, 0.01071, 5.0e9}," calcext:value-type="string">
            <text:p>{"Isola FR408HR", 4.051, 3.652, 0.00847, 0.01071, 5.0e9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G200</text:p>
          </table:table-cell>
          <table:table-cell office:value-type="float" office:value="5" calcext:value-type="float">
            <text:p>5</text:p>
          </table:table-cell>
          <table:table-cell office:value-type="float" office:value="3.65" calcext:value-type="float">
            <text:p>3.65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D41]*OFFSET([.$O$4];[.$G41]-4;0)/OFFSET([.$K$4];[.$G41]-4;0);3)" office:value-type="float" office:value="4.062" calcext:value-type="float">
            <text:p>4.062</text:p>
          </table:table-cell>
          <table:table-cell table:formula="of:=ROUND([.D41]*OFFSET([.$P$4];[.$G41]-4;0)/OFFSET([.$K$4];[.$G41]-4;0);3)" office:value-type="float" office:value="3.662" calcext:value-type="float">
            <text:p>3.662</text:p>
          </table:table-cell>
          <table:table-cell table:formula="of:=ROUND([.E41]*OFFSET([.$Q$4];[.$G41]-4;0)/OFFSET([.$L$4];[.$G41]-4;0);5)" office:value-type="float" office:value="0.01297" calcext:value-type="float">
            <text:p>0.01297</text:p>
          </table:table-cell>
          <table:table-cell table:formula="of:=ROUND([.E41]*OFFSET([.$R$4];[.$G41]-4;0)/OFFSET([.$L$4];[.$G41]-4;0);5)" office:value-type="float" office:value="0.01639" calcext:value-type="float">
            <text:p>0.01639</text:p>
          </table:table-cell>
          <table:table-cell table:number-columns-repeated="5"/>
          <table:table-cell table:style-name="ce51" table:formula="of:=[.H$6]+[.N$6]*LN([.G$6]/[.C41])" office:value-type="float" office:value="3.98328520168721" calcext:value-type="float">
            <text:p>3.9832852017</text:p>
          </table:table-cell>
          <table:table-cell table:style-name="ce51" table:formula="of:=[.N$6]*PI()/2/[.Q41]" office:value-type="float" office:value="0.0187935325264411" calcext:value-type="float">
            <text:p>0.0187935325</text:p>
          </table:table-cell>
          <table:table-cell table:style-name="ce82" table:formula="of:=MIN(1; ABS([.D41]-[.Q41])/[.Q41]/0.1)" office:value-type="float" office:value="0.836709361273046" calcext:value-type="float">
            <text:p>0.8367093613</text:p>
          </table:table-cell>
          <table:table-cell table:style-name="ce82" table:formula="of:=MIN(1; ABS([.E41]-[.R41])/[.R41]/0.5)" office:value-type="float" office:value="0.403706170844026" calcext:value-type="float">
            <text:p>0.4037061708</text:p>
          </table:table-cell>
          <table:table-cell/>
          <table:table-cell table:formula="of:=&quot;{&quot;&quot;&quot; &amp; [.B41] &amp; &quot;&quot;&quot;, &quot; &amp; TEXT([.H41];&quot;0.000&quot;) &amp; &quot;, &quot; &amp; TEXT([.I41];&quot;0.000&quot;) &amp; &quot;, &quot; &amp; TEXT([.J41];&quot;0.00000&quot;) &amp; &quot;, &quot; &amp; TEXT([.K41];&quot;0.00000&quot;)  &amp; &quot;, &quot; &amp; TEXT([.C41];&quot;0.0&quot;) &amp; &quot;e9},&quot;" office:value-type="string" office:string-value="{&quot;Isola G200&quot;, 4.062, 3.662, 0.01297, 0.01639, 5.0e9}," calcext:value-type="string">
            <text:p>{"Isola G200", 4.062, 3.662, 0.01297, 0.01639, 5.0e9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-Speed</text:p>
          </table:table-cell>
          <table:table-cell office:value-type="float" office:value="5" calcext:value-type="float">
            <text:p>5</text:p>
          </table:table-cell>
          <table:table-cell office:value-type="float" office:value="3.63" calcext:value-type="float">
            <text:p>3.63</text:p>
          </table:table-cell>
          <table:table-cell office:value-type="float" office:value="0.0067" calcext:value-type="float">
            <text:p>0.0067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42]*OFFSET([.$O$4];[.$G42]-4;0)/OFFSET([.$K$4];[.$G42]-4;0);3)" office:value-type="float" office:value="3.996" calcext:value-type="float">
            <text:p>3.996</text:p>
          </table:table-cell>
          <table:table-cell table:formula="of:=ROUND([.D42]*OFFSET([.$P$4];[.$G42]-4;0)/OFFSET([.$K$4];[.$G42]-4;0);3)" office:value-type="float" office:value="3.574" calcext:value-type="float">
            <text:p>3.574</text:p>
          </table:table-cell>
          <table:table-cell table:formula="of:=ROUND([.E42]*OFFSET([.$Q$4];[.$G42]-4;0)/OFFSET([.$L$4];[.$G42]-4;0);5)" office:value-type="float" office:value="0.00935" calcext:value-type="float">
            <text:p>0.00935</text:p>
          </table:table-cell>
          <table:table-cell table:formula="of:=ROUND([.E42]*OFFSET([.$R$4];[.$G42]-4;0)/OFFSET([.$L$4];[.$G42]-4;0);5)" office:value-type="float" office:value="0.00802" calcext:value-type="float">
            <text:p>0.00802</text:p>
          </table:table-cell>
          <table:table-cell table:number-columns-repeated="5"/>
          <table:table-cell table:style-name="ce51" table:formula="of:=[.H$6]+[.N$6]*LN([.G$6]/[.C42])" office:value-type="float" office:value="3.98328520168721" calcext:value-type="float">
            <text:p>3.9832852017</text:p>
          </table:table-cell>
          <table:table-cell table:style-name="ce51" table:formula="of:=[.N$6]*PI()/2/[.Q42]" office:value-type="float" office:value="0.0187935325264411" calcext:value-type="float">
            <text:p>0.0187935325</text:p>
          </table:table-cell>
          <table:table-cell table:style-name="ce82" table:formula="of:=MIN(1; ABS([.D42]-[.Q42])/[.Q42]/0.1)" office:value-type="float" office:value="0.886919172992097" calcext:value-type="float">
            <text:p>0.886919173</text:p>
          </table:table-cell>
          <table:table-cell table:style-name="ce82" table:formula="of:=MIN(1; ABS([.E42]-[.R42])/[.R42]/0.5)" office:value-type="float" office:value="1" calcext:value-type="float">
            <text:p>1</text:p>
          </table:table-cell>
          <table:table-cell/>
          <table:table-cell table:formula="of:=&quot;{&quot;&quot;&quot; &amp; [.B42] &amp; &quot;&quot;&quot;, &quot; &amp; TEXT([.H42];&quot;0.000&quot;) &amp; &quot;, &quot; &amp; TEXT([.I42];&quot;0.000&quot;) &amp; &quot;, &quot; &amp; TEXT([.J42];&quot;0.00000&quot;) &amp; &quot;, &quot; &amp; TEXT([.K42];&quot;0.00000&quot;)  &amp; &quot;, &quot; &amp; TEXT([.C42];&quot;0.0&quot;) &amp; &quot;e9},&quot;" office:value-type="string" office:string-value="{&quot;Isola I-Speed&quot;, 3.996, 3.574, 0.00935, 0.00802, 5.0e9}," calcext:value-type="string">
            <text:p>{"Isola I-Speed", 3.996, 3.574, 0.00935, 0.00802, 5.0e9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-Speed IS</text:p>
          </table:table-cell>
          <table:table-cell office:value-type="float" office:value="5" calcext:value-type="float">
            <text:p>5</text:p>
          </table:table-cell>
          <table:table-cell office:value-type="float" office:value="3.28" calcext:value-type="float">
            <text:p>3.28</text:p>
          </table:table-cell>
          <table:table-cell office:value-type="float" office:value="0.0066" calcext:value-type="float">
            <text:p>0.0066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43]*OFFSET([.$O$4];[.$G43]-4;0)/OFFSET([.$K$4];[.$G43]-4;0);3)" office:value-type="float" office:value="3.611" calcext:value-type="float">
            <text:p>3.611</text:p>
          </table:table-cell>
          <table:table-cell table:formula="of:=ROUND([.D43]*OFFSET([.$P$4];[.$G43]-4;0)/OFFSET([.$K$4];[.$G43]-4;0);3)" office:value-type="float" office:value="3.23" calcext:value-type="float">
            <text:p>3.23</text:p>
          </table:table-cell>
          <table:table-cell table:formula="of:=ROUND([.E43]*OFFSET([.$Q$4];[.$G43]-4;0)/OFFSET([.$L$4];[.$G43]-4;0);5)" office:value-type="float" office:value="0.00921" calcext:value-type="float">
            <text:p>0.00921</text:p>
          </table:table-cell>
          <table:table-cell table:formula="of:=ROUND([.E43]*OFFSET([.$R$4];[.$G43]-4;0)/OFFSET([.$L$4];[.$G43]-4;0);5)" office:value-type="float" office:value="0.0079" calcext:value-type="float">
            <text:p>0.0079</text:p>
          </table:table-cell>
          <table:table-cell table:number-columns-repeated="5"/>
          <table:table-cell table:style-name="ce51" table:formula="of:=[.H$6]+[.N$6]*LN([.G$6]/[.C43])" office:value-type="float" office:value="3.98328520168721" calcext:value-type="float">
            <text:p>3.9832852017</text:p>
          </table:table-cell>
          <table:table-cell table:style-name="ce51" table:formula="of:=[.N$6]*PI()/2/[.Q43]" office:value-type="float" office:value="0.0187935325264411" calcext:value-type="float">
            <text:p>0.0187935325</text:p>
          </table:table-cell>
          <table:table-cell table:style-name="ce82" table:formula="of:=MIN(1; ABS([.D43]-[.Q43])/[.Q43]/0.1)" office:value-type="float" office:value="1" calcext:value-type="float">
            <text:p>1</text:p>
          </table:table-cell>
          <table:table-cell table:style-name="ce82" table:formula="of:=MIN(1; ABS([.E43]-[.R43])/[.R43]/0.5)" office:value-type="float" office:value="1" calcext:value-type="float">
            <text:p>1</text:p>
          </table:table-cell>
          <table:table-cell/>
          <table:table-cell table:formula="of:=&quot;{&quot;&quot;&quot; &amp; [.B43] &amp; &quot;&quot;&quot;, &quot; &amp; TEXT([.H43];&quot;0.000&quot;) &amp; &quot;, &quot; &amp; TEXT([.I43];&quot;0.000&quot;) &amp; &quot;, &quot; &amp; TEXT([.J43];&quot;0.00000&quot;) &amp; &quot;, &quot; &amp; TEXT([.K43];&quot;0.00000&quot;)  &amp; &quot;, &quot; &amp; TEXT([.C43];&quot;0.0&quot;) &amp; &quot;e9},&quot;" office:value-type="string" office:string-value="{&quot;Isola I-Speed IS&quot;, 3.611, 3.230, 0.00921, 0.00790, 5.0e9}," calcext:value-type="string">
            <text:p>{"Isola I-Speed IS", 3.611, 3.230, 0.00921, 0.00790, 5.0e9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-Tera MT (3.00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035" calcext:value-type="float">
            <text:p>0.0035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44]*OFFSET([.$O$4];[.$G44]-4;0)/OFFSET([.$K$4];[.$G44]-4;0);3)" office:value-type="float" office:value="3.302" calcext:value-type="float">
            <text:p>3.302</text:p>
          </table:table-cell>
          <table:table-cell table:formula="of:=ROUND([.D44]*OFFSET([.$P$4];[.$G44]-4;0)/OFFSET([.$K$4];[.$G44]-4;0);3)" office:value-type="float" office:value="2.954" calcext:value-type="float">
            <text:p>2.954</text:p>
          </table:table-cell>
          <table:table-cell table:formula="of:=ROUND([.E44]*OFFSET([.$Q$4];[.$G44]-4;0)/OFFSET([.$L$4];[.$G44]-4;0);5)" office:value-type="float" office:value="0.00489" calcext:value-type="float">
            <text:p>0.00489</text:p>
          </table:table-cell>
          <table:table-cell table:formula="of:=ROUND([.E44]*OFFSET([.$R$4];[.$G44]-4;0)/OFFSET([.$L$4];[.$G44]-4;0);5)" office:value-type="float" office:value="0.00419" calcext:value-type="float">
            <text:p>0.00419</text:p>
          </table:table-cell>
          <table:table-cell table:number-columns-repeated="5"/>
          <table:table-cell table:style-name="ce51" table:formula="of:=[.H$6]+[.N$6]*LN([.G$6]/[.C44])" office:value-type="float" office:value="3.98328520168721" calcext:value-type="float">
            <text:p>3.9832852017</text:p>
          </table:table-cell>
          <table:table-cell table:style-name="ce51" table:formula="of:=[.N$6]*PI()/2/[.Q44]" office:value-type="float" office:value="0.0187935325264411" calcext:value-type="float">
            <text:p>0.0187935325</text:p>
          </table:table-cell>
          <table:table-cell table:style-name="ce82" table:formula="of:=MIN(1; ABS([.D44]-[.Q44])/[.Q44]/0.1)" office:value-type="float" office:value="1" calcext:value-type="float">
            <text:p>1</text:p>
          </table:table-cell>
          <table:table-cell table:style-name="ce82" table:formula="of:=MIN(1; ABS([.E44]-[.R44])/[.R44]/0.5)" office:value-type="float" office:value="1" calcext:value-type="float">
            <text:p>1</text:p>
          </table:table-cell>
          <table:table-cell/>
          <table:table-cell table:formula="of:=&quot;{&quot;&quot;&quot; &amp; [.B44] &amp; &quot;&quot;&quot;, &quot; &amp; TEXT([.H44];&quot;0.000&quot;) &amp; &quot;, &quot; &amp; TEXT([.I44];&quot;0.000&quot;) &amp; &quot;, &quot; &amp; TEXT([.J44];&quot;0.00000&quot;) &amp; &quot;, &quot; &amp; TEXT([.K44];&quot;0.00000&quot;)  &amp; &quot;, &quot; &amp; TEXT([.C44];&quot;0.0&quot;) &amp; &quot;e9},&quot;" office:value-type="string" office:string-value="{&quot;Isola I-Tera MT (3.00)&quot;, 3.302, 2.954, 0.00489, 0.00419, 5.0e9}," calcext:value-type="string">
            <text:p>{"Isola I-Tera MT (3.00)", 3.302, 2.954, 0.00489, 0.00419, 5.0e9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-Tera MT RF (3.38)</text:p>
          </table:table-cell>
          <table:table-cell office:value-type="float" office:value="10" calcext:value-type="float">
            <text:p>10</text:p>
          </table:table-cell>
          <table:table-cell office:value-type="float" office:value="3.38" calcext:value-type="float">
            <text:p>3.38</text:p>
          </table:table-cell>
          <table:table-cell office:value-type="float" office:value="0.0028" calcext:value-type="float">
            <text:p>0.0028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45]*OFFSET([.$O$4];[.$G45]-4;0)/OFFSET([.$K$4];[.$G45]-4;0);3)" office:value-type="float" office:value="3.721" calcext:value-type="float">
            <text:p>3.721</text:p>
          </table:table-cell>
          <table:table-cell table:formula="of:=ROUND([.D45]*OFFSET([.$P$4];[.$G45]-4;0)/OFFSET([.$K$4];[.$G45]-4;0);3)" office:value-type="float" office:value="3.328" calcext:value-type="float">
            <text:p>3.328</text:p>
          </table:table-cell>
          <table:table-cell table:formula="of:=ROUND([.E45]*OFFSET([.$Q$4];[.$G45]-4;0)/OFFSET([.$L$4];[.$G45]-4;0);5)" office:value-type="float" office:value="0.00391" calcext:value-type="float">
            <text:p>0.00391</text:p>
          </table:table-cell>
          <table:table-cell table:formula="of:=ROUND([.E45]*OFFSET([.$R$4];[.$G45]-4;0)/OFFSET([.$L$4];[.$G45]-4;0);5)" office:value-type="float" office:value="0.00335" calcext:value-type="float">
            <text:p>0.00335</text:p>
          </table:table-cell>
          <table:table-cell table:number-columns-repeated="5"/>
          <table:table-cell table:style-name="ce51" table:formula="of:=[.H$6]+[.N$6]*LN([.G$6]/[.C45])" office:value-type="float" office:value="3.95025163963235" calcext:value-type="float">
            <text:p>3.9502516396</text:p>
          </table:table-cell>
          <table:table-cell table:style-name="ce51" table:formula="of:=[.N$6]*PI()/2/[.Q45]" office:value-type="float" office:value="0.0189506914569542" calcext:value-type="float">
            <text:p>0.0189506915</text:p>
          </table:table-cell>
          <table:table-cell table:style-name="ce82" table:formula="of:=MIN(1; ABS([.D45]-[.Q45])/[.Q45]/0.1)" office:value-type="float" office:value="1" calcext:value-type="float">
            <text:p>1</text:p>
          </table:table-cell>
          <table:table-cell table:style-name="ce82" table:formula="of:=MIN(1; ABS([.E45]-[.R45])/[.R45]/0.5)" office:value-type="float" office:value="1" calcext:value-type="float">
            <text:p>1</text:p>
          </table:table-cell>
          <table:table-cell/>
          <table:table-cell table:formula="of:=&quot;{&quot;&quot;&quot; &amp; [.B45] &amp; &quot;&quot;&quot;, &quot; &amp; TEXT([.H45];&quot;0.000&quot;) &amp; &quot;, &quot; &amp; TEXT([.I45];&quot;0.000&quot;) &amp; &quot;, &quot; &amp; TEXT([.J45];&quot;0.00000&quot;) &amp; &quot;, &quot; &amp; TEXT([.K45];&quot;0.00000&quot;)  &amp; &quot;, &quot; &amp; TEXT([.C45];&quot;0.0&quot;) &amp; &quot;e9},&quot;" office:value-type="string" office:string-value="{&quot;Isola I-Tera MT RF (3.38)&quot;, 3.721, 3.328, 0.00391, 0.00335, 10.0e9}," calcext:value-type="string">
            <text:p>{"Isola I-Tera MT RF (3.38)", 3.721, 3.328, 0.00391, 0.00335, 10.0e9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-Tera MT RF (3.45)</text:p>
          </table:table-cell>
          <table:table-cell office:value-type="float" office:value="10" calcext:value-type="float">
            <text:p>10</text:p>
          </table:table-cell>
          <table:table-cell office:value-type="float" office:value="3.45" calcext:value-type="float">
            <text:p>3.45</text:p>
          </table:table-cell>
          <table:table-cell office:value-type="float" office:value="0.0031" calcext:value-type="float">
            <text:p>0.0031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46]*OFFSET([.$O$4];[.$G46]-4;0)/OFFSET([.$K$4];[.$G46]-4;0);3)" office:value-type="float" office:value="3.798" calcext:value-type="float">
            <text:p>3.798</text:p>
          </table:table-cell>
          <table:table-cell table:formula="of:=ROUND([.D46]*OFFSET([.$P$4];[.$G46]-4;0)/OFFSET([.$K$4];[.$G46]-4;0);3)" office:value-type="float" office:value="3.397" calcext:value-type="float">
            <text:p>3.397</text:p>
          </table:table-cell>
          <table:table-cell table:formula="of:=ROUND([.E46]*OFFSET([.$Q$4];[.$G46]-4;0)/OFFSET([.$L$4];[.$G46]-4;0);5)" office:value-type="float" office:value="0.00433" calcext:value-type="float">
            <text:p>0.00433</text:p>
          </table:table-cell>
          <table:table-cell table:formula="of:=ROUND([.E46]*OFFSET([.$R$4];[.$G46]-4;0)/OFFSET([.$L$4];[.$G46]-4;0);5)" office:value-type="float" office:value="0.00371" calcext:value-type="float">
            <text:p>0.00371</text:p>
          </table:table-cell>
          <table:table-cell table:number-columns-repeated="5"/>
          <table:table-cell table:style-name="ce51" table:formula="of:=[.H$6]+[.N$6]*LN([.G$6]/[.C46])" office:value-type="float" office:value="3.95025163963235" calcext:value-type="float">
            <text:p>3.9502516396</text:p>
          </table:table-cell>
          <table:table-cell table:style-name="ce51" table:formula="of:=[.N$6]*PI()/2/[.Q46]" office:value-type="float" office:value="0.0189506914569542" calcext:value-type="float">
            <text:p>0.0189506915</text:p>
          </table:table-cell>
          <table:table-cell table:style-name="ce82" table:formula="of:=MIN(1; ABS([.D46]-[.Q46])/[.Q46]/0.1)" office:value-type="float" office:value="1" calcext:value-type="float">
            <text:p>1</text:p>
          </table:table-cell>
          <table:table-cell table:style-name="ce82" table:formula="of:=MIN(1; ABS([.E46]-[.R46])/[.R46]/0.5)" office:value-type="float" office:value="1" calcext:value-type="float">
            <text:p>1</text:p>
          </table:table-cell>
          <table:table-cell/>
          <table:table-cell table:formula="of:=&quot;{&quot;&quot;&quot; &amp; [.B46] &amp; &quot;&quot;&quot;, &quot; &amp; TEXT([.H46];&quot;0.000&quot;) &amp; &quot;, &quot; &amp; TEXT([.I46];&quot;0.000&quot;) &amp; &quot;, &quot; &amp; TEXT([.J46];&quot;0.00000&quot;) &amp; &quot;, &quot; &amp; TEXT([.K46];&quot;0.00000&quot;)  &amp; &quot;, &quot; &amp; TEXT([.C46];&quot;0.0&quot;) &amp; &quot;e9},&quot;" office:value-type="string" office:string-value="{&quot;Isola I-Tera MT RF (3.45)&quot;, 3.798, 3.397, 0.00433, 0.00371, 10.0e9}," calcext:value-type="string">
            <text:p>{"Isola I-Tera MT RF (3.45)", 3.798, 3.397, 0.00433, 0.00371, 10.0e9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-Tera MT RF (3.5)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0.0032" calcext:value-type="float">
            <text:p>0.0032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47]*OFFSET([.$O$4];[.$G47]-4;0)/OFFSET([.$K$4];[.$G47]-4;0);3)" office:value-type="float" office:value="3.853" calcext:value-type="float">
            <text:p>3.853</text:p>
          </table:table-cell>
          <table:table-cell table:formula="of:=ROUND([.D47]*OFFSET([.$P$4];[.$G47]-4;0)/OFFSET([.$K$4];[.$G47]-4;0);3)" office:value-type="float" office:value="3.446" calcext:value-type="float">
            <text:p>3.446</text:p>
          </table:table-cell>
          <table:table-cell table:formula="of:=ROUND([.E47]*OFFSET([.$Q$4];[.$G47]-4;0)/OFFSET([.$L$4];[.$G47]-4;0);5)" office:value-type="float" office:value="0.00447" calcext:value-type="float">
            <text:p>0.00447</text:p>
          </table:table-cell>
          <table:table-cell table:formula="of:=ROUND([.E47]*OFFSET([.$R$4];[.$G47]-4;0)/OFFSET([.$L$4];[.$G47]-4;0);5)" office:value-type="float" office:value="0.00383" calcext:value-type="float">
            <text:p>0.00383</text:p>
          </table:table-cell>
          <table:table-cell table:number-columns-repeated="5"/>
          <table:table-cell table:style-name="ce51" table:formula="of:=[.H$6]+[.N$6]*LN([.G$6]/[.C47])" office:value-type="float" office:value="3.95025163963235" calcext:value-type="float">
            <text:p>3.9502516396</text:p>
          </table:table-cell>
          <table:table-cell table:style-name="ce51" table:formula="of:=[.N$6]*PI()/2/[.Q47]" office:value-type="float" office:value="0.0189506914569542" calcext:value-type="float">
            <text:p>0.0189506915</text:p>
          </table:table-cell>
          <table:table-cell table:style-name="ce82" table:formula="of:=MIN(1; ABS([.D47]-[.Q47])/[.Q47]/0.1)" office:value-type="float" office:value="1" calcext:value-type="float">
            <text:p>1</text:p>
          </table:table-cell>
          <table:table-cell table:style-name="ce82" table:formula="of:=MIN(1; ABS([.E47]-[.R47])/[.R47]/0.5)" office:value-type="float" office:value="1" calcext:value-type="float">
            <text:p>1</text:p>
          </table:table-cell>
          <table:table-cell/>
          <table:table-cell table:formula="of:=&quot;{&quot;&quot;&quot; &amp; [.B47] &amp; &quot;&quot;&quot;, &quot; &amp; TEXT([.H47];&quot;0.000&quot;) &amp; &quot;, &quot; &amp; TEXT([.I47];&quot;0.000&quot;) &amp; &quot;, &quot; &amp; TEXT([.J47];&quot;0.00000&quot;) &amp; &quot;, &quot; &amp; TEXT([.K47];&quot;0.00000&quot;)  &amp; &quot;, &quot; &amp; TEXT([.C47];&quot;0.0&quot;) &amp; &quot;e9},&quot;" office:value-type="string" office:string-value="{&quot;Isola I-Tera MT RF (3.5)&quot;, 3.853, 3.446, 0.00447, 0.00383, 10.0e9}," calcext:value-type="string">
            <text:p>{"Isola I-Tera MT RF (3.5)", 3.853, 3.446, 0.00447, 0.00383, 10.0e9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-Tera MT RF (3.8)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office:value-type="float" office:value="0.0038" calcext:value-type="float">
            <text:p>0.0038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48]*OFFSET([.$O$4];[.$G48]-4;0)/OFFSET([.$K$4];[.$G48]-4;0);3)" office:value-type="float" office:value="4.183" calcext:value-type="float">
            <text:p>4.183</text:p>
          </table:table-cell>
          <table:table-cell table:formula="of:=ROUND([.D48]*OFFSET([.$P$4];[.$G48]-4;0)/OFFSET([.$K$4];[.$G48]-4;0);3)" office:value-type="float" office:value="3.742" calcext:value-type="float">
            <text:p>3.742</text:p>
          </table:table-cell>
          <table:table-cell table:formula="of:=ROUND([.E48]*OFFSET([.$Q$4];[.$G48]-4;0)/OFFSET([.$L$4];[.$G48]-4;0);5)" office:value-type="float" office:value="0.0053" calcext:value-type="float">
            <text:p>0.0053</text:p>
          </table:table-cell>
          <table:table-cell table:formula="of:=ROUND([.E48]*OFFSET([.$R$4];[.$G48]-4;0)/OFFSET([.$L$4];[.$G48]-4;0);5)" office:value-type="float" office:value="0.00455" calcext:value-type="float">
            <text:p>0.00455</text:p>
          </table:table-cell>
          <table:table-cell table:number-columns-repeated="5"/>
          <table:table-cell table:style-name="ce51" table:formula="of:=[.H$6]+[.N$6]*LN([.G$6]/[.C48])" office:value-type="float" office:value="3.95025163963235" calcext:value-type="float">
            <text:p>3.9502516396</text:p>
          </table:table-cell>
          <table:table-cell table:style-name="ce51" table:formula="of:=[.N$6]*PI()/2/[.Q48]" office:value-type="float" office:value="0.0189506914569542" calcext:value-type="float">
            <text:p>0.0189506915</text:p>
          </table:table-cell>
          <table:table-cell table:style-name="ce82" table:formula="of:=MIN(1; ABS([.D48]-[.Q48])/[.Q48]/0.1)" office:value-type="float" office:value="0.38035966652073" calcext:value-type="float">
            <text:p>0.3803596665</text:p>
          </table:table-cell>
          <table:table-cell table:style-name="ce82" table:formula="of:=MIN(1; ABS([.E48]-[.R48])/[.R48]/0.5)" office:value-type="float" office:value="1" calcext:value-type="float">
            <text:p>1</text:p>
          </table:table-cell>
          <table:table-cell/>
          <table:table-cell table:formula="of:=&quot;{&quot;&quot;&quot; &amp; [.B48] &amp; &quot;&quot;&quot;, &quot; &amp; TEXT([.H48];&quot;0.000&quot;) &amp; &quot;, &quot; &amp; TEXT([.I48];&quot;0.000&quot;) &amp; &quot;, &quot; &amp; TEXT([.J48];&quot;0.00000&quot;) &amp; &quot;, &quot; &amp; TEXT([.K48];&quot;0.00000&quot;)  &amp; &quot;, &quot; &amp; TEXT([.C48];&quot;0.0&quot;) &amp; &quot;e9},&quot;" office:value-type="string" office:string-value="{&quot;Isola I-Tera MT RF (3.8)&quot;, 4.183, 3.742, 0.00530, 0.00455, 10.0e9}," calcext:value-type="string">
            <text:p>{"Isola I-Tera MT RF (3.8)", 4.183, 3.742, 0.00530, 0.00455, 10.0e9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-Tera MT40 (3.38)</text:p>
          </table:table-cell>
          <table:table-cell office:value-type="float" office:value="10" calcext:value-type="float">
            <text:p>10</text:p>
          </table:table-cell>
          <table:table-cell office:value-type="float" office:value="3.38" calcext:value-type="float">
            <text:p>3.38</text:p>
          </table:table-cell>
          <table:table-cell office:value-type="float" office:value="0.0028" calcext:value-type="float">
            <text:p>0.0028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49]*OFFSET([.$O$4];[.$G49]-4;0)/OFFSET([.$K$4];[.$G49]-4;0);3)" office:value-type="float" office:value="3.721" calcext:value-type="float">
            <text:p>3.721</text:p>
          </table:table-cell>
          <table:table-cell table:formula="of:=ROUND([.D49]*OFFSET([.$P$4];[.$G49]-4;0)/OFFSET([.$K$4];[.$G49]-4;0);3)" office:value-type="float" office:value="3.328" calcext:value-type="float">
            <text:p>3.328</text:p>
          </table:table-cell>
          <table:table-cell table:formula="of:=ROUND([.E49]*OFFSET([.$Q$4];[.$G49]-4;0)/OFFSET([.$L$4];[.$G49]-4;0);5)" office:value-type="float" office:value="0.00391" calcext:value-type="float">
            <text:p>0.00391</text:p>
          </table:table-cell>
          <table:table-cell table:formula="of:=ROUND([.E49]*OFFSET([.$R$4];[.$G49]-4;0)/OFFSET([.$L$4];[.$G49]-4;0);5)" office:value-type="float" office:value="0.00335" calcext:value-type="float">
            <text:p>0.00335</text:p>
          </table:table-cell>
          <table:table-cell table:number-columns-repeated="5"/>
          <table:table-cell table:style-name="ce51" table:formula="of:=[.H$6]+[.N$6]*LN([.G$6]/[.C49])" office:value-type="float" office:value="3.95025163963235" calcext:value-type="float">
            <text:p>3.9502516396</text:p>
          </table:table-cell>
          <table:table-cell table:style-name="ce51" table:formula="of:=[.N$6]*PI()/2/[.Q49]" office:value-type="float" office:value="0.0189506914569542" calcext:value-type="float">
            <text:p>0.0189506915</text:p>
          </table:table-cell>
          <table:table-cell table:style-name="ce82" table:formula="of:=MIN(1; ABS([.D49]-[.Q49])/[.Q49]/0.1)" office:value-type="float" office:value="1" calcext:value-type="float">
            <text:p>1</text:p>
          </table:table-cell>
          <table:table-cell table:style-name="ce82" table:formula="of:=MIN(1; ABS([.E49]-[.R49])/[.R49]/0.5)" office:value-type="float" office:value="1" calcext:value-type="float">
            <text:p>1</text:p>
          </table:table-cell>
          <table:table-cell/>
          <table:table-cell table:formula="of:=&quot;{&quot;&quot;&quot; &amp; [.B49] &amp; &quot;&quot;&quot;, &quot; &amp; TEXT([.H49];&quot;0.000&quot;) &amp; &quot;, &quot; &amp; TEXT([.I49];&quot;0.000&quot;) &amp; &quot;, &quot; &amp; TEXT([.J49];&quot;0.00000&quot;) &amp; &quot;, &quot; &amp; TEXT([.K49];&quot;0.00000&quot;)  &amp; &quot;, &quot; &amp; TEXT([.C49];&quot;0.0&quot;) &amp; &quot;e9},&quot;" office:value-type="string" office:string-value="{&quot;Isola I-Tera MT40 (3.38)&quot;, 3.721, 3.328, 0.00391, 0.00335, 10.0e9}," calcext:value-type="string">
            <text:p>{"Isola I-Tera MT40 (3.38)", 3.721, 3.328, 0.00391, 0.00335, 10.0e9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-Tera MT40 (3.45)</text:p>
          </table:table-cell>
          <table:table-cell office:value-type="float" office:value="10" calcext:value-type="float">
            <text:p>10</text:p>
          </table:table-cell>
          <table:table-cell office:value-type="float" office:value="3.45" calcext:value-type="float">
            <text:p>3.45</text:p>
          </table:table-cell>
          <table:table-cell office:value-type="float" office:value="0.0031" calcext:value-type="float">
            <text:p>0.0031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50]*OFFSET([.$O$4];[.$G50]-4;0)/OFFSET([.$K$4];[.$G50]-4;0);3)" office:value-type="float" office:value="3.798" calcext:value-type="float">
            <text:p>3.798</text:p>
          </table:table-cell>
          <table:table-cell table:formula="of:=ROUND([.D50]*OFFSET([.$P$4];[.$G50]-4;0)/OFFSET([.$K$4];[.$G50]-4;0);3)" office:value-type="float" office:value="3.397" calcext:value-type="float">
            <text:p>3.397</text:p>
          </table:table-cell>
          <table:table-cell table:formula="of:=ROUND([.E50]*OFFSET([.$Q$4];[.$G50]-4;0)/OFFSET([.$L$4];[.$G50]-4;0);5)" office:value-type="float" office:value="0.00433" calcext:value-type="float">
            <text:p>0.00433</text:p>
          </table:table-cell>
          <table:table-cell table:formula="of:=ROUND([.E50]*OFFSET([.$R$4];[.$G50]-4;0)/OFFSET([.$L$4];[.$G50]-4;0);5)" office:value-type="float" office:value="0.00371" calcext:value-type="float">
            <text:p>0.00371</text:p>
          </table:table-cell>
          <table:table-cell table:number-columns-repeated="5"/>
          <table:table-cell table:style-name="ce51" table:formula="of:=[.H$6]+[.N$6]*LN([.G$6]/[.C50])" office:value-type="float" office:value="3.95025163963235" calcext:value-type="float">
            <text:p>3.9502516396</text:p>
          </table:table-cell>
          <table:table-cell table:style-name="ce51" table:formula="of:=[.N$6]*PI()/2/[.Q50]" office:value-type="float" office:value="0.0189506914569542" calcext:value-type="float">
            <text:p>0.0189506915</text:p>
          </table:table-cell>
          <table:table-cell table:style-name="ce82" table:formula="of:=MIN(1; ABS([.D50]-[.Q50])/[.Q50]/0.1)" office:value-type="float" office:value="1" calcext:value-type="float">
            <text:p>1</text:p>
          </table:table-cell>
          <table:table-cell table:style-name="ce82" table:formula="of:=MIN(1; ABS([.E50]-[.R50])/[.R50]/0.5)" office:value-type="float" office:value="1" calcext:value-type="float">
            <text:p>1</text:p>
          </table:table-cell>
          <table:table-cell/>
          <table:table-cell table:formula="of:=&quot;{&quot;&quot;&quot; &amp; [.B50] &amp; &quot;&quot;&quot;, &quot; &amp; TEXT([.H50];&quot;0.000&quot;) &amp; &quot;, &quot; &amp; TEXT([.I50];&quot;0.000&quot;) &amp; &quot;, &quot; &amp; TEXT([.J50];&quot;0.00000&quot;) &amp; &quot;, &quot; &amp; TEXT([.K50];&quot;0.00000&quot;)  &amp; &quot;, &quot; &amp; TEXT([.C50];&quot;0.0&quot;) &amp; &quot;e9},&quot;" office:value-type="string" office:string-value="{&quot;Isola I-Tera MT40 (3.45)&quot;, 3.798, 3.397, 0.00433, 0.00371, 10.0e9}," calcext:value-type="string">
            <text:p>{"Isola I-Tera MT40 (3.45)", 3.798, 3.397, 0.00433, 0.00371, 10.0e9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-Tera MT40 (3.75)</text:p>
          </table:table-cell>
          <table:table-cell office:value-type="float" office:value="10" calcext:value-type="float">
            <text:p>10</text:p>
          </table:table-cell>
          <table:table-cell office:value-type="float" office:value="3.75" calcext:value-type="float">
            <text:p>3.75</text:p>
          </table:table-cell>
          <table:table-cell office:value-type="float" office:value="0.0035" calcext:value-type="float">
            <text:p>0.0035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51]*OFFSET([.$O$4];[.$G51]-4;0)/OFFSET([.$K$4];[.$G51]-4;0);3)" office:value-type="float" office:value="4.128" calcext:value-type="float">
            <text:p>4.128</text:p>
          </table:table-cell>
          <table:table-cell table:formula="of:=ROUND([.D51]*OFFSET([.$P$4];[.$G51]-4;0)/OFFSET([.$K$4];[.$G51]-4;0);3)" office:value-type="float" office:value="3.692" calcext:value-type="float">
            <text:p>3.692</text:p>
          </table:table-cell>
          <table:table-cell table:formula="of:=ROUND([.E51]*OFFSET([.$Q$4];[.$G51]-4;0)/OFFSET([.$L$4];[.$G51]-4;0);5)" office:value-type="float" office:value="0.00489" calcext:value-type="float">
            <text:p>0.00489</text:p>
          </table:table-cell>
          <table:table-cell table:formula="of:=ROUND([.E51]*OFFSET([.$R$4];[.$G51]-4;0)/OFFSET([.$L$4];[.$G51]-4;0);5)" office:value-type="float" office:value="0.00419" calcext:value-type="float">
            <text:p>0.00419</text:p>
          </table:table-cell>
          <table:table-cell table:number-columns-repeated="5"/>
          <table:table-cell table:style-name="ce51" table:formula="of:=[.H$6]+[.N$6]*LN([.G$6]/[.C51])" office:value-type="float" office:value="3.95025163963235" calcext:value-type="float">
            <text:p>3.9502516396</text:p>
          </table:table-cell>
          <table:table-cell table:style-name="ce51" table:formula="of:=[.N$6]*PI()/2/[.Q51]" office:value-type="float" office:value="0.0189506914569542" calcext:value-type="float">
            <text:p>0.0189506915</text:p>
          </table:table-cell>
          <table:table-cell table:style-name="ce82" table:formula="of:=MIN(1; ABS([.D51]-[.Q51])/[.Q51]/0.1)" office:value-type="float" office:value="0.50693388143493" calcext:value-type="float">
            <text:p>0.5069338814</text:p>
          </table:table-cell>
          <table:table-cell table:style-name="ce82" table:formula="of:=MIN(1; ABS([.E51]-[.R51])/[.R51]/0.5)" office:value-type="float" office:value="1" calcext:value-type="float">
            <text:p>1</text:p>
          </table:table-cell>
          <table:table-cell/>
          <table:table-cell table:formula="of:=&quot;{&quot;&quot;&quot; &amp; [.B51] &amp; &quot;&quot;&quot;, &quot; &amp; TEXT([.H51];&quot;0.000&quot;) &amp; &quot;, &quot; &amp; TEXT([.I51];&quot;0.000&quot;) &amp; &quot;, &quot; &amp; TEXT([.J51];&quot;0.00000&quot;) &amp; &quot;, &quot; &amp; TEXT([.K51];&quot;0.00000&quot;)  &amp; &quot;, &quot; &amp; TEXT([.C51];&quot;0.0&quot;) &amp; &quot;e9},&quot;" office:value-type="string" office:string-value="{&quot;Isola I-Tera MT40 (3.75)&quot;, 4.128, 3.692, 0.00489, 0.00419, 10.0e9}," calcext:value-type="string">
            <text:p>{"Isola I-Tera MT40 (3.75)", 4.128, 3.692, 0.00489, 0.00419, 10.0e9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S300MD</text:p>
          </table:table-cell>
          <table:table-cell office:value-type="float" office:value="5" calcext:value-type="float">
            <text:p>5</text:p>
          </table:table-cell>
          <table:table-cell office:value-type="float" office:value="3.06" calcext:value-type="float">
            <text:p>3.06</text:p>
          </table:table-cell>
          <table:table-cell office:value-type="float" office:value="0.0033" calcext:value-type="float">
            <text:p>0.0033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52]*OFFSET([.$O$4];[.$G52]-4;0)/OFFSET([.$K$4];[.$G52]-4;0);3)" office:value-type="float" office:value="3.368" calcext:value-type="float">
            <text:p>3.368</text:p>
          </table:table-cell>
          <table:table-cell table:formula="of:=ROUND([.D52]*OFFSET([.$P$4];[.$G52]-4;0)/OFFSET([.$K$4];[.$G52]-4;0);3)" office:value-type="float" office:value="3.013" calcext:value-type="float">
            <text:p>3.013</text:p>
          </table:table-cell>
          <table:table-cell table:formula="of:=ROUND([.E52]*OFFSET([.$Q$4];[.$G52]-4;0)/OFFSET([.$L$4];[.$G52]-4;0);5)" office:value-type="float" office:value="0.00461" calcext:value-type="float">
            <text:p>0.00461</text:p>
          </table:table-cell>
          <table:table-cell table:formula="of:=ROUND([.E52]*OFFSET([.$R$4];[.$G52]-4;0)/OFFSET([.$L$4];[.$G52]-4;0);5)" office:value-type="float" office:value="0.00395" calcext:value-type="float">
            <text:p>0.00395</text:p>
          </table:table-cell>
          <table:table-cell table:number-columns-repeated="5"/>
          <table:table-cell table:style-name="ce51" table:formula="of:=[.H$6]+[.N$6]*LN([.G$6]/[.C52])" office:value-type="float" office:value="3.98328520168721" calcext:value-type="float">
            <text:p>3.9832852017</text:p>
          </table:table-cell>
          <table:table-cell table:style-name="ce51" table:formula="of:=[.N$6]*PI()/2/[.Q52]" office:value-type="float" office:value="0.0187935325264411" calcext:value-type="float">
            <text:p>0.0187935325</text:p>
          </table:table-cell>
          <table:table-cell table:style-name="ce82" table:formula="of:=MIN(1; ABS([.D52]-[.Q52])/[.Q52]/0.1)" office:value-type="float" office:value="1" calcext:value-type="float">
            <text:p>1</text:p>
          </table:table-cell>
          <table:table-cell table:style-name="ce82" table:formula="of:=MIN(1; ABS([.E52]-[.R52])/[.R52]/0.5)" office:value-type="float" office:value="1" calcext:value-type="float">
            <text:p>1</text:p>
          </table:table-cell>
          <table:table-cell/>
          <table:table-cell table:formula="of:=&quot;{&quot;&quot;&quot; &amp; [.B52] &amp; &quot;&quot;&quot;, &quot; &amp; TEXT([.H52];&quot;0.000&quot;) &amp; &quot;, &quot; &amp; TEXT([.I52];&quot;0.000&quot;) &amp; &quot;, &quot; &amp; TEXT([.J52];&quot;0.00000&quot;) &amp; &quot;, &quot; &amp; TEXT([.K52];&quot;0.00000&quot;)  &amp; &quot;, &quot; &amp; TEXT([.C52];&quot;0.0&quot;) &amp; &quot;e9},&quot;" office:value-type="string" office:string-value="{&quot;Isola IS300MD&quot;, 3.368, 3.013, 0.00461, 0.00395, 5.0e9}," calcext:value-type="string">
            <text:p>{"Isola IS300MD", 3.368, 3.013, 0.00461, 0.00395, 5.0e9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S400</text:p>
          </table:table-cell>
          <table:table-cell office:value-type="float" office:value="0.5" calcext:value-type="float">
            <text:p>0.5</text:p>
          </table:table-cell>
          <table:table-cell office:value-type="float" office:value="3.9" calcext:value-type="float">
            <text:p>3.9</text:p>
          </table:table-cell>
          <table:table-cell office:value-type="float" office:value="0.022" calcext:value-type="float">
            <text:p>0.022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D53]*OFFSET([.$O$4];[.$G53]-4;0)/OFFSET([.$K$4];[.$G53]-4;0);3)" office:value-type="float" office:value="4.34" calcext:value-type="float">
            <text:p>4.34</text:p>
          </table:table-cell>
          <table:table-cell table:formula="of:=ROUND([.D53]*OFFSET([.$P$4];[.$G53]-4;0)/OFFSET([.$K$4];[.$G53]-4;0);3)" office:value-type="float" office:value="3.913" calcext:value-type="float">
            <text:p>3.913</text:p>
          </table:table-cell>
          <table:table-cell table:formula="of:=ROUND([.E53]*OFFSET([.$Q$4];[.$G53]-4;0)/OFFSET([.$L$4];[.$G53]-4;0);5)" office:value-type="float" office:value="0.01902" calcext:value-type="float">
            <text:p>0.01902</text:p>
          </table:table-cell>
          <table:table-cell table:formula="of:=ROUND([.E53]*OFFSET([.$R$4];[.$G53]-4;0)/OFFSET([.$L$4];[.$G53]-4;0);5)" office:value-type="float" office:value="0.02404" calcext:value-type="float">
            <text:p>0.02404</text:p>
          </table:table-cell>
          <table:table-cell table:number-columns-repeated="5"/>
          <table:table-cell table:style-name="ce51" table:formula="of:=[.H$6]+[.N$6]*LN([.G$6]/[.C53])" office:value-type="float" office:value="4.09302031955144" calcext:value-type="float">
            <text:p>4.0930203196</text:p>
          </table:table-cell>
          <table:table-cell table:style-name="ce51" table:formula="of:=[.N$6]*PI()/2/[.Q53]" office:value-type="float" office:value="0.0182896722115966" calcext:value-type="float">
            <text:p>0.0182896722</text:p>
          </table:table-cell>
          <table:table-cell table:style-name="ce82" table:formula="of:=MIN(1; ABS([.D53]-[.Q53])/[.Q53]/0.1)" office:value-type="float" office:value="0.471584073573788" calcext:value-type="float">
            <text:p>0.4715840736</text:p>
          </table:table-cell>
          <table:table-cell table:style-name="ce82" table:formula="of:=MIN(1; ABS([.E53]-[.R53])/[.R53]/0.5)" office:value-type="float" office:value="0.405729282130152" calcext:value-type="float">
            <text:p>0.4057292821</text:p>
          </table:table-cell>
          <table:table-cell/>
          <table:table-cell table:formula="of:=&quot;{&quot;&quot;&quot; &amp; [.B53] &amp; &quot;&quot;&quot;, &quot; &amp; TEXT([.H53];&quot;0.000&quot;) &amp; &quot;, &quot; &amp; TEXT([.I53];&quot;0.000&quot;) &amp; &quot;, &quot; &amp; TEXT([.J53];&quot;0.00000&quot;) &amp; &quot;, &quot; &amp; TEXT([.K53];&quot;0.00000&quot;)  &amp; &quot;, &quot; &amp; TEXT([.C53];&quot;0.0&quot;) &amp; &quot;e9},&quot;" office:value-type="string" office:string-value="{&quot;Isola IS400&quot;, 4.340, 3.913, 0.01902, 0.02404, 0.5e9}," calcext:value-type="string">
            <text:p>{"Isola IS400", 4.340, 3.913, 0.01902, 0.02404, 0.5e9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S400HR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D54]*OFFSET([.$O$4];[.$G54]-4;0)/OFFSET([.$K$4];[.$G54]-4;0);3)" office:value-type="float" office:value="4.674" calcext:value-type="float">
            <text:p>4.674</text:p>
          </table:table-cell>
          <table:table-cell table:formula="of:=ROUND([.D54]*OFFSET([.$P$4];[.$G54]-4;0)/OFFSET([.$K$4];[.$G54]-4;0);3)" office:value-type="float" office:value="4.214" calcext:value-type="float">
            <text:p>4.214</text:p>
          </table:table-cell>
          <table:table-cell table:formula="of:=ROUND([.E54]*OFFSET([.$Q$4];[.$G54]-4;0)/OFFSET([.$L$4];[.$G54]-4;0);5)" office:value-type="float" office:value="0.01383" calcext:value-type="float">
            <text:p>0.01383</text:p>
          </table:table-cell>
          <table:table-cell table:formula="of:=ROUND([.E54]*OFFSET([.$R$4];[.$G54]-4;0)/OFFSET([.$L$4];[.$G54]-4;0);5)" office:value-type="float" office:value="0.01748" calcext:value-type="float">
            <text:p>0.01748</text:p>
          </table:table-cell>
          <table:table-cell table:number-columns-repeated="5"/>
          <table:table-cell table:style-name="ce51" table:formula="of:=[.H$6]+[.N$6]*LN([.G$6]/[.C54])" office:value-type="float" office:value="4.05998675749658" calcext:value-type="float">
            <text:p>4.0599867575</text:p>
          </table:table-cell>
          <table:table-cell table:style-name="ce51" table:formula="of:=[.N$6]*PI()/2/[.Q54]" office:value-type="float" office:value="0.0184384837861292" calcext:value-type="float">
            <text:p>0.0184384838</text:p>
          </table:table-cell>
          <table:table-cell table:style-name="ce82" table:formula="of:=MIN(1; ABS([.D54]-[.Q54])/[.Q54]/0.1)" office:value-type="float" office:value="0.344861328044708" calcext:value-type="float">
            <text:p>0.344861328</text:p>
          </table:table-cell>
          <table:table-cell table:style-name="ce82" table:formula="of:=MIN(1; ABS([.E54]-[.R54])/[.R54]/0.5)" office:value-type="float" office:value="0.264499382315114" calcext:value-type="float">
            <text:p>0.2644993823</text:p>
          </table:table-cell>
          <table:table-cell/>
          <table:table-cell table:formula="of:=&quot;{&quot;&quot;&quot; &amp; [.B54] &amp; &quot;&quot;&quot;, &quot; &amp; TEXT([.H54];&quot;0.000&quot;) &amp; &quot;, &quot; &amp; TEXT([.I54];&quot;0.000&quot;) &amp; &quot;, &quot; &amp; TEXT([.J54];&quot;0.00000&quot;) &amp; &quot;, &quot; &amp; TEXT([.K54];&quot;0.00000&quot;)  &amp; &quot;, &quot; &amp; TEXT([.C54];&quot;0.0&quot;) &amp; &quot;e9},&quot;" office:value-type="string" office:string-value="{&quot;Isola IS400HR&quot;, 4.674, 4.214, 0.01383, 0.01748, 1.0e9}," calcext:value-type="string">
            <text:p>{"Isola IS400HR", 4.674, 4.214, 0.01383, 0.01748, 1.0e9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S410</text:p>
          </table:table-cell>
          <table:table-cell office:value-type="float" office:value="5" calcext:value-type="float">
            <text:p>5</text:p>
          </table:table-cell>
          <table:table-cell office:value-type="float" office:value="3.87" calcext:value-type="float">
            <text:p>3.87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D55]*OFFSET([.$O$4];[.$G55]-4;0)/OFFSET([.$K$4];[.$G55]-4;0);3)" office:value-type="float" office:value="4.307" calcext:value-type="float">
            <text:p>4.307</text:p>
          </table:table-cell>
          <table:table-cell table:formula="of:=ROUND([.D55]*OFFSET([.$P$4];[.$G55]-4;0)/OFFSET([.$K$4];[.$G55]-4;0);3)" office:value-type="float" office:value="3.883" calcext:value-type="float">
            <text:p>3.883</text:p>
          </table:table-cell>
          <table:table-cell table:formula="of:=ROUND([.E55]*OFFSET([.$Q$4];[.$G55]-4;0)/OFFSET([.$L$4];[.$G55]-4;0);5)" office:value-type="float" office:value="0.01989" calcext:value-type="float">
            <text:p>0.01989</text:p>
          </table:table-cell>
          <table:table-cell table:formula="of:=ROUND([.E55]*OFFSET([.$R$4];[.$G55]-4;0)/OFFSET([.$L$4];[.$G55]-4;0);5)" office:value-type="float" office:value="0.02513" calcext:value-type="float">
            <text:p>0.02513</text:p>
          </table:table-cell>
          <table:table-cell table:number-columns-repeated="5"/>
          <table:table-cell table:style-name="ce51" table:formula="of:=[.H$6]+[.N$6]*LN([.G$6]/[.C55])" office:value-type="float" office:value="3.98328520168721" calcext:value-type="float">
            <text:p>3.9832852017</text:p>
          </table:table-cell>
          <table:table-cell table:style-name="ce51" table:formula="of:=[.N$6]*PI()/2/[.Q55]" office:value-type="float" office:value="0.0187935325264411" calcext:value-type="float">
            <text:p>0.0187935325</text:p>
          </table:table-cell>
          <table:table-cell table:style-name="ce82" table:formula="of:=MIN(1; ABS([.D55]-[.Q55])/[.Q55]/0.1)" office:value-type="float" office:value="0.284401432363475" calcext:value-type="float">
            <text:p>0.2844014324</text:p>
          </table:table-cell>
          <table:table-cell table:style-name="ce82" table:formula="of:=MIN(1; ABS([.E55]-[.R55])/[.R55]/0.5)" office:value-type="float" office:value="0.447650538039161" calcext:value-type="float">
            <text:p>0.447650538</text:p>
          </table:table-cell>
          <table:table-cell/>
          <table:table-cell table:formula="of:=&quot;{&quot;&quot;&quot; &amp; [.B55] &amp; &quot;&quot;&quot;, &quot; &amp; TEXT([.H55];&quot;0.000&quot;) &amp; &quot;, &quot; &amp; TEXT([.I55];&quot;0.000&quot;) &amp; &quot;, &quot; &amp; TEXT([.J55];&quot;0.00000&quot;) &amp; &quot;, &quot; &amp; TEXT([.K55];&quot;0.00000&quot;)  &amp; &quot;, &quot; &amp; TEXT([.C55];&quot;0.0&quot;) &amp; &quot;e9},&quot;" office:value-type="string" office:string-value="{&quot;Isola IS410&quot;, 4.307, 3.883, 0.01989, 0.02513, 5.0e9}," calcext:value-type="string">
            <text:p>{"Isola IS410", 4.307, 3.883, 0.01989, 0.02513, 5.0e9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S415</text:p>
          </table:table-cell>
          <table:table-cell office:value-type="float" office:value="5" calcext:value-type="float">
            <text:p>5</text:p>
          </table:table-cell>
          <table:table-cell office:value-type="float" office:value="3.71" calcext:value-type="float">
            <text:p>3.71</text:p>
          </table:table-cell>
          <table:table-cell office:value-type="float" office:value="0.0127" calcext:value-type="float">
            <text:p>0.0127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D56]*OFFSET([.$O$4];[.$G56]-4;0)/OFFSET([.$K$4];[.$G56]-4;0);3)" office:value-type="float" office:value="4.129" calcext:value-type="float">
            <text:p>4.129</text:p>
          </table:table-cell>
          <table:table-cell table:formula="of:=ROUND([.D56]*OFFSET([.$P$4];[.$G56]-4;0)/OFFSET([.$K$4];[.$G56]-4;0);3)" office:value-type="float" office:value="3.722" calcext:value-type="float">
            <text:p>3.722</text:p>
          </table:table-cell>
          <table:table-cell table:formula="of:=ROUND([.E56]*OFFSET([.$Q$4];[.$G56]-4;0)/OFFSET([.$L$4];[.$G56]-4;0);5)" office:value-type="float" office:value="0.01098" calcext:value-type="float">
            <text:p>0.01098</text:p>
          </table:table-cell>
          <table:table-cell table:formula="of:=ROUND([.E56]*OFFSET([.$R$4];[.$G56]-4;0)/OFFSET([.$L$4];[.$G56]-4;0);5)" office:value-type="float" office:value="0.01388" calcext:value-type="float">
            <text:p>0.01388</text:p>
          </table:table-cell>
          <table:table-cell table:number-columns-repeated="5"/>
          <table:table-cell table:style-name="ce51" table:formula="of:=[.H$6]+[.N$6]*LN([.G$6]/[.C56])" office:value-type="float" office:value="3.98328520168721" calcext:value-type="float">
            <text:p>3.9832852017</text:p>
          </table:table-cell>
          <table:table-cell table:style-name="ce51" table:formula="of:=[.N$6]*PI()/2/[.Q56]" office:value-type="float" office:value="0.0187935325264411" calcext:value-type="float">
            <text:p>0.0187935325</text:p>
          </table:table-cell>
          <table:table-cell table:style-name="ce82" table:formula="of:=MIN(1; ABS([.D56]-[.Q56])/[.Q56]/0.1)" office:value-type="float" office:value="0.68607992611589" calcext:value-type="float">
            <text:p>0.6860799261</text:p>
          </table:table-cell>
          <table:table-cell table:style-name="ce82" table:formula="of:=MIN(1; ABS([.E56]-[.R56])/[.R56]/0.5)" office:value-type="float" office:value="0.648471224647942" calcext:value-type="float">
            <text:p>0.6484712246</text:p>
          </table:table-cell>
          <table:table-cell/>
          <table:table-cell table:formula="of:=&quot;{&quot;&quot;&quot; &amp; [.B56] &amp; &quot;&quot;&quot;, &quot; &amp; TEXT([.H56];&quot;0.000&quot;) &amp; &quot;, &quot; &amp; TEXT([.I56];&quot;0.000&quot;) &amp; &quot;, &quot; &amp; TEXT([.J56];&quot;0.00000&quot;) &amp; &quot;, &quot; &amp; TEXT([.K56];&quot;0.00000&quot;)  &amp; &quot;, &quot; &amp; TEXT([.C56];&quot;0.0&quot;) &amp; &quot;e9},&quot;" office:value-type="string" office:string-value="{&quot;Isola IS415&quot;, 4.129, 3.722, 0.01098, 0.01388, 5.0e9}," calcext:value-type="string">
            <text:p>{"Isola IS415", 4.129, 3.722, 0.01098, 0.01388, 5.0e9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S420</text:p>
          </table:table-cell>
          <table:table-cell office:value-type="float" office:value="5" calcext:value-type="float">
            <text:p>5</text:p>
          </table:table-cell>
          <table:table-cell office:value-type="float" office:value="3.92" calcext:value-type="float">
            <text:p>3.92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D57]*OFFSET([.$O$4];[.$G57]-4;0)/OFFSET([.$K$4];[.$G57]-4;0);3)" office:value-type="float" office:value="4.362" calcext:value-type="float">
            <text:p>4.362</text:p>
          </table:table-cell>
          <table:table-cell table:formula="of:=ROUND([.D57]*OFFSET([.$P$4];[.$G57]-4;0)/OFFSET([.$K$4];[.$G57]-4;0);3)" office:value-type="float" office:value="3.933" calcext:value-type="float">
            <text:p>3.933</text:p>
          </table:table-cell>
          <table:table-cell table:formula="of:=ROUND([.E57]*OFFSET([.$Q$4];[.$G57]-4;0)/OFFSET([.$L$4];[.$G57]-4;0);5)" office:value-type="float" office:value="0.02161" calcext:value-type="float">
            <text:p>0.02161</text:p>
          </table:table-cell>
          <table:table-cell table:formula="of:=ROUND([.E57]*OFFSET([.$R$4];[.$G57]-4;0)/OFFSET([.$L$4];[.$G57]-4;0);5)" office:value-type="float" office:value="0.02732" calcext:value-type="float">
            <text:p>0.02732</text:p>
          </table:table-cell>
          <table:table-cell table:number-columns-repeated="5"/>
          <table:table-cell table:style-name="ce51" table:formula="of:=[.H$6]+[.N$6]*LN([.G$6]/[.C57])" office:value-type="float" office:value="3.98328520168721" calcext:value-type="float">
            <text:p>3.9832852017</text:p>
          </table:table-cell>
          <table:table-cell table:style-name="ce51" table:formula="of:=[.N$6]*PI()/2/[.Q57]" office:value-type="float" office:value="0.0187935325264411" calcext:value-type="float">
            <text:p>0.0187935325</text:p>
          </table:table-cell>
          <table:table-cell table:style-name="ce82" table:formula="of:=MIN(1; ABS([.D57]-[.Q57])/[.Q57]/0.1)" office:value-type="float" office:value="0.158876903065846" calcext:value-type="float">
            <text:p>0.1588769031</text:p>
          </table:table-cell>
          <table:table-cell table:style-name="ce82" table:formula="of:=MIN(1; ABS([.E57]-[.R57])/[.R57]/0.5)" office:value-type="float" office:value="0.660489715259957" calcext:value-type="float">
            <text:p>0.6604897153</text:p>
          </table:table-cell>
          <table:table-cell/>
          <table:table-cell table:formula="of:=&quot;{&quot;&quot;&quot; &amp; [.B57] &amp; &quot;&quot;&quot;, &quot; &amp; TEXT([.H57];&quot;0.000&quot;) &amp; &quot;, &quot; &amp; TEXT([.I57];&quot;0.000&quot;) &amp; &quot;, &quot; &amp; TEXT([.J57];&quot;0.00000&quot;) &amp; &quot;, &quot; &amp; TEXT([.K57];&quot;0.00000&quot;)  &amp; &quot;, &quot; &amp; TEXT([.C57];&quot;0.0&quot;) &amp; &quot;e9},&quot;" office:value-type="string" office:string-value="{&quot;Isola IS420&quot;, 4.362, 3.933, 0.02161, 0.02732, 5.0e9}," calcext:value-type="string">
            <text:p>{"Isola IS420", 4.362, 3.933, 0.02161, 0.02732, 5.0e9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S620i</text:p>
          </table:table-cell>
          <table:table-cell office:value-type="float" office:value="5" calcext:value-type="float">
            <text:p>5</text:p>
          </table:table-cell>
          <table:table-cell office:value-type="float" office:value="3.54" calcext:value-type="float">
            <text:p>3.54</text:p>
          </table:table-cell>
          <table:table-cell office:value-type="float" office:value="0.0066" calcext:value-type="float">
            <text:p>0.0066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58]*OFFSET([.$O$4];[.$G58]-4;0)/OFFSET([.$K$4];[.$G58]-4;0);3)" office:value-type="float" office:value="3.897" calcext:value-type="float">
            <text:p>3.897</text:p>
          </table:table-cell>
          <table:table-cell table:formula="of:=ROUND([.D58]*OFFSET([.$P$4];[.$G58]-4;0)/OFFSET([.$K$4];[.$G58]-4;0);3)" office:value-type="float" office:value="3.486" calcext:value-type="float">
            <text:p>3.486</text:p>
          </table:table-cell>
          <table:table-cell table:formula="of:=ROUND([.E58]*OFFSET([.$Q$4];[.$G58]-4;0)/OFFSET([.$L$4];[.$G58]-4;0);5)" office:value-type="float" office:value="0.00921" calcext:value-type="float">
            <text:p>0.00921</text:p>
          </table:table-cell>
          <table:table-cell table:formula="of:=ROUND([.E58]*OFFSET([.$R$4];[.$G58]-4;0)/OFFSET([.$L$4];[.$G58]-4;0);5)" office:value-type="float" office:value="0.0079" calcext:value-type="float">
            <text:p>0.0079</text:p>
          </table:table-cell>
          <table:table-cell table:number-columns-repeated="5"/>
          <table:table-cell table:style-name="ce51" table:formula="of:=[.H$6]+[.N$6]*LN([.G$6]/[.C58])" office:value-type="float" office:value="3.98328520168721" calcext:value-type="float">
            <text:p>3.9832852017</text:p>
          </table:table-cell>
          <table:table-cell table:style-name="ce51" table:formula="of:=[.N$6]*PI()/2/[.Q58]" office:value-type="float" office:value="0.0187935325264411" calcext:value-type="float">
            <text:p>0.0187935325</text:p>
          </table:table-cell>
          <table:table-cell table:style-name="ce82" table:formula="of:=MIN(1; ABS([.D58]-[.Q58])/[.Q58]/0.1)" office:value-type="float" office:value="1" calcext:value-type="float">
            <text:p>1</text:p>
          </table:table-cell>
          <table:table-cell table:style-name="ce82" table:formula="of:=MIN(1; ABS([.E58]-[.R58])/[.R58]/0.5)" office:value-type="float" office:value="1" calcext:value-type="float">
            <text:p>1</text:p>
          </table:table-cell>
          <table:table-cell/>
          <table:table-cell table:formula="of:=&quot;{&quot;&quot;&quot; &amp; [.B58] &amp; &quot;&quot;&quot;, &quot; &amp; TEXT([.H58];&quot;0.000&quot;) &amp; &quot;, &quot; &amp; TEXT([.I58];&quot;0.000&quot;) &amp; &quot;, &quot; &amp; TEXT([.J58];&quot;0.00000&quot;) &amp; &quot;, &quot; &amp; TEXT([.K58];&quot;0.00000&quot;)  &amp; &quot;, &quot; &amp; TEXT([.C58];&quot;0.0&quot;) &amp; &quot;e9},&quot;" office:value-type="string" office:string-value="{&quot;Isola IS620i&quot;, 3.897, 3.486, 0.00921, 0.00790, 5.0e9}," calcext:value-type="string">
            <text:p>{"Isola IS620i", 3.897, 3.486, 0.00921, 0.00790, 5.0e9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S680 (2.80)</text:p>
          </table:table-cell>
          <table:table-cell office:value-type="float" office:value="5" calcext:value-type="float">
            <text:p>5</text:p>
          </table:table-cell>
          <table:table-cell office:value-type="float" office:value="2.8" calcext:value-type="float">
            <text:p>2.8</text:p>
          </table:table-cell>
          <table:table-cell office:value-type="float" office:value="0.0025" calcext:value-type="float">
            <text:p>0.0025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59]*OFFSET([.$O$4];[.$G59]-4;0)/OFFSET([.$K$4];[.$G59]-4;0);3)" office:value-type="float" office:value="3.082" calcext:value-type="float">
            <text:p>3.082</text:p>
          </table:table-cell>
          <table:table-cell table:formula="of:=ROUND([.D59]*OFFSET([.$P$4];[.$G59]-4;0)/OFFSET([.$K$4];[.$G59]-4;0);3)" office:value-type="float" office:value="2.757" calcext:value-type="float">
            <text:p>2.757</text:p>
          </table:table-cell>
          <table:table-cell table:formula="of:=ROUND([.E59]*OFFSET([.$Q$4];[.$G59]-4;0)/OFFSET([.$L$4];[.$G59]-4;0);5)" office:value-type="float" office:value="0.00349" calcext:value-type="float">
            <text:p>0.00349</text:p>
          </table:table-cell>
          <table:table-cell table:formula="of:=ROUND([.E59]*OFFSET([.$R$4];[.$G59]-4;0)/OFFSET([.$L$4];[.$G59]-4;0);5)" office:value-type="float" office:value="0.00299" calcext:value-type="float">
            <text:p>0.00299</text:p>
          </table:table-cell>
          <table:table-cell table:number-columns-repeated="5"/>
          <table:table-cell table:style-name="ce51" table:formula="of:=[.H$6]+[.N$6]*LN([.G$6]/[.C59])" office:value-type="float" office:value="3.98328520168721" calcext:value-type="float">
            <text:p>3.9832852017</text:p>
          </table:table-cell>
          <table:table-cell table:style-name="ce51" table:formula="of:=[.N$6]*PI()/2/[.Q59]" office:value-type="float" office:value="0.0187935325264411" calcext:value-type="float">
            <text:p>0.0187935325</text:p>
          </table:table-cell>
          <table:table-cell table:style-name="ce82" table:formula="of:=MIN(1; ABS([.D59]-[.Q59])/[.Q59]/0.1)" office:value-type="float" office:value="1" calcext:value-type="float">
            <text:p>1</text:p>
          </table:table-cell>
          <table:table-cell table:style-name="ce82" table:formula="of:=MIN(1; ABS([.E59]-[.R59])/[.R59]/0.5)" office:value-type="float" office:value="1" calcext:value-type="float">
            <text:p>1</text:p>
          </table:table-cell>
          <table:table-cell/>
          <table:table-cell table:formula="of:=&quot;{&quot;&quot;&quot; &amp; [.B59] &amp; &quot;&quot;&quot;, &quot; &amp; TEXT([.H59];&quot;0.000&quot;) &amp; &quot;, &quot; &amp; TEXT([.I59];&quot;0.000&quot;) &amp; &quot;, &quot; &amp; TEXT([.J59];&quot;0.00000&quot;) &amp; &quot;, &quot; &amp; TEXT([.K59];&quot;0.00000&quot;)  &amp; &quot;, &quot; &amp; TEXT([.C59];&quot;0.0&quot;) &amp; &quot;e9},&quot;" office:value-type="string" office:string-value="{&quot;Isola IS680 (2.80)&quot;, 3.082, 2.757, 0.00349, 0.00299, 5.0e9}," calcext:value-type="string">
            <text:p>{"Isola IS680 (2.80)", 3.082, 2.757, 0.00349, 0.00299, 5.0e9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S680 (3.00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60]*OFFSET([.$O$4];[.$G60]-4;0)/OFFSET([.$K$4];[.$G60]-4;0);3)" office:value-type="float" office:value="3.302" calcext:value-type="float">
            <text:p>3.302</text:p>
          </table:table-cell>
          <table:table-cell table:formula="of:=ROUND([.D60]*OFFSET([.$P$4];[.$G60]-4;0)/OFFSET([.$K$4];[.$G60]-4;0);3)" office:value-type="float" office:value="2.954" calcext:value-type="float">
            <text:p>2.954</text:p>
          </table:table-cell>
          <table:table-cell table:formula="of:=ROUND([.E60]*OFFSET([.$Q$4];[.$G60]-4;0)/OFFSET([.$L$4];[.$G60]-4;0);5)" office:value-type="float" office:value="0.00419" calcext:value-type="float">
            <text:p>0.00419</text:p>
          </table:table-cell>
          <table:table-cell table:formula="of:=ROUND([.E60]*OFFSET([.$R$4];[.$G60]-4;0)/OFFSET([.$L$4];[.$G60]-4;0);5)" office:value-type="float" office:value="0.00359" calcext:value-type="float">
            <text:p>0.00359</text:p>
          </table:table-cell>
          <table:table-cell table:number-columns-repeated="5"/>
          <table:table-cell table:style-name="ce51" table:formula="of:=[.H$6]+[.N$6]*LN([.G$6]/[.C60])" office:value-type="float" office:value="3.98328520168721" calcext:value-type="float">
            <text:p>3.9832852017</text:p>
          </table:table-cell>
          <table:table-cell table:style-name="ce51" table:formula="of:=[.N$6]*PI()/2/[.Q60]" office:value-type="float" office:value="0.0187935325264411" calcext:value-type="float">
            <text:p>0.0187935325</text:p>
          </table:table-cell>
          <table:table-cell table:style-name="ce82" table:formula="of:=MIN(1; ABS([.D60]-[.Q60])/[.Q60]/0.1)" office:value-type="float" office:value="1" calcext:value-type="float">
            <text:p>1</text:p>
          </table:table-cell>
          <table:table-cell table:style-name="ce82" table:formula="of:=MIN(1; ABS([.E60]-[.R60])/[.R60]/0.5)" office:value-type="float" office:value="1" calcext:value-type="float">
            <text:p>1</text:p>
          </table:table-cell>
          <table:table-cell/>
          <table:table-cell table:formula="of:=&quot;{&quot;&quot;&quot; &amp; [.B60] &amp; &quot;&quot;&quot;, &quot; &amp; TEXT([.H60];&quot;0.000&quot;) &amp; &quot;, &quot; &amp; TEXT([.I60];&quot;0.000&quot;) &amp; &quot;, &quot; &amp; TEXT([.J60];&quot;0.00000&quot;) &amp; &quot;, &quot; &amp; TEXT([.K60];&quot;0.00000&quot;)  &amp; &quot;, &quot; &amp; TEXT([.C60];&quot;0.0&quot;) &amp; &quot;e9},&quot;" office:value-type="string" office:string-value="{&quot;Isola IS680 (3.00)&quot;, 3.302, 2.954, 0.00419, 0.00359, 5.0e9}," calcext:value-type="string">
            <text:p>{"Isola IS680 (3.00)", 3.302, 2.954, 0.00419, 0.00359, 5.0e9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S680 (3.20)</text:p>
          </table:table-cell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.2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61]*OFFSET([.$O$4];[.$G61]-4;0)/OFFSET([.$K$4];[.$G61]-4;0);3)" office:value-type="float" office:value="3.522" calcext:value-type="float">
            <text:p>3.522</text:p>
          </table:table-cell>
          <table:table-cell table:formula="of:=ROUND([.D61]*OFFSET([.$P$4];[.$G61]-4;0)/OFFSET([.$K$4];[.$G61]-4;0);3)" office:value-type="float" office:value="3.151" calcext:value-type="float">
            <text:p>3.151</text:p>
          </table:table-cell>
          <table:table-cell table:formula="of:=ROUND([.E61]*OFFSET([.$Q$4];[.$G61]-4;0)/OFFSET([.$L$4];[.$G61]-4;0);5)" office:value-type="float" office:value="0.00419" calcext:value-type="float">
            <text:p>0.00419</text:p>
          </table:table-cell>
          <table:table-cell table:formula="of:=ROUND([.E61]*OFFSET([.$R$4];[.$G61]-4;0)/OFFSET([.$L$4];[.$G61]-4;0);5)" office:value-type="float" office:value="0.00359" calcext:value-type="float">
            <text:p>0.00359</text:p>
          </table:table-cell>
          <table:table-cell table:number-columns-repeated="5"/>
          <table:table-cell table:style-name="ce51" table:formula="of:=[.H$6]+[.N$6]*LN([.G$6]/[.C61])" office:value-type="float" office:value="3.98328520168721" calcext:value-type="float">
            <text:p>3.9832852017</text:p>
          </table:table-cell>
          <table:table-cell table:style-name="ce51" table:formula="of:=[.N$6]*PI()/2/[.Q61]" office:value-type="float" office:value="0.0187935325264411" calcext:value-type="float">
            <text:p>0.0187935325</text:p>
          </table:table-cell>
          <table:table-cell table:style-name="ce82" table:formula="of:=MIN(1; ABS([.D61]-[.Q61])/[.Q61]/0.1)" office:value-type="float" office:value="1" calcext:value-type="float">
            <text:p>1</text:p>
          </table:table-cell>
          <table:table-cell table:style-name="ce82" table:formula="of:=MIN(1; ABS([.E61]-[.R61])/[.R61]/0.5)" office:value-type="float" office:value="1" calcext:value-type="float">
            <text:p>1</text:p>
          </table:table-cell>
          <table:table-cell/>
          <table:table-cell table:formula="of:=&quot;{&quot;&quot;&quot; &amp; [.B61] &amp; &quot;&quot;&quot;, &quot; &amp; TEXT([.H61];&quot;0.000&quot;) &amp; &quot;, &quot; &amp; TEXT([.I61];&quot;0.000&quot;) &amp; &quot;, &quot; &amp; TEXT([.J61];&quot;0.00000&quot;) &amp; &quot;, &quot; &amp; TEXT([.K61];&quot;0.00000&quot;)  &amp; &quot;, &quot; &amp; TEXT([.C61];&quot;0.0&quot;) &amp; &quot;e9},&quot;" office:value-type="string" office:string-value="{&quot;Isola IS680 (3.20)&quot;, 3.522, 3.151, 0.00419, 0.00359, 5.0e9}," calcext:value-type="string">
            <text:p>{"Isola IS680 (3.20)", 3.522, 3.151, 0.00419, 0.00359, 5.0e9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S680 (3.33)</text:p>
          </table:table-cell>
          <table:table-cell office:value-type="float" office:value="5" calcext:value-type="float">
            <text:p>5</text:p>
          </table:table-cell>
          <table:table-cell office:value-type="float" office:value="3.33" calcext:value-type="float">
            <text:p>3.33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62]*OFFSET([.$O$4];[.$G62]-4;0)/OFFSET([.$K$4];[.$G62]-4;0);3)" office:value-type="float" office:value="3.666" calcext:value-type="float">
            <text:p>3.666</text:p>
          </table:table-cell>
          <table:table-cell table:formula="of:=ROUND([.D62]*OFFSET([.$P$4];[.$G62]-4;0)/OFFSET([.$K$4];[.$G62]-4;0);3)" office:value-type="float" office:value="3.279" calcext:value-type="float">
            <text:p>3.279</text:p>
          </table:table-cell>
          <table:table-cell table:formula="of:=ROUND([.E62]*OFFSET([.$Q$4];[.$G62]-4;0)/OFFSET([.$L$4];[.$G62]-4;0);5)" office:value-type="float" office:value="0.00419" calcext:value-type="float">
            <text:p>0.00419</text:p>
          </table:table-cell>
          <table:table-cell table:formula="of:=ROUND([.E62]*OFFSET([.$R$4];[.$G62]-4;0)/OFFSET([.$L$4];[.$G62]-4;0);5)" office:value-type="float" office:value="0.00359" calcext:value-type="float">
            <text:p>0.00359</text:p>
          </table:table-cell>
          <table:table-cell table:number-columns-repeated="5"/>
          <table:table-cell table:style-name="ce51" table:formula="of:=[.H$6]+[.N$6]*LN([.G$6]/[.C62])" office:value-type="float" office:value="3.98328520168721" calcext:value-type="float">
            <text:p>3.9832852017</text:p>
          </table:table-cell>
          <table:table-cell table:style-name="ce51" table:formula="of:=[.N$6]*PI()/2/[.Q62]" office:value-type="float" office:value="0.0187935325264411" calcext:value-type="float">
            <text:p>0.0187935325</text:p>
          </table:table-cell>
          <table:table-cell table:style-name="ce82" table:formula="of:=MIN(1; ABS([.D62]-[.Q62])/[.Q62]/0.1)" office:value-type="float" office:value="1" calcext:value-type="float">
            <text:p>1</text:p>
          </table:table-cell>
          <table:table-cell table:style-name="ce82" table:formula="of:=MIN(1; ABS([.E62]-[.R62])/[.R62]/0.5)" office:value-type="float" office:value="1" calcext:value-type="float">
            <text:p>1</text:p>
          </table:table-cell>
          <table:table-cell/>
          <table:table-cell table:formula="of:=&quot;{&quot;&quot;&quot; &amp; [.B62] &amp; &quot;&quot;&quot;, &quot; &amp; TEXT([.H62];&quot;0.000&quot;) &amp; &quot;, &quot; &amp; TEXT([.I62];&quot;0.000&quot;) &amp; &quot;, &quot; &amp; TEXT([.J62];&quot;0.00000&quot;) &amp; &quot;, &quot; &amp; TEXT([.K62];&quot;0.00000&quot;)  &amp; &quot;, &quot; &amp; TEXT([.C62];&quot;0.0&quot;) &amp; &quot;e9},&quot;" office:value-type="string" office:string-value="{&quot;Isola IS680 (3.33)&quot;, 3.666, 3.279, 0.00419, 0.00359, 5.0e9}," calcext:value-type="string">
            <text:p>{"Isola IS680 (3.33)", 3.666, 3.279, 0.00419, 0.00359, 5.0e9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S680 (3.38)</text:p>
          </table:table-cell>
          <table:table-cell office:value-type="float" office:value="5" calcext:value-type="float">
            <text:p>5</text:p>
          </table:table-cell>
          <table:table-cell office:value-type="float" office:value="3.38" calcext:value-type="float">
            <text:p>3.38</text:p>
          </table:table-cell>
          <table:table-cell office:value-type="float" office:value="0.0035" calcext:value-type="float">
            <text:p>0.0035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63]*OFFSET([.$O$4];[.$G63]-4;0)/OFFSET([.$K$4];[.$G63]-4;0);3)" office:value-type="float" office:value="3.721" calcext:value-type="float">
            <text:p>3.721</text:p>
          </table:table-cell>
          <table:table-cell table:formula="of:=ROUND([.D63]*OFFSET([.$P$4];[.$G63]-4;0)/OFFSET([.$K$4];[.$G63]-4;0);3)" office:value-type="float" office:value="3.328" calcext:value-type="float">
            <text:p>3.328</text:p>
          </table:table-cell>
          <table:table-cell table:formula="of:=ROUND([.E63]*OFFSET([.$Q$4];[.$G63]-4;0)/OFFSET([.$L$4];[.$G63]-4;0);5)" office:value-type="float" office:value="0.00489" calcext:value-type="float">
            <text:p>0.00489</text:p>
          </table:table-cell>
          <table:table-cell table:formula="of:=ROUND([.E63]*OFFSET([.$R$4];[.$G63]-4;0)/OFFSET([.$L$4];[.$G63]-4;0);5)" office:value-type="float" office:value="0.00419" calcext:value-type="float">
            <text:p>0.00419</text:p>
          </table:table-cell>
          <table:table-cell table:number-columns-repeated="5"/>
          <table:table-cell table:style-name="ce51" table:formula="of:=[.H$6]+[.N$6]*LN([.G$6]/[.C63])" office:value-type="float" office:value="3.98328520168721" calcext:value-type="float">
            <text:p>3.9832852017</text:p>
          </table:table-cell>
          <table:table-cell table:style-name="ce51" table:formula="of:=[.N$6]*PI()/2/[.Q63]" office:value-type="float" office:value="0.0187935325264411" calcext:value-type="float">
            <text:p>0.0187935325</text:p>
          </table:table-cell>
          <table:table-cell table:style-name="ce82" table:formula="of:=MIN(1; ABS([.D63]-[.Q63])/[.Q63]/0.1)" office:value-type="float" office:value="1" calcext:value-type="float">
            <text:p>1</text:p>
          </table:table-cell>
          <table:table-cell table:style-name="ce82" table:formula="of:=MIN(1; ABS([.E63]-[.R63])/[.R63]/0.5)" office:value-type="float" office:value="1" calcext:value-type="float">
            <text:p>1</text:p>
          </table:table-cell>
          <table:table-cell/>
          <table:table-cell table:formula="of:=&quot;{&quot;&quot;&quot; &amp; [.B63] &amp; &quot;&quot;&quot;, &quot; &amp; TEXT([.H63];&quot;0.000&quot;) &amp; &quot;, &quot; &amp; TEXT([.I63];&quot;0.000&quot;) &amp; &quot;, &quot; &amp; TEXT([.J63];&quot;0.00000&quot;) &amp; &quot;, &quot; &amp; TEXT([.K63];&quot;0.00000&quot;)  &amp; &quot;, &quot; &amp; TEXT([.C63];&quot;0.0&quot;) &amp; &quot;e9},&quot;" office:value-type="string" office:string-value="{&quot;Isola IS680 (3.38)&quot;, 3.721, 3.328, 0.00489, 0.00419, 5.0e9}," calcext:value-type="string">
            <text:p>{"Isola IS680 (3.38)", 3.721, 3.328, 0.00489, 0.00419, 5.0e9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S680 (3.45)</text:p>
          </table:table-cell>
          <table:table-cell office:value-type="float" office:value="5" calcext:value-type="float">
            <text:p>5</text:p>
          </table:table-cell>
          <table:table-cell office:value-type="float" office:value="3.45" calcext:value-type="float">
            <text:p>3.45</text:p>
          </table:table-cell>
          <table:table-cell office:value-type="float" office:value="0.0035" calcext:value-type="float">
            <text:p>0.0035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64]*OFFSET([.$O$4];[.$G64]-4;0)/OFFSET([.$K$4];[.$G64]-4;0);3)" office:value-type="float" office:value="3.798" calcext:value-type="float">
            <text:p>3.798</text:p>
          </table:table-cell>
          <table:table-cell table:formula="of:=ROUND([.D64]*OFFSET([.$P$4];[.$G64]-4;0)/OFFSET([.$K$4];[.$G64]-4;0);3)" office:value-type="float" office:value="3.397" calcext:value-type="float">
            <text:p>3.397</text:p>
          </table:table-cell>
          <table:table-cell table:formula="of:=ROUND([.E64]*OFFSET([.$Q$4];[.$G64]-4;0)/OFFSET([.$L$4];[.$G64]-4;0);5)" office:value-type="float" office:value="0.00489" calcext:value-type="float">
            <text:p>0.00489</text:p>
          </table:table-cell>
          <table:table-cell table:formula="of:=ROUND([.E64]*OFFSET([.$R$4];[.$G64]-4;0)/OFFSET([.$L$4];[.$G64]-4;0);5)" office:value-type="float" office:value="0.00419" calcext:value-type="float">
            <text:p>0.00419</text:p>
          </table:table-cell>
          <table:table-cell table:number-columns-repeated="5"/>
          <table:table-cell table:style-name="ce51" table:formula="of:=[.H$6]+[.N$6]*LN([.G$6]/[.C64])" office:value-type="float" office:value="3.98328520168721" calcext:value-type="float">
            <text:p>3.9832852017</text:p>
          </table:table-cell>
          <table:table-cell table:style-name="ce51" table:formula="of:=[.N$6]*PI()/2/[.Q64]" office:value-type="float" office:value="0.0187935325264411" calcext:value-type="float">
            <text:p>0.0187935325</text:p>
          </table:table-cell>
          <table:table-cell table:style-name="ce82" table:formula="of:=MIN(1; ABS([.D64]-[.Q64])/[.Q64]/0.1)" office:value-type="float" office:value="1" calcext:value-type="float">
            <text:p>1</text:p>
          </table:table-cell>
          <table:table-cell table:style-name="ce82" table:formula="of:=MIN(1; ABS([.E64]-[.R64])/[.R64]/0.5)" office:value-type="float" office:value="1" calcext:value-type="float">
            <text:p>1</text:p>
          </table:table-cell>
          <table:table-cell/>
          <table:table-cell table:formula="of:=&quot;{&quot;&quot;&quot; &amp; [.B64] &amp; &quot;&quot;&quot;, &quot; &amp; TEXT([.H64];&quot;0.000&quot;) &amp; &quot;, &quot; &amp; TEXT([.I64];&quot;0.000&quot;) &amp; &quot;, &quot; &amp; TEXT([.J64];&quot;0.00000&quot;) &amp; &quot;, &quot; &amp; TEXT([.K64];&quot;0.00000&quot;)  &amp; &quot;, &quot; &amp; TEXT([.C64];&quot;0.0&quot;) &amp; &quot;e9},&quot;" office:value-type="string" office:string-value="{&quot;Isola IS680 (3.45)&quot;, 3.798, 3.397, 0.00489, 0.00419, 5.0e9}," calcext:value-type="string">
            <text:p>{"Isola IS680 (3.45)", 3.798, 3.397, 0.00489, 0.00419, 5.0e9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S680 AG (3.00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65]*OFFSET([.$O$4];[.$G65]-4;0)/OFFSET([.$K$4];[.$G65]-4;0);3)" office:value-type="float" office:value="3.302" calcext:value-type="float">
            <text:p>3.302</text:p>
          </table:table-cell>
          <table:table-cell table:formula="of:=ROUND([.D65]*OFFSET([.$P$4];[.$G65]-4;0)/OFFSET([.$K$4];[.$G65]-4;0);3)" office:value-type="float" office:value="2.954" calcext:value-type="float">
            <text:p>2.954</text:p>
          </table:table-cell>
          <table:table-cell table:formula="of:=ROUND([.E65]*OFFSET([.$Q$4];[.$G65]-4;0)/OFFSET([.$L$4];[.$G65]-4;0);5)" office:value-type="float" office:value="0.00279" calcext:value-type="float">
            <text:p>0.00279</text:p>
          </table:table-cell>
          <table:table-cell table:formula="of:=ROUND([.E65]*OFFSET([.$R$4];[.$G65]-4;0)/OFFSET([.$L$4];[.$G65]-4;0);5)" office:value-type="float" office:value="0.00239" calcext:value-type="float">
            <text:p>0.00239</text:p>
          </table:table-cell>
          <table:table-cell table:number-columns-repeated="5"/>
          <table:table-cell table:style-name="ce51" table:formula="of:=[.H$6]+[.N$6]*LN([.G$6]/[.C65])" office:value-type="float" office:value="3.95025163963235" calcext:value-type="float">
            <text:p>3.9502516396</text:p>
          </table:table-cell>
          <table:table-cell table:style-name="ce51" table:formula="of:=[.N$6]*PI()/2/[.Q65]" office:value-type="float" office:value="0.0189506914569542" calcext:value-type="float">
            <text:p>0.0189506915</text:p>
          </table:table-cell>
          <table:table-cell table:style-name="ce82" table:formula="of:=MIN(1; ABS([.D65]-[.Q65])/[.Q65]/0.1)" office:value-type="float" office:value="1" calcext:value-type="float">
            <text:p>1</text:p>
          </table:table-cell>
          <table:table-cell table:style-name="ce82" table:formula="of:=MIN(1; ABS([.E65]-[.R65])/[.R65]/0.5)" office:value-type="float" office:value="1" calcext:value-type="float">
            <text:p>1</text:p>
          </table:table-cell>
          <table:table-cell/>
          <table:table-cell table:formula="of:=&quot;{&quot;&quot;&quot; &amp; [.B65] &amp; &quot;&quot;&quot;, &quot; &amp; TEXT([.H65];&quot;0.000&quot;) &amp; &quot;, &quot; &amp; TEXT([.I65];&quot;0.000&quot;) &amp; &quot;, &quot; &amp; TEXT([.J65];&quot;0.00000&quot;) &amp; &quot;, &quot; &amp; TEXT([.K65];&quot;0.00000&quot;)  &amp; &quot;, &quot; &amp; TEXT([.C65];&quot;0.0&quot;) &amp; &quot;e9},&quot;" office:value-type="string" office:string-value="{&quot;Isola IS680 AG (3.00)&quot;, 3.302, 2.954, 0.00279, 0.00239, 10.0e9}," calcext:value-type="string">
            <text:p>{"Isola IS680 AG (3.00)", 3.302, 2.954, 0.00279, 0.00239, 10.0e9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IS680 AG (3.45)</text:p>
          </table:table-cell>
          <table:table-cell office:value-type="float" office:value="10" calcext:value-type="float">
            <text:p>10</text:p>
          </table:table-cell>
          <table:table-cell office:value-type="float" office:value="3.45" calcext:value-type="float">
            <text:p>3.45</text:p>
          </table:table-cell>
          <table:table-cell office:value-type="float" office:value="0.0026" calcext:value-type="float">
            <text:p>0.0026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66]*OFFSET([.$O$4];[.$G66]-4;0)/OFFSET([.$K$4];[.$G66]-4;0);3)" office:value-type="float" office:value="3.798" calcext:value-type="float">
            <text:p>3.798</text:p>
          </table:table-cell>
          <table:table-cell table:formula="of:=ROUND([.D66]*OFFSET([.$P$4];[.$G66]-4;0)/OFFSET([.$K$4];[.$G66]-4;0);3)" office:value-type="float" office:value="3.397" calcext:value-type="float">
            <text:p>3.397</text:p>
          </table:table-cell>
          <table:table-cell table:formula="of:=ROUND([.E66]*OFFSET([.$Q$4];[.$G66]-4;0)/OFFSET([.$L$4];[.$G66]-4;0);5)" office:value-type="float" office:value="0.00363" calcext:value-type="float">
            <text:p>0.00363</text:p>
          </table:table-cell>
          <table:table-cell table:formula="of:=ROUND([.E66]*OFFSET([.$R$4];[.$G66]-4;0)/OFFSET([.$L$4];[.$G66]-4;0);5)" office:value-type="float" office:value="0.00311" calcext:value-type="float">
            <text:p>0.00311</text:p>
          </table:table-cell>
          <table:table-cell table:number-columns-repeated="5"/>
          <table:table-cell table:style-name="ce51" table:formula="of:=[.H$6]+[.N$6]*LN([.G$6]/[.C66])" office:value-type="float" office:value="3.95025163963235" calcext:value-type="float">
            <text:p>3.9502516396</text:p>
          </table:table-cell>
          <table:table-cell table:style-name="ce51" table:formula="of:=[.N$6]*PI()/2/[.Q66]" office:value-type="float" office:value="0.0189506914569542" calcext:value-type="float">
            <text:p>0.0189506915</text:p>
          </table:table-cell>
          <table:table-cell table:style-name="ce82" table:formula="of:=MIN(1; ABS([.D66]-[.Q66])/[.Q66]/0.1)" office:value-type="float" office:value="1" calcext:value-type="float">
            <text:p>1</text:p>
          </table:table-cell>
          <table:table-cell table:style-name="ce82" table:formula="of:=MIN(1; ABS([.E66]-[.R66])/[.R66]/0.5)" office:value-type="float" office:value="1" calcext:value-type="float">
            <text:p>1</text:p>
          </table:table-cell>
          <table:table-cell/>
          <table:table-cell table:formula="of:=&quot;{&quot;&quot;&quot; &amp; [.B66] &amp; &quot;&quot;&quot;, &quot; &amp; TEXT([.H66];&quot;0.000&quot;) &amp; &quot;, &quot; &amp; TEXT([.I66];&quot;0.000&quot;) &amp; &quot;, &quot; &amp; TEXT([.J66];&quot;0.00000&quot;) &amp; &quot;, &quot; &amp; TEXT([.K66];&quot;0.00000&quot;)  &amp; &quot;, &quot; &amp; TEXT([.C66];&quot;0.0&quot;) &amp; &quot;e9},&quot;" office:value-type="string" office:string-value="{&quot;Isola IS680 AG (3.45)&quot;, 3.798, 3.397, 0.00363, 0.00311, 10.0e9}," calcext:value-type="string">
            <text:p>{"Isola IS680 AG (3.45)", 3.798, 3.397, 0.00363, 0.00311, 10.0e9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TerraGreen</text:p>
          </table:table-cell>
          <table:table-cell office:value-type="float" office:value="5" calcext:value-type="float">
            <text:p>5</text:p>
          </table:table-cell>
          <table:table-cell office:value-type="float" office:value="3.44" calcext:value-type="float">
            <text:p>3.44</text:p>
          </table:table-cell>
          <table:table-cell office:value-type="float" office:value="0.0039" calcext:value-type="float">
            <text:p>0.0039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67]*OFFSET([.$O$4];[.$G67]-4;0)/OFFSET([.$K$4];[.$G67]-4;0);3)" office:value-type="float" office:value="3.787" calcext:value-type="float">
            <text:p>3.787</text:p>
          </table:table-cell>
          <table:table-cell table:formula="of:=ROUND([.D67]*OFFSET([.$P$4];[.$G67]-4;0)/OFFSET([.$K$4];[.$G67]-4;0);3)" office:value-type="float" office:value="3.387" calcext:value-type="float">
            <text:p>3.387</text:p>
          </table:table-cell>
          <table:table-cell table:formula="of:=ROUND([.E67]*OFFSET([.$Q$4];[.$G67]-4;0)/OFFSET([.$L$4];[.$G67]-4;0);5)" office:value-type="float" office:value="0.00544" calcext:value-type="float">
            <text:p>0.00544</text:p>
          </table:table-cell>
          <table:table-cell table:formula="of:=ROUND([.E67]*OFFSET([.$R$4];[.$G67]-4;0)/OFFSET([.$L$4];[.$G67]-4;0);5)" office:value-type="float" office:value="0.00467" calcext:value-type="float">
            <text:p>0.00467</text:p>
          </table:table-cell>
          <table:table-cell table:number-columns-repeated="5"/>
          <table:table-cell table:style-name="ce51" table:formula="of:=[.H$6]+[.N$6]*LN([.G$6]/[.C67])" office:value-type="float" office:value="3.98328520168721" calcext:value-type="float">
            <text:p>3.9832852017</text:p>
          </table:table-cell>
          <table:table-cell table:style-name="ce51" table:formula="of:=[.N$6]*PI()/2/[.Q67]" office:value-type="float" office:value="0.0187935325264411" calcext:value-type="float">
            <text:p>0.0187935325</text:p>
          </table:table-cell>
          <table:table-cell table:style-name="ce82" table:formula="of:=MIN(1; ABS([.D67]-[.Q67])/[.Q67]/0.1)" office:value-type="float" office:value="1" calcext:value-type="float">
            <text:p>1</text:p>
          </table:table-cell>
          <table:table-cell table:style-name="ce82" table:formula="of:=MIN(1; ABS([.E67]-[.R67])/[.R67]/0.5)" office:value-type="float" office:value="1" calcext:value-type="float">
            <text:p>1</text:p>
          </table:table-cell>
          <table:table-cell/>
          <table:table-cell table:formula="of:=&quot;{&quot;&quot;&quot; &amp; [.B67] &amp; &quot;&quot;&quot;, &quot; &amp; TEXT([.H67];&quot;0.000&quot;) &amp; &quot;, &quot; &amp; TEXT([.I67];&quot;0.000&quot;) &amp; &quot;, &quot; &amp; TEXT([.J67];&quot;0.00000&quot;) &amp; &quot;, &quot; &amp; TEXT([.K67];&quot;0.00000&quot;)  &amp; &quot;, &quot; &amp; TEXT([.C67];&quot;0.0&quot;) &amp; &quot;e9},&quot;" office:value-type="string" office:string-value="{&quot;Isola TerraGreen&quot;, 3.787, 3.387, 0.00544, 0.00467, 5.0e9}," calcext:value-type="string">
            <text:p>{"Isola TerraGreen", 3.787, 3.387, 0.00544, 0.00467, 5.0e9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Tachyon 100G</text:p>
          </table:table-cell>
          <table:table-cell office:value-type="float" office:value="5" calcext:value-type="float">
            <text:p>5</text:p>
          </table:table-cell>
          <table:table-cell office:value-type="float" office:value="3.02" calcext:value-type="float">
            <text:p>3.02</text:p>
          </table:table-cell>
          <table:table-cell office:value-type="float" office:value="0.0021" calcext:value-type="float">
            <text:p>0.0021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D68]*OFFSET([.$O$4];[.$G68]-4;0)/OFFSET([.$K$4];[.$G68]-4;0);3)" office:value-type="float" office:value="3.324" calcext:value-type="float">
            <text:p>3.324</text:p>
          </table:table-cell>
          <table:table-cell table:formula="of:=ROUND([.D68]*OFFSET([.$P$4];[.$G68]-4;0)/OFFSET([.$K$4];[.$G68]-4;0);3)" office:value-type="float" office:value="2.974" calcext:value-type="float">
            <text:p>2.974</text:p>
          </table:table-cell>
          <table:table-cell table:formula="of:=ROUND([.E68]*OFFSET([.$Q$4];[.$G68]-4;0)/OFFSET([.$L$4];[.$G68]-4;0);5)" office:value-type="float" office:value="0.00293" calcext:value-type="float">
            <text:p>0.00293</text:p>
          </table:table-cell>
          <table:table-cell table:formula="of:=ROUND([.E68]*OFFSET([.$R$4];[.$G68]-4;0)/OFFSET([.$L$4];[.$G68]-4;0);5)" office:value-type="float" office:value="0.00251" calcext:value-type="float">
            <text:p>0.00251</text:p>
          </table:table-cell>
          <table:table-cell table:number-columns-repeated="5"/>
          <table:table-cell table:style-name="ce51" table:formula="of:=[.H$6]+[.N$6]*LN([.G$6]/[.C68])" office:value-type="float" office:value="3.98328520168721" calcext:value-type="float">
            <text:p>3.9832852017</text:p>
          </table:table-cell>
          <table:table-cell table:style-name="ce51" table:formula="of:=[.N$6]*PI()/2/[.Q68]" office:value-type="float" office:value="0.0187935325264411" calcext:value-type="float">
            <text:p>0.0187935325</text:p>
          </table:table-cell>
          <table:table-cell table:style-name="ce82" table:formula="of:=MIN(1; ABS([.D68]-[.Q68])/[.Q68]/0.1)" office:value-type="float" office:value="1" calcext:value-type="float">
            <text:p>1</text:p>
          </table:table-cell>
          <table:table-cell table:style-name="ce82" table:formula="of:=MIN(1; ABS([.E68]-[.R68])/[.R68]/0.5)" office:value-type="float" office:value="1" calcext:value-type="float">
            <text:p>1</text:p>
          </table:table-cell>
          <table:table-cell/>
          <table:table-cell table:formula="of:=&quot;{&quot;&quot;&quot; &amp; [.B68] &amp; &quot;&quot;&quot;, &quot; &amp; TEXT([.H68];&quot;0.000&quot;) &amp; &quot;, &quot; &amp; TEXT([.I68];&quot;0.000&quot;) &amp; &quot;, &quot; &amp; TEXT([.J68];&quot;0.00000&quot;) &amp; &quot;, &quot; &amp; TEXT([.K68];&quot;0.00000&quot;)  &amp; &quot;, &quot; &amp; TEXT([.C68];&quot;0.0&quot;) &amp; &quot;e9},&quot;" office:value-type="string" office:string-value="{&quot;Isola Tachyon 100G&quot;, 3.324, 2.974, 0.00293, 0.00251, 5.0e9}," calcext:value-type="string">
            <text:p>{"Isola Tachyon 100G", 3.324, 2.974, 0.00293, 0.00251, 5.0e9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P96/P26</text:p>
          </table:table-cell>
          <table:table-cell office:value-type="float" office:value="5" calcext:value-type="float">
            <text:p>5</text:p>
          </table:table-cell>
          <table:table-cell office:value-type="float" office:value="3.73" calcext:value-type="float">
            <text:p>3.73</text:p>
          </table:table-cell>
          <table:table-cell office:value-type="float" office:value="0.0188" calcext:value-type="float">
            <text:p>0.0188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D69]*OFFSET([.$O$4];[.$G69]-4;0)/OFFSET([.$K$4];[.$G69]-4;0);3)" office:value-type="float" office:value="4.151" calcext:value-type="float">
            <text:p>4.151</text:p>
          </table:table-cell>
          <table:table-cell table:formula="of:=ROUND([.D69]*OFFSET([.$P$4];[.$G69]-4;0)/OFFSET([.$K$4];[.$G69]-4;0);3)" office:value-type="float" office:value="3.742" calcext:value-type="float">
            <text:p>3.742</text:p>
          </table:table-cell>
          <table:table-cell table:formula="of:=ROUND([.E69]*OFFSET([.$Q$4];[.$G69]-4;0)/OFFSET([.$L$4];[.$G69]-4;0);5)" office:value-type="float" office:value="0.01625" calcext:value-type="float">
            <text:p>0.01625</text:p>
          </table:table-cell>
          <table:table-cell table:formula="of:=ROUND([.E69]*OFFSET([.$R$4];[.$G69]-4;0)/OFFSET([.$L$4];[.$G69]-4;0);5)" office:value-type="float" office:value="0.02054" calcext:value-type="float">
            <text:p>0.02054</text:p>
          </table:table-cell>
          <table:table-cell table:number-columns-repeated="5"/>
          <table:table-cell table:style-name="ce51" table:formula="of:=[.H$6]+[.N$6]*LN([.G$6]/[.C69])" office:value-type="float" office:value="3.98328520168721" calcext:value-type="float">
            <text:p>3.9832852017</text:p>
          </table:table-cell>
          <table:table-cell table:style-name="ce51" table:formula="of:=[.N$6]*PI()/2/[.Q69]" office:value-type="float" office:value="0.0187935325264411" calcext:value-type="float">
            <text:p>0.0187935325</text:p>
          </table:table-cell>
          <table:table-cell table:style-name="ce82" table:formula="of:=MIN(1; ABS([.D69]-[.Q69])/[.Q69]/0.1)" office:value-type="float" office:value="0.635870114396838" calcext:value-type="float">
            <text:p>0.6358701144</text:p>
          </table:table-cell>
          <table:table-cell table:style-name="ce82" table:formula="of:=MIN(1; ABS([.E69]-[.R69])/[.R69]/0.5)" office:value-type="float" office:value="0.000688265875487875" calcext:value-type="float">
            <text:p>0.0006882659</text:p>
          </table:table-cell>
          <table:table-cell/>
          <table:table-cell table:formula="of:=&quot;{&quot;&quot;&quot; &amp; [.B69] &amp; &quot;&quot;&quot;, &quot; &amp; TEXT([.H69];&quot;0.000&quot;) &amp; &quot;, &quot; &amp; TEXT([.I69];&quot;0.000&quot;) &amp; &quot;, &quot; &amp; TEXT([.J69];&quot;0.00000&quot;) &amp; &quot;, &quot; &amp; TEXT([.K69];&quot;0.00000&quot;)  &amp; &quot;, &quot; &amp; TEXT([.C69];&quot;0.0&quot;) &amp; &quot;e9},&quot;" office:value-type="string" office:string-value="{&quot;Isola P96/P26&quot;, 4.151, 3.742, 0.01625, 0.02054, 5.0e9}," calcext:value-type="string">
            <text:p>{"Isola P96/P26", 4.151, 3.742, 0.01625, 0.02054, 5.0e9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P95/P25</text:p>
          </table:table-cell>
          <table:table-cell office:value-type="float" office:value="5" calcext:value-type="float">
            <text:p>5</text:p>
          </table:table-cell>
          <table:table-cell office:value-type="float" office:value="3.73" calcext:value-type="float">
            <text:p>3.73</text:p>
          </table:table-cell>
          <table:table-cell office:value-type="float" office:value="0.0188" calcext:value-type="float">
            <text:p>0.0188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D70]*OFFSET([.$O$4];[.$G70]-4;0)/OFFSET([.$K$4];[.$G70]-4;0);3)" office:value-type="float" office:value="4.151" calcext:value-type="float">
            <text:p>4.151</text:p>
          </table:table-cell>
          <table:table-cell table:formula="of:=ROUND([.D70]*OFFSET([.$P$4];[.$G70]-4;0)/OFFSET([.$K$4];[.$G70]-4;0);3)" office:value-type="float" office:value="3.742" calcext:value-type="float">
            <text:p>3.742</text:p>
          </table:table-cell>
          <table:table-cell table:formula="of:=ROUND([.E70]*OFFSET([.$Q$4];[.$G70]-4;0)/OFFSET([.$L$4];[.$G70]-4;0);5)" office:value-type="float" office:value="0.01625" calcext:value-type="float">
            <text:p>0.01625</text:p>
          </table:table-cell>
          <table:table-cell table:formula="of:=ROUND([.E70]*OFFSET([.$R$4];[.$G70]-4;0)/OFFSET([.$L$4];[.$G70]-4;0);5)" office:value-type="float" office:value="0.02054" calcext:value-type="float">
            <text:p>0.02054</text:p>
          </table:table-cell>
          <table:table-cell table:number-columns-repeated="5"/>
          <table:table-cell table:style-name="ce51" table:formula="of:=[.H$6]+[.N$6]*LN([.G$6]/[.C70])" office:value-type="float" office:value="3.98328520168721" calcext:value-type="float">
            <text:p>3.9832852017</text:p>
          </table:table-cell>
          <table:table-cell table:style-name="ce51" table:formula="of:=[.N$6]*PI()/2/[.Q70]" office:value-type="float" office:value="0.0187935325264411" calcext:value-type="float">
            <text:p>0.0187935325</text:p>
          </table:table-cell>
          <table:table-cell table:style-name="ce82" table:formula="of:=MIN(1; ABS([.D70]-[.Q70])/[.Q70]/0.1)" office:value-type="float" office:value="0.635870114396838" calcext:value-type="float">
            <text:p>0.6358701144</text:p>
          </table:table-cell>
          <table:table-cell table:style-name="ce82" table:formula="of:=MIN(1; ABS([.E70]-[.R70])/[.R70]/0.5)" office:value-type="float" office:value="0.000688265875487875" calcext:value-type="float">
            <text:p>0.0006882659</text:p>
          </table:table-cell>
          <table:table-cell/>
          <table:table-cell table:formula="of:=&quot;{&quot;&quot;&quot; &amp; [.B70] &amp; &quot;&quot;&quot;, &quot; &amp; TEXT([.H70];&quot;0.000&quot;) &amp; &quot;, &quot; &amp; TEXT([.I70];&quot;0.000&quot;) &amp; &quot;, &quot; &amp; TEXT([.J70];&quot;0.00000&quot;) &amp; &quot;, &quot; &amp; TEXT([.K70];&quot;0.00000&quot;)  &amp; &quot;, &quot; &amp; TEXT([.C70];&quot;0.0&quot;) &amp; &quot;e9},&quot;" office:value-type="string" office:string-value="{&quot;Isola P95/P25&quot;, 4.151, 3.742, 0.01625, 0.02054, 5.0e9}," calcext:value-type="string">
            <text:p>{"Isola P95/P25", 4.151, 3.742, 0.01625, 0.02054, 5.0e9},</text:p>
          </table:table-cell>
          <table:table-cell table:number-columns-repeated="2"/>
          <table:table-cell table:style-name="ce34"/>
          <table:table-cell table:number-columns-repeated="13"/>
        </table:table-row>
        <table:table-row table:style-name="ro2">
          <table:table-cell/>
          <table:table-cell office:value-type="string" calcext:value-type="string">
            <text:p>Isola P25N (60%)</text:p>
          </table:table-cell>
          <table:table-cell office:value-type="float" office:value="2" calcext:value-type="float">
            <text:p>2</text:p>
          </table:table-cell>
          <table:table-cell office:value-type="float" office:value="3.67" calcext:value-type="float">
            <text:p>3.67</text:p>
          </table:table-cell>
          <table:table-cell office:value-type="float" office:value="0.0187" calcext:value-type="float">
            <text:p>0.0187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D71]*OFFSET([.$O$4];[.$G71]-4;0)/OFFSET([.$K$4];[.$G71]-4;0);3)" office:value-type="float" office:value="4.084" calcext:value-type="float">
            <text:p>4.084</text:p>
          </table:table-cell>
          <table:table-cell table:formula="of:=ROUND([.D71]*OFFSET([.$P$4];[.$G71]-4;0)/OFFSET([.$K$4];[.$G71]-4;0);3)" office:value-type="float" office:value="3.682" calcext:value-type="float">
            <text:p>3.682</text:p>
          </table:table-cell>
          <table:table-cell table:formula="of:=ROUND([.E71]*OFFSET([.$Q$4];[.$G71]-4;0)/OFFSET([.$L$4];[.$G71]-4;0);5)" office:value-type="float" office:value="0.01617" calcext:value-type="float">
            <text:p>0.01617</text:p>
          </table:table-cell>
          <table:table-cell table:formula="of:=ROUND([.E71]*OFFSET([.$R$4];[.$G71]-4;0)/OFFSET([.$L$4];[.$G71]-4;0);5)" office:value-type="float" office:value="0.02043" calcext:value-type="float">
            <text:p>0.02043</text:p>
          </table:table-cell>
          <table:table-cell table:number-columns-repeated="5"/>
          <table:table-cell table:style-name="ce51" table:formula="of:=[.H$6]+[.N$6]*LN([.G$6]/[.C71])" office:value-type="float" office:value="4.02695319544173" calcext:value-type="float">
            <text:p>4.0269531954</text:p>
          </table:table-cell>
          <table:table-cell table:style-name="ce51" table:formula="of:=[.N$6]*PI()/2/[.Q71]" office:value-type="float" office:value="0.0185897367977202" calcext:value-type="float">
            <text:p>0.0185897368</text:p>
          </table:table-cell>
          <table:table-cell table:style-name="ce82" table:formula="of:=MIN(1; ABS([.D71]-[.Q71])/[.Q71]/0.1)" office:value-type="float" office:value="0.886410092488226" calcext:value-type="float">
            <text:p>0.8864100925</text:p>
          </table:table-cell>
          <table:table-cell table:style-name="ce82" table:formula="of:=MIN(1; ABS([.E71]-[.R71])/[.R71]/0.5)" office:value-type="float" office:value="0.0118628040277926" calcext:value-type="float">
            <text:p>0.011862804</text:p>
          </table:table-cell>
          <table:table-cell/>
          <table:table-cell table:formula="of:=&quot;{&quot;&quot;&quot; &amp; [.B71] &amp; &quot;&quot;&quot;, &quot; &amp; TEXT([.H71];&quot;0.000&quot;) &amp; &quot;, &quot; &amp; TEXT([.I71];&quot;0.000&quot;) &amp; &quot;, &quot; &amp; TEXT([.J71];&quot;0.00000&quot;) &amp; &quot;, &quot; &amp; TEXT([.K71];&quot;0.00000&quot;)  &amp; &quot;, &quot; &amp; TEXT([.C71];&quot;0.0&quot;) &amp; &quot;e9},&quot;" office:value-type="string" office:string-value="{&quot;Isola P25N (60%)&quot;, 4.084, 3.682, 0.01617, 0.02043, 2.0e9}," calcext:value-type="string">
            <text:p>{"Isola P25N (60%)", 4.084, 3.682, 0.01617, 0.02043, 2.0e9},</text:p>
          </table:table-cell>
          <table:table-cell table:number-columns-repeated="7"/>
          <table:table-cell table:style-name="ce87"/>
          <table:table-cell table:number-columns-repeated="8"/>
        </table:table-row>
        <table:table-row table:style-name="ro2">
          <table:table-cell/>
          <table:table-cell office:value-type="string" calcext:value-type="string">
            <text:p>Isola P25N (65%)</text:p>
          </table:table-cell>
          <table:table-cell office:value-type="float" office:value="2" calcext:value-type="float">
            <text:p>2</text:p>
          </table:table-cell>
          <table:table-cell office:value-type="float" office:value="3.57" calcext:value-type="float">
            <text:p>3.57</text:p>
          </table:table-cell>
          <table:table-cell office:value-type="float" office:value="0.0198" calcext:value-type="float">
            <text:p>0.0198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D72]*OFFSET([.$O$4];[.$G72]-4;0)/OFFSET([.$K$4];[.$G72]-4;0);3)" office:value-type="float" office:value="3.973" calcext:value-type="float">
            <text:p>3.973</text:p>
          </table:table-cell>
          <table:table-cell table:formula="of:=ROUND([.D72]*OFFSET([.$P$4];[.$G72]-4;0)/OFFSET([.$K$4];[.$G72]-4;0);3)" office:value-type="float" office:value="3.582" calcext:value-type="float">
            <text:p>3.582</text:p>
          </table:table-cell>
          <table:table-cell table:formula="of:=ROUND([.E72]*OFFSET([.$Q$4];[.$G72]-4;0)/OFFSET([.$L$4];[.$G72]-4;0);5)" office:value-type="float" office:value="0.01712" calcext:value-type="float">
            <text:p>0.01712</text:p>
          </table:table-cell>
          <table:table-cell table:formula="of:=ROUND([.E72]*OFFSET([.$R$4];[.$G72]-4;0)/OFFSET([.$L$4];[.$G72]-4;0);5)" office:value-type="float" office:value="0.02163" calcext:value-type="float">
            <text:p>0.02163</text:p>
          </table:table-cell>
          <table:table-cell table:number-columns-repeated="5"/>
          <table:table-cell table:style-name="ce51" table:formula="of:=[.H$6]+[.N$6]*LN([.G$6]/[.C72])" office:value-type="float" office:value="4.02695319544173" calcext:value-type="float">
            <text:p>4.0269531954</text:p>
          </table:table-cell>
          <table:table-cell table:style-name="ce51" table:formula="of:=[.N$6]*PI()/2/[.Q72]" office:value-type="float" office:value="0.0185897367977202" calcext:value-type="float">
            <text:p>0.0185897368</text:p>
          </table:table-cell>
          <table:table-cell table:style-name="ce82" table:formula="of:=MIN(1; ABS([.D72]-[.Q72])/[.Q72]/0.1)" office:value-type="float" office:value="1" calcext:value-type="float">
            <text:p>1</text:p>
          </table:table-cell>
          <table:table-cell table:style-name="ce82" table:formula="of:=MIN(1; ABS([.E72]-[.R72])/[.R72]/0.5)" office:value-type="float" office:value="0.130207674852957" calcext:value-type="float">
            <text:p>0.1302076749</text:p>
          </table:table-cell>
          <table:table-cell/>
          <table:table-cell table:formula="of:=&quot;{&quot;&quot;&quot; &amp; [.B72] &amp; &quot;&quot;&quot;, &quot; &amp; TEXT([.H72];&quot;0.000&quot;) &amp; &quot;, &quot; &amp; TEXT([.I72];&quot;0.000&quot;) &amp; &quot;, &quot; &amp; TEXT([.J72];&quot;0.00000&quot;) &amp; &quot;, &quot; &amp; TEXT([.K72];&quot;0.00000&quot;)  &amp; &quot;, &quot; &amp; TEXT([.C72];&quot;0.0&quot;) &amp; &quot;e9},&quot;" office:value-type="string" office:string-value="{&quot;Isola P25N (65%)&quot;, 3.973, 3.582, 0.01712, 0.02163, 2.0e9}," calcext:value-type="string">
            <text:p>{"Isola P25N (65%)", 3.973, 3.582, 0.01712, 0.02163, 2.0e9},</text:p>
          </table:table-cell>
          <table:table-cell table:number-columns-repeated="7"/>
          <table:table-cell table:style-name="ce87"/>
          <table:table-cell table:number-columns-repeated="8"/>
        </table:table-row>
        <table:table-row table:style-name="ro1" table:number-rows-repeated="2">
          <table:table-cell table:number-columns-repeated="7"/>
          <table:table-cell table:style-name="ce44"/>
          <table:table-cell table:style-name="ce43" table:number-columns-repeated="3"/>
          <table:table-cell table:number-columns-repeated="10"/>
          <table:table-cell table:style-name="ce43"/>
          <table:table-cell table:number-columns-repeated="7"/>
          <table:table-cell table:style-name="ce87"/>
          <table:table-cell table:number-columns-repeated="8"/>
        </table:table-row>
        <table:table-row table:style-name="ro3">
          <table:table-cell table:number-columns-repeated="7"/>
          <table:table-cell table:style-name="ce44"/>
          <table:table-cell table:style-name="ce43" table:number-columns-repeated="3"/>
          <table:table-cell table:number-columns-repeated="10"/>
          <table:table-cell table:style-name="ce43"/>
          <table:table-cell table:number-columns-repeated="7"/>
          <table:table-cell table:style-name="ce87"/>
          <table:table-cell table:number-columns-repeated="8"/>
        </table:table-row>
        <table:table-row table:style-name="ro1" table:number-rows-repeated="2">
          <table:table-cell table:number-columns-repeated="7"/>
          <table:table-cell table:style-name="ce44"/>
          <table:table-cell table:style-name="ce43" table:number-columns-repeated="3"/>
          <table:table-cell table:number-columns-repeated="10"/>
          <table:table-cell table:style-name="ce43"/>
          <table:table-cell table:number-columns-repeated="7"/>
          <table:table-cell table:style-name="ce87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O300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8" calcext:value-type="float">
            <text:p>8</text:p>
          </table:table-cell>
          <table:table-cell table:formula="of:=ROUND([.D78]*OFFSET([.$O$4];[.$G78]-4;0)/OFFSET([.$K$4];[.$G78]-4;0);3)" office:value-type="float" office:value="3" calcext:value-type="float">
            <text:p>3</text:p>
          </table:table-cell>
          <table:table-cell table:formula="of:=ROUND([.D78]*OFFSET([.$P$4];[.$G78]-4;0)/OFFSET([.$K$4];[.$G78]-4;0);3)" office:value-type="float" office:value="2.971" calcext:value-type="float">
            <text:p>2.971</text:p>
          </table:table-cell>
          <table:table-cell table:formula="of:=ROUND([.E78]*OFFSET([.$Q$4];[.$G78]-4;0)/OFFSET([.$L$4];[.$G78]-4;0);5)" office:value-type="float" office:value="0.0012" calcext:value-type="float">
            <text:p>0.0012</text:p>
          </table:table-cell>
          <table:table-cell table:formula="of:=ROUND([.E78]*OFFSET([.$R$4];[.$G78]-4;0)/OFFSET([.$L$4];[.$G78]-4;0);5)" office:value-type="float" office:value="0.0013" calcext:value-type="float">
            <text:p>0.0013</text:p>
          </table:table-cell>
          <table:table-cell table:number-columns-repeated="5"/>
          <table:table-cell table:style-name="ce51" table:number-columns-repeated="2"/>
          <table:table-cell table:style-name="ce83" table:number-columns-repeated="2"/>
          <table:table-cell/>
          <table:table-cell table:formula="of:=&quot;{&quot; &amp; CHAR(10) &amp; &quot;&quot;&quot;name&quot;&quot;: &quot;&quot;&quot; &amp; [.B78] &amp; &quot;&quot;&quot;,&quot; &amp; CHAR(10) &amp; &quot;&quot;&quot;permittivity_x&quot;&quot;: &quot; &amp; TEXT([.H78];&quot;0.000&quot;) &amp; &quot;,&quot; &amp; CHAR(10) &amp; &quot;&quot;&quot;permittivity_y&quot;&quot;: &quot; &amp; TEXT([.I78];&quot;0.000&quot;) &amp; &quot;,&quot; &amp; CHAR(10) &amp; &quot;&quot;&quot;loss_tangent_x&quot;&quot;: &quot; &amp; TEXT([.J78];&quot;0.00000&quot;) &amp; &quot;,&quot; &amp; CHAR(10) &amp; &quot;&quot;&quot;loss_tangent_y&quot;&quot;: &quot; &amp; TEXT([.K78];&quot;0.00000&quot;)  &amp; &quot;,&quot; &amp; CHAR(10) &amp; &quot;&quot;&quot;test_frequency&quot;&quot;: &quot; &amp; TEXT([.C78];&quot;0.0&quot;) &amp; &quot;e9&quot; &amp; CHAR(10) &amp; &quot;},&quot;" office:value-type="string" office:string-value="{&#10;&quot;name&quot;: &quot;Rogers RO3003&quot;,&#10;&quot;permittivity_x&quot;: 3.000,&#10;&quot;permittivity_y&quot;: 2.971,&#10;&quot;loss_tangent_x&quot;: 0.00120,&#10;&quot;loss_tangent_y&quot;: 0.00130,&#10;&quot;test_frequency&quot;: 10.0e9&#10;}," calcext:value-type="string">
            <text:p>{</text:p>
            <text:p>"name": "Rogers RO3003",</text:p>
            <text:p>"permittivity_x": 3.000,</text:p>
            <text:p>"permittivity_y": 2.971,</text:p>
            <text:p>"loss_tangent_x": 0.00120,</text:p>
            <text:p>"loss_tangent_y": 0.00130,</text:p>
            <text:p>"test_frequency": 10.0e9</text:p>
            <text:p>},</text:p>
          </table:table-cell>
          <table:table-cell table:number-columns-repeated="7"/>
          <table:table-cell table:style-name="ce87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O3035</text:p>
          </table:table-cell>
          <table:table-cell office:value-type="float" office:value="10" calcext:value-type="float">
            <text:p>10</text:p>
          </table:table-cell>
          <table:table-cell office:value-type="float" office:value="3.6" calcext:value-type="float">
            <text:p>3.6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8" calcext:value-type="float">
            <text:p>8</text:p>
          </table:table-cell>
          <table:table-cell table:formula="of:=ROUND([.D79]*OFFSET([.$O$4];[.$G79]-4;0)/OFFSET([.$K$4];[.$G79]-4;0);3)" office:value-type="float" office:value="3.601" calcext:value-type="float">
            <text:p>3.601</text:p>
          </table:table-cell>
          <table:table-cell table:formula="of:=ROUND([.D79]*OFFSET([.$P$4];[.$G79]-4;0)/OFFSET([.$K$4];[.$G79]-4;0);3)" office:value-type="float" office:value="3.565" calcext:value-type="float">
            <text:p>3.565</text:p>
          </table:table-cell>
          <table:table-cell table:formula="of:=ROUND([.E79]*OFFSET([.$Q$4];[.$G79]-4;0)/OFFSET([.$L$4];[.$G79]-4;0);5)" office:value-type="float" office:value="0.0018" calcext:value-type="float">
            <text:p>0.0018</text:p>
          </table:table-cell>
          <table:table-cell table:formula="of:=ROUND([.E79]*OFFSET([.$R$4];[.$G79]-4;0)/OFFSET([.$L$4];[.$G79]-4;0);5)" office:value-type="float" office:value="0.00195" calcext:value-type="float">
            <text:p>0.00195</text:p>
          </table:table-cell>
          <table:table-cell table:number-columns-repeated="5"/>
          <table:table-cell table:style-name="ce51" table:number-columns-repeated="2"/>
          <table:table-cell table:style-name="ce84" table:number-columns-repeated="2"/>
          <table:table-cell/>
          <table:table-cell table:formula="of:=&quot;{&quot; &amp; CHAR(10) &amp; &quot;&quot;&quot;name&quot;&quot;: &quot;&quot;&quot; &amp; [.B79] &amp; &quot;&quot;&quot;,&quot; &amp; CHAR(10) &amp; &quot;&quot;&quot;permittivity_x&quot;&quot;: &quot; &amp; TEXT([.H79];&quot;0.000&quot;) &amp; &quot;,&quot; &amp; CHAR(10) &amp; &quot;&quot;&quot;permittivity_y&quot;&quot;: &quot; &amp; TEXT([.I79];&quot;0.000&quot;) &amp; &quot;,&quot; &amp; CHAR(10) &amp; &quot;&quot;&quot;loss_tangent_x&quot;&quot;: &quot; &amp; TEXT([.J79];&quot;0.00000&quot;) &amp; &quot;,&quot; &amp; CHAR(10) &amp; &quot;&quot;&quot;loss_tangent_y&quot;&quot;: &quot; &amp; TEXT([.K79];&quot;0.00000&quot;)  &amp; &quot;,&quot; &amp; CHAR(10) &amp; &quot;&quot;&quot;test_frequency&quot;&quot;: &quot; &amp; TEXT([.C79];&quot;0.0&quot;) &amp; &quot;e9&quot; &amp; CHAR(10) &amp; &quot;},&quot;" office:value-type="string" office:string-value="{&#10;&quot;name&quot;: &quot;Rogers RO3035&quot;,&#10;&quot;permittivity_x&quot;: 3.601,&#10;&quot;permittivity_y&quot;: 3.565,&#10;&quot;loss_tangent_x&quot;: 0.00180,&#10;&quot;loss_tangent_y&quot;: 0.00195,&#10;&quot;test_frequency&quot;: 10.0e9&#10;}," calcext:value-type="string">
            <text:p>{</text:p>
            <text:p>"name": "Rogers RO3035",</text:p>
            <text:p>"permittivity_x": 3.601,</text:p>
            <text:p>"permittivity_y": 3.565,</text:p>
            <text:p>"loss_tangent_x": 0.00180,</text:p>
            <text:p>"loss_tangent_y": 0.00195,</text:p>
            <text:p>"test_frequency": 10.0e9</text:p>
            <text:p>},</text:p>
          </table:table-cell>
          <table:table-cell table:number-columns-repeated="7"/>
          <table:table-cell table:style-name="ce87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O3006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9" calcext:value-type="float">
            <text:p>9</text:p>
          </table:table-cell>
          <table:table-cell table:formula="of:=ROUND([.D80]*OFFSET([.$O$4];[.$G80]-4;0)/OFFSET([.$K$4];[.$G80]-4;0);3)" office:value-type="float" office:value="6.816" calcext:value-type="float">
            <text:p>6.816</text:p>
          </table:table-cell>
          <table:table-cell table:formula="of:=ROUND([.D80]*OFFSET([.$P$4];[.$G80]-4;0)/OFFSET([.$K$4];[.$G80]-4;0);3)" office:value-type="float" office:value="5.882" calcext:value-type="float">
            <text:p>5.882</text:p>
          </table:table-cell>
          <table:table-cell table:formula="of:=ROUND([.E80]*OFFSET([.$Q$4];[.$G80]-4;0)/OFFSET([.$L$4];[.$G80]-4;0);5)" office:value-type="float" office:value="0.00227" calcext:value-type="float">
            <text:p>0.00227</text:p>
          </table:table-cell>
          <table:table-cell table:formula="of:=ROUND([.E80]*OFFSET([.$R$4];[.$G80]-4;0)/OFFSET([.$L$4];[.$G80]-4;0);5)" office:value-type="float" office:value="0.00345" calcext:value-type="float">
            <text:p>0.00345</text:p>
          </table:table-cell>
          <table:table-cell table:number-columns-repeated="5"/>
          <table:table-cell table:style-name="ce51" table:number-columns-repeated="2"/>
          <table:table-cell table:style-name="ce85" table:number-columns-repeated="2"/>
          <table:table-cell/>
          <table:table-cell table:formula="of:=&quot;{&quot; &amp; CHAR(10) &amp; &quot;&quot;&quot;name&quot;&quot;: &quot;&quot;&quot; &amp; [.B80] &amp; &quot;&quot;&quot;,&quot; &amp; CHAR(10) &amp; &quot;&quot;&quot;permittivity_x&quot;&quot;: &quot; &amp; TEXT([.H80];&quot;0.000&quot;) &amp; &quot;,&quot; &amp; CHAR(10) &amp; &quot;&quot;&quot;permittivity_y&quot;&quot;: &quot; &amp; TEXT([.I80];&quot;0.000&quot;) &amp; &quot;,&quot; &amp; CHAR(10) &amp; &quot;&quot;&quot;loss_tangent_x&quot;&quot;: &quot; &amp; TEXT([.J80];&quot;0.00000&quot;) &amp; &quot;,&quot; &amp; CHAR(10) &amp; &quot;&quot;&quot;loss_tangent_y&quot;&quot;: &quot; &amp; TEXT([.K80];&quot;0.00000&quot;)  &amp; &quot;,&quot; &amp; CHAR(10) &amp; &quot;&quot;&quot;test_frequency&quot;&quot;: &quot; &amp; TEXT([.C80];&quot;0.0&quot;) &amp; &quot;e9&quot; &amp; CHAR(10) &amp; &quot;},&quot;" office:value-type="string" office:string-value="{&#10;&quot;name&quot;: &quot;Rogers RO3006&quot;,&#10;&quot;permittivity_x&quot;: 6.816,&#10;&quot;permittivity_y&quot;: 5.882,&#10;&quot;loss_tangent_x&quot;: 0.00227,&#10;&quot;loss_tangent_y&quot;: 0.00345,&#10;&quot;test_frequency&quot;: 10.0e9&#10;}," calcext:value-type="string">
            <text:p>{</text:p>
            <text:p>"name": "Rogers RO3006",</text:p>
            <text:p>"permittivity_x": 6.816,</text:p>
            <text:p>"permittivity_y": 5.882,</text:p>
            <text:p>"loss_tangent_x": 0.00227,</text:p>
            <text:p>"loss_tangent_y": 0.00345,</text:p>
            <text:p>"test_frequency": 10.0e9</text:p>
            <text:p>},</text:p>
          </table:table-cell>
          <table:table-cell table:number-columns-repeated="7"/>
          <table:table-cell table:style-name="ce87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O3010</text:p>
          </table:table-cell>
          <table:table-cell office:value-type="float" office:value="10" calcext:value-type="float">
            <text:p>10</text:p>
          </table:table-cell>
          <table:table-cell office:value-type="float" office:value="11.2" calcext:value-type="float">
            <text:p>11.2</text:p>
          </table:table-cell>
          <table:table-cell office:value-type="float" office:value="0.0022" calcext:value-type="float">
            <text:p>0.0022</text:p>
          </table:table-cell>
          <table:table-cell/>
          <table:table-cell office:value-type="float" office:value="9" calcext:value-type="float">
            <text:p>9</text:p>
          </table:table-cell>
          <table:table-cell table:formula="of:=ROUND([.D81]*OFFSET([.$O$4];[.$G81]-4;0)/OFFSET([.$K$4];[.$G81]-4;0);3)" office:value-type="float" office:value="11.744" calcext:value-type="float">
            <text:p>11.744</text:p>
          </table:table-cell>
          <table:table-cell table:formula="of:=ROUND([.D81]*OFFSET([.$P$4];[.$G81]-4;0)/OFFSET([.$K$4];[.$G81]-4;0);3)" office:value-type="float" office:value="10.135" calcext:value-type="float">
            <text:p>10.135</text:p>
          </table:table-cell>
          <table:table-cell table:formula="of:=ROUND([.E81]*OFFSET([.$Q$4];[.$G81]-4;0)/OFFSET([.$L$4];[.$G81]-4;0);5)" office:value-type="float" office:value="0.0025" calcext:value-type="float">
            <text:p>0.0025</text:p>
          </table:table-cell>
          <table:table-cell table:formula="of:=ROUND([.E81]*OFFSET([.$R$4];[.$G81]-4;0)/OFFSET([.$L$4];[.$G81]-4;0);5)" office:value-type="float" office:value="0.0038" calcext:value-type="float">
            <text:p>0.0038</text:p>
          </table:table-cell>
          <table:table-cell table:number-columns-repeated="5"/>
          <table:table-cell table:style-name="ce51" table:number-columns-repeated="2"/>
          <table:table-cell table:style-name="ce86" table:number-columns-repeated="2"/>
          <table:table-cell/>
          <table:table-cell table:formula="of:=&quot;{&quot; &amp; CHAR(10) &amp; &quot;&quot;&quot;name&quot;&quot;: &quot;&quot;&quot; &amp; [.B81] &amp; &quot;&quot;&quot;,&quot; &amp; CHAR(10) &amp; &quot;&quot;&quot;permittivity_x&quot;&quot;: &quot; &amp; TEXT([.H81];&quot;0.000&quot;) &amp; &quot;,&quot; &amp; CHAR(10) &amp; &quot;&quot;&quot;permittivity_y&quot;&quot;: &quot; &amp; TEXT([.I81];&quot;0.000&quot;) &amp; &quot;,&quot; &amp; CHAR(10) &amp; &quot;&quot;&quot;loss_tangent_x&quot;&quot;: &quot; &amp; TEXT([.J81];&quot;0.00000&quot;) &amp; &quot;,&quot; &amp; CHAR(10) &amp; &quot;&quot;&quot;loss_tangent_y&quot;&quot;: &quot; &amp; TEXT([.K81];&quot;0.00000&quot;)  &amp; &quot;,&quot; &amp; CHAR(10) &amp; &quot;&quot;&quot;test_frequency&quot;&quot;: &quot; &amp; TEXT([.C81];&quot;0.0&quot;) &amp; &quot;e9&quot; &amp; CHAR(10) &amp; &quot;},&quot;" office:value-type="string" office:string-value="{&#10;&quot;name&quot;: &quot;Rogers RO3010&quot;,&#10;&quot;permittivity_x&quot;: 11.744,&#10;&quot;permittivity_y&quot;: 10.135,&#10;&quot;loss_tangent_x&quot;: 0.00250,&#10;&quot;loss_tangent_y&quot;: 0.00380,&#10;&quot;test_frequency&quot;: 10.0e9&#10;}," calcext:value-type="string">
            <text:p>{</text:p>
            <text:p>"name": "Rogers RO3010",</text:p>
            <text:p>"permittivity_x": 11.744,</text:p>
            <text:p>"permittivity_y": 10.135,</text:p>
            <text:p>"loss_tangent_x": 0.00250,</text:p>
            <text:p>"loss_tangent_y": 0.00380,</text:p>
            <text:p>"test_frequency": 10.0e9</text:p>
            <text:p>},</text:p>
          </table:table-cell>
          <table:table-cell table:number-columns-repeated="7"/>
          <table:table-cell table:style-name="ce87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O3203</text:p>
          </table:table-cell>
          <table:table-cell office:value-type="float" office:value="10" calcext:value-type="float">
            <text:p>10</text:p>
          </table:table-cell>
          <table:table-cell office:value-type="float" office:value="3.02" calcext:value-type="float">
            <text:p>3.02</text:p>
          </table:table-cell>
          <table:table-cell office:value-type="float" office:value="0.0016" calcext:value-type="float">
            <text:p>0.001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ROUND([.D82]*OFFSET([.$O$4];[.$G82]-4;0)/OFFSET([.$K$4];[.$G82]-4;0);3)" office:value-type="float" office:value="3.181" calcext:value-type="float">
            <text:p>3.181</text:p>
          </table:table-cell>
          <table:table-cell table:formula="of:=ROUND([.D82]*OFFSET([.$P$4];[.$G82]-4;0)/OFFSET([.$K$4];[.$G82]-4;0);3)" office:value-type="float" office:value="2.961" calcext:value-type="float">
            <text:p>2.961</text:p>
          </table:table-cell>
          <table:table-cell table:formula="of:=ROUND([.E82]*OFFSET([.$Q$4];[.$G82]-4;0)/OFFSET([.$L$4];[.$G82]-4;0);5)" office:value-type="float" office:value="0.0027" calcext:value-type="float">
            <text:p>0.0027</text:p>
          </table:table-cell>
          <table:table-cell table:formula="of:=ROUND([.E82]*OFFSET([.$R$4];[.$G82]-4;0)/OFFSET([.$L$4];[.$G82]-4;0);5)" office:value-type="float" office:value="0.0021" calcext:value-type="float">
            <text:p>0.0021</text:p>
          </table:table-cell>
          <table:table-cell table:number-columns-repeated="10"/>
          <table:table-cell table:formula="of:=&quot;{&quot; &amp; CHAR(10) &amp; &quot;&quot;&quot;name&quot;&quot;: &quot;&quot;&quot; &amp; [.B82] &amp; &quot;&quot;&quot;,&quot; &amp; CHAR(10) &amp; &quot;&quot;&quot;permittivity_x&quot;&quot;: &quot; &amp; TEXT([.H82];&quot;0.000&quot;) &amp; &quot;,&quot; &amp; CHAR(10) &amp; &quot;&quot;&quot;permittivity_y&quot;&quot;: &quot; &amp; TEXT([.I82];&quot;0.000&quot;) &amp; &quot;,&quot; &amp; CHAR(10) &amp; &quot;&quot;&quot;loss_tangent_x&quot;&quot;: &quot; &amp; TEXT([.J82];&quot;0.00000&quot;) &amp; &quot;,&quot; &amp; CHAR(10) &amp; &quot;&quot;&quot;loss_tangent_y&quot;&quot;: &quot; &amp; TEXT([.K82];&quot;0.00000&quot;)  &amp; &quot;,&quot; &amp; CHAR(10) &amp; &quot;&quot;&quot;test_frequency&quot;&quot;: &quot; &amp; TEXT([.C82];&quot;0.0&quot;) &amp; &quot;e9&quot; &amp; CHAR(10) &amp; &quot;},&quot;" office:value-type="string" office:string-value="{&#10;&quot;name&quot;: &quot;Rogers RO3203&quot;,&#10;&quot;permittivity_x&quot;: 3.181,&#10;&quot;permittivity_y&quot;: 2.961,&#10;&quot;loss_tangent_x&quot;: 0.00270,&#10;&quot;loss_tangent_y&quot;: 0.00210,&#10;&quot;test_frequency&quot;: 10.0e9&#10;}," calcext:value-type="string">
            <text:p>{</text:p>
            <text:p>"name": "Rogers RO3203",</text:p>
            <text:p>"permittivity_x": 3.181,</text:p>
            <text:p>"permittivity_y": 2.961,</text:p>
            <text:p>"loss_tangent_x": 0.00270,</text:p>
            <text:p>"loss_tangent_y": 0.00210,</text:p>
            <text:p>"test_frequency": 10.0e9</text:p>
            <text:p>},</text:p>
          </table:table-cell>
          <table:table-cell table:number-columns-repeated="7"/>
          <table:table-cell table:style-name="ce87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O3206</text:p>
          </table:table-cell>
          <table:table-cell office:value-type="float" office:value="10" calcext:value-type="float">
            <text:p>10</text:p>
          </table:table-cell>
          <table:table-cell office:value-type="float" office:value="6.6" calcext:value-type="float">
            <text:p>6.6</text:p>
          </table:table-cell>
          <table:table-cell office:value-type="float" office:value="0.0027" calcext:value-type="float">
            <text:p>0.0027</text:p>
          </table:table-cell>
          <table:table-cell/>
          <table:table-cell office:value-type="float" office:value="9" calcext:value-type="float">
            <text:p>9</text:p>
          </table:table-cell>
          <table:table-cell table:formula="of:=ROUND([.D83]*OFFSET([.$O$4];[.$G83]-4;0)/OFFSET([.$K$4];[.$G83]-4;0);3)" office:value-type="float" office:value="6.921" calcext:value-type="float">
            <text:p>6.921</text:p>
          </table:table-cell>
          <table:table-cell table:formula="of:=ROUND([.D83]*OFFSET([.$P$4];[.$G83]-4;0)/OFFSET([.$K$4];[.$G83]-4;0);3)" office:value-type="float" office:value="5.973" calcext:value-type="float">
            <text:p>5.973</text:p>
          </table:table-cell>
          <table:table-cell table:formula="of:=ROUND([.E83]*OFFSET([.$Q$4];[.$G83]-4;0)/OFFSET([.$L$4];[.$G83]-4;0);5)" office:value-type="float" office:value="0.00307" calcext:value-type="float">
            <text:p>0.00307</text:p>
          </table:table-cell>
          <table:table-cell table:formula="of:=ROUND([.E83]*OFFSET([.$R$4];[.$G83]-4;0)/OFFSET([.$L$4];[.$G83]-4;0);5)" office:value-type="float" office:value="0.00466" calcext:value-type="float">
            <text:p>0.00466</text:p>
          </table:table-cell>
          <table:table-cell table:number-columns-repeated="10"/>
          <table:table-cell table:formula="of:=&quot;{&quot; &amp; CHAR(10) &amp; &quot;&quot;&quot;name&quot;&quot;: &quot;&quot;&quot; &amp; [.B83] &amp; &quot;&quot;&quot;,&quot; &amp; CHAR(10) &amp; &quot;&quot;&quot;permittivity_x&quot;&quot;: &quot; &amp; TEXT([.H83];&quot;0.000&quot;) &amp; &quot;,&quot; &amp; CHAR(10) &amp; &quot;&quot;&quot;permittivity_y&quot;&quot;: &quot; &amp; TEXT([.I83];&quot;0.000&quot;) &amp; &quot;,&quot; &amp; CHAR(10) &amp; &quot;&quot;&quot;loss_tangent_x&quot;&quot;: &quot; &amp; TEXT([.J83];&quot;0.00000&quot;) &amp; &quot;,&quot; &amp; CHAR(10) &amp; &quot;&quot;&quot;loss_tangent_y&quot;&quot;: &quot; &amp; TEXT([.K83];&quot;0.00000&quot;)  &amp; &quot;,&quot; &amp; CHAR(10) &amp; &quot;&quot;&quot;test_frequency&quot;&quot;: &quot; &amp; TEXT([.C83];&quot;0.0&quot;) &amp; &quot;e9&quot; &amp; CHAR(10) &amp; &quot;},&quot;" office:value-type="string" office:string-value="{&#10;&quot;name&quot;: &quot;Rogers RO3206&quot;,&#10;&quot;permittivity_x&quot;: 6.921,&#10;&quot;permittivity_y&quot;: 5.973,&#10;&quot;loss_tangent_x&quot;: 0.00307,&#10;&quot;loss_tangent_y&quot;: 0.00466,&#10;&quot;test_frequency&quot;: 10.0e9&#10;}," calcext:value-type="string">
            <text:p>{</text:p>
            <text:p>"name": "Rogers RO3206",</text:p>
            <text:p>"permittivity_x": 6.921,</text:p>
            <text:p>"permittivity_y": 5.973,</text:p>
            <text:p>"loss_tangent_x": 0.00307,</text:p>
            <text:p>"loss_tangent_y": 0.00466,</text:p>
            <text:p>"test_frequency": 10.0e9</text:p>
            <text:p>},</text:p>
          </table:table-cell>
          <table:table-cell table:number-columns-repeated="7"/>
          <table:table-cell table:style-name="ce87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O3210</text:p>
          </table:table-cell>
          <table:table-cell office:value-type="float" office:value="10" calcext:value-type="float">
            <text:p>10</text:p>
          </table:table-cell>
          <table:table-cell office:value-type="float" office:value="10.8" calcext:value-type="float">
            <text:p>10.8</text:p>
          </table:table-cell>
          <table:table-cell office:value-type="float" office:value="0.0027" calcext:value-type="float">
            <text:p>0.0027</text:p>
          </table:table-cell>
          <table:table-cell/>
          <table:table-cell office:value-type="float" office:value="9" calcext:value-type="float">
            <text:p>9</text:p>
          </table:table-cell>
          <table:table-cell table:formula="of:=ROUND([.D84]*OFFSET([.$O$4];[.$G84]-4;0)/OFFSET([.$K$4];[.$G84]-4;0);3)" office:value-type="float" office:value="11.325" calcext:value-type="float">
            <text:p>11.325</text:p>
          </table:table-cell>
          <table:table-cell table:formula="of:=ROUND([.D84]*OFFSET([.$P$4];[.$G84]-4;0)/OFFSET([.$K$4];[.$G84]-4;0);3)" office:value-type="float" office:value="9.773" calcext:value-type="float">
            <text:p>9.773</text:p>
          </table:table-cell>
          <table:table-cell table:formula="of:=ROUND([.E84]*OFFSET([.$Q$4];[.$G84]-4;0)/OFFSET([.$L$4];[.$G84]-4;0);5)" office:value-type="float" office:value="0.00307" calcext:value-type="float">
            <text:p>0.00307</text:p>
          </table:table-cell>
          <table:table-cell table:formula="of:=ROUND([.E84]*OFFSET([.$R$4];[.$G84]-4;0)/OFFSET([.$L$4];[.$G84]-4;0);5)" office:value-type="float" office:value="0.00466" calcext:value-type="float">
            <text:p>0.00466</text:p>
          </table:table-cell>
          <table:table-cell table:number-columns-repeated="10"/>
          <table:table-cell table:formula="of:=&quot;{&quot; &amp; CHAR(10) &amp; &quot;&quot;&quot;name&quot;&quot;: &quot;&quot;&quot; &amp; [.B84] &amp; &quot;&quot;&quot;,&quot; &amp; CHAR(10) &amp; &quot;&quot;&quot;permittivity_x&quot;&quot;: &quot; &amp; TEXT([.H84];&quot;0.000&quot;) &amp; &quot;,&quot; &amp; CHAR(10) &amp; &quot;&quot;&quot;permittivity_y&quot;&quot;: &quot; &amp; TEXT([.I84];&quot;0.000&quot;) &amp; &quot;,&quot; &amp; CHAR(10) &amp; &quot;&quot;&quot;loss_tangent_x&quot;&quot;: &quot; &amp; TEXT([.J84];&quot;0.00000&quot;) &amp; &quot;,&quot; &amp; CHAR(10) &amp; &quot;&quot;&quot;loss_tangent_y&quot;&quot;: &quot; &amp; TEXT([.K84];&quot;0.00000&quot;)  &amp; &quot;,&quot; &amp; CHAR(10) &amp; &quot;&quot;&quot;test_frequency&quot;&quot;: &quot; &amp; TEXT([.C84];&quot;0.0&quot;) &amp; &quot;e9&quot; &amp; CHAR(10) &amp; &quot;},&quot;" office:value-type="string" office:string-value="{&#10;&quot;name&quot;: &quot;Rogers RO3210&quot;,&#10;&quot;permittivity_x&quot;: 11.325,&#10;&quot;permittivity_y&quot;: 9.773,&#10;&quot;loss_tangent_x&quot;: 0.00307,&#10;&quot;loss_tangent_y&quot;: 0.00466,&#10;&quot;test_frequency&quot;: 10.0e9&#10;}," calcext:value-type="string">
            <text:p>{</text:p>
            <text:p>"name": "Rogers RO3210",</text:p>
            <text:p>"permittivity_x": 11.325,</text:p>
            <text:p>"permittivity_y": 9.773,</text:p>
            <text:p>"loss_tangent_x": 0.00307,</text:p>
            <text:p>"loss_tangent_y": 0.00466,</text:p>
            <text:p>"test_frequency": 10.0e9</text:p>
            <text:p>},</text:p>
          </table:table-cell>
          <table:table-cell table:number-columns-repeated="7"/>
          <table:table-cell table:style-name="ce87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O4003C</text:p>
          </table:table-cell>
          <table:table-cell office:value-type="float" office:value="10" calcext:value-type="float">
            <text:p>10</text:p>
          </table:table-cell>
          <table:table-cell office:value-type="float" office:value="3.55" calcext:value-type="float">
            <text:p>3.55</text:p>
          </table:table-cell>
          <table:table-cell office:value-type="float" office:value="0.0027" calcext:value-type="float">
            <text:p>0.002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ROUND([.D85]*OFFSET([.$O$4];[.$G85]-4;0)/OFFSET([.$K$4];[.$G85]-4;0);3)" office:value-type="float" office:value="3.662" calcext:value-type="float">
            <text:p>3.662</text:p>
          </table:table-cell>
          <table:table-cell table:formula="of:=ROUND([.D85]*OFFSET([.$P$4];[.$G85]-4;0)/OFFSET([.$K$4];[.$G85]-4;0);3)" office:value-type="float" office:value="3.371" calcext:value-type="float">
            <text:p>3.371</text:p>
          </table:table-cell>
          <table:table-cell table:formula="of:=ROUND([.E85]*OFFSET([.$Q$4];[.$G85]-4;0)/OFFSET([.$L$4];[.$G85]-4;0);5)" office:value-type="float" office:value="0.0037" calcext:value-type="float">
            <text:p>0.0037</text:p>
          </table:table-cell>
          <table:table-cell table:formula="of:=ROUND([.E85]*OFFSET([.$R$4];[.$G85]-4;0)/OFFSET([.$L$4];[.$G85]-4;0);5)" office:value-type="float" office:value="0.0029" calcext:value-type="float">
            <text:p>0.0029</text:p>
          </table:table-cell>
          <table:table-cell table:number-columns-repeated="10"/>
          <table:table-cell table:formula="of:=&quot;{&quot; &amp; CHAR(10) &amp; &quot;&quot;&quot;name&quot;&quot;: &quot;&quot;&quot; &amp; [.B85] &amp; &quot;&quot;&quot;,&quot; &amp; CHAR(10) &amp; &quot;&quot;&quot;permittivity_x&quot;&quot;: &quot; &amp; TEXT([.H85];&quot;0.000&quot;) &amp; &quot;,&quot; &amp; CHAR(10) &amp; &quot;&quot;&quot;permittivity_y&quot;&quot;: &quot; &amp; TEXT([.I85];&quot;0.000&quot;) &amp; &quot;,&quot; &amp; CHAR(10) &amp; &quot;&quot;&quot;loss_tangent_x&quot;&quot;: &quot; &amp; TEXT([.J85];&quot;0.00000&quot;) &amp; &quot;,&quot; &amp; CHAR(10) &amp; &quot;&quot;&quot;loss_tangent_y&quot;&quot;: &quot; &amp; TEXT([.K85];&quot;0.00000&quot;)  &amp; &quot;,&quot; &amp; CHAR(10) &amp; &quot;&quot;&quot;test_frequency&quot;&quot;: &quot; &amp; TEXT([.C85];&quot;0.0&quot;) &amp; &quot;e9&quot; &amp; CHAR(10) &amp; &quot;},&quot;" office:value-type="string" office:string-value="{&#10;&quot;name&quot;: &quot;Rogers RO4003C&quot;,&#10;&quot;permittivity_x&quot;: 3.662,&#10;&quot;permittivity_y&quot;: 3.371,&#10;&quot;loss_tangent_x&quot;: 0.00370,&#10;&quot;loss_tangent_y&quot;: 0.00290,&#10;&quot;test_frequency&quot;: 10.0e9&#10;}," calcext:value-type="string">
            <text:p>{</text:p>
            <text:p>"name": "Rogers RO4003C",</text:p>
            <text:p>"permittivity_x": 3.662,</text:p>
            <text:p>"permittivity_y": 3.371,</text:p>
            <text:p>"loss_tangent_x": 0.00370,</text:p>
            <text:p>"loss_tangent_y": 0.00290,</text:p>
            <text:p>"test_frequency": 10.0e9</text:p>
            <text:p>},</text:p>
          </table:table-cell>
          <table:table-cell table:number-columns-repeated="7"/>
          <table:table-cell table:style-name="ce87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O4350B</text:p>
          </table:table-cell>
          <table:table-cell office:value-type="float" office:value="10" calcext:value-type="float">
            <text:p>10</text:p>
          </table:table-cell>
          <table:table-cell office:value-type="float" office:value="3.66" calcext:value-type="float">
            <text:p>3.66</text:p>
          </table:table-cell>
          <table:table-cell office:value-type="float" office:value="0.0037" calcext:value-type="float">
            <text:p>0.003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ROUND([.D86]*OFFSET([.$O$4];[.$G86]-4;0)/OFFSET([.$K$4];[.$G86]-4;0);3)" office:value-type="float" office:value="3.775" calcext:value-type="float">
            <text:p>3.775</text:p>
          </table:table-cell>
          <table:table-cell table:formula="of:=ROUND([.D86]*OFFSET([.$P$4];[.$G86]-4;0)/OFFSET([.$K$4];[.$G86]-4;0);3)" office:value-type="float" office:value="3.476" calcext:value-type="float">
            <text:p>3.476</text:p>
          </table:table-cell>
          <table:table-cell table:formula="of:=ROUND([.E86]*OFFSET([.$Q$4];[.$G86]-4;0)/OFFSET([.$L$4];[.$G86]-4;0);5)" office:value-type="float" office:value="0.00507" calcext:value-type="float">
            <text:p>0.00507</text:p>
          </table:table-cell>
          <table:table-cell table:formula="of:=ROUND([.E86]*OFFSET([.$R$4];[.$G86]-4;0)/OFFSET([.$L$4];[.$G86]-4;0);5)" office:value-type="float" office:value="0.00397" calcext:value-type="float">
            <text:p>0.00397</text:p>
          </table:table-cell>
          <table:table-cell table:number-columns-repeated="10"/>
          <table:table-cell table:formula="of:=&quot;{&quot; &amp; CHAR(10) &amp; &quot;&quot;&quot;name&quot;&quot;: &quot;&quot;&quot; &amp; [.B86] &amp; &quot;&quot;&quot;,&quot; &amp; CHAR(10) &amp; &quot;&quot;&quot;permittivity_x&quot;&quot;: &quot; &amp; TEXT([.H86];&quot;0.000&quot;) &amp; &quot;,&quot; &amp; CHAR(10) &amp; &quot;&quot;&quot;permittivity_y&quot;&quot;: &quot; &amp; TEXT([.I86];&quot;0.000&quot;) &amp; &quot;,&quot; &amp; CHAR(10) &amp; &quot;&quot;&quot;loss_tangent_x&quot;&quot;: &quot; &amp; TEXT([.J86];&quot;0.00000&quot;) &amp; &quot;,&quot; &amp; CHAR(10) &amp; &quot;&quot;&quot;loss_tangent_y&quot;&quot;: &quot; &amp; TEXT([.K86];&quot;0.00000&quot;)  &amp; &quot;,&quot; &amp; CHAR(10) &amp; &quot;&quot;&quot;test_frequency&quot;&quot;: &quot; &amp; TEXT([.C86];&quot;0.0&quot;) &amp; &quot;e9&quot; &amp; CHAR(10) &amp; &quot;},&quot;" office:value-type="string" office:string-value="{&#10;&quot;name&quot;: &quot;Rogers RO4350B&quot;,&#10;&quot;permittivity_x&quot;: 3.775,&#10;&quot;permittivity_y&quot;: 3.476,&#10;&quot;loss_tangent_x&quot;: 0.00507,&#10;&quot;loss_tangent_y&quot;: 0.00397,&#10;&quot;test_frequency&quot;: 10.0e9&#10;}," calcext:value-type="string">
            <text:p>{</text:p>
            <text:p>"name": "Rogers RO4350B",</text:p>
            <text:p>"permittivity_x": 3.775,</text:p>
            <text:p>"permittivity_y": 3.476,</text:p>
            <text:p>"loss_tangent_x": 0.00507,</text:p>
            <text:p>"loss_tangent_y": 0.00397,</text:p>
            <text:p>"test_frequency": 10.0e9</text:p>
            <text:p>},</text:p>
          </table:table-cell>
          <table:table-cell table:number-columns-repeated="7"/>
          <table:table-cell table:style-name="ce87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O4360G2</text:p>
          </table:table-cell>
          <table:table-cell office:value-type="float" office:value="10" calcext:value-type="float">
            <text:p>10</text:p>
          </table:table-cell>
          <table:table-cell office:value-type="float" office:value="6.15" calcext:value-type="float">
            <text:p>6.15</text:p>
          </table:table-cell>
          <table:table-cell office:value-type="float" office:value="0.0038" calcext:value-type="float">
            <text:p>0.0038</text:p>
          </table:table-cell>
          <table:table-cell/>
          <table:table-cell office:value-type="float" office:value="9" calcext:value-type="float">
            <text:p>9</text:p>
          </table:table-cell>
          <table:table-cell table:formula="of:=ROUND([.D87]*OFFSET([.$O$4];[.$G87]-4;0)/OFFSET([.$K$4];[.$G87]-4;0);3)" office:value-type="float" office:value="6.449" calcext:value-type="float">
            <text:p>6.449</text:p>
          </table:table-cell>
          <table:table-cell table:formula="of:=ROUND([.D87]*OFFSET([.$P$4];[.$G87]-4;0)/OFFSET([.$K$4];[.$G87]-4;0);3)" office:value-type="float" office:value="5.565" calcext:value-type="float">
            <text:p>5.565</text:p>
          </table:table-cell>
          <table:table-cell table:formula="of:=ROUND([.E87]*OFFSET([.$Q$4];[.$G87]-4;0)/OFFSET([.$L$4];[.$G87]-4;0);5)" office:value-type="float" office:value="0.00432" calcext:value-type="float">
            <text:p>0.00432</text:p>
          </table:table-cell>
          <table:table-cell table:formula="of:=ROUND([.E87]*OFFSET([.$R$4];[.$G87]-4;0)/OFFSET([.$L$4];[.$G87]-4;0);5)" office:value-type="float" office:value="0.00656" calcext:value-type="float">
            <text:p>0.00656</text:p>
          </table:table-cell>
          <table:table-cell table:number-columns-repeated="10"/>
          <table:table-cell table:formula="of:=&quot;{&quot; &amp; CHAR(10) &amp; &quot;&quot;&quot;name&quot;&quot;: &quot;&quot;&quot; &amp; [.B87] &amp; &quot;&quot;&quot;,&quot; &amp; CHAR(10) &amp; &quot;&quot;&quot;permittivity_x&quot;&quot;: &quot; &amp; TEXT([.H87];&quot;0.000&quot;) &amp; &quot;,&quot; &amp; CHAR(10) &amp; &quot;&quot;&quot;permittivity_y&quot;&quot;: &quot; &amp; TEXT([.I87];&quot;0.000&quot;) &amp; &quot;,&quot; &amp; CHAR(10) &amp; &quot;&quot;&quot;loss_tangent_x&quot;&quot;: &quot; &amp; TEXT([.J87];&quot;0.00000&quot;) &amp; &quot;,&quot; &amp; CHAR(10) &amp; &quot;&quot;&quot;loss_tangent_y&quot;&quot;: &quot; &amp; TEXT([.K87];&quot;0.00000&quot;)  &amp; &quot;,&quot; &amp; CHAR(10) &amp; &quot;&quot;&quot;test_frequency&quot;&quot;: &quot; &amp; TEXT([.C87];&quot;0.0&quot;) &amp; &quot;e9&quot; &amp; CHAR(10) &amp; &quot;},&quot;" office:value-type="string" office:string-value="{&#10;&quot;name&quot;: &quot;Rogers RO4360G2&quot;,&#10;&quot;permittivity_x&quot;: 6.449,&#10;&quot;permittivity_y&quot;: 5.565,&#10;&quot;loss_tangent_x&quot;: 0.00432,&#10;&quot;loss_tangent_y&quot;: 0.00656,&#10;&quot;test_frequency&quot;: 10.0e9&#10;}," calcext:value-type="string">
            <text:p>{</text:p>
            <text:p>"name": "Rogers RO4360G2",</text:p>
            <text:p>"permittivity_x": 6.449,</text:p>
            <text:p>"permittivity_y": 5.565,</text:p>
            <text:p>"loss_tangent_x": 0.00432,</text:p>
            <text:p>"loss_tangent_y": 0.00656,</text:p>
            <text:p>"test_frequency": 10.0e9</text:p>
            <text:p>},</text:p>
          </table:table-cell>
          <table:table-cell table:number-columns-repeated="7"/>
          <table:table-cell table:style-name="ce87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O4450B (3.30)</text:p>
          </table:table-cell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.3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ROUND([.D88]*OFFSET([.$O$4];[.$G88]-4;0)/OFFSET([.$K$4];[.$G88]-4;0);3)" office:value-type="float" office:value="3.404" calcext:value-type="float">
            <text:p>3.404</text:p>
          </table:table-cell>
          <table:table-cell table:formula="of:=ROUND([.D88]*OFFSET([.$P$4];[.$G88]-4;0)/OFFSET([.$K$4];[.$G88]-4;0);3)" office:value-type="float" office:value="3.134" calcext:value-type="float">
            <text:p>3.134</text:p>
          </table:table-cell>
          <table:table-cell table:formula="of:=ROUND([.E88]*OFFSET([.$Q$4];[.$G88]-4;0)/OFFSET([.$L$4];[.$G88]-4;0);5)" office:value-type="float" office:value="0.00548" calcext:value-type="float">
            <text:p>0.00548</text:p>
          </table:table-cell>
          <table:table-cell table:formula="of:=ROUND([.E88]*OFFSET([.$R$4];[.$G88]-4;0)/OFFSET([.$L$4];[.$G88]-4;0);5)" office:value-type="float" office:value="0.00429" calcext:value-type="float">
            <text:p>0.00429</text:p>
          </table:table-cell>
          <table:table-cell table:number-columns-repeated="10"/>
          <table:table-cell table:formula="of:=&quot;{&quot; &amp; CHAR(10) &amp; &quot;&quot;&quot;name&quot;&quot;: &quot;&quot;&quot; &amp; [.B88] &amp; &quot;&quot;&quot;,&quot; &amp; CHAR(10) &amp; &quot;&quot;&quot;permittivity_x&quot;&quot;: &quot; &amp; TEXT([.H88];&quot;0.000&quot;) &amp; &quot;,&quot; &amp; CHAR(10) &amp; &quot;&quot;&quot;permittivity_y&quot;&quot;: &quot; &amp; TEXT([.I88];&quot;0.000&quot;) &amp; &quot;,&quot; &amp; CHAR(10) &amp; &quot;&quot;&quot;loss_tangent_x&quot;&quot;: &quot; &amp; TEXT([.J88];&quot;0.00000&quot;) &amp; &quot;,&quot; &amp; CHAR(10) &amp; &quot;&quot;&quot;loss_tangent_y&quot;&quot;: &quot; &amp; TEXT([.K88];&quot;0.00000&quot;)  &amp; &quot;,&quot; &amp; CHAR(10) &amp; &quot;&quot;&quot;test_frequency&quot;&quot;: &quot; &amp; TEXT([.C88];&quot;0.0&quot;) &amp; &quot;e9&quot; &amp; CHAR(10) &amp; &quot;},&quot;" office:value-type="string" office:string-value="{&#10;&quot;name&quot;: &quot;Rogers RO4450B (3.30)&quot;,&#10;&quot;permittivity_x&quot;: 3.404,&#10;&quot;permittivity_y&quot;: 3.134,&#10;&quot;loss_tangent_x&quot;: 0.00548,&#10;&quot;loss_tangent_y&quot;: 0.00429,&#10;&quot;test_frequency&quot;: 10.0e9&#10;}," calcext:value-type="string">
            <text:p>{</text:p>
            <text:p>"name": "Rogers RO4450B (3.30)",</text:p>
            <text:p>"permittivity_x": 3.404,</text:p>
            <text:p>"permittivity_y": 3.134,</text:p>
            <text:p>"loss_tangent_x": 0.00548,</text:p>
            <text:p>"loss_tangent_y": 0.00429,</text:p>
            <text:p>"test_frequency": 10.0e9</text:p>
            <text:p>},</text:p>
          </table:table-cell>
          <table:table-cell table:number-columns-repeated="7"/>
          <table:table-cell table:style-name="ce87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O4450B (3.54)</text:p>
          </table:table-cell>
          <table:table-cell office:value-type="float" office:value="10" calcext:value-type="float">
            <text:p>10</text:p>
          </table:table-cell>
          <table:table-cell office:value-type="float" office:value="3.54" calcext:value-type="float">
            <text:p>3.54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ROUND([.D89]*OFFSET([.$O$4];[.$G89]-4;0)/OFFSET([.$K$4];[.$G89]-4;0);3)" office:value-type="float" office:value="3.652" calcext:value-type="float">
            <text:p>3.652</text:p>
          </table:table-cell>
          <table:table-cell table:formula="of:=ROUND([.D89]*OFFSET([.$P$4];[.$G89]-4;0)/OFFSET([.$K$4];[.$G89]-4;0);3)" office:value-type="float" office:value="3.362" calcext:value-type="float">
            <text:p>3.362</text:p>
          </table:table-cell>
          <table:table-cell table:formula="of:=ROUND([.E89]*OFFSET([.$Q$4];[.$G89]-4;0)/OFFSET([.$L$4];[.$G89]-4;0);5)" office:value-type="float" office:value="0.00548" calcext:value-type="float">
            <text:p>0.00548</text:p>
          </table:table-cell>
          <table:table-cell table:formula="of:=ROUND([.E89]*OFFSET([.$R$4];[.$G89]-4;0)/OFFSET([.$L$4];[.$G89]-4;0);5)" office:value-type="float" office:value="0.00429" calcext:value-type="float">
            <text:p>0.00429</text:p>
          </table:table-cell>
          <table:table-cell table:number-columns-repeated="10"/>
          <table:table-cell table:formula="of:=&quot;{&quot; &amp; CHAR(10) &amp; &quot;&quot;&quot;name&quot;&quot;: &quot;&quot;&quot; &amp; [.B89] &amp; &quot;&quot;&quot;,&quot; &amp; CHAR(10) &amp; &quot;&quot;&quot;permittivity_x&quot;&quot;: &quot; &amp; TEXT([.H89];&quot;0.000&quot;) &amp; &quot;,&quot; &amp; CHAR(10) &amp; &quot;&quot;&quot;permittivity_y&quot;&quot;: &quot; &amp; TEXT([.I89];&quot;0.000&quot;) &amp; &quot;,&quot; &amp; CHAR(10) &amp; &quot;&quot;&quot;loss_tangent_x&quot;&quot;: &quot; &amp; TEXT([.J89];&quot;0.00000&quot;) &amp; &quot;,&quot; &amp; CHAR(10) &amp; &quot;&quot;&quot;loss_tangent_y&quot;&quot;: &quot; &amp; TEXT([.K89];&quot;0.00000&quot;)  &amp; &quot;,&quot; &amp; CHAR(10) &amp; &quot;&quot;&quot;test_frequency&quot;&quot;: &quot; &amp; TEXT([.C89];&quot;0.0&quot;) &amp; &quot;e9&quot; &amp; CHAR(10) &amp; &quot;},&quot;" office:value-type="string" office:string-value="{&#10;&quot;name&quot;: &quot;Rogers RO4450B (3.54)&quot;,&#10;&quot;permittivity_x&quot;: 3.652,&#10;&quot;permittivity_y&quot;: 3.362,&#10;&quot;loss_tangent_x&quot;: 0.00548,&#10;&quot;loss_tangent_y&quot;: 0.00429,&#10;&quot;test_frequency&quot;: 10.0e9&#10;}," calcext:value-type="string">
            <text:p>{</text:p>
            <text:p>"name": "Rogers RO4450B (3.54)",</text:p>
            <text:p>"permittivity_x": 3.652,</text:p>
            <text:p>"permittivity_y": 3.362,</text:p>
            <text:p>"loss_tangent_x": 0.00548,</text:p>
            <text:p>"loss_tangent_y": 0.00429,</text:p>
            <text:p>"test_frequency": 10.0e9</text:p>
            <text:p>},</text:p>
          </table:table-cell>
          <table:table-cell table:number-columns-repeated="7"/>
          <table:table-cell table:style-name="ce87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O4450F</text:p>
          </table:table-cell>
          <table:table-cell office:value-type="float" office:value="10" calcext:value-type="float">
            <text:p>10</text:p>
          </table:table-cell>
          <table:table-cell office:value-type="float" office:value="3.52" calcext:value-type="float">
            <text:p>3.52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ROUND([.D90]*OFFSET([.$O$4];[.$G90]-4;0)/OFFSET([.$K$4];[.$G90]-4;0);3)" office:value-type="float" office:value="3.631" calcext:value-type="float">
            <text:p>3.631</text:p>
          </table:table-cell>
          <table:table-cell table:formula="of:=ROUND([.D90]*OFFSET([.$P$4];[.$G90]-4;0)/OFFSET([.$K$4];[.$G90]-4;0);3)" office:value-type="float" office:value="3.343" calcext:value-type="float">
            <text:p>3.343</text:p>
          </table:table-cell>
          <table:table-cell table:formula="of:=ROUND([.E90]*OFFSET([.$Q$4];[.$G90]-4;0)/OFFSET([.$L$4];[.$G90]-4;0);5)" office:value-type="float" office:value="0.00548" calcext:value-type="float">
            <text:p>0.00548</text:p>
          </table:table-cell>
          <table:table-cell table:formula="of:=ROUND([.E90]*OFFSET([.$R$4];[.$G90]-4;0)/OFFSET([.$L$4];[.$G90]-4;0);5)" office:value-type="float" office:value="0.00429" calcext:value-type="float">
            <text:p>0.00429</text:p>
          </table:table-cell>
          <table:table-cell table:number-columns-repeated="10"/>
          <table:table-cell table:formula="of:=&quot;{&quot; &amp; CHAR(10) &amp; &quot;&quot;&quot;name&quot;&quot;: &quot;&quot;&quot; &amp; [.B90] &amp; &quot;&quot;&quot;,&quot; &amp; CHAR(10) &amp; &quot;&quot;&quot;permittivity_x&quot;&quot;: &quot; &amp; TEXT([.H90];&quot;0.000&quot;) &amp; &quot;,&quot; &amp; CHAR(10) &amp; &quot;&quot;&quot;permittivity_y&quot;&quot;: &quot; &amp; TEXT([.I90];&quot;0.000&quot;) &amp; &quot;,&quot; &amp; CHAR(10) &amp; &quot;&quot;&quot;loss_tangent_x&quot;&quot;: &quot; &amp; TEXT([.J90];&quot;0.00000&quot;) &amp; &quot;,&quot; &amp; CHAR(10) &amp; &quot;&quot;&quot;loss_tangent_y&quot;&quot;: &quot; &amp; TEXT([.K90];&quot;0.00000&quot;)  &amp; &quot;,&quot; &amp; CHAR(10) &amp; &quot;&quot;&quot;test_frequency&quot;&quot;: &quot; &amp; TEXT([.C90];&quot;0.0&quot;) &amp; &quot;e9&quot; &amp; CHAR(10) &amp; &quot;},&quot;" office:value-type="string" office:string-value="{&#10;&quot;name&quot;: &quot;Rogers RO4450F&quot;,&#10;&quot;permittivity_x&quot;: 3.631,&#10;&quot;permittivity_y&quot;: 3.343,&#10;&quot;loss_tangent_x&quot;: 0.00548,&#10;&quot;loss_tangent_y&quot;: 0.00429,&#10;&quot;test_frequency&quot;: 10.0e9&#10;}," calcext:value-type="string">
            <text:p>{</text:p>
            <text:p>"name": "Rogers RO4450F",</text:p>
            <text:p>"permittivity_x": 3.631,</text:p>
            <text:p>"permittivity_y": 3.343,</text:p>
            <text:p>"loss_tangent_x": 0.00548,</text:p>
            <text:p>"loss_tangent_y": 0.00429,</text:p>
            <text:p>"test_frequency": 10.0e9</text:p>
            <text:p>},</text:p>
          </table:table-cell>
          <table:table-cell table:number-columns-repeated="7"/>
          <table:table-cell table:style-name="ce87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O4533</text:p>
          </table:table-cell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.3</text:p>
          </table:table-cell>
          <table:table-cell office:value-type="float" office:value="0.0025" calcext:value-type="float">
            <text:p>0.00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ROUND([.D91]*OFFSET([.$O$4];[.$G91]-4;0)/OFFSET([.$K$4];[.$G91]-4;0);3)" office:value-type="float" office:value="3.404" calcext:value-type="float">
            <text:p>3.404</text:p>
          </table:table-cell>
          <table:table-cell table:formula="of:=ROUND([.D91]*OFFSET([.$P$4];[.$G91]-4;0)/OFFSET([.$K$4];[.$G91]-4;0);3)" office:value-type="float" office:value="3.134" calcext:value-type="float">
            <text:p>3.134</text:p>
          </table:table-cell>
          <table:table-cell table:formula="of:=ROUND([.E91]*OFFSET([.$Q$4];[.$G91]-4;0)/OFFSET([.$L$4];[.$G91]-4;0);5)" office:value-type="float" office:value="0.00342" calcext:value-type="float">
            <text:p>0.00342</text:p>
          </table:table-cell>
          <table:table-cell table:formula="of:=ROUND([.E91]*OFFSET([.$R$4];[.$G91]-4;0)/OFFSET([.$L$4];[.$G91]-4;0);5)" office:value-type="float" office:value="0.00268" calcext:value-type="float">
            <text:p>0.00268</text:p>
          </table:table-cell>
          <table:table-cell table:number-columns-repeated="10"/>
          <table:table-cell table:formula="of:=&quot;{&quot; &amp; CHAR(10) &amp; &quot;&quot;&quot;name&quot;&quot;: &quot;&quot;&quot; &amp; [.B91] &amp; &quot;&quot;&quot;,&quot; &amp; CHAR(10) &amp; &quot;&quot;&quot;permittivity_x&quot;&quot;: &quot; &amp; TEXT([.H91];&quot;0.000&quot;) &amp; &quot;,&quot; &amp; CHAR(10) &amp; &quot;&quot;&quot;permittivity_y&quot;&quot;: &quot; &amp; TEXT([.I91];&quot;0.000&quot;) &amp; &quot;,&quot; &amp; CHAR(10) &amp; &quot;&quot;&quot;loss_tangent_x&quot;&quot;: &quot; &amp; TEXT([.J91];&quot;0.00000&quot;) &amp; &quot;,&quot; &amp; CHAR(10) &amp; &quot;&quot;&quot;loss_tangent_y&quot;&quot;: &quot; &amp; TEXT([.K91];&quot;0.00000&quot;)  &amp; &quot;,&quot; &amp; CHAR(10) &amp; &quot;&quot;&quot;test_frequency&quot;&quot;: &quot; &amp; TEXT([.C91];&quot;0.0&quot;) &amp; &quot;e9&quot; &amp; CHAR(10) &amp; &quot;},&quot;" office:value-type="string" office:string-value="{&#10;&quot;name&quot;: &quot;Rogers RO4533&quot;,&#10;&quot;permittivity_x&quot;: 3.404,&#10;&quot;permittivity_y&quot;: 3.134,&#10;&quot;loss_tangent_x&quot;: 0.00342,&#10;&quot;loss_tangent_y&quot;: 0.00268,&#10;&quot;test_frequency&quot;: 10.0e9&#10;}," calcext:value-type="string">
            <text:p>{</text:p>
            <text:p>"name": "Rogers RO4533",</text:p>
            <text:p>"permittivity_x": 3.404,</text:p>
            <text:p>"permittivity_y": 3.134,</text:p>
            <text:p>"loss_tangent_x": 0.00342,</text:p>
            <text:p>"loss_tangent_y": 0.00268,</text:p>
            <text:p>"test_frequency": 10.0e9</text:p>
            <text:p>},</text:p>
          </table:table-cell>
          <table:table-cell table:number-columns-repeated="7"/>
          <table:table-cell table:style-name="ce87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O4534</text:p>
          </table:table-cell>
          <table:table-cell office:value-type="float" office:value="10" calcext:value-type="float">
            <text:p>10</text:p>
          </table:table-cell>
          <table:table-cell office:value-type="float" office:value="3.4" calcext:value-type="float">
            <text:p>3.4</text:p>
          </table:table-cell>
          <table:table-cell office:value-type="float" office:value="0.0027" calcext:value-type="float">
            <text:p>0.002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ROUND([.D92]*OFFSET([.$O$4];[.$G92]-4;0)/OFFSET([.$K$4];[.$G92]-4;0);3)" office:value-type="float" office:value="3.507" calcext:value-type="float">
            <text:p>3.507</text:p>
          </table:table-cell>
          <table:table-cell table:formula="of:=ROUND([.D92]*OFFSET([.$P$4];[.$G92]-4;0)/OFFSET([.$K$4];[.$G92]-4;0);3)" office:value-type="float" office:value="3.229" calcext:value-type="float">
            <text:p>3.229</text:p>
          </table:table-cell>
          <table:table-cell table:formula="of:=ROUND([.E92]*OFFSET([.$Q$4];[.$G92]-4;0)/OFFSET([.$L$4];[.$G92]-4;0);5)" office:value-type="float" office:value="0.0037" calcext:value-type="float">
            <text:p>0.0037</text:p>
          </table:table-cell>
          <table:table-cell table:formula="of:=ROUND([.E92]*OFFSET([.$R$4];[.$G92]-4;0)/OFFSET([.$L$4];[.$G92]-4;0);5)" office:value-type="float" office:value="0.0029" calcext:value-type="float">
            <text:p>0.0029</text:p>
          </table:table-cell>
          <table:table-cell table:number-columns-repeated="10"/>
          <table:table-cell table:formula="of:=&quot;{&quot; &amp; CHAR(10) &amp; &quot;&quot;&quot;name&quot;&quot;: &quot;&quot;&quot; &amp; [.B92] &amp; &quot;&quot;&quot;,&quot; &amp; CHAR(10) &amp; &quot;&quot;&quot;permittivity_x&quot;&quot;: &quot; &amp; TEXT([.H92];&quot;0.000&quot;) &amp; &quot;,&quot; &amp; CHAR(10) &amp; &quot;&quot;&quot;permittivity_y&quot;&quot;: &quot; &amp; TEXT([.I92];&quot;0.000&quot;) &amp; &quot;,&quot; &amp; CHAR(10) &amp; &quot;&quot;&quot;loss_tangent_x&quot;&quot;: &quot; &amp; TEXT([.J92];&quot;0.00000&quot;) &amp; &quot;,&quot; &amp; CHAR(10) &amp; &quot;&quot;&quot;loss_tangent_y&quot;&quot;: &quot; &amp; TEXT([.K92];&quot;0.00000&quot;)  &amp; &quot;,&quot; &amp; CHAR(10) &amp; &quot;&quot;&quot;test_frequency&quot;&quot;: &quot; &amp; TEXT([.C92];&quot;0.0&quot;) &amp; &quot;e9&quot; &amp; CHAR(10) &amp; &quot;},&quot;" office:value-type="string" office:string-value="{&#10;&quot;name&quot;: &quot;Rogers RO4534&quot;,&#10;&quot;permittivity_x&quot;: 3.507,&#10;&quot;permittivity_y&quot;: 3.229,&#10;&quot;loss_tangent_x&quot;: 0.00370,&#10;&quot;loss_tangent_y&quot;: 0.00290,&#10;&quot;test_frequency&quot;: 10.0e9&#10;}," calcext:value-type="string">
            <text:p>{</text:p>
            <text:p>"name": "Rogers RO4534",</text:p>
            <text:p>"permittivity_x": 3.507,</text:p>
            <text:p>"permittivity_y": 3.229,</text:p>
            <text:p>"loss_tangent_x": 0.00370,</text:p>
            <text:p>"loss_tangent_y": 0.00290,</text:p>
            <text:p>"test_frequency": 10.0e9</text:p>
            <text:p>},</text:p>
          </table:table-cell>
          <table:table-cell table:number-columns-repeated="7"/>
          <table:table-cell table:style-name="ce87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O4535</text:p>
          </table:table-cell>
          <table:table-cell office:value-type="float" office:value="10" calcext:value-type="float">
            <text:p>10</text:p>
          </table:table-cell>
          <table:table-cell office:value-type="float" office:value="3.44" calcext:value-type="float">
            <text:p>3.44</text:p>
          </table:table-cell>
          <table:table-cell office:value-type="float" office:value="0.037" calcext:value-type="float">
            <text:p>0.03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ROUND([.D93]*OFFSET([.$O$4];[.$G93]-4;0)/OFFSET([.$K$4];[.$G93]-4;0);3)" office:value-type="float" office:value="3.548" calcext:value-type="float">
            <text:p>3.548</text:p>
          </table:table-cell>
          <table:table-cell table:formula="of:=ROUND([.D93]*OFFSET([.$P$4];[.$G93]-4;0)/OFFSET([.$K$4];[.$G93]-4;0);3)" office:value-type="float" office:value="3.267" calcext:value-type="float">
            <text:p>3.267</text:p>
          </table:table-cell>
          <table:table-cell table:formula="of:=ROUND([.E93]*OFFSET([.$Q$4];[.$G93]-4;0)/OFFSET([.$L$4];[.$G93]-4;0);5)" office:value-type="float" office:value="0.05068" calcext:value-type="float">
            <text:p>0.05068</text:p>
          </table:table-cell>
          <table:table-cell table:formula="of:=ROUND([.E93]*OFFSET([.$R$4];[.$G93]-4;0)/OFFSET([.$L$4];[.$G93]-4;0);5)" office:value-type="float" office:value="0.03972" calcext:value-type="float">
            <text:p>0.03972</text:p>
          </table:table-cell>
          <table:table-cell table:number-columns-repeated="10"/>
          <table:table-cell table:formula="of:=&quot;{&quot; &amp; CHAR(10) &amp; &quot;&quot;&quot;name&quot;&quot;: &quot;&quot;&quot; &amp; [.B93] &amp; &quot;&quot;&quot;,&quot; &amp; CHAR(10) &amp; &quot;&quot;&quot;permittivity_x&quot;&quot;: &quot; &amp; TEXT([.H93];&quot;0.000&quot;) &amp; &quot;,&quot; &amp; CHAR(10) &amp; &quot;&quot;&quot;permittivity_y&quot;&quot;: &quot; &amp; TEXT([.I93];&quot;0.000&quot;) &amp; &quot;,&quot; &amp; CHAR(10) &amp; &quot;&quot;&quot;loss_tangent_x&quot;&quot;: &quot; &amp; TEXT([.J93];&quot;0.00000&quot;) &amp; &quot;,&quot; &amp; CHAR(10) &amp; &quot;&quot;&quot;loss_tangent_y&quot;&quot;: &quot; &amp; TEXT([.K93];&quot;0.00000&quot;)  &amp; &quot;,&quot; &amp; CHAR(10) &amp; &quot;&quot;&quot;test_frequency&quot;&quot;: &quot; &amp; TEXT([.C93];&quot;0.0&quot;) &amp; &quot;e9&quot; &amp; CHAR(10) &amp; &quot;},&quot;" office:value-type="string" office:string-value="{&#10;&quot;name&quot;: &quot;Rogers RO4535&quot;,&#10;&quot;permittivity_x&quot;: 3.548,&#10;&quot;permittivity_y&quot;: 3.267,&#10;&quot;loss_tangent_x&quot;: 0.05068,&#10;&quot;loss_tangent_y&quot;: 0.03972,&#10;&quot;test_frequency&quot;: 10.0e9&#10;}," calcext:value-type="string">
            <text:p>{</text:p>
            <text:p>"name": "Rogers RO4535",</text:p>
            <text:p>"permittivity_x": 3.548,</text:p>
            <text:p>"permittivity_y": 3.267,</text:p>
            <text:p>"loss_tangent_x": 0.05068,</text:p>
            <text:p>"loss_tangent_y": 0.03972,</text:p>
            <text:p>"test_frequency": 10.0e9</text:p>
            <text:p>},</text:p>
          </table:table-cell>
          <table:table-cell table:number-columns-repeated="7"/>
          <table:table-cell table:style-name="ce87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O4725JXR</text:p>
          </table:table-cell>
          <table:table-cell office:value-type="float" office:value="10" calcext:value-type="float">
            <text:p>10</text:p>
          </table:table-cell>
          <table:table-cell office:value-type="float" office:value="2.64" calcext:value-type="float">
            <text:p>2.64</text:p>
          </table:table-cell>
          <table:table-cell office:value-type="float" office:value="0.0026" calcext:value-type="float">
            <text:p>0.002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ROUND([.D94]*OFFSET([.$O$4];[.$G94]-4;0)/OFFSET([.$K$4];[.$G94]-4;0);3)" office:value-type="float" office:value="2.723" calcext:value-type="float">
            <text:p>2.723</text:p>
          </table:table-cell>
          <table:table-cell table:formula="of:=ROUND([.D94]*OFFSET([.$P$4];[.$G94]-4;0)/OFFSET([.$K$4];[.$G94]-4;0);3)" office:value-type="float" office:value="2.507" calcext:value-type="float">
            <text:p>2.507</text:p>
          </table:table-cell>
          <table:table-cell table:formula="of:=ROUND([.E94]*OFFSET([.$Q$4];[.$G94]-4;0)/OFFSET([.$L$4];[.$G94]-4;0);5)" office:value-type="float" office:value="0.00356" calcext:value-type="float">
            <text:p>0.00356</text:p>
          </table:table-cell>
          <table:table-cell table:formula="of:=ROUND([.E94]*OFFSET([.$R$4];[.$G94]-4;0)/OFFSET([.$L$4];[.$G94]-4;0);5)" office:value-type="float" office:value="0.00279" calcext:value-type="float">
            <text:p>0.00279</text:p>
          </table:table-cell>
          <table:table-cell table:number-columns-repeated="10"/>
          <table:table-cell table:formula="of:=&quot;{&quot; &amp; CHAR(10) &amp; &quot;&quot;&quot;name&quot;&quot;: &quot;&quot;&quot; &amp; [.B94] &amp; &quot;&quot;&quot;,&quot; &amp; CHAR(10) &amp; &quot;&quot;&quot;permittivity_x&quot;&quot;: &quot; &amp; TEXT([.H94];&quot;0.000&quot;) &amp; &quot;,&quot; &amp; CHAR(10) &amp; &quot;&quot;&quot;permittivity_y&quot;&quot;: &quot; &amp; TEXT([.I94];&quot;0.000&quot;) &amp; &quot;,&quot; &amp; CHAR(10) &amp; &quot;&quot;&quot;loss_tangent_x&quot;&quot;: &quot; &amp; TEXT([.J94];&quot;0.00000&quot;) &amp; &quot;,&quot; &amp; CHAR(10) &amp; &quot;&quot;&quot;loss_tangent_y&quot;&quot;: &quot; &amp; TEXT([.K94];&quot;0.00000&quot;)  &amp; &quot;,&quot; &amp; CHAR(10) &amp; &quot;&quot;&quot;test_frequency&quot;&quot;: &quot; &amp; TEXT([.C94];&quot;0.0&quot;) &amp; &quot;e9&quot; &amp; CHAR(10) &amp; &quot;},&quot;" office:value-type="string" office:string-value="{&#10;&quot;name&quot;: &quot;Rogers RO4725JXR&quot;,&#10;&quot;permittivity_x&quot;: 2.723,&#10;&quot;permittivity_y&quot;: 2.507,&#10;&quot;loss_tangent_x&quot;: 0.00356,&#10;&quot;loss_tangent_y&quot;: 0.00279,&#10;&quot;test_frequency&quot;: 10.0e9&#10;}," calcext:value-type="string">
            <text:p>{</text:p>
            <text:p>"name": "Rogers RO4725JXR",</text:p>
            <text:p>"permittivity_x": 2.723,</text:p>
            <text:p>"permittivity_y": 2.507,</text:p>
            <text:p>"loss_tangent_x": 0.00356,</text:p>
            <text:p>"loss_tangent_y": 0.00279,</text:p>
            <text:p>"test_frequency": 10.0e9</text:p>
            <text:p>},</text:p>
          </table:table-cell>
          <table:table-cell table:number-columns-repeated="7"/>
          <table:table-cell table:style-name="ce87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O4730JXR</text:p>
          </table:table-cell>
          <table:table-cell office:value-type="float" office:value="10" calcext:value-type="float">
            <text:p>10</text:p>
          </table:table-cell>
          <table:table-cell office:value-type="float" office:value="2.98" calcext:value-type="float">
            <text:p>2.98</text:p>
          </table:table-cell>
          <table:table-cell office:value-type="float" office:value="0.0027" calcext:value-type="float">
            <text:p>0.002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ROUND([.D95]*OFFSET([.$O$4];[.$G95]-4;0)/OFFSET([.$K$4];[.$G95]-4;0);3)" office:value-type="float" office:value="3.074" calcext:value-type="float">
            <text:p>3.074</text:p>
          </table:table-cell>
          <table:table-cell table:formula="of:=ROUND([.D95]*OFFSET([.$P$4];[.$G95]-4;0)/OFFSET([.$K$4];[.$G95]-4;0);3)" office:value-type="float" office:value="2.83" calcext:value-type="float">
            <text:p>2.83</text:p>
          </table:table-cell>
          <table:table-cell table:formula="of:=ROUND([.E95]*OFFSET([.$Q$4];[.$G95]-4;0)/OFFSET([.$L$4];[.$G95]-4;0);5)" office:value-type="float" office:value="0.0037" calcext:value-type="float">
            <text:p>0.0037</text:p>
          </table:table-cell>
          <table:table-cell table:formula="of:=ROUND([.E95]*OFFSET([.$R$4];[.$G95]-4;0)/OFFSET([.$L$4];[.$G95]-4;0);5)" office:value-type="float" office:value="0.0029" calcext:value-type="float">
            <text:p>0.0029</text:p>
          </table:table-cell>
          <table:table-cell table:number-columns-repeated="10"/>
          <table:table-cell table:formula="of:=&quot;{&quot; &amp; CHAR(10) &amp; &quot;&quot;&quot;name&quot;&quot;: &quot;&quot;&quot; &amp; [.B95] &amp; &quot;&quot;&quot;,&quot; &amp; CHAR(10) &amp; &quot;&quot;&quot;permittivity_x&quot;&quot;: &quot; &amp; TEXT([.H95];&quot;0.000&quot;) &amp; &quot;,&quot; &amp; CHAR(10) &amp; &quot;&quot;&quot;permittivity_y&quot;&quot;: &quot; &amp; TEXT([.I95];&quot;0.000&quot;) &amp; &quot;,&quot; &amp; CHAR(10) &amp; &quot;&quot;&quot;loss_tangent_x&quot;&quot;: &quot; &amp; TEXT([.J95];&quot;0.00000&quot;) &amp; &quot;,&quot; &amp; CHAR(10) &amp; &quot;&quot;&quot;loss_tangent_y&quot;&quot;: &quot; &amp; TEXT([.K95];&quot;0.00000&quot;)  &amp; &quot;,&quot; &amp; CHAR(10) &amp; &quot;&quot;&quot;test_frequency&quot;&quot;: &quot; &amp; TEXT([.C95];&quot;0.0&quot;) &amp; &quot;e9&quot; &amp; CHAR(10) &amp; &quot;},&quot;" office:value-type="string" office:string-value="{&#10;&quot;name&quot;: &quot;Rogers RO4730JXR&quot;,&#10;&quot;permittivity_x&quot;: 3.074,&#10;&quot;permittivity_y&quot;: 2.830,&#10;&quot;loss_tangent_x&quot;: 0.00370,&#10;&quot;loss_tangent_y&quot;: 0.00290,&#10;&quot;test_frequency&quot;: 10.0e9&#10;}," calcext:value-type="string">
            <text:p>{</text:p>
            <text:p>"name": "Rogers RO4730JXR",</text:p>
            <text:p>"permittivity_x": 3.074,</text:p>
            <text:p>"permittivity_y": 2.830,</text:p>
            <text:p>"loss_tangent_x": 0.00370,</text:p>
            <text:p>"loss_tangent_y": 0.00290,</text:p>
            <text:p>"test_frequency": 10.0e9</text:p>
            <text:p>},</text:p>
          </table:table-cell>
          <table:table-cell table:number-columns-repeated="7"/>
          <table:table-cell table:style-name="ce87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O4730G3</text:p>
          </table:table-cell>
          <table:table-cell office:value-type="float" office:value="10" calcext:value-type="float">
            <text:p>10</text:p>
          </table:table-cell>
          <table:table-cell office:value-type="float" office:value="2.98" calcext:value-type="float">
            <text:p>2.98</text:p>
          </table:table-cell>
          <table:table-cell office:value-type="float" office:value="0.0029" calcext:value-type="float">
            <text:p>0.002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ROUND([.D96]*OFFSET([.$O$4];[.$G96]-4;0)/OFFSET([.$K$4];[.$G96]-4;0);3)" office:value-type="float" office:value="3.074" calcext:value-type="float">
            <text:p>3.074</text:p>
          </table:table-cell>
          <table:table-cell table:formula="of:=ROUND([.D96]*OFFSET([.$P$4];[.$G96]-4;0)/OFFSET([.$K$4];[.$G96]-4;0);3)" office:value-type="float" office:value="2.83" calcext:value-type="float">
            <text:p>2.83</text:p>
          </table:table-cell>
          <table:table-cell table:formula="of:=ROUND([.E96]*OFFSET([.$Q$4];[.$G96]-4;0)/OFFSET([.$L$4];[.$G96]-4;0);5)" office:value-type="float" office:value="0.00397" calcext:value-type="float">
            <text:p>0.00397</text:p>
          </table:table-cell>
          <table:table-cell table:formula="of:=ROUND([.E96]*OFFSET([.$R$4];[.$G96]-4;0)/OFFSET([.$L$4];[.$G96]-4;0);5)" office:value-type="float" office:value="0.00311" calcext:value-type="float">
            <text:p>0.00311</text:p>
          </table:table-cell>
          <table:table-cell table:number-columns-repeated="10"/>
          <table:table-cell table:formula="of:=&quot;{&quot; &amp; CHAR(10) &amp; &quot;&quot;&quot;name&quot;&quot;: &quot;&quot;&quot; &amp; [.B96] &amp; &quot;&quot;&quot;,&quot; &amp; CHAR(10) &amp; &quot;&quot;&quot;permittivity_x&quot;&quot;: &quot; &amp; TEXT([.H96];&quot;0.000&quot;) &amp; &quot;,&quot; &amp; CHAR(10) &amp; &quot;&quot;&quot;permittivity_y&quot;&quot;: &quot; &amp; TEXT([.I96];&quot;0.000&quot;) &amp; &quot;,&quot; &amp; CHAR(10) &amp; &quot;&quot;&quot;loss_tangent_x&quot;&quot;: &quot; &amp; TEXT([.J96];&quot;0.00000&quot;) &amp; &quot;,&quot; &amp; CHAR(10) &amp; &quot;&quot;&quot;loss_tangent_y&quot;&quot;: &quot; &amp; TEXT([.K96];&quot;0.00000&quot;)  &amp; &quot;,&quot; &amp; CHAR(10) &amp; &quot;&quot;&quot;test_frequency&quot;&quot;: &quot; &amp; TEXT([.C96];&quot;0.0&quot;) &amp; &quot;e9&quot; &amp; CHAR(10) &amp; &quot;},&quot;" office:value-type="string" office:string-value="{&#10;&quot;name&quot;: &quot;Rogers RO4730G3&quot;,&#10;&quot;permittivity_x&quot;: 3.074,&#10;&quot;permittivity_y&quot;: 2.830,&#10;&quot;loss_tangent_x&quot;: 0.00397,&#10;&quot;loss_tangent_y&quot;: 0.00311,&#10;&quot;test_frequency&quot;: 10.0e9&#10;}," calcext:value-type="string">
            <text:p>{</text:p>
            <text:p>"name": "Rogers RO4730G3",</text:p>
            <text:p>"permittivity_x": 3.074,</text:p>
            <text:p>"permittivity_y": 2.830,</text:p>
            <text:p>"loss_tangent_x": 0.00397,</text:p>
            <text:p>"loss_tangent_y": 0.00311,</text:p>
            <text:p>"test_frequency": 10.0e9</text:p>
            <text:p>},</text:p>
          </table:table-cell>
          <table:table-cell table:number-columns-repeated="7"/>
          <table:table-cell table:style-name="ce87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O4830</text:p>
          </table:table-cell>
          <table:table-cell office:value-type="float" office:value="77" calcext:value-type="float">
            <text:p>77</text:p>
          </table:table-cell>
          <table:table-cell office:value-type="float" office:value="3.24" calcext:value-type="float">
            <text:p>3.24</text:p>
          </table:table-cell>
          <table:table-cell office:value-type="float" office:value="0.0033" calcext:value-type="float">
            <text:p>0.0033</text:p>
          </table:table-cell>
          <table:table-cell/>
          <table:table-cell office:value-type="float" office:value="11" calcext:value-type="float">
            <text:p>11</text:p>
          </table:table-cell>
          <table:table-cell table:formula="of:=ROUND([.D97]*OFFSET([.$O$4];[.$G97]-4;0)/OFFSET([.$K$4];[.$G97]-4;0);3)" office:value-type="float" office:value="3.342" calcext:value-type="float">
            <text:p>3.342</text:p>
          </table:table-cell>
          <table:table-cell table:formula="of:=ROUND([.D97]*OFFSET([.$P$4];[.$G97]-4;0)/OFFSET([.$K$4];[.$G97]-4;0);3)" office:value-type="float" office:value="3.077" calcext:value-type="float">
            <text:p>3.077</text:p>
          </table:table-cell>
          <table:table-cell table:formula="of:=ROUND([.E97]*OFFSET([.$Q$4];[.$G97]-4;0)/OFFSET([.$L$4];[.$G97]-4;0);5)" office:value-type="float" office:value="0.00452" calcext:value-type="float">
            <text:p>0.00452</text:p>
          </table:table-cell>
          <table:table-cell table:formula="of:=ROUND([.E97]*OFFSET([.$R$4];[.$G97]-4;0)/OFFSET([.$L$4];[.$G97]-4;0);5)" office:value-type="float" office:value="0.00354" calcext:value-type="float">
            <text:p>0.00354</text:p>
          </table:table-cell>
          <table:table-cell table:number-columns-repeated="10"/>
          <table:table-cell table:formula="of:=&quot;{&quot; &amp; CHAR(10) &amp; &quot;&quot;&quot;name&quot;&quot;: &quot;&quot;&quot; &amp; [.B97] &amp; &quot;&quot;&quot;,&quot; &amp; CHAR(10) &amp; &quot;&quot;&quot;permittivity_x&quot;&quot;: &quot; &amp; TEXT([.H97];&quot;0.000&quot;) &amp; &quot;,&quot; &amp; CHAR(10) &amp; &quot;&quot;&quot;permittivity_y&quot;&quot;: &quot; &amp; TEXT([.I97];&quot;0.000&quot;) &amp; &quot;,&quot; &amp; CHAR(10) &amp; &quot;&quot;&quot;loss_tangent_x&quot;&quot;: &quot; &amp; TEXT([.J97];&quot;0.00000&quot;) &amp; &quot;,&quot; &amp; CHAR(10) &amp; &quot;&quot;&quot;loss_tangent_y&quot;&quot;: &quot; &amp; TEXT([.K97];&quot;0.00000&quot;)  &amp; &quot;,&quot; &amp; CHAR(10) &amp; &quot;&quot;&quot;test_frequency&quot;&quot;: &quot; &amp; TEXT([.C97];&quot;0.0&quot;) &amp; &quot;e9&quot; &amp; CHAR(10) &amp; &quot;},&quot;" office:value-type="string" office:string-value="{&#10;&quot;name&quot;: &quot;Rogers RO4830&quot;,&#10;&quot;permittivity_x&quot;: 3.342,&#10;&quot;permittivity_y&quot;: 3.077,&#10;&quot;loss_tangent_x&quot;: 0.00452,&#10;&quot;loss_tangent_y&quot;: 0.00354,&#10;&quot;test_frequency&quot;: 77.0e9&#10;}," calcext:value-type="string">
            <text:p>{</text:p>
            <text:p>"name": "Rogers RO4830",</text:p>
            <text:p>"permittivity_x": 3.342,</text:p>
            <text:p>"permittivity_y": 3.077,</text:p>
            <text:p>"loss_tangent_x": 0.00452,</text:p>
            <text:p>"loss_tangent_y": 0.00354,</text:p>
            <text:p>"test_frequency": 77.0e9</text:p>
            <text:p>},</text:p>
          </table:table-cell>
          <table:table-cell table:number-columns-repeated="7"/>
          <table:table-cell table:style-name="ce87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O4835</text:p>
          </table:table-cell>
          <table:table-cell office:value-type="float" office:value="10" calcext:value-type="float">
            <text:p>10</text:p>
          </table:table-cell>
          <table:table-cell office:value-type="float" office:value="3.66" calcext:value-type="float">
            <text:p>3.66</text:p>
          </table:table-cell>
          <table:table-cell office:value-type="float" office:value="0.0037" calcext:value-type="float">
            <text:p>0.003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ROUND([.D98]*OFFSET([.$O$4];[.$G98]-4;0)/OFFSET([.$K$4];[.$G98]-4;0);3)" office:value-type="float" office:value="3.775" calcext:value-type="float">
            <text:p>3.775</text:p>
          </table:table-cell>
          <table:table-cell table:formula="of:=ROUND([.D98]*OFFSET([.$P$4];[.$G98]-4;0)/OFFSET([.$K$4];[.$G98]-4;0);3)" office:value-type="float" office:value="3.476" calcext:value-type="float">
            <text:p>3.476</text:p>
          </table:table-cell>
          <table:table-cell table:formula="of:=ROUND([.E98]*OFFSET([.$Q$4];[.$G98]-4;0)/OFFSET([.$L$4];[.$G98]-4;0);5)" office:value-type="float" office:value="0.00507" calcext:value-type="float">
            <text:p>0.00507</text:p>
          </table:table-cell>
          <table:table-cell table:formula="of:=ROUND([.E98]*OFFSET([.$R$4];[.$G98]-4;0)/OFFSET([.$L$4];[.$G98]-4;0);5)" office:value-type="float" office:value="0.00397" calcext:value-type="float">
            <text:p>0.00397</text:p>
          </table:table-cell>
          <table:table-cell table:number-columns-repeated="10"/>
          <table:table-cell table:formula="of:=&quot;{&quot; &amp; CHAR(10) &amp; &quot;&quot;&quot;name&quot;&quot;: &quot;&quot;&quot; &amp; [.B98] &amp; &quot;&quot;&quot;,&quot; &amp; CHAR(10) &amp; &quot;&quot;&quot;permittivity_x&quot;&quot;: &quot; &amp; TEXT([.H98];&quot;0.000&quot;) &amp; &quot;,&quot; &amp; CHAR(10) &amp; &quot;&quot;&quot;permittivity_y&quot;&quot;: &quot; &amp; TEXT([.I98];&quot;0.000&quot;) &amp; &quot;,&quot; &amp; CHAR(10) &amp; &quot;&quot;&quot;loss_tangent_x&quot;&quot;: &quot; &amp; TEXT([.J98];&quot;0.00000&quot;) &amp; &quot;,&quot; &amp; CHAR(10) &amp; &quot;&quot;&quot;loss_tangent_y&quot;&quot;: &quot; &amp; TEXT([.K98];&quot;0.00000&quot;)  &amp; &quot;,&quot; &amp; CHAR(10) &amp; &quot;&quot;&quot;test_frequency&quot;&quot;: &quot; &amp; TEXT([.C98];&quot;0.0&quot;) &amp; &quot;e9&quot; &amp; CHAR(10) &amp; &quot;},&quot;" office:value-type="string" office:string-value="{&#10;&quot;name&quot;: &quot;Rogers RO4835&quot;,&#10;&quot;permittivity_x&quot;: 3.775,&#10;&quot;permittivity_y&quot;: 3.476,&#10;&quot;loss_tangent_x&quot;: 0.00507,&#10;&quot;loss_tangent_y&quot;: 0.00397,&#10;&quot;test_frequency&quot;: 10.0e9&#10;}," calcext:value-type="string">
            <text:p>{</text:p>
            <text:p>"name": "Rogers RO4835",</text:p>
            <text:p>"permittivity_x": 3.775,</text:p>
            <text:p>"permittivity_y": 3.476,</text:p>
            <text:p>"loss_tangent_x": 0.00507,</text:p>
            <text:p>"loss_tangent_y": 0.00397,</text:p>
            <text:p>"test_frequency": 10.0e9</text:p>
            <text:p>},</text:p>
          </table:table-cell>
          <table:table-cell table:number-columns-repeated="7"/>
          <table:table-cell table:style-name="ce87"/>
          <table:table-cell table:number-columns-repeated="8"/>
        </table:table-row>
        <table:table-row table:style-name="ro1">
          <table:table-cell table:number-columns-repeated="7"/>
          <table:table-cell table:style-name="ce44"/>
          <table:table-cell table:style-name="ce43" table:number-columns-repeated="3"/>
          <table:table-cell table:number-columns-repeated="10"/>
          <table:table-cell table:style-name="ce43"/>
          <table:table-cell table:number-columns-repeated="7"/>
          <table:table-cell table:style-name="ce87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T/duroid 5870</text:p>
          </table:table-cell>
          <table:table-cell office:value-type="float" office:value="10" calcext:value-type="float">
            <text:p>10</text:p>
          </table:table-cell>
          <table:table-cell office:value-type="float" office:value="2.33" calcext:value-type="float">
            <text:p>2.33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ROUND([.D100]*OFFSET([.$O$4];[.$G100]-4;0)/OFFSET([.$K$4];[.$G100]-4;0);3)" office:value-type="float" office:value="2.33" calcext:value-type="float">
            <text:p>2.33</text:p>
          </table:table-cell>
          <table:table-cell table:formula="of:=ROUND([.D100]*OFFSET([.$P$4];[.$G100]-4;0)/OFFSET([.$K$4];[.$G100]-4;0);3)" office:value-type="float" office:value="2.33" calcext:value-type="float">
            <text:p>2.33</text:p>
          </table:table-cell>
          <table:table-cell table:formula="of:=ROUND([.E100]*OFFSET([.$Q$4];[.$G100]-4;0)/OFFSET([.$L$4];[.$G100]-4;0);5)" office:value-type="float" office:value="0.0012" calcext:value-type="float">
            <text:p>0.0012</text:p>
          </table:table-cell>
          <table:table-cell table:formula="of:=ROUND([.E100]*OFFSET([.$R$4];[.$G100]-4;0)/OFFSET([.$L$4];[.$G100]-4;0);5)" office:value-type="float" office:value="0.0012" calcext:value-type="float">
            <text:p>0.0012</text:p>
          </table:table-cell>
          <table:table-cell table:number-columns-repeated="10"/>
          <table:table-cell table:formula="of:=&quot;{&quot; &amp; CHAR(10) &amp; &quot;&quot;&quot;name&quot;&quot;: &quot;&quot;&quot; &amp; [.B100] &amp; &quot;&quot;&quot;,&quot; &amp; CHAR(10) &amp; &quot;&quot;&quot;permittivity_x&quot;&quot;: &quot; &amp; TEXT([.H100];&quot;0.000&quot;) &amp; &quot;,&quot; &amp; CHAR(10) &amp; &quot;&quot;&quot;permittivity_y&quot;&quot;: &quot; &amp; TEXT([.I100];&quot;0.000&quot;) &amp; &quot;,&quot; &amp; CHAR(10) &amp; &quot;&quot;&quot;loss_tangent_x&quot;&quot;: &quot; &amp; TEXT([.J100];&quot;0.00000&quot;) &amp; &quot;,&quot; &amp; CHAR(10) &amp; &quot;&quot;&quot;loss_tangent_y&quot;&quot;: &quot; &amp; TEXT([.K100];&quot;0.00000&quot;)  &amp; &quot;,&quot; &amp; CHAR(10) &amp; &quot;&quot;&quot;test_frequency&quot;&quot;: &quot; &amp; TEXT([.C100];&quot;0.0&quot;) &amp; &quot;e9&quot; &amp; CHAR(10) &amp; &quot;},&quot;" office:value-type="string" office:string-value="{&#10;&quot;name&quot;: &quot;Rogers RT/duroid 5870&quot;,&#10;&quot;permittivity_x&quot;: 2.330,&#10;&quot;permittivity_y&quot;: 2.330,&#10;&quot;loss_tangent_x&quot;: 0.00120,&#10;&quot;loss_tangent_y&quot;: 0.00120,&#10;&quot;test_frequency&quot;: 10.0e9&#10;}," calcext:value-type="string">
            <text:p>{</text:p>
            <text:p>"name": "Rogers RT/duroid 5870",</text:p>
            <text:p>"permittivity_x": 2.330,</text:p>
            <text:p>"permittivity_y": 2.330,</text:p>
            <text:p>"loss_tangent_x": 0.00120,</text:p>
            <text:p>"loss_tangent_y": 0.00120,</text:p>
            <text:p>"test_frequency": 10.0e9</text:p>
            <text:p>},</text:p>
          </table:table-cell>
          <table:table-cell table:number-columns-repeated="7"/>
          <table:table-cell table:style-name="ce87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T/duroid 5880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 office:value-type="float" office:value="0.0009" calcext:value-type="float">
            <text:p>0.000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ROUND([.D101]*OFFSET([.$O$4];[.$G101]-4;0)/OFFSET([.$K$4];[.$G101]-4;0);3)" office:value-type="float" office:value="2.2" calcext:value-type="float">
            <text:p>2.2</text:p>
          </table:table-cell>
          <table:table-cell table:formula="of:=ROUND([.D101]*OFFSET([.$P$4];[.$G101]-4;0)/OFFSET([.$K$4];[.$G101]-4;0);3)" office:value-type="float" office:value="2.2" calcext:value-type="float">
            <text:p>2.2</text:p>
          </table:table-cell>
          <table:table-cell table:formula="of:=ROUND([.E101]*OFFSET([.$Q$4];[.$G101]-4;0)/OFFSET([.$L$4];[.$G101]-4;0);5)" office:value-type="float" office:value="0.0009" calcext:value-type="float">
            <text:p>0.0009</text:p>
          </table:table-cell>
          <table:table-cell table:formula="of:=ROUND([.E101]*OFFSET([.$R$4];[.$G101]-4;0)/OFFSET([.$L$4];[.$G101]-4;0);5)" office:value-type="float" office:value="0.0009" calcext:value-type="float">
            <text:p>0.0009</text:p>
          </table:table-cell>
          <table:table-cell table:number-columns-repeated="10"/>
          <table:table-cell table:formula="of:=&quot;{&quot; &amp; CHAR(10) &amp; &quot;&quot;&quot;name&quot;&quot;: &quot;&quot;&quot; &amp; [.B101] &amp; &quot;&quot;&quot;,&quot; &amp; CHAR(10) &amp; &quot;&quot;&quot;permittivity_x&quot;&quot;: &quot; &amp; TEXT([.H101];&quot;0.000&quot;) &amp; &quot;,&quot; &amp; CHAR(10) &amp; &quot;&quot;&quot;permittivity_y&quot;&quot;: &quot; &amp; TEXT([.I101];&quot;0.000&quot;) &amp; &quot;,&quot; &amp; CHAR(10) &amp; &quot;&quot;&quot;loss_tangent_x&quot;&quot;: &quot; &amp; TEXT([.J101];&quot;0.00000&quot;) &amp; &quot;,&quot; &amp; CHAR(10) &amp; &quot;&quot;&quot;loss_tangent_y&quot;&quot;: &quot; &amp; TEXT([.K101];&quot;0.00000&quot;)  &amp; &quot;,&quot; &amp; CHAR(10) &amp; &quot;&quot;&quot;test_frequency&quot;&quot;: &quot; &amp; TEXT([.C101];&quot;0.0&quot;) &amp; &quot;e9&quot; &amp; CHAR(10) &amp; &quot;},&quot;" office:value-type="string" office:string-value="{&#10;&quot;name&quot;: &quot;Rogers RT/duroid 5880&quot;,&#10;&quot;permittivity_x&quot;: 2.200,&#10;&quot;permittivity_y&quot;: 2.200,&#10;&quot;loss_tangent_x&quot;: 0.00090,&#10;&quot;loss_tangent_y&quot;: 0.00090,&#10;&quot;test_frequency&quot;: 10.0e9&#10;}," calcext:value-type="string">
            <text:p>{</text:p>
            <text:p>"name": "Rogers RT/duroid 5880",</text:p>
            <text:p>"permittivity_x": 2.200,</text:p>
            <text:p>"permittivity_y": 2.200,</text:p>
            <text:p>"loss_tangent_x": 0.00090,</text:p>
            <text:p>"loss_tangent_y": 0.00090,</text:p>
            <text:p>"test_frequency": 10.0e9</text:p>
            <text:p>},</text:p>
          </table:table-cell>
          <table:table-cell table:number-columns-repeated="7"/>
          <table:table-cell table:style-name="ce87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T/duroid 5880LZ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21" calcext:value-type="float">
            <text:p>0.00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ROUND([.D102]*OFFSET([.$O$4];[.$G102]-4;0)/OFFSET([.$K$4];[.$G102]-4;0);3)" office:value-type="float" office:value="2" calcext:value-type="float">
            <text:p>2</text:p>
          </table:table-cell>
          <table:table-cell table:formula="of:=ROUND([.D102]*OFFSET([.$P$4];[.$G102]-4;0)/OFFSET([.$K$4];[.$G102]-4;0);3)" office:value-type="float" office:value="2" calcext:value-type="float">
            <text:p>2</text:p>
          </table:table-cell>
          <table:table-cell table:formula="of:=ROUND([.E102]*OFFSET([.$Q$4];[.$G102]-4;0)/OFFSET([.$L$4];[.$G102]-4;0);5)" office:value-type="float" office:value="0.0021" calcext:value-type="float">
            <text:p>0.0021</text:p>
          </table:table-cell>
          <table:table-cell table:formula="of:=ROUND([.E102]*OFFSET([.$R$4];[.$G102]-4;0)/OFFSET([.$L$4];[.$G102]-4;0);5)" office:value-type="float" office:value="0.0021" calcext:value-type="float">
            <text:p>0.0021</text:p>
          </table:table-cell>
          <table:table-cell table:number-columns-repeated="10"/>
          <table:table-cell table:formula="of:=&quot;{&quot; &amp; CHAR(10) &amp; &quot;&quot;&quot;name&quot;&quot;: &quot;&quot;&quot; &amp; [.B102] &amp; &quot;&quot;&quot;,&quot; &amp; CHAR(10) &amp; &quot;&quot;&quot;permittivity_x&quot;&quot;: &quot; &amp; TEXT([.H102];&quot;0.000&quot;) &amp; &quot;,&quot; &amp; CHAR(10) &amp; &quot;&quot;&quot;permittivity_y&quot;&quot;: &quot; &amp; TEXT([.I102];&quot;0.000&quot;) &amp; &quot;,&quot; &amp; CHAR(10) &amp; &quot;&quot;&quot;loss_tangent_x&quot;&quot;: &quot; &amp; TEXT([.J102];&quot;0.00000&quot;) &amp; &quot;,&quot; &amp; CHAR(10) &amp; &quot;&quot;&quot;loss_tangent_y&quot;&quot;: &quot; &amp; TEXT([.K102];&quot;0.00000&quot;)  &amp; &quot;,&quot; &amp; CHAR(10) &amp; &quot;&quot;&quot;test_frequency&quot;&quot;: &quot; &amp; TEXT([.C102];&quot;0.0&quot;) &amp; &quot;e9&quot; &amp; CHAR(10) &amp; &quot;},&quot;" office:value-type="string" office:string-value="{&#10;&quot;name&quot;: &quot;Rogers RT/duroid 5880LZ&quot;,&#10;&quot;permittivity_x&quot;: 2.000,&#10;&quot;permittivity_y&quot;: 2.000,&#10;&quot;loss_tangent_x&quot;: 0.00210,&#10;&quot;loss_tangent_y&quot;: 0.00210,&#10;&quot;test_frequency&quot;: 10.0e9&#10;}," calcext:value-type="string">
            <text:p>{</text:p>
            <text:p>"name": "Rogers RT/duroid 5880LZ",</text:p>
            <text:p>"permittivity_x": 2.000,</text:p>
            <text:p>"permittivity_y": 2.000,</text:p>
            <text:p>"loss_tangent_x": 0.00210,</text:p>
            <text:p>"loss_tangent_y": 0.00210,</text:p>
            <text:p>"test_frequency": 10.0e9</text:p>
            <text:p>},</text:p>
          </table:table-cell>
          <table:table-cell table:number-columns-repeated="7"/>
          <table:table-cell table:style-name="ce87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T/duroid 6002</text:p>
          </table:table-cell>
          <table:table-cell office:value-type="float" office:value="10" calcext:value-type="float">
            <text:p>10</text:p>
          </table:table-cell>
          <table:table-cell office:value-type="float" office:value="2.94" calcext:value-type="float">
            <text:p>2.94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ROUND([.D103]*OFFSET([.$O$4];[.$G103]-4;0)/OFFSET([.$K$4];[.$G103]-4;0);3)" office:value-type="float" office:value="2.94" calcext:value-type="float">
            <text:p>2.94</text:p>
          </table:table-cell>
          <table:table-cell table:formula="of:=ROUND([.D103]*OFFSET([.$P$4];[.$G103]-4;0)/OFFSET([.$K$4];[.$G103]-4;0);3)" office:value-type="float" office:value="2.94" calcext:value-type="float">
            <text:p>2.94</text:p>
          </table:table-cell>
          <table:table-cell table:formula="of:=ROUND([.E103]*OFFSET([.$Q$4];[.$G103]-4;0)/OFFSET([.$L$4];[.$G103]-4;0);5)" office:value-type="float" office:value="0.0012" calcext:value-type="float">
            <text:p>0.0012</text:p>
          </table:table-cell>
          <table:table-cell table:formula="of:=ROUND([.E103]*OFFSET([.$R$4];[.$G103]-4;0)/OFFSET([.$L$4];[.$G103]-4;0);5)" office:value-type="float" office:value="0.0012" calcext:value-type="float">
            <text:p>0.0012</text:p>
          </table:table-cell>
          <table:table-cell table:number-columns-repeated="10"/>
          <table:table-cell table:formula="of:=&quot;{&quot; &amp; CHAR(10) &amp; &quot;&quot;&quot;name&quot;&quot;: &quot;&quot;&quot; &amp; [.B103] &amp; &quot;&quot;&quot;,&quot; &amp; CHAR(10) &amp; &quot;&quot;&quot;permittivity_x&quot;&quot;: &quot; &amp; TEXT([.H103];&quot;0.000&quot;) &amp; &quot;,&quot; &amp; CHAR(10) &amp; &quot;&quot;&quot;permittivity_y&quot;&quot;: &quot; &amp; TEXT([.I103];&quot;0.000&quot;) &amp; &quot;,&quot; &amp; CHAR(10) &amp; &quot;&quot;&quot;loss_tangent_x&quot;&quot;: &quot; &amp; TEXT([.J103];&quot;0.00000&quot;) &amp; &quot;,&quot; &amp; CHAR(10) &amp; &quot;&quot;&quot;loss_tangent_y&quot;&quot;: &quot; &amp; TEXT([.K103];&quot;0.00000&quot;)  &amp; &quot;,&quot; &amp; CHAR(10) &amp; &quot;&quot;&quot;test_frequency&quot;&quot;: &quot; &amp; TEXT([.C103];&quot;0.0&quot;) &amp; &quot;e9&quot; &amp; CHAR(10) &amp; &quot;},&quot;" office:value-type="string" office:string-value="{&#10;&quot;name&quot;: &quot;Rogers RT/duroid 6002&quot;,&#10;&quot;permittivity_x&quot;: 2.940,&#10;&quot;permittivity_y&quot;: 2.940,&#10;&quot;loss_tangent_x&quot;: 0.00120,&#10;&quot;loss_tangent_y&quot;: 0.00120,&#10;&quot;test_frequency&quot;: 10.0e9&#10;}," calcext:value-type="string">
            <text:p>{</text:p>
            <text:p>"name": "Rogers RT/duroid 6002",</text:p>
            <text:p>"permittivity_x": 2.940,</text:p>
            <text:p>"permittivity_y": 2.940,</text:p>
            <text:p>"loss_tangent_x": 0.00120,</text:p>
            <text:p>"loss_tangent_y": 0.00120,</text:p>
            <text:p>"test_frequency": 10.0e9</text:p>
            <text:p>},</text:p>
          </table:table-cell>
          <table:table-cell table:number-columns-repeated="7"/>
          <table:table-cell table:style-name="ce87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T/duroid 6006</text:p>
          </table:table-cell>
          <table:table-cell office:value-type="float" office:value="10" calcext:value-type="float">
            <text:p>10</text:p>
          </table:table-cell>
          <table:table-cell office:value-type="float" office:value="6.45" calcext:value-type="float">
            <text:p>6.45</text:p>
          </table:table-cell>
          <table:table-cell office:value-type="float" office:value="0.0027" calcext:value-type="float">
            <text:p>0.0027</text:p>
          </table:table-cell>
          <table:table-cell/>
          <table:table-cell office:value-type="float" office:value="14" calcext:value-type="float">
            <text:p>14</text:p>
          </table:table-cell>
          <table:table-cell table:formula="of:=ROUND([.D104]*OFFSET([.$O$4];[.$G104]-4;0)/OFFSET([.$K$4];[.$G104]-4;0);3)" office:value-type="float" office:value="6.45" calcext:value-type="float">
            <text:p>6.45</text:p>
          </table:table-cell>
          <table:table-cell table:formula="of:=ROUND([.D104]*OFFSET([.$P$4];[.$G104]-4;0)/OFFSET([.$K$4];[.$G104]-4;0);3)" office:value-type="float" office:value="6.45" calcext:value-type="float">
            <text:p>6.45</text:p>
          </table:table-cell>
          <table:table-cell table:formula="of:=ROUND([.E104]*OFFSET([.$Q$4];[.$G104]-4;0)/OFFSET([.$L$4];[.$G104]-4;0);5)" office:value-type="float" office:value="0.0027" calcext:value-type="float">
            <text:p>0.0027</text:p>
          </table:table-cell>
          <table:table-cell table:formula="of:=ROUND([.E104]*OFFSET([.$R$4];[.$G104]-4;0)/OFFSET([.$L$4];[.$G104]-4;0);5)" office:value-type="float" office:value="0.0027" calcext:value-type="float">
            <text:p>0.0027</text:p>
          </table:table-cell>
          <table:table-cell table:number-columns-repeated="10"/>
          <table:table-cell table:formula="of:=&quot;{&quot; &amp; CHAR(10) &amp; &quot;&quot;&quot;name&quot;&quot;: &quot;&quot;&quot; &amp; [.B104] &amp; &quot;&quot;&quot;,&quot; &amp; CHAR(10) &amp; &quot;&quot;&quot;permittivity_x&quot;&quot;: &quot; &amp; TEXT([.H104];&quot;0.000&quot;) &amp; &quot;,&quot; &amp; CHAR(10) &amp; &quot;&quot;&quot;permittivity_y&quot;&quot;: &quot; &amp; TEXT([.I104];&quot;0.000&quot;) &amp; &quot;,&quot; &amp; CHAR(10) &amp; &quot;&quot;&quot;loss_tangent_x&quot;&quot;: &quot; &amp; TEXT([.J104];&quot;0.00000&quot;) &amp; &quot;,&quot; &amp; CHAR(10) &amp; &quot;&quot;&quot;loss_tangent_y&quot;&quot;: &quot; &amp; TEXT([.K104];&quot;0.00000&quot;)  &amp; &quot;,&quot; &amp; CHAR(10) &amp; &quot;&quot;&quot;test_frequency&quot;&quot;: &quot; &amp; TEXT([.C104];&quot;0.0&quot;) &amp; &quot;e9&quot; &amp; CHAR(10) &amp; &quot;},&quot;" office:value-type="string" office:string-value="{&#10;&quot;name&quot;: &quot;Rogers RT/duroid 6006&quot;,&#10;&quot;permittivity_x&quot;: 6.450,&#10;&quot;permittivity_y&quot;: 6.450,&#10;&quot;loss_tangent_x&quot;: 0.00270,&#10;&quot;loss_tangent_y&quot;: 0.00270,&#10;&quot;test_frequency&quot;: 10.0e9&#10;}," calcext:value-type="string">
            <text:p>{</text:p>
            <text:p>"name": "Rogers RT/duroid 6006",</text:p>
            <text:p>"permittivity_x": 6.450,</text:p>
            <text:p>"permittivity_y": 6.450,</text:p>
            <text:p>"loss_tangent_x": 0.00270,</text:p>
            <text:p>"loss_tangent_y": 0.00270,</text:p>
            <text:p>"test_frequency": 10.0e9</text:p>
            <text:p>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T/duroid 6010LM</text:p>
          </table:table-cell>
          <table:table-cell office:value-type="float" office:value="10" calcext:value-type="float">
            <text:p>10</text:p>
          </table:table-cell>
          <table:table-cell office:value-type="float" office:value="10.7" calcext:value-type="float">
            <text:p>10.7</text:p>
          </table:table-cell>
          <table:table-cell office:value-type="float" office:value="0.0023" calcext:value-type="float">
            <text:p>0.0023</text:p>
          </table:table-cell>
          <table:table-cell/>
          <table:table-cell office:value-type="float" office:value="14" calcext:value-type="float">
            <text:p>14</text:p>
          </table:table-cell>
          <table:table-cell table:formula="of:=ROUND([.D105]*OFFSET([.$O$4];[.$G105]-4;0)/OFFSET([.$K$4];[.$G105]-4;0);3)" office:value-type="float" office:value="10.7" calcext:value-type="float">
            <text:p>10.7</text:p>
          </table:table-cell>
          <table:table-cell table:formula="of:=ROUND([.D105]*OFFSET([.$P$4];[.$G105]-4;0)/OFFSET([.$K$4];[.$G105]-4;0);3)" office:value-type="float" office:value="10.7" calcext:value-type="float">
            <text:p>10.7</text:p>
          </table:table-cell>
          <table:table-cell table:formula="of:=ROUND([.E105]*OFFSET([.$Q$4];[.$G105]-4;0)/OFFSET([.$L$4];[.$G105]-4;0);5)" office:value-type="float" office:value="0.0023" calcext:value-type="float">
            <text:p>0.0023</text:p>
          </table:table-cell>
          <table:table-cell table:formula="of:=ROUND([.E105]*OFFSET([.$R$4];[.$G105]-4;0)/OFFSET([.$L$4];[.$G105]-4;0);5)" office:value-type="float" office:value="0.0023" calcext:value-type="float">
            <text:p>0.0023</text:p>
          </table:table-cell>
          <table:table-cell table:number-columns-repeated="10"/>
          <table:table-cell table:formula="of:=&quot;{&quot; &amp; CHAR(10) &amp; &quot;&quot;&quot;name&quot;&quot;: &quot;&quot;&quot; &amp; [.B105] &amp; &quot;&quot;&quot;,&quot; &amp; CHAR(10) &amp; &quot;&quot;&quot;permittivity_x&quot;&quot;: &quot; &amp; TEXT([.H105];&quot;0.000&quot;) &amp; &quot;,&quot; &amp; CHAR(10) &amp; &quot;&quot;&quot;permittivity_y&quot;&quot;: &quot; &amp; TEXT([.I105];&quot;0.000&quot;) &amp; &quot;,&quot; &amp; CHAR(10) &amp; &quot;&quot;&quot;loss_tangent_x&quot;&quot;: &quot; &amp; TEXT([.J105];&quot;0.00000&quot;) &amp; &quot;,&quot; &amp; CHAR(10) &amp; &quot;&quot;&quot;loss_tangent_y&quot;&quot;: &quot; &amp; TEXT([.K105];&quot;0.00000&quot;)  &amp; &quot;,&quot; &amp; CHAR(10) &amp; &quot;&quot;&quot;test_frequency&quot;&quot;: &quot; &amp; TEXT([.C105];&quot;0.0&quot;) &amp; &quot;e9&quot; &amp; CHAR(10) &amp; &quot;},&quot;" office:value-type="string" office:string-value="{&#10;&quot;name&quot;: &quot;Rogers RT/duroid 6010LM&quot;,&#10;&quot;permittivity_x&quot;: 10.700,&#10;&quot;permittivity_y&quot;: 10.700,&#10;&quot;loss_tangent_x&quot;: 0.00230,&#10;&quot;loss_tangent_y&quot;: 0.00230,&#10;&quot;test_frequency&quot;: 10.0e9&#10;}," calcext:value-type="string">
            <text:p>{</text:p>
            <text:p>"name": "Rogers RT/duroid 6010LM",</text:p>
            <text:p>"permittivity_x": 10.700,</text:p>
            <text:p>"permittivity_y": 10.700,</text:p>
            <text:p>"loss_tangent_x": 0.00230,</text:p>
            <text:p>"loss_tangent_y": 0.00230,</text:p>
            <text:p>"test_frequency": 10.0e9</text:p>
            <text:p>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T/duroid 6035HTC</text:p>
          </table:table-cell>
          <table:table-cell office:value-type="float" office:value="10" calcext:value-type="float">
            <text:p>10</text:p>
          </table:table-cell>
          <table:table-cell office:value-type="float" office:value="3.6" calcext:value-type="float">
            <text:p>3.6</text:p>
          </table:table-cell>
          <table:table-cell office:value-type="float" office:value="0.0013" calcext:value-type="float">
            <text:p>0.0013</text:p>
          </table:table-cell>
          <table:table-cell/>
          <table:table-cell office:value-type="float" office:value="14" calcext:value-type="float">
            <text:p>14</text:p>
          </table:table-cell>
          <table:table-cell table:formula="of:=ROUND([.D106]*OFFSET([.$O$4];[.$G106]-4;0)/OFFSET([.$K$4];[.$G106]-4;0);3)" office:value-type="float" office:value="3.6" calcext:value-type="float">
            <text:p>3.6</text:p>
          </table:table-cell>
          <table:table-cell table:formula="of:=ROUND([.D106]*OFFSET([.$P$4];[.$G106]-4;0)/OFFSET([.$K$4];[.$G106]-4;0);3)" office:value-type="float" office:value="3.6" calcext:value-type="float">
            <text:p>3.6</text:p>
          </table:table-cell>
          <table:table-cell table:formula="of:=ROUND([.E106]*OFFSET([.$Q$4];[.$G106]-4;0)/OFFSET([.$L$4];[.$G106]-4;0);5)" office:value-type="float" office:value="0.0013" calcext:value-type="float">
            <text:p>0.0013</text:p>
          </table:table-cell>
          <table:table-cell table:formula="of:=ROUND([.E106]*OFFSET([.$R$4];[.$G106]-4;0)/OFFSET([.$L$4];[.$G106]-4;0);5)" office:value-type="float" office:value="0.0013" calcext:value-type="float">
            <text:p>0.0013</text:p>
          </table:table-cell>
          <table:table-cell table:number-columns-repeated="10"/>
          <table:table-cell table:formula="of:=&quot;{&quot; &amp; CHAR(10) &amp; &quot;&quot;&quot;name&quot;&quot;: &quot;&quot;&quot; &amp; [.B106] &amp; &quot;&quot;&quot;,&quot; &amp; CHAR(10) &amp; &quot;&quot;&quot;permittivity_x&quot;&quot;: &quot; &amp; TEXT([.H106];&quot;0.000&quot;) &amp; &quot;,&quot; &amp; CHAR(10) &amp; &quot;&quot;&quot;permittivity_y&quot;&quot;: &quot; &amp; TEXT([.I106];&quot;0.000&quot;) &amp; &quot;,&quot; &amp; CHAR(10) &amp; &quot;&quot;&quot;loss_tangent_x&quot;&quot;: &quot; &amp; TEXT([.J106];&quot;0.00000&quot;) &amp; &quot;,&quot; &amp; CHAR(10) &amp; &quot;&quot;&quot;loss_tangent_y&quot;&quot;: &quot; &amp; TEXT([.K106];&quot;0.00000&quot;)  &amp; &quot;,&quot; &amp; CHAR(10) &amp; &quot;&quot;&quot;test_frequency&quot;&quot;: &quot; &amp; TEXT([.C106];&quot;0.0&quot;) &amp; &quot;e9&quot; &amp; CHAR(10) &amp; &quot;},&quot;" office:value-type="string" office:string-value="{&#10;&quot;name&quot;: &quot;Rogers RT/duroid 6035HTC&quot;,&#10;&quot;permittivity_x&quot;: 3.600,&#10;&quot;permittivity_y&quot;: 3.600,&#10;&quot;loss_tangent_x&quot;: 0.00130,&#10;&quot;loss_tangent_y&quot;: 0.00130,&#10;&quot;test_frequency&quot;: 10.0e9&#10;}," calcext:value-type="string">
            <text:p>{</text:p>
            <text:p>"name": "Rogers RT/duroid 6035HTC",</text:p>
            <text:p>"permittivity_x": 3.600,</text:p>
            <text:p>"permittivity_y": 3.600,</text:p>
            <text:p>"loss_tangent_x": 0.00130,</text:p>
            <text:p>"loss_tangent_y": 0.00130,</text:p>
            <text:p>"test_frequency": 10.0e9</text:p>
            <text:p>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T/duroid 6202</text:p>
          </table:table-cell>
          <table:table-cell office:value-type="float" office:value="10" calcext:value-type="float">
            <text:p>10</text:p>
          </table:table-cell>
          <table:table-cell office:value-type="float" office:value="2.9" calcext:value-type="float">
            <text:p>2.9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ROUND([.D107]*OFFSET([.$O$4];[.$G107]-4;0)/OFFSET([.$K$4];[.$G107]-4;0);3)" office:value-type="float" office:value="2.9" calcext:value-type="float">
            <text:p>2.9</text:p>
          </table:table-cell>
          <table:table-cell table:formula="of:=ROUND([.D107]*OFFSET([.$P$4];[.$G107]-4;0)/OFFSET([.$K$4];[.$G107]-4;0);3)" office:value-type="float" office:value="2.9" calcext:value-type="float">
            <text:p>2.9</text:p>
          </table:table-cell>
          <table:table-cell table:formula="of:=ROUND([.E107]*OFFSET([.$Q$4];[.$G107]-4;0)/OFFSET([.$L$4];[.$G107]-4;0);5)" office:value-type="float" office:value="0.0015" calcext:value-type="float">
            <text:p>0.0015</text:p>
          </table:table-cell>
          <table:table-cell table:formula="of:=ROUND([.E107]*OFFSET([.$R$4];[.$G107]-4;0)/OFFSET([.$L$4];[.$G107]-4;0);5)" office:value-type="float" office:value="0.0015" calcext:value-type="float">
            <text:p>0.0015</text:p>
          </table:table-cell>
          <table:table-cell table:number-columns-repeated="10"/>
          <table:table-cell table:formula="of:=&quot;{&quot; &amp; CHAR(10) &amp; &quot;&quot;&quot;name&quot;&quot;: &quot;&quot;&quot; &amp; [.B107] &amp; &quot;&quot;&quot;,&quot; &amp; CHAR(10) &amp; &quot;&quot;&quot;permittivity_x&quot;&quot;: &quot; &amp; TEXT([.H107];&quot;0.000&quot;) &amp; &quot;,&quot; &amp; CHAR(10) &amp; &quot;&quot;&quot;permittivity_y&quot;&quot;: &quot; &amp; TEXT([.I107];&quot;0.000&quot;) &amp; &quot;,&quot; &amp; CHAR(10) &amp; &quot;&quot;&quot;loss_tangent_x&quot;&quot;: &quot; &amp; TEXT([.J107];&quot;0.00000&quot;) &amp; &quot;,&quot; &amp; CHAR(10) &amp; &quot;&quot;&quot;loss_tangent_y&quot;&quot;: &quot; &amp; TEXT([.K107];&quot;0.00000&quot;)  &amp; &quot;,&quot; &amp; CHAR(10) &amp; &quot;&quot;&quot;test_frequency&quot;&quot;: &quot; &amp; TEXT([.C107];&quot;0.0&quot;) &amp; &quot;e9&quot; &amp; CHAR(10) &amp; &quot;},&quot;" office:value-type="string" office:string-value="{&#10;&quot;name&quot;: &quot;Rogers RT/duroid 6202&quot;,&#10;&quot;permittivity_x&quot;: 2.900,&#10;&quot;permittivity_y&quot;: 2.900,&#10;&quot;loss_tangent_x&quot;: 0.00150,&#10;&quot;loss_tangent_y&quot;: 0.00150,&#10;&quot;test_frequency&quot;: 10.0e9&#10;}," calcext:value-type="string">
            <text:p>{</text:p>
            <text:p>"name": "Rogers RT/duroid 6202",</text:p>
            <text:p>"permittivity_x": 2.900,</text:p>
            <text:p>"permittivity_y": 2.900,</text:p>
            <text:p>"loss_tangent_x": 0.00150,</text:p>
            <text:p>"loss_tangent_y": 0.00150,</text:p>
            <text:p>"test_frequency": 10.0e9</text:p>
            <text:p>},</text:p>
          </table:table-cell>
          <table:table-cell table:number-columns-repeated="2"/>
          <table:table-cell table:style-name="ce34"/>
          <table:table-cell table:number-columns-repeated="4"/>
          <table:table-cell table:style-name="ce87"/>
          <table:table-cell table:number-columns-repeated="8"/>
        </table:table-row>
        <table:table-row table:style-name="ro3">
          <table:table-cell/>
          <table:table-cell office:value-type="string" calcext:value-type="string">
            <text:p>Rogers RT/duroid 6202PR (2.9)</text:p>
          </table:table-cell>
          <table:table-cell office:value-type="float" office:value="10" calcext:value-type="float">
            <text:p>10</text:p>
          </table:table-cell>
          <table:table-cell office:value-type="float" office:value="2.9" calcext:value-type="float">
            <text:p>2.9</text:p>
          </table:table-cell>
          <table:table-cell office:value-type="float" office:value="0.002" calcext:value-type="float">
            <text:p>0.002</text:p>
          </table:table-cell>
          <table:table-cell table:style-name="ce43"/>
          <table:table-cell table:style-name="ce44" office:value-type="float" office:value="14" calcext:value-type="float">
            <text:p>14</text:p>
          </table:table-cell>
          <table:table-cell table:formula="of:=ROUND([.D108]*OFFSET([.$O$4];[.$G108]-4;0)/OFFSET([.$K$4];[.$G108]-4;0);3)" office:value-type="float" office:value="2.9" calcext:value-type="float">
            <text:p>2.9</text:p>
          </table:table-cell>
          <table:table-cell table:formula="of:=ROUND([.D108]*OFFSET([.$P$4];[.$G108]-4;0)/OFFSET([.$K$4];[.$G108]-4;0);3)" office:value-type="float" office:value="2.9" calcext:value-type="float">
            <text:p>2.9</text:p>
          </table:table-cell>
          <table:table-cell table:formula="of:=ROUND([.E108]*OFFSET([.$Q$4];[.$G108]-4;0)/OFFSET([.$L$4];[.$G108]-4;0);5)" office:value-type="float" office:value="0.002" calcext:value-type="float">
            <text:p>0.002</text:p>
          </table:table-cell>
          <table:table-cell table:formula="of:=ROUND([.E108]*OFFSET([.$R$4];[.$G108]-4;0)/OFFSET([.$L$4];[.$G108]-4;0);5)" office:value-type="float" office:value="0.002" calcext:value-type="float">
            <text:p>0.002</text:p>
          </table:table-cell>
          <table:table-cell table:number-columns-repeated="9"/>
          <table:table-cell table:style-name="ce43"/>
          <table:table-cell table:formula="of:=&quot;{&quot; &amp; CHAR(10) &amp; &quot;&quot;&quot;name&quot;&quot;: &quot;&quot;&quot; &amp; [.B108] &amp; &quot;&quot;&quot;,&quot; &amp; CHAR(10) &amp; &quot;&quot;&quot;permittivity_x&quot;&quot;: &quot; &amp; TEXT([.H108];&quot;0.000&quot;) &amp; &quot;,&quot; &amp; CHAR(10) &amp; &quot;&quot;&quot;permittivity_y&quot;&quot;: &quot; &amp; TEXT([.I108];&quot;0.000&quot;) &amp; &quot;,&quot; &amp; CHAR(10) &amp; &quot;&quot;&quot;loss_tangent_x&quot;&quot;: &quot; &amp; TEXT([.J108];&quot;0.00000&quot;) &amp; &quot;,&quot; &amp; CHAR(10) &amp; &quot;&quot;&quot;loss_tangent_y&quot;&quot;: &quot; &amp; TEXT([.K108];&quot;0.00000&quot;)  &amp; &quot;,&quot; &amp; CHAR(10) &amp; &quot;&quot;&quot;test_frequency&quot;&quot;: &quot; &amp; TEXT([.C108];&quot;0.0&quot;) &amp; &quot;e9&quot; &amp; CHAR(10) &amp; &quot;},&quot;" office:value-type="string" office:string-value="{&#10;&quot;name&quot;: &quot;Rogers RT/duroid 6202PR (2.9)&quot;,&#10;&quot;permittivity_x&quot;: 2.900,&#10;&quot;permittivity_y&quot;: 2.900,&#10;&quot;loss_tangent_x&quot;: 0.00200,&#10;&quot;loss_tangent_y&quot;: 0.00200,&#10;&quot;test_frequency&quot;: 10.0e9&#10;}," calcext:value-type="string">
            <text:p>{</text:p>
            <text:p>"name": "Rogers RT/duroid 6202PR (2.9)",</text:p>
            <text:p>"permittivity_x": 2.900,</text:p>
            <text:p>"permittivity_y": 2.900,</text:p>
            <text:p>"loss_tangent_x": 0.00200,</text:p>
            <text:p>"loss_tangent_y": 0.00200,</text:p>
            <text:p>"test_frequency": 10.0e9</text:p>
            <text:p>},</text:p>
          </table:table-cell>
          <table:table-cell table:number-columns-repeated="3"/>
          <table:table-cell table:style-name="ce25"/>
          <table:table-cell table:number-columns-repeated="12"/>
        </table:table-row>
        <table:table-row table:style-name="ro3">
          <table:table-cell/>
          <table:table-cell office:value-type="string" calcext:value-type="string">
            <text:p>Rogers RT/duroid 6202PR (2.98)</text:p>
          </table:table-cell>
          <table:table-cell office:value-type="float" office:value="10" calcext:value-type="float">
            <text:p>10</text:p>
          </table:table-cell>
          <table:table-cell office:value-type="float" office:value="2.98" calcext:value-type="float">
            <text:p>2.98</text:p>
          </table:table-cell>
          <table:table-cell office:value-type="float" office:value="0.002" calcext:value-type="float">
            <text:p>0.002</text:p>
          </table:table-cell>
          <table:table-cell table:style-name="ce43"/>
          <table:table-cell table:style-name="ce44" office:value-type="float" office:value="14" calcext:value-type="float">
            <text:p>14</text:p>
          </table:table-cell>
          <table:table-cell table:formula="of:=ROUND([.D109]*OFFSET([.$O$4];[.$G109]-4;0)/OFFSET([.$K$4];[.$G109]-4;0);3)" office:value-type="float" office:value="2.98" calcext:value-type="float">
            <text:p>2.98</text:p>
          </table:table-cell>
          <table:table-cell table:formula="of:=ROUND([.D109]*OFFSET([.$P$4];[.$G109]-4;0)/OFFSET([.$K$4];[.$G109]-4;0);3)" office:value-type="float" office:value="2.98" calcext:value-type="float">
            <text:p>2.98</text:p>
          </table:table-cell>
          <table:table-cell table:formula="of:=ROUND([.E109]*OFFSET([.$Q$4];[.$G109]-4;0)/OFFSET([.$L$4];[.$G109]-4;0);5)" office:value-type="float" office:value="0.002" calcext:value-type="float">
            <text:p>0.002</text:p>
          </table:table-cell>
          <table:table-cell table:formula="of:=ROUND([.E109]*OFFSET([.$R$4];[.$G109]-4;0)/OFFSET([.$L$4];[.$G109]-4;0);5)" office:value-type="float" office:value="0.002" calcext:value-type="float">
            <text:p>0.002</text:p>
          </table:table-cell>
          <table:table-cell table:number-columns-repeated="9"/>
          <table:table-cell table:style-name="ce43"/>
          <table:table-cell table:formula="of:=&quot;{&quot; &amp; CHAR(10) &amp; &quot;&quot;&quot;name&quot;&quot;: &quot;&quot;&quot; &amp; [.B109] &amp; &quot;&quot;&quot;,&quot; &amp; CHAR(10) &amp; &quot;&quot;&quot;permittivity_x&quot;&quot;: &quot; &amp; TEXT([.H109];&quot;0.000&quot;) &amp; &quot;,&quot; &amp; CHAR(10) &amp; &quot;&quot;&quot;permittivity_y&quot;&quot;: &quot; &amp; TEXT([.I109];&quot;0.000&quot;) &amp; &quot;,&quot; &amp; CHAR(10) &amp; &quot;&quot;&quot;loss_tangent_x&quot;&quot;: &quot; &amp; TEXT([.J109];&quot;0.00000&quot;) &amp; &quot;,&quot; &amp; CHAR(10) &amp; &quot;&quot;&quot;loss_tangent_y&quot;&quot;: &quot; &amp; TEXT([.K109];&quot;0.00000&quot;)  &amp; &quot;,&quot; &amp; CHAR(10) &amp; &quot;&quot;&quot;test_frequency&quot;&quot;: &quot; &amp; TEXT([.C109];&quot;0.0&quot;) &amp; &quot;e9&quot; &amp; CHAR(10) &amp; &quot;},&quot;" office:value-type="string" office:string-value="{&#10;&quot;name&quot;: &quot;Rogers RT/duroid 6202PR (2.98)&quot;,&#10;&quot;permittivity_x&quot;: 2.980,&#10;&quot;permittivity_y&quot;: 2.980,&#10;&quot;loss_tangent_x&quot;: 0.00200,&#10;&quot;loss_tangent_y&quot;: 0.00200,&#10;&quot;test_frequency&quot;: 10.0e9&#10;}," calcext:value-type="string">
            <text:p>{</text:p>
            <text:p>"name": "Rogers RT/duroid 6202PR (2.98)",</text:p>
            <text:p>"permittivity_x": 2.980,</text:p>
            <text:p>"permittivity_y": 2.980,</text:p>
            <text:p>"loss_tangent_x": 0.00200,</text:p>
            <text:p>"loss_tangent_y": 0.00200,</text:p>
            <text:p>"test_frequency": 10.0e9</text:p>
            <text:p>},</text:p>
          </table:table-cell>
          <table:table-cell table:number-columns-repeated="3"/>
          <table:table-cell table:style-name="ce25"/>
          <table:table-cell table:number-columns-repeated="12"/>
        </table:table-row>
        <table:table-row table:style-name="ro3">
          <table:table-cell table:number-columns-repeated="5"/>
          <table:table-cell table:style-name="ce43"/>
          <table:table-cell table:style-name="ce44" table:number-columns-repeated="2"/>
          <table:table-cell table:style-name="ce43" table:number-columns-repeated="3"/>
          <table:table-cell table:number-columns-repeated="9"/>
          <table:table-cell table:style-name="ce43" table:number-columns-repeated="2"/>
          <table:table-cell table:number-columns-repeated="3"/>
          <table:table-cell table:style-name="ce25"/>
          <table:table-cell table:number-columns-repeated="12"/>
        </table:table-row>
        <table:table-row table:style-name="ro3">
          <table:table-cell/>
          <table:table-cell office:value-type="string" calcext:value-type="string">
            <text:p>Rogers DiClad 527 (2.4)</text:p>
          </table:table-cell>
          <table:table-cell office:value-type="float" office:value="10" calcext:value-type="float">
            <text:p>10</text:p>
          </table:table-cell>
          <table:table-cell office:value-type="float" office:value="2.4" calcext:value-type="float">
            <text:p>2.4</text:p>
          </table:table-cell>
          <table:table-cell office:value-type="float" office:value="0.0018" calcext:value-type="float">
            <text:p>0.0018</text:p>
          </table:table-cell>
          <table:table-cell table:style-name="ce43"/>
          <table:table-cell table:style-name="ce44" office:value-type="float" office:value="16" calcext:value-type="float">
            <text:p>16</text:p>
          </table:table-cell>
          <table:table-cell table:formula="of:=ROUND([.D111]*OFFSET([.$O$4];[.$G111]-4;0)/OFFSET([.$K$4];[.$G111]-4;0);3)" office:value-type="float" office:value="2.566" calcext:value-type="float">
            <text:p>2.566</text:p>
          </table:table-cell>
          <table:table-cell table:formula="of:=ROUND([.D111]*OFFSET([.$P$4];[.$G111]-4;0)/OFFSET([.$K$4];[.$G111]-4;0);3)" office:value-type="float" office:value="2.378" calcext:value-type="float">
            <text:p>2.378</text:p>
          </table:table-cell>
          <table:table-cell table:formula="of:=ROUND([.E111]*OFFSET([.$Q$4];[.$G111]-4;0)/OFFSET([.$L$4];[.$G111]-4;0);5)" office:value-type="float" office:value="0.0032" calcext:value-type="float">
            <text:p>0.0032</text:p>
          </table:table-cell>
          <table:table-cell table:formula="of:=ROUND([.E111]*OFFSET([.$R$4];[.$G111]-4;0)/OFFSET([.$L$4];[.$G111]-4;0);5)" office:value-type="float" office:value="0.00186" calcext:value-type="float">
            <text:p>0.00186</text:p>
          </table:table-cell>
          <table:table-cell table:number-columns-repeated="9"/>
          <table:table-cell table:style-name="ce43"/>
          <table:table-cell table:formula="of:=&quot;{&quot; &amp; CHAR(10) &amp; &quot;&quot;&quot;name&quot;&quot;: &quot;&quot;&quot; &amp; [.B111] &amp; &quot;&quot;&quot;,&quot; &amp; CHAR(10) &amp; &quot;&quot;&quot;permittivity_x&quot;&quot;: &quot; &amp; TEXT([.H111];&quot;0.000&quot;) &amp; &quot;,&quot; &amp; CHAR(10) &amp; &quot;&quot;&quot;permittivity_y&quot;&quot;: &quot; &amp; TEXT([.I111];&quot;0.000&quot;) &amp; &quot;,&quot; &amp; CHAR(10) &amp; &quot;&quot;&quot;loss_tangent_x&quot;&quot;: &quot; &amp; TEXT([.J111];&quot;0.00000&quot;) &amp; &quot;,&quot; &amp; CHAR(10) &amp; &quot;&quot;&quot;loss_tangent_y&quot;&quot;: &quot; &amp; TEXT([.K111];&quot;0.00000&quot;)  &amp; &quot;,&quot; &amp; CHAR(10) &amp; &quot;&quot;&quot;test_frequency&quot;&quot;: &quot; &amp; TEXT([.C111];&quot;0.0&quot;) &amp; &quot;e9&quot; &amp; CHAR(10) &amp; &quot;},&quot;" office:value-type="string" office:string-value="{&#10;&quot;name&quot;: &quot;Rogers DiClad 527 (2.4)&quot;,&#10;&quot;permittivity_x&quot;: 2.566,&#10;&quot;permittivity_y&quot;: 2.378,&#10;&quot;loss_tangent_x&quot;: 0.00320,&#10;&quot;loss_tangent_y&quot;: 0.00186,&#10;&quot;test_frequency&quot;: 10.0e9&#10;}," calcext:value-type="string">
            <text:p>{</text:p>
            <text:p>"name": "Rogers DiClad 527 (2.4)",</text:p>
            <text:p>"permittivity_x": 2.566,</text:p>
            <text:p>"permittivity_y": 2.378,</text:p>
            <text:p>"loss_tangent_x": 0.00320,</text:p>
            <text:p>"loss_tangent_y": 0.00186,</text:p>
            <text:p>"test_frequency": 10.0e9</text:p>
            <text:p>},</text:p>
          </table:table-cell>
          <table:table-cell table:number-columns-repeated="3"/>
          <table:table-cell table:style-name="ce25"/>
          <table:table-cell table:number-columns-repeated="12"/>
        </table:table-row>
        <table:table-row table:style-name="ro3">
          <table:table-cell/>
          <table:table-cell office:value-type="string" calcext:value-type="string">
            <text:p>Rogers DiClad 527 (2.65)</text:p>
          </table:table-cell>
          <table:table-cell office:value-type="float" office:value="10" calcext:value-type="float">
            <text:p>10</text:p>
          </table:table-cell>
          <table:table-cell office:value-type="float" office:value="2.65" calcext:value-type="float">
            <text:p>2.65</text:p>
          </table:table-cell>
          <table:table-cell office:value-type="float" office:value="0.0018" calcext:value-type="float">
            <text:p>0.0018</text:p>
          </table:table-cell>
          <table:table-cell table:style-name="ce43"/>
          <table:table-cell table:style-name="ce44" office:value-type="float" office:value="16" calcext:value-type="float">
            <text:p>16</text:p>
          </table:table-cell>
          <table:table-cell table:formula="of:=ROUND([.D112]*OFFSET([.$O$4];[.$G112]-4;0)/OFFSET([.$K$4];[.$G112]-4;0);3)" office:value-type="float" office:value="2.834" calcext:value-type="float">
            <text:p>2.834</text:p>
          </table:table-cell>
          <table:table-cell table:formula="of:=ROUND([.D112]*OFFSET([.$P$4];[.$G112]-4;0)/OFFSET([.$K$4];[.$G112]-4;0);3)" office:value-type="float" office:value="2.626" calcext:value-type="float">
            <text:p>2.626</text:p>
          </table:table-cell>
          <table:table-cell table:formula="of:=ROUND([.E112]*OFFSET([.$Q$4];[.$G112]-4;0)/OFFSET([.$L$4];[.$G112]-4;0);5)" office:value-type="float" office:value="0.0032" calcext:value-type="float">
            <text:p>0.0032</text:p>
          </table:table-cell>
          <table:table-cell table:formula="of:=ROUND([.E112]*OFFSET([.$R$4];[.$G112]-4;0)/OFFSET([.$L$4];[.$G112]-4;0);5)" office:value-type="float" office:value="0.00186" calcext:value-type="float">
            <text:p>0.00186</text:p>
          </table:table-cell>
          <table:table-cell table:number-columns-repeated="9"/>
          <table:table-cell table:style-name="ce43"/>
          <table:table-cell table:formula="of:=&quot;{&quot; &amp; CHAR(10) &amp; &quot;&quot;&quot;name&quot;&quot;: &quot;&quot;&quot; &amp; [.B112] &amp; &quot;&quot;&quot;,&quot; &amp; CHAR(10) &amp; &quot;&quot;&quot;permittivity_x&quot;&quot;: &quot; &amp; TEXT([.H112];&quot;0.000&quot;) &amp; &quot;,&quot; &amp; CHAR(10) &amp; &quot;&quot;&quot;permittivity_y&quot;&quot;: &quot; &amp; TEXT([.I112];&quot;0.000&quot;) &amp; &quot;,&quot; &amp; CHAR(10) &amp; &quot;&quot;&quot;loss_tangent_x&quot;&quot;: &quot; &amp; TEXT([.J112];&quot;0.00000&quot;) &amp; &quot;,&quot; &amp; CHAR(10) &amp; &quot;&quot;&quot;loss_tangent_y&quot;&quot;: &quot; &amp; TEXT([.K112];&quot;0.00000&quot;)  &amp; &quot;,&quot; &amp; CHAR(10) &amp; &quot;&quot;&quot;test_frequency&quot;&quot;: &quot; &amp; TEXT([.C112];&quot;0.0&quot;) &amp; &quot;e9&quot; &amp; CHAR(10) &amp; &quot;},&quot;" office:value-type="string" office:string-value="{&#10;&quot;name&quot;: &quot;Rogers DiClad 527 (2.65)&quot;,&#10;&quot;permittivity_x&quot;: 2.834,&#10;&quot;permittivity_y&quot;: 2.626,&#10;&quot;loss_tangent_x&quot;: 0.00320,&#10;&quot;loss_tangent_y&quot;: 0.00186,&#10;&quot;test_frequency&quot;: 10.0e9&#10;}," calcext:value-type="string">
            <text:p>{</text:p>
            <text:p>"name": "Rogers DiClad 527 (2.65)",</text:p>
            <text:p>"permittivity_x": 2.834,</text:p>
            <text:p>"permittivity_y": 2.626,</text:p>
            <text:p>"loss_tangent_x": 0.00320,</text:p>
            <text:p>"loss_tangent_y": 0.00186,</text:p>
            <text:p>"test_frequency": 10.0e9</text:p>
            <text:p>},</text:p>
          </table:table-cell>
          <table:table-cell table:number-columns-repeated="3"/>
          <table:table-cell table:style-name="ce25"/>
          <table:table-cell table:number-columns-repeated="12"/>
        </table:table-row>
        <table:table-row table:style-name="ro3">
          <table:table-cell/>
          <table:table-cell office:value-type="string" calcext:value-type="string">
            <text:p>Rogers DiClad 870</text:p>
          </table:table-cell>
          <table:table-cell office:value-type="float" office:value="10" calcext:value-type="float">
            <text:p>10</text:p>
          </table:table-cell>
          <table:table-cell office:value-type="float" office:value="2.33" calcext:value-type="float">
            <text:p>2.33</text:p>
          </table:table-cell>
          <table:table-cell office:value-type="float" office:value="0.0013" calcext:value-type="float">
            <text:p>0.0013</text:p>
          </table:table-cell>
          <table:table-cell table:style-name="ce43"/>
          <table:table-cell table:style-name="ce44" office:value-type="float" office:value="16" calcext:value-type="float">
            <text:p>16</text:p>
          </table:table-cell>
          <table:table-cell table:formula="of:=ROUND([.D113]*OFFSET([.$O$4];[.$G113]-4;0)/OFFSET([.$K$4];[.$G113]-4;0);3)" office:value-type="float" office:value="2.492" calcext:value-type="float">
            <text:p>2.492</text:p>
          </table:table-cell>
          <table:table-cell table:formula="of:=ROUND([.D113]*OFFSET([.$P$4];[.$G113]-4;0)/OFFSET([.$K$4];[.$G113]-4;0);3)" office:value-type="float" office:value="2.309" calcext:value-type="float">
            <text:p>2.309</text:p>
          </table:table-cell>
          <table:table-cell table:formula="of:=ROUND([.E113]*OFFSET([.$Q$4];[.$G113]-4;0)/OFFSET([.$L$4];[.$G113]-4;0);5)" office:value-type="float" office:value="0.00231" calcext:value-type="float">
            <text:p>0.00231</text:p>
          </table:table-cell>
          <table:table-cell table:formula="of:=ROUND([.E113]*OFFSET([.$R$4];[.$G113]-4;0)/OFFSET([.$L$4];[.$G113]-4;0);5)" office:value-type="float" office:value="0.00134" calcext:value-type="float">
            <text:p>0.00134</text:p>
          </table:table-cell>
          <table:table-cell table:number-columns-repeated="9"/>
          <table:table-cell table:style-name="ce43"/>
          <table:table-cell table:formula="of:=&quot;{&quot; &amp; CHAR(10) &amp; &quot;&quot;&quot;name&quot;&quot;: &quot;&quot;&quot; &amp; [.B113] &amp; &quot;&quot;&quot;,&quot; &amp; CHAR(10) &amp; &quot;&quot;&quot;permittivity_x&quot;&quot;: &quot; &amp; TEXT([.H113];&quot;0.000&quot;) &amp; &quot;,&quot; &amp; CHAR(10) &amp; &quot;&quot;&quot;permittivity_y&quot;&quot;: &quot; &amp; TEXT([.I113];&quot;0.000&quot;) &amp; &quot;,&quot; &amp; CHAR(10) &amp; &quot;&quot;&quot;loss_tangent_x&quot;&quot;: &quot; &amp; TEXT([.J113];&quot;0.00000&quot;) &amp; &quot;,&quot; &amp; CHAR(10) &amp; &quot;&quot;&quot;loss_tangent_y&quot;&quot;: &quot; &amp; TEXT([.K113];&quot;0.00000&quot;)  &amp; &quot;,&quot; &amp; CHAR(10) &amp; &quot;&quot;&quot;test_frequency&quot;&quot;: &quot; &amp; TEXT([.C113];&quot;0.0&quot;) &amp; &quot;e9&quot; &amp; CHAR(10) &amp; &quot;},&quot;" office:value-type="string" office:string-value="{&#10;&quot;name&quot;: &quot;Rogers DiClad 870&quot;,&#10;&quot;permittivity_x&quot;: 2.492,&#10;&quot;permittivity_y&quot;: 2.309,&#10;&quot;loss_tangent_x&quot;: 0.00231,&#10;&quot;loss_tangent_y&quot;: 0.00134,&#10;&quot;test_frequency&quot;: 10.0e9&#10;}," calcext:value-type="string">
            <text:p>{</text:p>
            <text:p>"name": "Rogers DiClad 870",</text:p>
            <text:p>"permittivity_x": 2.492,</text:p>
            <text:p>"permittivity_y": 2.309,</text:p>
            <text:p>"loss_tangent_x": 0.00231,</text:p>
            <text:p>"loss_tangent_y": 0.00134,</text:p>
            <text:p>"test_frequency": 10.0e9</text:p>
            <text:p>},</text:p>
          </table:table-cell>
          <table:table-cell table:number-columns-repeated="3"/>
          <table:table-cell table:style-name="ce25"/>
          <table:table-cell table:number-columns-repeated="12"/>
        </table:table-row>
        <table:table-row table:style-name="ro3">
          <table:table-cell/>
          <table:table-cell office:value-type="string" calcext:value-type="string">
            <text:p>Rogers DiClad 880 (2.17)</text:p>
          </table:table-cell>
          <table:table-cell office:value-type="float" office:value="10" calcext:value-type="float">
            <text:p>10</text:p>
          </table:table-cell>
          <table:table-cell office:value-type="float" office:value="2.17" calcext:value-type="float">
            <text:p>2.17</text:p>
          </table:table-cell>
          <table:table-cell office:value-type="float" office:value="0.0009" calcext:value-type="float">
            <text:p>0.0009</text:p>
          </table:table-cell>
          <table:table-cell table:style-name="ce43"/>
          <table:table-cell table:style-name="ce44" office:value-type="float" office:value="16" calcext:value-type="float">
            <text:p>16</text:p>
          </table:table-cell>
          <table:table-cell table:formula="of:=ROUND([.D114]*OFFSET([.$O$4];[.$G114]-4;0)/OFFSET([.$K$4];[.$G114]-4;0);3)" office:value-type="float" office:value="2.321" calcext:value-type="float">
            <text:p>2.321</text:p>
          </table:table-cell>
          <table:table-cell table:formula="of:=ROUND([.D114]*OFFSET([.$P$4];[.$G114]-4;0)/OFFSET([.$K$4];[.$G114]-4;0);3)" office:value-type="float" office:value="2.15" calcext:value-type="float">
            <text:p>2.15</text:p>
          </table:table-cell>
          <table:table-cell table:formula="of:=ROUND([.E114]*OFFSET([.$Q$4];[.$G114]-4;0)/OFFSET([.$L$4];[.$G114]-4;0);5)" office:value-type="float" office:value="0.0016" calcext:value-type="float">
            <text:p>0.0016</text:p>
          </table:table-cell>
          <table:table-cell table:formula="of:=ROUND([.E114]*OFFSET([.$R$4];[.$G114]-4;0)/OFFSET([.$L$4];[.$G114]-4;0);5)" office:value-type="float" office:value="0.00093" calcext:value-type="float">
            <text:p>0.00093</text:p>
          </table:table-cell>
          <table:table-cell table:number-columns-repeated="9"/>
          <table:table-cell table:style-name="ce43"/>
          <table:table-cell table:formula="of:=&quot;{&quot; &amp; CHAR(10) &amp; &quot;&quot;&quot;name&quot;&quot;: &quot;&quot;&quot; &amp; [.B114] &amp; &quot;&quot;&quot;,&quot; &amp; CHAR(10) &amp; &quot;&quot;&quot;permittivity_x&quot;&quot;: &quot; &amp; TEXT([.H114];&quot;0.000&quot;) &amp; &quot;,&quot; &amp; CHAR(10) &amp; &quot;&quot;&quot;permittivity_y&quot;&quot;: &quot; &amp; TEXT([.I114];&quot;0.000&quot;) &amp; &quot;,&quot; &amp; CHAR(10) &amp; &quot;&quot;&quot;loss_tangent_x&quot;&quot;: &quot; &amp; TEXT([.J114];&quot;0.00000&quot;) &amp; &quot;,&quot; &amp; CHAR(10) &amp; &quot;&quot;&quot;loss_tangent_y&quot;&quot;: &quot; &amp; TEXT([.K114];&quot;0.00000&quot;)  &amp; &quot;,&quot; &amp; CHAR(10) &amp; &quot;&quot;&quot;test_frequency&quot;&quot;: &quot; &amp; TEXT([.C114];&quot;0.0&quot;) &amp; &quot;e9&quot; &amp; CHAR(10) &amp; &quot;},&quot;" office:value-type="string" office:string-value="{&#10;&quot;name&quot;: &quot;Rogers DiClad 880 (2.17)&quot;,&#10;&quot;permittivity_x&quot;: 2.321,&#10;&quot;permittivity_y&quot;: 2.150,&#10;&quot;loss_tangent_x&quot;: 0.00160,&#10;&quot;loss_tangent_y&quot;: 0.00093,&#10;&quot;test_frequency&quot;: 10.0e9&#10;}," calcext:value-type="string">
            <text:p>{</text:p>
            <text:p>"name": "Rogers DiClad 880 (2.17)",</text:p>
            <text:p>"permittivity_x": 2.321,</text:p>
            <text:p>"permittivity_y": 2.150,</text:p>
            <text:p>"loss_tangent_x": 0.00160,</text:p>
            <text:p>"loss_tangent_y": 0.00093,</text:p>
            <text:p>"test_frequency": 10.0e9</text:p>
            <text:p>},</text:p>
          </table:table-cell>
          <table:table-cell table:number-columns-repeated="3"/>
          <table:table-cell table:style-name="ce25"/>
          <table:table-cell table:number-columns-repeated="12"/>
        </table:table-row>
        <table:table-row table:style-name="ro3">
          <table:table-cell/>
          <table:table-cell office:value-type="string" calcext:value-type="string">
            <text:p>Rogers DiClad 880 (2.2)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 office:value-type="float" office:value="0.0009" calcext:value-type="float">
            <text:p>0.0009</text:p>
          </table:table-cell>
          <table:table-cell table:style-name="ce43"/>
          <table:table-cell table:style-name="ce44" office:value-type="float" office:value="16" calcext:value-type="float">
            <text:p>16</text:p>
          </table:table-cell>
          <table:table-cell table:formula="of:=ROUND([.D115]*OFFSET([.$O$4];[.$G115]-4;0)/OFFSET([.$K$4];[.$G115]-4;0);3)" office:value-type="float" office:value="2.353" calcext:value-type="float">
            <text:p>2.353</text:p>
          </table:table-cell>
          <table:table-cell table:formula="of:=ROUND([.D115]*OFFSET([.$P$4];[.$G115]-4;0)/OFFSET([.$K$4];[.$G115]-4;0);3)" office:value-type="float" office:value="2.18" calcext:value-type="float">
            <text:p>2.18</text:p>
          </table:table-cell>
          <table:table-cell table:formula="of:=ROUND([.E115]*OFFSET([.$Q$4];[.$G115]-4;0)/OFFSET([.$L$4];[.$G115]-4;0);5)" office:value-type="float" office:value="0.0016" calcext:value-type="float">
            <text:p>0.0016</text:p>
          </table:table-cell>
          <table:table-cell table:formula="of:=ROUND([.E115]*OFFSET([.$R$4];[.$G115]-4;0)/OFFSET([.$L$4];[.$G115]-4;0);5)" office:value-type="float" office:value="0.00093" calcext:value-type="float">
            <text:p>0.00093</text:p>
          </table:table-cell>
          <table:table-cell table:number-columns-repeated="9"/>
          <table:table-cell table:style-name="ce43"/>
          <table:table-cell table:formula="of:=&quot;{&quot; &amp; CHAR(10) &amp; &quot;&quot;&quot;name&quot;&quot;: &quot;&quot;&quot; &amp; [.B115] &amp; &quot;&quot;&quot;,&quot; &amp; CHAR(10) &amp; &quot;&quot;&quot;permittivity_x&quot;&quot;: &quot; &amp; TEXT([.H115];&quot;0.000&quot;) &amp; &quot;,&quot; &amp; CHAR(10) &amp; &quot;&quot;&quot;permittivity_y&quot;&quot;: &quot; &amp; TEXT([.I115];&quot;0.000&quot;) &amp; &quot;,&quot; &amp; CHAR(10) &amp; &quot;&quot;&quot;loss_tangent_x&quot;&quot;: &quot; &amp; TEXT([.J115];&quot;0.00000&quot;) &amp; &quot;,&quot; &amp; CHAR(10) &amp; &quot;&quot;&quot;loss_tangent_y&quot;&quot;: &quot; &amp; TEXT([.K115];&quot;0.00000&quot;)  &amp; &quot;,&quot; &amp; CHAR(10) &amp; &quot;&quot;&quot;test_frequency&quot;&quot;: &quot; &amp; TEXT([.C115];&quot;0.0&quot;) &amp; &quot;e9&quot; &amp; CHAR(10) &amp; &quot;},&quot;" office:value-type="string" office:string-value="{&#10;&quot;name&quot;: &quot;Rogers DiClad 880 (2.2)&quot;,&#10;&quot;permittivity_x&quot;: 2.353,&#10;&quot;permittivity_y&quot;: 2.180,&#10;&quot;loss_tangent_x&quot;: 0.00160,&#10;&quot;loss_tangent_y&quot;: 0.00093,&#10;&quot;test_frequency&quot;: 10.0e9&#10;}," calcext:value-type="string">
            <text:p>{</text:p>
            <text:p>"name": "Rogers DiClad 880 (2.2)",</text:p>
            <text:p>"permittivity_x": 2.353,</text:p>
            <text:p>"permittivity_y": 2.180,</text:p>
            <text:p>"loss_tangent_x": 0.00160,</text:p>
            <text:p>"loss_tangent_y": 0.00093,</text:p>
            <text:p>"test_frequency": 10.0e9</text:p>
            <text:p>},</text:p>
          </table:table-cell>
          <table:table-cell table:number-columns-repeated="3"/>
          <table:table-cell table:style-name="ce25"/>
          <table:table-cell table:number-columns-repeated="12"/>
        </table:table-row>
        <table:table-row table:style-name="ro1">
          <table:table-cell table:number-columns-repeated="5"/>
          <table:table-cell table:style-name="ce43"/>
          <table:table-cell table:style-name="ce44" table:number-columns-repeated="2"/>
          <table:table-cell table:style-name="ce43" table:number-columns-repeated="3"/>
          <table:table-cell table:number-columns-repeated="9"/>
          <table:table-cell table:style-name="ce43" table:number-columns-repeated="2"/>
          <table:table-cell table:number-columns-repeated="3"/>
          <table:table-cell table:style-name="ce25"/>
          <table:table-cell table:number-columns-repeated="12"/>
        </table:table-row>
        <table:table-row table:style-name="ro3">
          <table:table-cell/>
          <table:table-cell office:value-type="string" calcext:value-type="string">
            <text:p>Rogers TMM3</text:p>
          </table:table-cell>
          <table:table-cell office:value-type="float" office:value="10" calcext:value-type="float">
            <text:p>10</text:p>
          </table:table-cell>
          <table:table-cell office:value-type="float" office:value="3.45" calcext:value-type="float">
            <text:p>3.45</text:p>
          </table:table-cell>
          <table:table-cell office:value-type="float" office:value="0.002" calcext:value-type="float">
            <text:p>0.002</text:p>
          </table:table-cell>
          <table:table-cell table:style-name="ce43"/>
          <table:table-cell table:style-name="ce44" office:value-type="float" office:value="12" calcext:value-type="float">
            <text:p>12</text:p>
          </table:table-cell>
          <table:table-cell table:formula="of:=ROUND([.D117]*OFFSET([.$O$4];[.$G117]-4;0)/OFFSET([.$K$4];[.$G117]-4;0);3)" office:value-type="float" office:value="3.848" calcext:value-type="float">
            <text:p>3.848</text:p>
          </table:table-cell>
          <table:table-cell table:formula="of:=ROUND([.D117]*OFFSET([.$P$4];[.$G117]-4;0)/OFFSET([.$K$4];[.$G117]-4;0);3)" office:value-type="float" office:value="3.609" calcext:value-type="float">
            <text:p>3.609</text:p>
          </table:table-cell>
          <table:table-cell table:formula="of:=ROUND([.E117]*OFFSET([.$Q$4];[.$G117]-4;0)/OFFSET([.$L$4];[.$G117]-4;0);5)" office:value-type="float" office:value="0.0019" calcext:value-type="float">
            <text:p>0.0019</text:p>
          </table:table-cell>
          <table:table-cell table:formula="of:=ROUND([.E117]*OFFSET([.$R$4];[.$G117]-4;0)/OFFSET([.$L$4];[.$G117]-4;0);5)" office:value-type="float" office:value="0.0035" calcext:value-type="float">
            <text:p>0.0035</text:p>
          </table:table-cell>
          <table:table-cell table:number-columns-repeated="9"/>
          <table:table-cell table:style-name="ce43"/>
          <table:table-cell table:formula="of:=&quot;{&quot; &amp; CHAR(10) &amp; &quot;&quot;&quot;name&quot;&quot;: &quot;&quot;&quot; &amp; [.B117] &amp; &quot;&quot;&quot;,&quot; &amp; CHAR(10) &amp; &quot;&quot;&quot;permittivity_x&quot;&quot;: &quot; &amp; TEXT([.H117];&quot;0.000&quot;) &amp; &quot;,&quot; &amp; CHAR(10) &amp; &quot;&quot;&quot;permittivity_y&quot;&quot;: &quot; &amp; TEXT([.I117];&quot;0.000&quot;) &amp; &quot;,&quot; &amp; CHAR(10) &amp; &quot;&quot;&quot;loss_tangent_x&quot;&quot;: &quot; &amp; TEXT([.J117];&quot;0.00000&quot;) &amp; &quot;,&quot; &amp; CHAR(10) &amp; &quot;&quot;&quot;loss_tangent_y&quot;&quot;: &quot; &amp; TEXT([.K117];&quot;0.00000&quot;)  &amp; &quot;,&quot; &amp; CHAR(10) &amp; &quot;&quot;&quot;test_frequency&quot;&quot;: &quot; &amp; TEXT([.C117];&quot;0.0&quot;) &amp; &quot;e9&quot; &amp; CHAR(10) &amp; &quot;},&quot;" office:value-type="string" office:string-value="{&#10;&quot;name&quot;: &quot;Rogers TMM3&quot;,&#10;&quot;permittivity_x&quot;: 3.848,&#10;&quot;permittivity_y&quot;: 3.609,&#10;&quot;loss_tangent_x&quot;: 0.00190,&#10;&quot;loss_tangent_y&quot;: 0.00350,&#10;&quot;test_frequency&quot;: 10.0e9&#10;}," calcext:value-type="string">
            <text:p>{</text:p>
            <text:p>"name": "Rogers TMM3",</text:p>
            <text:p>"permittivity_x": 3.848,</text:p>
            <text:p>"permittivity_y": 3.609,</text:p>
            <text:p>"loss_tangent_x": 0.00190,</text:p>
            <text:p>"loss_tangent_y": 0.00350,</text:p>
            <text:p>"test_frequency": 10.0e9</text:p>
            <text:p>},</text:p>
          </table:table-cell>
          <table:table-cell table:number-columns-repeated="3"/>
          <table:table-cell table:style-name="ce25"/>
          <table:table-cell table:number-columns-repeated="12"/>
        </table:table-row>
        <table:table-row table:style-name="ro3">
          <table:table-cell/>
          <table:table-cell office:value-type="string" calcext:value-type="string">
            <text:p>Rogers TMM4</text:p>
          </table:table-cell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office:value-type="float" office:value="0.002" calcext:value-type="float">
            <text:p>0.002</text:p>
          </table:table-cell>
          <table:table-cell table:style-name="ce43"/>
          <table:table-cell table:style-name="ce44" office:value-type="float" office:value="12" calcext:value-type="float">
            <text:p>12</text:p>
          </table:table-cell>
          <table:table-cell table:formula="of:=ROUND([.D118]*OFFSET([.$O$4];[.$G118]-4;0)/OFFSET([.$K$4];[.$G118]-4;0);3)" office:value-type="float" office:value="5.243" calcext:value-type="float">
            <text:p>5.243</text:p>
          </table:table-cell>
          <table:table-cell table:formula="of:=ROUND([.D118]*OFFSET([.$P$4];[.$G118]-4;0)/OFFSET([.$K$4];[.$G118]-4;0);3)" office:value-type="float" office:value="4.916" calcext:value-type="float">
            <text:p>4.916</text:p>
          </table:table-cell>
          <table:table-cell table:formula="of:=ROUND([.E118]*OFFSET([.$Q$4];[.$G118]-4;0)/OFFSET([.$L$4];[.$G118]-4;0);5)" office:value-type="float" office:value="0.0019" calcext:value-type="float">
            <text:p>0.0019</text:p>
          </table:table-cell>
          <table:table-cell table:formula="of:=ROUND([.E118]*OFFSET([.$R$4];[.$G118]-4;0)/OFFSET([.$L$4];[.$G118]-4;0);5)" office:value-type="float" office:value="0.0035" calcext:value-type="float">
            <text:p>0.0035</text:p>
          </table:table-cell>
          <table:table-cell table:number-columns-repeated="9"/>
          <table:table-cell table:style-name="ce43"/>
          <table:table-cell table:formula="of:=&quot;{&quot; &amp; CHAR(10) &amp; &quot;&quot;&quot;name&quot;&quot;: &quot;&quot;&quot; &amp; [.B118] &amp; &quot;&quot;&quot;,&quot; &amp; CHAR(10) &amp; &quot;&quot;&quot;permittivity_x&quot;&quot;: &quot; &amp; TEXT([.H118];&quot;0.000&quot;) &amp; &quot;,&quot; &amp; CHAR(10) &amp; &quot;&quot;&quot;permittivity_y&quot;&quot;: &quot; &amp; TEXT([.I118];&quot;0.000&quot;) &amp; &quot;,&quot; &amp; CHAR(10) &amp; &quot;&quot;&quot;loss_tangent_x&quot;&quot;: &quot; &amp; TEXT([.J118];&quot;0.00000&quot;) &amp; &quot;,&quot; &amp; CHAR(10) &amp; &quot;&quot;&quot;loss_tangent_y&quot;&quot;: &quot; &amp; TEXT([.K118];&quot;0.00000&quot;)  &amp; &quot;,&quot; &amp; CHAR(10) &amp; &quot;&quot;&quot;test_frequency&quot;&quot;: &quot; &amp; TEXT([.C118];&quot;0.0&quot;) &amp; &quot;e9&quot; &amp; CHAR(10) &amp; &quot;},&quot;" office:value-type="string" office:string-value="{&#10;&quot;name&quot;: &quot;Rogers TMM4&quot;,&#10;&quot;permittivity_x&quot;: 5.243,&#10;&quot;permittivity_y&quot;: 4.916,&#10;&quot;loss_tangent_x&quot;: 0.00190,&#10;&quot;loss_tangent_y&quot;: 0.00350,&#10;&quot;test_frequency&quot;: 10.0e9&#10;}," calcext:value-type="string">
            <text:p>{</text:p>
            <text:p>"name": "Rogers TMM4",</text:p>
            <text:p>"permittivity_x": 5.243,</text:p>
            <text:p>"permittivity_y": 4.916,</text:p>
            <text:p>"loss_tangent_x": 0.00190,</text:p>
            <text:p>"loss_tangent_y": 0.00350,</text:p>
            <text:p>"test_frequency": 10.0e9</text:p>
            <text:p>},</text:p>
          </table:table-cell>
          <table:table-cell table:number-columns-repeated="3"/>
          <table:table-cell table:style-name="ce25"/>
          <table:table-cell table:number-columns-repeated="12"/>
        </table:table-row>
        <table:table-row table:style-name="ro3">
          <table:table-cell/>
          <table:table-cell office:value-type="string" calcext:value-type="string">
            <text:p>Rogers TMM6</text:p>
          </table:table-cell>
          <table:table-cell office:value-type="float" office:value="10" calcext:value-type="float">
            <text:p>10</text:p>
          </table:table-cell>
          <table:table-cell office:value-type="float" office:value="6.3" calcext:value-type="float">
            <text:p>6.3</text:p>
          </table:table-cell>
          <table:table-cell office:value-type="float" office:value="0.0023" calcext:value-type="float">
            <text:p>0.0023</text:p>
          </table:table-cell>
          <table:table-cell table:style-name="ce43"/>
          <table:table-cell table:style-name="ce44" office:value-type="float" office:value="12" calcext:value-type="float">
            <text:p>12</text:p>
          </table:table-cell>
          <table:table-cell table:formula="of:=ROUND([.D119]*OFFSET([.$O$4];[.$G119]-4;0)/OFFSET([.$K$4];[.$G119]-4;0);3)" office:value-type="float" office:value="7.027" calcext:value-type="float">
            <text:p>7.027</text:p>
          </table:table-cell>
          <table:table-cell table:formula="of:=ROUND([.D119]*OFFSET([.$P$4];[.$G119]-4;0)/OFFSET([.$K$4];[.$G119]-4;0);3)" office:value-type="float" office:value="6.59" calcext:value-type="float">
            <text:p>6.59</text:p>
          </table:table-cell>
          <table:table-cell table:formula="of:=ROUND([.E119]*OFFSET([.$Q$4];[.$G119]-4;0)/OFFSET([.$L$4];[.$G119]-4;0);5)" office:value-type="float" office:value="0.00218" calcext:value-type="float">
            <text:p>0.00218</text:p>
          </table:table-cell>
          <table:table-cell table:formula="of:=ROUND([.E119]*OFFSET([.$R$4];[.$G119]-4;0)/OFFSET([.$L$4];[.$G119]-4;0);5)" office:value-type="float" office:value="0.00402" calcext:value-type="float">
            <text:p>0.00402</text:p>
          </table:table-cell>
          <table:table-cell table:number-columns-repeated="9"/>
          <table:table-cell table:style-name="ce43"/>
          <table:table-cell table:formula="of:=&quot;{&quot; &amp; CHAR(10) &amp; &quot;&quot;&quot;name&quot;&quot;: &quot;&quot;&quot; &amp; [.B119] &amp; &quot;&quot;&quot;,&quot; &amp; CHAR(10) &amp; &quot;&quot;&quot;permittivity_x&quot;&quot;: &quot; &amp; TEXT([.H119];&quot;0.000&quot;) &amp; &quot;,&quot; &amp; CHAR(10) &amp; &quot;&quot;&quot;permittivity_y&quot;&quot;: &quot; &amp; TEXT([.I119];&quot;0.000&quot;) &amp; &quot;,&quot; &amp; CHAR(10) &amp; &quot;&quot;&quot;loss_tangent_x&quot;&quot;: &quot; &amp; TEXT([.J119];&quot;0.00000&quot;) &amp; &quot;,&quot; &amp; CHAR(10) &amp; &quot;&quot;&quot;loss_tangent_y&quot;&quot;: &quot; &amp; TEXT([.K119];&quot;0.00000&quot;)  &amp; &quot;,&quot; &amp; CHAR(10) &amp; &quot;&quot;&quot;test_frequency&quot;&quot;: &quot; &amp; TEXT([.C119];&quot;0.0&quot;) &amp; &quot;e9&quot; &amp; CHAR(10) &amp; &quot;},&quot;" office:value-type="string" office:string-value="{&#10;&quot;name&quot;: &quot;Rogers TMM6&quot;,&#10;&quot;permittivity_x&quot;: 7.027,&#10;&quot;permittivity_y&quot;: 6.590,&#10;&quot;loss_tangent_x&quot;: 0.00218,&#10;&quot;loss_tangent_y&quot;: 0.00402,&#10;&quot;test_frequency&quot;: 10.0e9&#10;}," calcext:value-type="string">
            <text:p>{</text:p>
            <text:p>"name": "Rogers TMM6",</text:p>
            <text:p>"permittivity_x": 7.027,</text:p>
            <text:p>"permittivity_y": 6.590,</text:p>
            <text:p>"loss_tangent_x": 0.00218,</text:p>
            <text:p>"loss_tangent_y": 0.00402,</text:p>
            <text:p>"test_frequency": 10.0e9</text:p>
            <text:p>},</text:p>
          </table:table-cell>
          <table:table-cell table:number-columns-repeated="3"/>
          <table:table-cell table:style-name="ce25"/>
          <table:table-cell table:number-columns-repeated="12"/>
        </table:table-row>
        <table:table-row table:style-name="ro3">
          <table:table-cell/>
          <table:table-cell office:value-type="string" calcext:value-type="string">
            <text:p>Rogers TMM10</text:p>
          </table:table-cell>
          <table:table-cell office:value-type="float" office:value="10" calcext:value-type="float">
            <text:p>10</text:p>
          </table:table-cell>
          <table:table-cell office:value-type="float" office:value="9.8" calcext:value-type="float">
            <text:p>9.8</text:p>
          </table:table-cell>
          <table:table-cell office:value-type="float" office:value="0.0022" calcext:value-type="float">
            <text:p>0.0022</text:p>
          </table:table-cell>
          <table:table-cell table:style-name="ce43"/>
          <table:table-cell table:style-name="ce44" office:value-type="float" office:value="12" calcext:value-type="float">
            <text:p>12</text:p>
          </table:table-cell>
          <table:table-cell table:formula="of:=ROUND([.D120]*OFFSET([.$O$4];[.$G120]-4;0)/OFFSET([.$K$4];[.$G120]-4;0);3)" office:value-type="float" office:value="10.931" calcext:value-type="float">
            <text:p>10.931</text:p>
          </table:table-cell>
          <table:table-cell table:formula="of:=ROUND([.D120]*OFFSET([.$P$4];[.$G120]-4;0)/OFFSET([.$K$4];[.$G120]-4;0);3)" office:value-type="float" office:value="10.25" calcext:value-type="float">
            <text:p>10.25</text:p>
          </table:table-cell>
          <table:table-cell table:formula="of:=ROUND([.E120]*OFFSET([.$Q$4];[.$G120]-4;0)/OFFSET([.$L$4];[.$G120]-4;0);5)" office:value-type="float" office:value="0.00209" calcext:value-type="float">
            <text:p>0.00209</text:p>
          </table:table-cell>
          <table:table-cell table:formula="of:=ROUND([.E120]*OFFSET([.$R$4];[.$G120]-4;0)/OFFSET([.$L$4];[.$G120]-4;0);5)" office:value-type="float" office:value="0.00385" calcext:value-type="float">
            <text:p>0.00385</text:p>
          </table:table-cell>
          <table:table-cell table:number-columns-repeated="9"/>
          <table:table-cell table:style-name="ce43"/>
          <table:table-cell table:formula="of:=&quot;{&quot; &amp; CHAR(10) &amp; &quot;&quot;&quot;name&quot;&quot;: &quot;&quot;&quot; &amp; [.B120] &amp; &quot;&quot;&quot;,&quot; &amp; CHAR(10) &amp; &quot;&quot;&quot;permittivity_x&quot;&quot;: &quot; &amp; TEXT([.H120];&quot;0.000&quot;) &amp; &quot;,&quot; &amp; CHAR(10) &amp; &quot;&quot;&quot;permittivity_y&quot;&quot;: &quot; &amp; TEXT([.I120];&quot;0.000&quot;) &amp; &quot;,&quot; &amp; CHAR(10) &amp; &quot;&quot;&quot;loss_tangent_x&quot;&quot;: &quot; &amp; TEXT([.J120];&quot;0.00000&quot;) &amp; &quot;,&quot; &amp; CHAR(10) &amp; &quot;&quot;&quot;loss_tangent_y&quot;&quot;: &quot; &amp; TEXT([.K120];&quot;0.00000&quot;)  &amp; &quot;,&quot; &amp; CHAR(10) &amp; &quot;&quot;&quot;test_frequency&quot;&quot;: &quot; &amp; TEXT([.C120];&quot;0.0&quot;) &amp; &quot;e9&quot; &amp; CHAR(10) &amp; &quot;},&quot;" office:value-type="string" office:string-value="{&#10;&quot;name&quot;: &quot;Rogers TMM10&quot;,&#10;&quot;permittivity_x&quot;: 10.931,&#10;&quot;permittivity_y&quot;: 10.250,&#10;&quot;loss_tangent_x&quot;: 0.00209,&#10;&quot;loss_tangent_y&quot;: 0.00385,&#10;&quot;test_frequency&quot;: 10.0e9&#10;}," calcext:value-type="string">
            <text:p>{</text:p>
            <text:p>"name": "Rogers TMM10",</text:p>
            <text:p>"permittivity_x": 10.931,</text:p>
            <text:p>"permittivity_y": 10.250,</text:p>
            <text:p>"loss_tangent_x": 0.00209,</text:p>
            <text:p>"loss_tangent_y": 0.00385,</text:p>
            <text:p>"test_frequency": 10.0e9</text:p>
            <text:p>},</text:p>
          </table:table-cell>
          <table:table-cell table:number-columns-repeated="3"/>
          <table:table-cell table:style-name="ce25"/>
          <table:table-cell table:number-columns-repeated="12"/>
        </table:table-row>
        <table:table-row table:style-name="ro3">
          <table:table-cell/>
          <table:table-cell office:value-type="string" calcext:value-type="string">
            <text:p>Rogers TMM10i</text:p>
          </table:table-cell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.9</text:p>
          </table:table-cell>
          <table:table-cell office:value-type="float" office:value="0.002" calcext:value-type="float">
            <text:p>0.002</text:p>
          </table:table-cell>
          <table:table-cell table:style-name="ce43"/>
          <table:table-cell table:style-name="ce44" office:value-type="float" office:value="12" calcext:value-type="float">
            <text:p>12</text:p>
          </table:table-cell>
          <table:table-cell table:formula="of:=ROUND([.D121]*OFFSET([.$O$4];[.$G121]-4;0)/OFFSET([.$K$4];[.$G121]-4;0);3)" office:value-type="float" office:value="11.043" calcext:value-type="float">
            <text:p>11.043</text:p>
          </table:table-cell>
          <table:table-cell table:formula="of:=ROUND([.D121]*OFFSET([.$P$4];[.$G121]-4;0)/OFFSET([.$K$4];[.$G121]-4;0);3)" office:value-type="float" office:value="10.355" calcext:value-type="float">
            <text:p>10.355</text:p>
          </table:table-cell>
          <table:table-cell table:formula="of:=ROUND([.E121]*OFFSET([.$Q$4];[.$G121]-4;0)/OFFSET([.$L$4];[.$G121]-4;0);5)" office:value-type="float" office:value="0.0019" calcext:value-type="float">
            <text:p>0.0019</text:p>
          </table:table-cell>
          <table:table-cell table:formula="of:=ROUND([.E121]*OFFSET([.$R$4];[.$G121]-4;0)/OFFSET([.$L$4];[.$G121]-4;0);5)" office:value-type="float" office:value="0.0035" calcext:value-type="float">
            <text:p>0.0035</text:p>
          </table:table-cell>
          <table:table-cell table:number-columns-repeated="9"/>
          <table:table-cell table:style-name="ce43"/>
          <table:table-cell table:formula="of:=&quot;{&quot; &amp; CHAR(10) &amp; &quot;&quot;&quot;name&quot;&quot;: &quot;&quot;&quot; &amp; [.B121] &amp; &quot;&quot;&quot;,&quot; &amp; CHAR(10) &amp; &quot;&quot;&quot;permittivity_x&quot;&quot;: &quot; &amp; TEXT([.H121];&quot;0.000&quot;) &amp; &quot;,&quot; &amp; CHAR(10) &amp; &quot;&quot;&quot;permittivity_y&quot;&quot;: &quot; &amp; TEXT([.I121];&quot;0.000&quot;) &amp; &quot;,&quot; &amp; CHAR(10) &amp; &quot;&quot;&quot;loss_tangent_x&quot;&quot;: &quot; &amp; TEXT([.J121];&quot;0.00000&quot;) &amp; &quot;,&quot; &amp; CHAR(10) &amp; &quot;&quot;&quot;loss_tangent_y&quot;&quot;: &quot; &amp; TEXT([.K121];&quot;0.00000&quot;)  &amp; &quot;,&quot; &amp; CHAR(10) &amp; &quot;&quot;&quot;test_frequency&quot;&quot;: &quot; &amp; TEXT([.C121];&quot;0.0&quot;) &amp; &quot;e9&quot; &amp; CHAR(10) &amp; &quot;},&quot;" office:value-type="string" office:string-value="{&#10;&quot;name&quot;: &quot;Rogers TMM10i&quot;,&#10;&quot;permittivity_x&quot;: 11.043,&#10;&quot;permittivity_y&quot;: 10.355,&#10;&quot;loss_tangent_x&quot;: 0.00190,&#10;&quot;loss_tangent_y&quot;: 0.00350,&#10;&quot;test_frequency&quot;: 10.0e9&#10;}," calcext:value-type="string">
            <text:p>{</text:p>
            <text:p>"name": "Rogers TMM10i",</text:p>
            <text:p>"permittivity_x": 11.043,</text:p>
            <text:p>"permittivity_y": 10.355,</text:p>
            <text:p>"loss_tangent_x": 0.00190,</text:p>
            <text:p>"loss_tangent_y": 0.00350,</text:p>
            <text:p>"test_frequency": 10.0e9</text:p>
            <text:p>},</text:p>
          </table:table-cell>
          <table:table-cell table:number-columns-repeated="3"/>
          <table:table-cell table:style-name="ce25"/>
          <table:table-cell table:number-columns-repeated="12"/>
        </table:table-row>
        <table:table-row table:style-name="ro3">
          <table:table-cell/>
          <table:table-cell office:value-type="string" calcext:value-type="string">
            <text:p>Rogers TMM13i</text:p>
          </table:table-cell>
          <table:table-cell office:value-type="float" office:value="10" calcext:value-type="float">
            <text:p>10</text:p>
          </table:table-cell>
          <table:table-cell office:value-type="float" office:value="12.2" calcext:value-type="float">
            <text:p>12.2</text:p>
          </table:table-cell>
          <table:table-cell office:value-type="float" office:value="0.0019" calcext:value-type="float">
            <text:p>0.0019</text:p>
          </table:table-cell>
          <table:table-cell table:style-name="ce43"/>
          <table:table-cell table:style-name="ce44" office:value-type="float" office:value="12" calcext:value-type="float">
            <text:p>12</text:p>
          </table:table-cell>
          <table:table-cell table:formula="of:=ROUND([.D122]*OFFSET([.$O$4];[.$G122]-4;0)/OFFSET([.$K$4];[.$G122]-4;0);3)" office:value-type="float" office:value="13.608" calcext:value-type="float">
            <text:p>13.608</text:p>
          </table:table-cell>
          <table:table-cell table:formula="of:=ROUND([.D122]*OFFSET([.$P$4];[.$G122]-4;0)/OFFSET([.$K$4];[.$G122]-4;0);3)" office:value-type="float" office:value="12.761" calcext:value-type="float">
            <text:p>12.761</text:p>
          </table:table-cell>
          <table:table-cell table:formula="of:=ROUND([.E122]*OFFSET([.$Q$4];[.$G122]-4;0)/OFFSET([.$L$4];[.$G122]-4;0);5)" office:value-type="float" office:value="0.0018" calcext:value-type="float">
            <text:p>0.0018</text:p>
          </table:table-cell>
          <table:table-cell table:formula="of:=ROUND([.E122]*OFFSET([.$R$4];[.$G122]-4;0)/OFFSET([.$L$4];[.$G122]-4;0);5)" office:value-type="float" office:value="0.00332" calcext:value-type="float">
            <text:p>0.00332</text:p>
          </table:table-cell>
          <table:table-cell table:number-columns-repeated="9"/>
          <table:table-cell table:style-name="ce43"/>
          <table:table-cell table:formula="of:=&quot;{&quot; &amp; CHAR(10) &amp; &quot;&quot;&quot;name&quot;&quot;: &quot;&quot;&quot; &amp; [.B122] &amp; &quot;&quot;&quot;,&quot; &amp; CHAR(10) &amp; &quot;&quot;&quot;permittivity_x&quot;&quot;: &quot; &amp; TEXT([.H122];&quot;0.000&quot;) &amp; &quot;,&quot; &amp; CHAR(10) &amp; &quot;&quot;&quot;permittivity_y&quot;&quot;: &quot; &amp; TEXT([.I122];&quot;0.000&quot;) &amp; &quot;,&quot; &amp; CHAR(10) &amp; &quot;&quot;&quot;loss_tangent_x&quot;&quot;: &quot; &amp; TEXT([.J122];&quot;0.00000&quot;) &amp; &quot;,&quot; &amp; CHAR(10) &amp; &quot;&quot;&quot;loss_tangent_y&quot;&quot;: &quot; &amp; TEXT([.K122];&quot;0.00000&quot;)  &amp; &quot;,&quot; &amp; CHAR(10) &amp; &quot;&quot;&quot;test_frequency&quot;&quot;: &quot; &amp; TEXT([.C122];&quot;0.0&quot;) &amp; &quot;e9&quot; &amp; CHAR(10) &amp; &quot;},&quot;" office:value-type="string" office:string-value="{&#10;&quot;name&quot;: &quot;Rogers TMM13i&quot;,&#10;&quot;permittivity_x&quot;: 13.608,&#10;&quot;permittivity_y&quot;: 12.761,&#10;&quot;loss_tangent_x&quot;: 0.00180,&#10;&quot;loss_tangent_y&quot;: 0.00332,&#10;&quot;test_frequency&quot;: 10.0e9&#10;}," calcext:value-type="string">
            <text:p>{</text:p>
            <text:p>"name": "Rogers TMM13i",</text:p>
            <text:p>"permittivity_x": 13.608,</text:p>
            <text:p>"permittivity_y": 12.761,</text:p>
            <text:p>"loss_tangent_x": 0.00180,</text:p>
            <text:p>"loss_tangent_y": 0.00332,</text:p>
            <text:p>"test_frequency": 10.0e9</text:p>
            <text:p>},</text:p>
          </table:table-cell>
          <table:table-cell table:number-columns-repeated="3"/>
          <table:table-cell table:style-name="ce25"/>
          <table:table-cell table:number-columns-repeated="12"/>
        </table:table-row>
        <table:table-row table:style-name="ro1" table:number-rows-repeated="5">
          <table:table-cell table:number-columns-repeated="5"/>
          <table:table-cell table:style-name="ce43"/>
          <table:table-cell table:style-name="ce44" table:number-columns-repeated="2"/>
          <table:table-cell table:style-name="ce43" table:number-columns-repeated="3"/>
          <table:table-cell table:number-columns-repeated="9"/>
          <table:table-cell table:style-name="ce43" table:number-columns-repeated="2"/>
          <table:table-cell table:number-columns-repeated="3"/>
          <table:table-cell table:style-name="ce25"/>
          <table:table-cell table:number-columns-repeated="12"/>
        </table:table-row>
        <table:table-row table:style-name="ro3">
          <table:table-cell/>
          <table:table-cell office:value-type="string" calcext:value-type="string">
            <text:p>Iteq IT158</text:p>
          </table:table-cell>
          <table:table-cell office:value-type="float" office:value="5" calcext:value-type="float">
            <text:p>5</text:p>
          </table:table-cell>
          <table:table-cell office:value-type="float" office:value="4.1" calcext:value-type="float">
            <text:p>4.1</text:p>
          </table:table-cell>
          <table:table-cell office:value-type="float" office:value="0.018" calcext:value-type="float">
            <text:p>0.018</text:p>
          </table:table-cell>
          <table:table-cell table:style-name="ce43"/>
          <table:table-cell table:style-name="ce44" office:value-type="float" office:value="6" calcext:value-type="float">
            <text:p>6</text:p>
          </table:table-cell>
          <table:table-cell table:formula="of:=ROUND([.D128]*OFFSET([.$O$4];[.$G128]-4;0)/OFFSET([.$K$4];[.$G128]-4;0);3)" office:value-type="float" office:value="4.563" calcext:value-type="float">
            <text:p>4.563</text:p>
          </table:table-cell>
          <table:table-cell table:formula="of:=ROUND([.D128]*OFFSET([.$P$4];[.$G128]-4;0)/OFFSET([.$K$4];[.$G128]-4;0);3)" office:value-type="float" office:value="4.114" calcext:value-type="float">
            <text:p>4.114</text:p>
          </table:table-cell>
          <table:table-cell table:formula="of:=ROUND([.E128]*OFFSET([.$Q$4];[.$G128]-4;0)/OFFSET([.$L$4];[.$G128]-4;0);5)" office:value-type="float" office:value="0.01556" calcext:value-type="float">
            <text:p>0.01556</text:p>
          </table:table-cell>
          <table:table-cell table:formula="of:=ROUND([.E128]*OFFSET([.$R$4];[.$G128]-4;0)/OFFSET([.$L$4];[.$G128]-4;0);5)" office:value-type="float" office:value="0.01967" calcext:value-type="float">
            <text:p>0.01967</text:p>
          </table:table-cell>
          <table:table-cell table:number-columns-repeated="9"/>
          <table:table-cell table:style-name="ce43"/>
          <table:table-cell table:formula="of:=&quot;{&quot; &amp; CHAR(10) &amp; &quot;&quot;&quot;name&quot;&quot;: &quot;&quot;&quot; &amp; [.B128] &amp; &quot;&quot;&quot;,&quot; &amp; CHAR(10) &amp; &quot;&quot;&quot;permittivity_x&quot;&quot;: &quot; &amp; TEXT([.H128];&quot;0.000&quot;) &amp; &quot;,&quot; &amp; CHAR(10) &amp; &quot;&quot;&quot;permittivity_y&quot;&quot;: &quot; &amp; TEXT([.I128];&quot;0.000&quot;) &amp; &quot;,&quot; &amp; CHAR(10) &amp; &quot;&quot;&quot;loss_tangent_x&quot;&quot;: &quot; &amp; TEXT([.J128];&quot;0.00000&quot;) &amp; &quot;,&quot; &amp; CHAR(10) &amp; &quot;&quot;&quot;loss_tangent_y&quot;&quot;: &quot; &amp; TEXT([.K128];&quot;0.00000&quot;)  &amp; &quot;,&quot; &amp; CHAR(10) &amp; &quot;&quot;&quot;test_frequency&quot;&quot;: &quot; &amp; TEXT([.C128];&quot;0.0&quot;) &amp; &quot;e9&quot; &amp; CHAR(10) &amp; &quot;},&quot;" office:value-type="string" office:string-value="{&#10;&quot;name&quot;: &quot;Iteq IT158&quot;,&#10;&quot;permittivity_x&quot;: 4.563,&#10;&quot;permittivity_y&quot;: 4.114,&#10;&quot;loss_tangent_x&quot;: 0.01556,&#10;&quot;loss_tangent_y&quot;: 0.01967,&#10;&quot;test_frequency&quot;: 5.0e9&#10;}," calcext:value-type="string">
            <text:p>{</text:p>
            <text:p>"name": "Iteq IT158",</text:p>
            <text:p>"permittivity_x": 4.563,</text:p>
            <text:p>"permittivity_y": 4.114,</text:p>
            <text:p>"loss_tangent_x": 0.01556,</text:p>
            <text:p>"loss_tangent_y": 0.01967,</text:p>
            <text:p>"test_frequency": 5.0e9</text:p>
            <text:p>},</text:p>
          </table:table-cell>
          <table:table-cell table:number-columns-repeated="3"/>
          <table:table-cell table:style-name="ce25"/>
          <table:table-cell table:number-columns-repeated="12"/>
        </table:table-row>
        <table:table-row table:style-name="ro3">
          <table:table-cell/>
          <table:table-cell office:value-type="string" calcext:value-type="string">
            <text:p>Iteq IT180A</text:p>
          </table:table-cell>
          <table:table-cell office:value-type="float" office:value="5" calcext:value-type="float">
            <text:p>5</text:p>
          </table:table-cell>
          <table:table-cell office:value-type="float" office:value="4.1" calcext:value-type="float">
            <text:p>4.1</text:p>
          </table:table-cell>
          <table:table-cell office:value-type="float" office:value="0.016" calcext:value-type="float">
            <text:p>0.016</text:p>
          </table:table-cell>
          <table:table-cell table:style-name="ce43"/>
          <table:table-cell table:style-name="ce44" office:value-type="float" office:value="6" calcext:value-type="float">
            <text:p>6</text:p>
          </table:table-cell>
          <table:table-cell table:formula="of:=ROUND([.D129]*OFFSET([.$O$4];[.$G129]-4;0)/OFFSET([.$K$4];[.$G129]-4;0);3)" office:value-type="float" office:value="4.563" calcext:value-type="float">
            <text:p>4.563</text:p>
          </table:table-cell>
          <table:table-cell table:formula="of:=ROUND([.D129]*OFFSET([.$P$4];[.$G129]-4;0)/OFFSET([.$K$4];[.$G129]-4;0);3)" office:value-type="float" office:value="4.114" calcext:value-type="float">
            <text:p>4.114</text:p>
          </table:table-cell>
          <table:table-cell table:formula="of:=ROUND([.E129]*OFFSET([.$Q$4];[.$G129]-4;0)/OFFSET([.$L$4];[.$G129]-4;0);5)" office:value-type="float" office:value="0.01383" calcext:value-type="float">
            <text:p>0.01383</text:p>
          </table:table-cell>
          <table:table-cell table:formula="of:=ROUND([.E129]*OFFSET([.$R$4];[.$G129]-4;0)/OFFSET([.$L$4];[.$G129]-4;0);5)" office:value-type="float" office:value="0.01748" calcext:value-type="float">
            <text:p>0.01748</text:p>
          </table:table-cell>
          <table:table-cell table:number-columns-repeated="9"/>
          <table:table-cell table:style-name="ce43"/>
          <table:table-cell table:formula="of:=&quot;{&quot; &amp; CHAR(10) &amp; &quot;&quot;&quot;name&quot;&quot;: &quot;&quot;&quot; &amp; [.B129] &amp; &quot;&quot;&quot;,&quot; &amp; CHAR(10) &amp; &quot;&quot;&quot;permittivity_x&quot;&quot;: &quot; &amp; TEXT([.H129];&quot;0.000&quot;) &amp; &quot;,&quot; &amp; CHAR(10) &amp; &quot;&quot;&quot;permittivity_y&quot;&quot;: &quot; &amp; TEXT([.I129];&quot;0.000&quot;) &amp; &quot;,&quot; &amp; CHAR(10) &amp; &quot;&quot;&quot;loss_tangent_x&quot;&quot;: &quot; &amp; TEXT([.J129];&quot;0.00000&quot;) &amp; &quot;,&quot; &amp; CHAR(10) &amp; &quot;&quot;&quot;loss_tangent_y&quot;&quot;: &quot; &amp; TEXT([.K129];&quot;0.00000&quot;)  &amp; &quot;,&quot; &amp; CHAR(10) &amp; &quot;&quot;&quot;test_frequency&quot;&quot;: &quot; &amp; TEXT([.C129];&quot;0.0&quot;) &amp; &quot;e9&quot; &amp; CHAR(10) &amp; &quot;},&quot;" office:value-type="string" office:string-value="{&#10;&quot;name&quot;: &quot;Iteq IT180A&quot;,&#10;&quot;permittivity_x&quot;: 4.563,&#10;&quot;permittivity_y&quot;: 4.114,&#10;&quot;loss_tangent_x&quot;: 0.01383,&#10;&quot;loss_tangent_y&quot;: 0.01748,&#10;&quot;test_frequency&quot;: 5.0e9&#10;}," calcext:value-type="string">
            <text:p>{</text:p>
            <text:p>"name": "Iteq IT180A",</text:p>
            <text:p>"permittivity_x": 4.563,</text:p>
            <text:p>"permittivity_y": 4.114,</text:p>
            <text:p>"loss_tangent_x": 0.01383,</text:p>
            <text:p>"loss_tangent_y": 0.01748,</text:p>
            <text:p>"test_frequency": 5.0e9</text:p>
            <text:p>},</text:p>
          </table:table-cell>
          <table:table-cell table:number-columns-repeated="3"/>
          <table:table-cell table:style-name="ce25"/>
          <table:table-cell table:number-columns-repeated="12"/>
        </table:table-row>
        <table:table-row table:style-name="ro1">
          <table:table-cell table:number-columns-repeated="5"/>
          <table:table-cell table:style-name="ce43"/>
          <table:table-cell table:style-name="ce44"/>
          <table:table-cell table:number-columns-repeated="13"/>
          <table:table-cell table:style-name="ce43" table:number-columns-repeated="2"/>
          <table:table-cell table:number-columns-repeated="3"/>
          <table:table-cell table:style-name="ce25"/>
          <table:table-cell table:number-columns-repeated="12"/>
        </table:table-row>
        <table:table-row table:style-name="ro1" table:number-rows-repeated="2">
          <table:table-cell table:number-columns-repeated="5"/>
          <table:table-cell table:style-name="ce43"/>
          <table:table-cell table:style-name="ce44" table:number-columns-repeated="2"/>
          <table:table-cell table:style-name="ce43" table:number-columns-repeated="3"/>
          <table:table-cell table:number-columns-repeated="9"/>
          <table:table-cell table:style-name="ce43" table:number-columns-repeated="2"/>
          <table:table-cell table:number-columns-repeated="3"/>
          <table:table-cell table:style-name="ce25"/>
          <table:table-cell table:number-columns-repeated="12"/>
        </table:table-row>
        <table:table-row table:style-name="ro1">
          <table:table-cell table:number-columns-repeated="5"/>
          <table:table-cell table:style-name="ce25"/>
          <table:table-cell table:style-name="ce34" table:number-columns-repeated="2"/>
          <table:table-cell table:style-name="ce25" table:number-columns-repeated="3"/>
          <table:table-cell table:style-name="ce34"/>
          <table:table-cell table:style-name="ce25" table:number-columns-repeated="10"/>
          <table:table-cell table:number-columns-repeated="3"/>
          <table:table-cell table:style-name="ce25"/>
          <table:table-cell table:number-columns-repeated="12"/>
        </table:table-row>
        <table:table-row table:style-name="ro1">
          <table:table-cell/>
          <table:table-cell table:style-name="ce24" table:number-columns-repeated="2"/>
          <table:table-cell table:style-name="ce45"/>
          <table:table-cell table:style-name="ce49"/>
          <table:table-cell table:style-name="ce25"/>
          <table:table-cell table:style-name="ce34" table:number-columns-repeated="2"/>
          <table:table-cell table:style-name="ce25" table:number-columns-repeated="3"/>
          <table:table-cell table:style-name="ce34"/>
          <table:table-cell table:style-name="ce25" table:number-columns-repeated="10"/>
          <table:table-cell table:number-columns-repeated="3"/>
          <table:table-cell table:style-name="ce25"/>
          <table:table-cell table:number-columns-repeated="12"/>
        </table:table-row>
        <table:table-row table:style-name="ro1" table:number-rows-repeated="2">
          <table:table-cell/>
          <table:table-cell table:style-name="ce25"/>
          <table:table-cell table:style-name="ce34"/>
          <table:table-cell table:style-name="ce25" table:number-columns-repeated="3"/>
          <table:table-cell table:style-name="ce34" table:number-columns-repeated="2"/>
          <table:table-cell table:style-name="ce25" table:number-columns-repeated="3"/>
          <table:table-cell table:style-name="ce34"/>
          <table:table-cell table:style-name="ce25" table:number-columns-repeated="10"/>
          <table:table-cell table:number-columns-repeated="3"/>
          <table:table-cell table:style-name="ce25"/>
          <table:table-cell table:number-columns-repeated="12"/>
        </table:table-row>
        <table:table-row table:style-name="ro1" table:number-rows-repeated="6">
          <table:table-cell/>
          <table:table-cell table:style-name="Default" table:number-columns-repeated="4"/>
          <table:table-cell table:style-name="ce25"/>
          <table:table-cell table:style-name="ce34" table:number-columns-repeated="2"/>
          <table:table-cell table:style-name="ce25" table:number-columns-repeated="3"/>
          <table:table-cell table:style-name="ce34"/>
          <table:table-cell table:style-name="ce25" table:number-columns-repeated="10"/>
          <table:table-cell table:number-columns-repeated="3"/>
          <table:table-cell table:style-name="ce25"/>
          <table:table-cell table:number-columns-repeated="12"/>
        </table:table-row>
        <table:table-row table:style-name="ro1" table:number-rows-repeated="24">
          <table:table-cell/>
          <table:table-cell table:style-name="ce25"/>
          <table:table-cell table:style-name="ce34"/>
          <table:table-cell table:style-name="ce25" table:number-columns-repeated="3"/>
          <table:table-cell table:style-name="ce34" table:number-columns-repeated="2"/>
          <table:table-cell table:style-name="ce25" table:number-columns-repeated="3"/>
          <table:table-cell table:style-name="ce34"/>
          <table:table-cell table:style-name="ce25" table:number-columns-repeated="10"/>
          <table:table-cell table:number-columns-repeated="3"/>
          <table:table-cell table:style-name="ce25"/>
          <table:table-cell table:number-columns-repeated="12"/>
        </table:table-row>
        <table:table-row table:style-name="ro1">
          <table:table-cell/>
          <table:table-cell table:style-name="ce25"/>
          <table:table-cell table:style-name="ce34" table:number-columns-repeated="10"/>
          <table:table-cell table:style-name="ce25" table:number-columns-repeated="10"/>
          <table:table-cell table:number-columns-repeated="3"/>
          <table:table-cell table:style-name="ce25"/>
          <table:table-cell table:number-columns-repeated="12"/>
        </table:table-row>
        <table:table-row table:style-name="ro1" table:number-rows-repeated="13">
          <table:table-cell/>
          <table:table-cell table:style-name="ce25" table:number-columns-repeated="21"/>
          <table:table-cell table:number-columns-repeated="3"/>
          <table:table-cell table:style-name="ce25"/>
          <table:table-cell table:number-columns-repeated="12"/>
        </table:table-row>
        <table:table-row table:style-name="ro1">
          <table:table-cell/>
          <table:table-cell table:style-name="ce25" table:number-columns-repeated="21"/>
          <table:table-cell table:number-columns-repeated="3"/>
          <table:table-cell table:style-name="ce25"/>
          <table:table-cell table:number-columns-repeated="12"/>
        </table:table-row>
        <calcext:conditional-formats>
          <calcext:conditional-format calcext:target-range-address="V3.S27:V3.T72">
            <calcext:color-scale>
              <calcext:color-scale-entry calcext:value="0" calcext:type="number" calcext:color="#00ff00"/>
              <calcext:color-scale-entry calcext:value="0.5" calcext:type="number" calcext:color="#ffff00"/>
              <calcext:color-scale-entry calcext:value="1" calcext:type="number" calcext:color="#ff0000"/>
            </calcext:color-scale>
          </calcext:conditional-format>
          <calcext:conditional-format calcext:target-range-address="V3.S78:V3.T78">
            <calcext:color-scale>
              <calcext:color-scale-entry calcext:value="0" calcext:type="number" calcext:color="#00ff00"/>
              <calcext:color-scale-entry calcext:value="0.5" calcext:type="number" calcext:color="#ffff00"/>
              <calcext:color-scale-entry calcext:value="1" calcext:type="number" calcext:color="#ff0000"/>
            </calcext:color-scale>
          </calcext:conditional-format>
          <calcext:conditional-format calcext:target-range-address="V3.S79:V3.T79">
            <calcext:color-scale>
              <calcext:color-scale-entry calcext:value="0" calcext:type="number" calcext:color="#00ff00"/>
              <calcext:color-scale-entry calcext:value="0.5" calcext:type="number" calcext:color="#ffff00"/>
              <calcext:color-scale-entry calcext:value="1" calcext:type="number" calcext:color="#ff0000"/>
            </calcext:color-scale>
          </calcext:conditional-format>
          <calcext:conditional-format calcext:target-range-address="V3.S80:V3.T80">
            <calcext:color-scale>
              <calcext:color-scale-entry calcext:value="0" calcext:type="number" calcext:color="#00ff00"/>
              <calcext:color-scale-entry calcext:value="0.5" calcext:type="number" calcext:color="#ffff00"/>
              <calcext:color-scale-entry calcext:value="1" calcext:type="number" calcext:color="#ff0000"/>
            </calcext:color-scale>
          </calcext:conditional-format>
          <calcext:conditional-format calcext:target-range-address="V3.S81:V3.T81">
            <calcext:color-scale>
              <calcext:color-scale-entry calcext:value="0" calcext:type="number" calcext:color="#00ff00"/>
              <calcext:color-scale-entry calcext:value="0.5" calcext:type="number" calcext:color="#ffff00"/>
              <calcext:color-scale-entry calcext:value="1" calcext:type="number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15:41:22.4379200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arten Baert</meta:initial-creator>
    <meta:creation-date>2016-10-28T09:20:41.247811574</meta:creation-date>
    <dc:date>2018-01-24T17:10:43.383874260</dc:date>
    <meta:editing-duration>P2DT21H8M41S</meta:editing-duration>
    <meta:editing-cycles>201</meta:editing-cycles>
    <meta:generator>LibreOffice/4.3.7.2$Linux_X86_64 LibreOffice_project/430$Build-2</meta:generator>
    <dc:creator>Maarten Baert</dc:creator>
    <meta:document-statistic meta:table-count="3" meta:cell-count="2971" meta:object-count="0"/>
  </office:meta>
</office:document-meta>
</file>